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8.01mm"/>
    </style:style>
    <style:style style:name="co8" style:family="table-column">
      <style:table-column-properties fo:break-before="auto" style:column-width="10.1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4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3333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248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or better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boolean" office:boolean-value="true" calcext:value-type="boolean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6.1.0" calcext:value-type="string">
            <text:p>6.1.0</text:p>
          </table:table-cell>
          <table:table-cell/>
          <table:table-cell office:value-type="string" calcext:value-type="string">
            <text:p>Path: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8" table:formula="of:=INFO.OBBA.OBBA.OBGETPROPERTY(&quot;build&quot;)" office:value-type="string" office:string-value="60100" calcext:value-type="string">
            <text:p>60100</text:p>
          </table:table-cell>
          <table:table-cell/>
          <table:table-cell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9" table:formula="of:=INFO.OBBA.OBBA.OBGET(INFO.OBBA.OBBA.OBCALL(&quot;&quot;;obLibs&amp;&quot;net.finmath.information.Library&quot;;&quot;getVersionString&quot;))" office:value-type="string" office:string-value="4.0.6-SNAPSHOT" calcext:value-type="string">
            <text:p>4.0.6-SNAPSHOT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8"/>
          <table:table-cell table:number-columns-repeated="253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10"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rves Definition" table:style-name="ta2">
        <office:forms form:automatic-focus="false" form:apply-design-mode="false"/>
        <table:table-column table:style-name="co6" table:default-cell-style-name="ce14"/>
        <table:table-column table:style-name="co7" table:number-columns-repeated="229" table:default-cell-style-name="ce14"/>
        <table:table-column table:style-name="co7" table:number-columns-repeated="794" table:default-cell-style-name="Default"/>
        <table:table-row table:style-name="ro2">
          <table:table-cell table:number-columns-repeated="230"/>
          <table:table-cell table:style-name="ce14" table:number-columns-repeated="2"/>
          <table:table-cell table:number-columns-repeated="792"/>
        </table:table-row>
        <table:table-row table:style-name="ro3">
          <table:table-cell/>
          <table:table-cell table:style-name="ce16" office:value-type="string" calcext:value-type="string">
            <text:p>Curve Defintion (and past fixings)</text:p>
          </table:table-cell>
          <table:table-cell table:style-name="ce16"/>
          <table:table-cell table:number-columns-repeated="2"/>
          <table:table-cell table:style-name="ce18" office:value-type="string" calcext:value-type="string">
            <text:p>Common parameters</text:p>
          </table:table-cell>
          <table:table-cell table:style-name="ce18"/>
          <table:table-cell/>
          <table:table-cell table:style-name="ce31" office:value-type="string" calcext:value-type="string">
            <text:p>In this sheet we define some discount and forward curves.</text:p>
          </table:table-cell>
          <table:table-cell table:number-columns-repeated="221"/>
          <table:table-cell table:style-name="ce14" table:number-columns-repeated="2"/>
          <table:table-cell table:number-columns-repeated="792"/>
        </table:table-row>
        <table:table-row table:style-name="ro1">
          <table:table-cell table:number-columns-repeated="5"/>
          <table:table-cell table:style-name="ce21" table:formula="of:=INFO.OBBA.OBBA.OBMAKE(&quot;referenceDate &quot;&amp;COLUMN();&quot;LocalDate&quot;;[.G3])" office:value-type="string" office:string-value="referenceDate 6 &#10;[3149]" calcext:value-type="string">
            <text:p>referenceDate 6 </text:p>
            <text:p>[3149]</text:p>
          </table:table-cell>
          <table:table-cell table:style-name="ce30" office:value-type="date" office:date-value="2012-01-10" calcext:value-type="date">
            <text:p>10.01.2012</text:p>
          </table:table-cell>
          <table:table-cell/>
          <table:table-cell table:style-name="ce31" office:value-type="string" calcext:value-type="string">
            <text:p>You may also use a calibration of curves instead (we do not provide this here to keep the sheet focused)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Curves</text:p>
          </table:table-cell>
          <table:table-cell table:style-name="ce17"/>
          <table:table-cell table:number-columns-repeated="2"/>
          <table:table-cell table:style-name="ce17" office:value-type="string" calcext:value-type="string">
            <text:p>Curves</text:p>
          </table:table-cell>
          <table:table-cell table:style-name="ce17"/>
          <table:table-cell/>
          <table:table-cell table:style-name="ce31" office:value-type="string" calcext:value-type="string">
            <text:p>Curves are „collected“ in a model: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1" office:value-type="string" calcext:value-type="string">
            <text:p>We first define a model containing all discount curve (since these might be needed for defining forward).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Object: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Object:</text:p>
          </table:table-cell>
          <table:table-cell table:style-name="ce18"/>
          <table:table-cell/>
          <table:table-cell table:style-name="ce31" office:value-type="string" calcext:value-type="string">
            <text:p>We then define a model containing all discount cuves and forward curves.</text:p>
          </table:table-cell>
          <table:table-cell table:number-columns-repeated="1015"/>
        </table:table-row>
        <table:table-row table:style-name="ro1">
          <table:table-cell/>
          <table:table-cell table:style-name="ce19" table:formula="of:=INFO.OBBA.OBBA.OBMAKE(&quot;modelWithDiscountingCurve&quot;;obLibs&amp;&quot;net.finmath.marketdata.model.AnalyticModelFromCurvesAndVols&quot;;INFO.OBBA.OBBA.OBMAKE(&quot;&quot;;obLibs&amp;&quot;net.finmath.marketdata.model.curves.Curve[]&quot;;[.B28]))" office:value-type="string" office:string-value="modelWithDiscountingCurve &#10;[3191]" calcext:value-type="string">
            <text:p>modelWithDiscountingCurve </text:p>
            <text:p>[3191]</text:p>
          </table:table-cell>
          <table:table-cell table:number-columns-repeated="3"/>
          <table:table-cell table:style-name="ce19" table:formula="of:=INFO.OBBA.OBBA.OBMAKE(&quot;modelWithForwardAndDiscountingCurves&quot;;obLibs&amp;&quot;net.finmath.marketdata.model.AnalyticModelFromCurvesAndVols&quot;;INFO.OBBA.OBBA.OBMAKE(&quot;&quot;;obLibs&amp;&quot;net.finmath.marketdata.model.curves.Curve[]&quot;;[.B28];[.F28];[.J28]))" office:value-type="string" office:string-value="modelWithForwardAndDiscountingCurves &#10;[3205]" calcext:value-type="string">
            <text:p>modelWithForwardAndDiscountingCurves </text:p>
            <text:p>[3205]</text:p>
          </table:table-cell>
          <table:table-cell table:number-columns-repeated="2"/>
          <table:table-cell table:style-name="ce31"/>
          <table:table-cell table:number-columns-repeated="1015"/>
        </table:table-row>
        <table:table-row table:style-name="ro1">
          <table:table-cell/>
          <table:table-cell table:style-name="ce20"/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table:style-name="ce20" table:number-columns-repeated="2"/>
          <table:table-cell table:style-name="ce28"/>
          <table:table-cell table:number-columns-repeated="4"/>
          <table:table-cell table:style-name="ce31" table:formula="of:=&quot;To use these curves as reference the cell containing the modell name &quot;&amp;[.F8]" office:value-type="string" office:string-value="To use these curves as reference the cell containing the modell name modelWithForwardAndDiscountingCurves &#10;[3205]" calcext:value-type="string">
            <text:p>To use these curves as reference the cell containing the modell name modelWithForwardAndDiscountingCurves </text:p>
            <text:p>[3205]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5"/>
          <table:table-cell table:style-name="ce15" office:value-type="string" calcext:value-type="string">
            <text:p>Curve Properties and Past Fixings</text:p>
          </table:table-cell>
          <table:table-cell table:style-name="ce15" table:number-columns-repeated="994"/>
          <table:table-cell table:number-columns-repeated="2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Create Curve Object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Create Curve Object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Create Curve Object</text:p>
          </table:table-cell>
          <table:table-cell table:style-name="ce15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Parameters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Parameters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Parameters</text:p>
          </table:table-cell>
          <table:table-cell table:style-name="ce18" table:number-columns-repeated="2"/>
          <table:table-cell table:number-columns-repeated="1012"/>
        </table:table-row>
        <table:table-row table:style-name="ro2">
          <table:table-cell/>
          <table:table-cell table:style-name="ce20" office:value-type="string" calcext:value-type="string">
            <text:p>Curve Name</text:p>
          </table:table-cell>
          <table:table-cell table:style-name="ce25" office:value-type="string" calcext:value-type="string">
            <text:p>discount-EUR-OIS</text:p>
          </table:table-cell>
          <table:table-cell table:number-columns-repeated="2"/>
          <table:table-cell table:style-name="ce20" office:value-type="string" calcext:value-type="string">
            <text:p>Curve Name</text:p>
          </table:table-cell>
          <table:table-cell table:style-name="ce25" office:value-type="string" calcext:value-type="string">
            <text:p>forward-EUR-3M</text:p>
          </table:table-cell>
          <table:table-cell table:number-columns-repeated="2"/>
          <table:table-cell table:style-name="ce20" office:value-type="string" calcext:value-type="string">
            <text:p>Curve Name</text:p>
          </table:table-cell>
          <table:table-cell table:style-name="ce25" office:value-type="string" calcext:value-type="string">
            <text:p>forward-EUR-6M</text:p>
          </table:table-cell>
          <table:table-cell table:number-columns-repeated="1013"/>
        </table:table-row>
        <table:table-row table:style-name="ro2">
          <table:table-cell/>
          <table:table-cell table:style-name="ce21" table:formula="of:=INFO.OBBA.OBBA.OBCALL(&quot;interpolationMethod &quot;&amp;COLUMN();obLibs&amp;&quot;net.finmath.marketdata.model.curves.CurveInterpolation$InterpolationMethod&quot;;&quot;valueOf&quot;;INFO.OBBA.OBBA.OBMAKE(&quot;&quot;;&quot;String&quot;;[.C18]))" office:value-type="string" office:string-value="interpolationMethod 2 &#10;[3169]" calcext:value-type="string">
            <text:p>interpolationMethod 2 </text:p>
            <text:p>[3169]</text:p>
          </table:table-cell>
          <table:table-cell table:style-name="ce25" office:value-type="string" calcext:value-type="string">
            <text:p>CUBIC_SPLINE</text:p>
          </table:table-cell>
          <table:table-cell table:number-columns-repeated="2"/>
          <table:table-cell table:style-name="ce21" table:formula="of:=INFO.OBBA.OBBA.OBMAKE(&quot;indexMaturity &quot;&amp;COLUMN();&quot;String&quot;;[.G18])" office:value-type="string" office:string-value="indexMaturity 6 &#10;[3150]" calcext:value-type="string">
            <text:p>indexMaturity 6 </text:p>
            <text:p>[3150]</text:p>
          </table:table-cell>
          <table:table-cell table:style-name="ce25" office:value-type="string" calcext:value-type="string">
            <text:p>3M</text:p>
          </table:table-cell>
          <table:table-cell table:number-columns-repeated="2"/>
          <table:table-cell table:style-name="ce21" table:formula="of:=INFO.OBBA.OBBA.OBMAKE(&quot;indexMaturity &quot;&amp;COLUMN();&quot;String&quot;;[.K18])" office:value-type="string" office:string-value="indexMaturity 10 &#10;[3159]" calcext:value-type="string">
            <text:p>indexMaturity 10 </text:p>
            <text:p>[3159]</text:p>
          </table:table-cell>
          <table:table-cell table:style-name="ce25" office:value-type="string" calcext:value-type="string">
            <text:p>6M</text:p>
          </table:table-cell>
          <table:table-cell table:number-columns-repeated="1013"/>
        </table:table-row>
        <table:table-row table:style-name="ro2">
          <table:table-cell/>
          <table:table-cell table:style-name="ce21" table:formula="of:=INFO.OBBA.OBBA.OBCALL(&quot;extrapolationMethod &quot;&amp;COLUMN();obLibs&amp;&quot;net.finmath.marketdata.model.curves.CurveInterpolation$ExtrapolationMethod&quot;;&quot;valueOf&quot;;INFO.OBBA.OBBA.OBMAKE(&quot;&quot;;&quot;String&quot;;[.C19]))" office:value-type="string" office:string-value="extrapolationMethod 2 &#10;[3171]" calcext:value-type="string">
            <text:p>extrapolationMethod 2 </text:p>
            <text:p>[3171]</text:p>
          </table:table-cell>
          <table:table-cell table:style-name="ce25" office:value-type="string" calcext:value-type="string">
            <text:p>LINEAR</text:p>
          </table:table-cell>
          <table:table-cell table:number-columns-repeated="2"/>
          <table:table-cell table:style-name="ce21" table:formula="of:=INFO.OBBA.OBBA.OBMAKE(&quot;businessDayCal &quot;&amp;COLUMN();obLibs&amp;&quot;net.finmath.time.businessdaycalendar.&quot;&amp;[.G19])" office:value-type="string" office:string-value="businessDayCal 6 &#10;[3151]" calcext:value-type="string">
            <text:p>businessDayCal 6 </text:p>
            <text:p>[3151]</text:p>
          </table:table-cell>
          <table:table-cell table:style-name="ce25" office:value-type="string" calcext:value-type="string">
            <text:p>BusinessdayCalendarExcludingTARGETHolidays</text:p>
          </table:table-cell>
          <table:table-cell table:number-columns-repeated="2"/>
          <table:table-cell table:style-name="ce21" table:formula="of:=INFO.OBBA.OBBA.OBMAKE(&quot;businessDayCal &quot;&amp;COLUMN();obLibs&amp;&quot;net.finmath.time.businessdaycalendar.&quot;&amp;[.K19])" office:value-type="string" office:string-value="businessDayCal 10 &#10;[3160]" calcext:value-type="string">
            <text:p>businessDayCal 10 </text:p>
            <text:p>[3160]</text:p>
          </table:table-cell>
          <table:table-cell table:style-name="ce25" office:value-type="string" calcext:value-type="string">
            <text:p>BusinessdayCalendarExcludingTARGETHolidays</text:p>
          </table:table-cell>
          <table:table-cell table:number-columns-repeated="1013"/>
        </table:table-row>
        <table:table-row table:style-name="ro2">
          <table:table-cell/>
          <table:table-cell table:style-name="ce21" table:formula="of:=INFO.OBBA.OBBA.OBCALL(&quot;interpolationEntity &quot;&amp;COLUMN();obLibs&amp;&quot;net.finmath.marketdata.model.curves.CurveInterpolation$InterpolationEntity&quot;;&quot;valueOf&quot;;INFO.OBBA.OBBA.OBMAKE(&quot;&quot;;&quot;String&quot;;[.C20]))" office:value-type="string" office:string-value="interpolationEntity 2 &#10;[3173]" calcext:value-type="string">
            <text:p>interpolationEntity 2 </text:p>
            <text:p>[3173]</text:p>
          </table:table-cell>
          <table:table-cell table:style-name="ce25" office:value-type="string" calcext:value-type="string">
            <text:p>LOG_OF_VALUE</text:p>
          </table:table-cell>
          <table:table-cell table:number-columns-repeated="2"/>
          <table:table-cell table:style-name="ce21" table:formula="of:=INFO.OBBA.OBBA.OBCALL(&quot;dayCountConvention&quot;&amp;COLUMN();obLibs&amp;&quot;net.finmath.time.businessdaycalendar.BusinessdayCalendar$DateRollConvention&quot;;&quot;valueOf&quot;;INFO.OBBA.OBBA.OBMAKE(&quot;&quot;;&quot;String&quot;;[.G20]))" office:value-type="string" office:string-value="dayCountConvention6 &#10;[3153]" calcext:value-type="string">
            <text:p>dayCountConvention6 </text:p>
            <text:p>[3153]</text:p>
          </table:table-cell>
          <table:table-cell table:style-name="ce25" office:value-type="string" calcext:value-type="string">
            <text:p>MODIFIED_FOLLOWING</text:p>
          </table:table-cell>
          <table:table-cell table:number-columns-repeated="2"/>
          <table:table-cell table:style-name="ce21" table:formula="of:=INFO.OBBA.OBBA.OBCALL(&quot;dayCountConvention&quot;&amp;COLUMN();obLibs&amp;&quot;net.finmath.time.businessdaycalendar.BusinessdayCalendar$DateRollConvention&quot;;&quot;valueOf&quot;;INFO.OBBA.OBBA.OBMAKE(&quot;&quot;;&quot;String&quot;;[.K20]))" office:value-type="string" office:string-value="dayCountConvention10 &#10;[3162]" calcext:value-type="string">
            <text:p>dayCountConvention10 </text:p>
            <text:p>[3162]</text:p>
          </table:table-cell>
          <table:table-cell table:style-name="ce25" office:value-type="string" calcext:value-type="string">
            <text:p>MODIFIED_FOLLOWING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interpolationMethod &quot;&amp;COLUMN();obLibs&amp;&quot;net.finmath.marketdata.model.curves.CurveInterpolation$InterpolationMethod&quot;;&quot;valueOf&quot;;INFO.OBBA.OBBA.OBMAKE(&quot;&quot;;&quot;String&quot;;[.G21]))" office:value-type="string" office:string-value="interpolationMethod 6 &#10;[3175]" calcext:value-type="string">
            <text:p>interpolationMethod 6 </text:p>
            <text:p>[3175]</text:p>
          </table:table-cell>
          <table:table-cell table:style-name="ce25" office:value-type="string" calcext:value-type="string">
            <text:p>LINEAR</text:p>
          </table:table-cell>
          <table:table-cell table:number-columns-repeated="2"/>
          <table:table-cell table:style-name="ce21" table:formula="of:=INFO.OBBA.OBBA.OBCALL(&quot;interpolationMethod &quot;&amp;COLUMN();obLibs&amp;&quot;net.finmath.marketdata.model.curves.CurveInterpolation$InterpolationMethod&quot;;&quot;valueOf&quot;;INFO.OBBA.OBBA.OBMAKE(&quot;&quot;;&quot;String&quot;;[.K21]))" office:value-type="string" office:string-value="interpolationMethod 10 &#10;[3181]" calcext:value-type="string">
            <text:p>interpolationMethod 10 </text:p>
            <text:p>[3181]</text:p>
          </table:table-cell>
          <table:table-cell table:style-name="ce25" office:value-type="string" calcext:value-type="string">
            <text:p>LINEA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extrapolationMethod &quot;&amp;COLUMN();obLibs&amp;&quot;net.finmath.marketdata.model.curves.CurveInterpolation$ExtrapolationMethod&quot;;&quot;valueOf&quot;;INFO.OBBA.OBBA.OBMAKE(&quot;&quot;;&quot;String&quot;;[.G22]))" office:value-type="string" office:string-value="extrapolationMethod 6 &#10;[3177]" calcext:value-type="string">
            <text:p>extrapolationMethod 6 </text:p>
            <text:p>[3177]</text:p>
          </table:table-cell>
          <table:table-cell table:style-name="ce25" office:value-type="string" calcext:value-type="string">
            <text:p>LINEAR</text:p>
          </table:table-cell>
          <table:table-cell table:number-columns-repeated="2"/>
          <table:table-cell table:style-name="ce21" table:formula="of:=INFO.OBBA.OBBA.OBCALL(&quot;extrapolationMethod &quot;&amp;COLUMN();obLibs&amp;&quot;net.finmath.marketdata.model.curves.CurveInterpolation$ExtrapolationMethod&quot;;&quot;valueOf&quot;;INFO.OBBA.OBBA.OBMAKE(&quot;&quot;;&quot;String&quot;;[.K22]))" office:value-type="string" office:string-value="extrapolationMethod 10 &#10;[3183]" calcext:value-type="string">
            <text:p>extrapolationMethod 10 </text:p>
            <text:p>[3183]</text:p>
          </table:table-cell>
          <table:table-cell table:style-name="ce25" office:value-type="string" calcext:value-type="string">
            <text:p>CONSTAN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interpolationEntity &quot;&amp;COLUMN();obLibs&amp;&quot;net.finmath.marketdata.model.curves.CurveInterpolation$InterpolationEntity&quot;;&quot;valueOf&quot;;INFO.OBBA.OBBA.OBMAKE(&quot;&quot;;&quot;String&quot;;[.G23]))" office:value-type="string" office:string-value="interpolationEntity 6 &#10;[3179]" calcext:value-type="string">
            <text:p>interpolationEntity 6 </text:p>
            <text:p>[3179]</text:p>
          </table:table-cell>
          <table:table-cell table:style-name="ce25" office:value-type="string" calcext:value-type="string">
            <text:p>VALUE</text:p>
          </table:table-cell>
          <table:table-cell table:number-columns-repeated="2"/>
          <table:table-cell table:style-name="ce21" table:formula="of:=INFO.OBBA.OBBA.OBCALL(&quot;interpolationEntity &quot;&amp;COLUMN();obLibs&amp;&quot;net.finmath.marketdata.model.curves.CurveInterpolation$InterpolationEntity&quot;;&quot;valueOf&quot;;INFO.OBBA.OBBA.OBMAKE(&quot;&quot;;&quot;String&quot;;[.K23]))" office:value-type="string" office:string-value="interpolationEntity 10 &#10;[3185]" calcext:value-type="string">
            <text:p>interpolationEntity 10 </text:p>
            <text:p>[3185]</text:p>
          </table:table-cell>
          <table:table-cell table:style-name="ce25" office:value-type="string" calcext:value-type="string">
            <text:p>VALU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CALL(&quot;forwardInterpolationEntity&quot;&amp;COLUMN();obLibs&amp;&quot;net.finmath.marketdata.model.curves.ForwardCurveInterpolation$InterpolationEntityForward&quot;;&quot;valueOf&quot;;INFO.OBBA.OBBA.OBMAKE(&quot;&quot;;&quot;String&quot;;[.G24]))" office:value-type="string" office:string-value="forwardInterpolationEntity6 &#10;[3158]" calcext:value-type="string">
            <text:p>forwardInterpolationEntity6 </text:p>
            <text:p>[3158]</text:p>
          </table:table-cell>
          <table:table-cell table:style-name="ce25" office:value-type="string" calcext:value-type="string">
            <text:p>FORWARD</text:p>
          </table:table-cell>
          <table:table-cell table:number-columns-repeated="2"/>
          <table:table-cell table:style-name="ce21" table:formula="of:=INFO.OBBA.OBBA.OBCALL(&quot;forwardInterpolationEntity&quot;&amp;COLUMN();obLibs&amp;&quot;net.finmath.marketdata.model.curves.ForwardCurveInterpolation$InterpolationEntityForward&quot;;&quot;valueOf&quot;;INFO.OBBA.OBBA.OBMAKE(&quot;&quot;;&quot;String&quot;;[.K24]))" office:value-type="string" office:string-value="forwardInterpolationEntity10 &#10;[3167]" calcext:value-type="string">
            <text:p>forwardInterpolationEntity10 </text:p>
            <text:p>[3167]</text:p>
          </table:table-cell>
          <table:table-cell table:style-name="ce25" office:value-type="string" calcext:value-type="string">
            <text:p>FORWAR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 table:formula="of:=INFO.OBBA.OBBA.OBMAKE(&quot;discountCurve&quot;&amp;COLUMN();&quot;String&quot;;[.G25])" office:value-type="string" office:string-value="discountCurve6 &#10;[2971]" calcext:value-type="string">
            <text:p>discountCurve6 </text:p>
            <text:p>[2971]</text:p>
          </table:table-cell>
          <table:table-cell table:style-name="ce25" table:formula="of:=[.C17]" office:value-type="string" office:string-value="discount-EUR-OIS" calcext:value-type="string">
            <text:p>discount-EUR-OIS</text:p>
          </table:table-cell>
          <table:table-cell table:number-columns-repeated="2"/>
          <table:table-cell table:style-name="ce21" table:formula="of:=INFO.OBBA.OBBA.OBMAKE(&quot;discountCurve&quot;&amp;COLUMN();&quot;String&quot;;[.K25])" office:value-type="string" office:string-value="discountCurve10 &#10;[3073]" calcext:value-type="string">
            <text:p>discountCurve10 </text:p>
            <text:p>[3073]</text:p>
          </table:table-cell>
          <table:table-cell table:style-name="ce25" table:formula="of:=[.G17]" office:value-type="string" office:string-value="forward-EUR-3M" calcext:value-type="string">
            <text:p>forward-EUR-3M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21"/>
          <table:table-cell table:style-name="ce20"/>
          <table:table-cell table:number-columns-repeated="2"/>
          <table:table-cell table:style-name="ce21"/>
          <table:table-cell table:style-name="ce20"/>
          <table:table-cell table:number-columns-repeated="1013"/>
        </table:table-row>
        <table:table-row table:style-name="ro2">
          <table:table-cell/>
          <table:table-cell table:style-name="ce18" office:value-type="string" calcext:value-type="string">
            <text:p>Object (of type Curve)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Curve object (empty, with properties above)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Curve object (empty, with properties above)</text:p>
          </table:table-cell>
          <table:table-cell table:style-name="ce18" table:number-columns-repeated="2"/>
          <table:table-cell table:number-columns-repeated="1012"/>
        </table:table-row>
        <table:table-row table:style-name="ro2">
          <table:table-cell/>
          <table:table-cell table:style-name="ce22" table:formula="of:=INFO.OBBA.OBBA.OBCALL(&quot;curveObject-&quot;&amp;[.C17]&amp;&quot;-curveDef&quot;;obLibs&amp;&quot;net.finmath.marketdata.model.curves.DiscountCurveInterpolation&quot;;&quot;createDiscountCurveFromZeroRates&quot;;INFO.OBBA.OBBA.OBMAKE(&quot;&quot;;&quot;String&quot;;[.C17]);[.F3];INFO.OBBA.OBBA.OBMAKE(&quot;&quot;;&quot;double[]&quot;;[.C31:.C351]);INFO.OBBA.OBBA.OBMAKE(&quot;&quot;;&quot;double[]&quot;;[.D31:.D351]);[.B18:.B20])" office:value-type="string" office:string-value="curveObject-discount-EUR-OIS-curveDef &#10;[3189]" calcext:value-type="string">
            <text:p>curveObject-discount-EUR-OIS-curveDef </text:p>
            <text:p>[3189]</text:p>
          </table:table-cell>
          <table:table-cell table:style-name="ce26"/>
          <table:table-cell table:number-columns-repeated="2"/>
          <table:table-cell table:style-name="ce19" table:formula="of:=INFO.OBBA.OBBA.OBCALL([.G17];obLibs&amp;&quot;net.finmath.marketdata.model.curves.ForwardCurveInterpolation&quot;;&quot;createForwardCurveFromForwards&quot;;INFO.OBBA.OBBA.OBMAKE(&quot;&quot;;&quot;String&quot;;[.G17]);[.$F$3];INFO.OBBA.OBBA.OBMAKE(&quot;&quot;;&quot;String&quot;;[.G18]);[.F19:.F24];INFO.OBBA.OBBA.OBMAKE(&quot;&quot;;&quot;String&quot;;[.F25]);[.B8];INFO.OBBA.OBBA.OBMAKE(&quot;&quot;;&quot;double[]&quot;;[.G31:.G351]);INFO.OBBA.OBBA.OBMAKE(&quot;&quot;;&quot;double[]&quot;;[.H31:.H351]))" office:value-type="string" office:string-value="forward-EUR-3M &#10;[3203]" calcext:value-type="string">
            <text:p>forward-EUR-3M </text:p>
            <text:p>[3203]</text:p>
          </table:table-cell>
          <table:table-cell table:number-columns-repeated="3"/>
          <table:table-cell table:style-name="ce19" table:formula="of:=INFO.OBBA.OBBA.OBCALL([.K17];obLibs&amp;&quot;net.finmath.marketdata.model.curves.ForwardCurveInterpolation&quot;;&quot;createForwardCurveFromForwards&quot;;INFO.OBBA.OBBA.OBMAKE(&quot;&quot;;&quot;String&quot;;[.K17]);[.$F$3];INFO.OBBA.OBBA.OBMAKE(&quot;&quot;;&quot;String&quot;;[.K18]);[.J19:.J24];INFO.OBBA.OBBA.OBMAKE(&quot;&quot;;&quot;String&quot;;[.J25]);[.B8];INFO.OBBA.OBBA.OBMAKE(&quot;&quot;;&quot;double[]&quot;;[.K31:.K351]);INFO.OBBA.OBBA.OBMAKE(&quot;&quot;;&quot;double[]&quot;;[.L31:.L351]))" office:value-type="string" office:string-value="forward-EUR-6M &#10;[3197]" calcext:value-type="string">
            <text:p>forward-EUR-6M </text:p>
            <text:p>[3197]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value</text:p>
          </table:table-cell>
          <table:table-cell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value</text:p>
          </table:table-cell>
          <table:table-cell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value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9" calcext:value-type="date">
            <text:p>09.01.12</text:p>
          </table:table-cell>
          <table:table-cell table:style-name="ce27" office:value-type="float" office:value="0.125" calcext:value-type="float">
            <text:p>0,125</text:p>
          </table:table-cell>
          <table:table-cell table:style-name="ce29" office:value-type="percentage" office:value="0.000589588434041162" calcext:value-type="percentage">
            <text:p>0,06%</text:p>
          </table:table-cell>
          <table:table-cell/>
          <table:table-cell table:style-name="ce24" office:value-type="date" office:date-value="2012-01-09" calcext:value-type="date">
            <text:p>09.01.12</text:p>
          </table:table-cell>
          <table:table-cell table:style-name="ce27" office:value-type="float" office:value="0" calcext:value-type="float">
            <text:p>0,000</text:p>
          </table:table-cell>
          <table:table-cell table:style-name="ce29" office:value-type="percentage" office:value="0.0026139167609298" calcext:value-type="percentage">
            <text:p>0,26%</text:p>
          </table:table-cell>
          <table:table-cell/>
          <table:table-cell table:style-name="ce24" office:value-type="date" office:date-value="2012-01-09" calcext:value-type="date">
            <text:p>09.01.12</text:p>
          </table:table-cell>
          <table:table-cell table:style-name="ce27" office:value-type="float" office:value="0" calcext:value-type="float">
            <text:p>0,00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8" calcext:value-type="date">
            <text:p>08.01.12</text:p>
          </table:table-cell>
          <table:table-cell table:style-name="ce27" office:value-type="float" office:value="0.25" calcext:value-type="float">
            <text:p>0,250</text:p>
          </table:table-cell>
          <table:table-cell table:style-name="ce29" office:value-type="percentage" office:value="0.000583951075601704" calcext:value-type="percentage">
            <text:p>0,06%</text:p>
          </table:table-cell>
          <table:table-cell/>
          <table:table-cell table:style-name="ce24" office:value-type="date" office:date-value="2012-01-08" calcext:value-type="date">
            <text:p>08.01.12</text:p>
          </table:table-cell>
          <table:table-cell table:style-name="ce27" office:value-type="float" office:value="0.0500000000000003" calcext:value-type="float">
            <text:p>0,050</text:p>
          </table:table-cell>
          <table:table-cell table:style-name="ce29" office:value-type="percentage" office:value="0.00268726995820259" calcext:value-type="percentage">
            <text:p>0,27%</text:p>
          </table:table-cell>
          <table:table-cell/>
          <table:table-cell table:style-name="ce24" office:value-type="date" office:date-value="2012-01-08" calcext:value-type="date">
            <text:p>08.01.12</text:p>
          </table:table-cell>
          <table:table-cell table:style-name="ce27" office:value-type="float" office:value="0.0500000000000003" calcext:value-type="float">
            <text:p>0,05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7" calcext:value-type="date">
            <text:p>07.01.12</text:p>
          </table:table-cell>
          <table:table-cell table:style-name="ce27" office:value-type="float" office:value="0.375" calcext:value-type="float">
            <text:p>0,375</text:p>
          </table:table-cell>
          <table:table-cell table:style-name="ce29" office:value-type="percentage" office:value="0.000582401431969847" calcext:value-type="percentage">
            <text:p>0,06%</text:p>
          </table:table-cell>
          <table:table-cell/>
          <table:table-cell table:style-name="ce24" office:value-type="date" office:date-value="2012-01-07" calcext:value-type="date">
            <text:p>07.01.12</text:p>
          </table:table-cell>
          <table:table-cell table:style-name="ce27" office:value-type="float" office:value="0.1" calcext:value-type="float">
            <text:p>0,100</text:p>
          </table:table-cell>
          <table:table-cell table:style-name="ce29" office:value-type="percentage" office:value="0.00276062315547538" calcext:value-type="percentage">
            <text:p>0,28%</text:p>
          </table:table-cell>
          <table:table-cell/>
          <table:table-cell table:style-name="ce24" office:value-type="date" office:date-value="2012-01-07" calcext:value-type="date">
            <text:p>07.01.12</text:p>
          </table:table-cell>
          <table:table-cell table:style-name="ce27" office:value-type="float" office:value="0.1" calcext:value-type="float">
            <text:p>0,10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6" calcext:value-type="date">
            <text:p>06.01.12</text:p>
          </table:table-cell>
          <table:table-cell table:style-name="ce27" office:value-type="float" office:value="0.5" calcext:value-type="float">
            <text:p>0,500</text:p>
          </table:table-cell>
          <table:table-cell table:style-name="ce29" office:value-type="percentage" office:value="0.00058494175440182" calcext:value-type="percentage">
            <text:p>0,06%</text:p>
          </table:table-cell>
          <table:table-cell/>
          <table:table-cell table:style-name="ce24" office:value-type="date" office:date-value="2012-01-06" calcext:value-type="date">
            <text:p>06.01.12</text:p>
          </table:table-cell>
          <table:table-cell table:style-name="ce27" office:value-type="float" office:value="0.15" calcext:value-type="float">
            <text:p>0,150</text:p>
          </table:table-cell>
          <table:table-cell table:style-name="ce29" office:value-type="percentage" office:value="0.00283397635274818" calcext:value-type="percentage">
            <text:p>0,28%</text:p>
          </table:table-cell>
          <table:table-cell/>
          <table:table-cell table:style-name="ce24" office:value-type="date" office:date-value="2012-01-06" calcext:value-type="date">
            <text:p>06.01.12</text:p>
          </table:table-cell>
          <table:table-cell table:style-name="ce27" office:value-type="float" office:value="0.15" calcext:value-type="float">
            <text:p>0,15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date" office:date-value="2012-01-05" calcext:value-type="date">
            <text:p>05.01.12</text:p>
          </table:table-cell>
          <table:table-cell table:style-name="ce27" office:value-type="float" office:value="0.625" calcext:value-type="float">
            <text:p>0,625</text:p>
          </table:table-cell>
          <table:table-cell table:style-name="ce29" office:value-type="percentage" office:value="0.000591572493149339" calcext:value-type="percentage">
            <text:p>0,06%</text:p>
          </table:table-cell>
          <table:table-cell/>
          <table:table-cell table:style-name="ce24" office:value-type="date" office:date-value="2012-01-05" calcext:value-type="date">
            <text:p>05.01.12</text:p>
          </table:table-cell>
          <table:table-cell table:style-name="ce27" office:value-type="float" office:value="0.2" calcext:value-type="float">
            <text:p>0,200</text:p>
          </table:table-cell>
          <table:table-cell table:style-name="ce29" office:value-type="percentage" office:value="0.00290732955002097" calcext:value-type="percentage">
            <text:p>0,29%</text:p>
          </table:table-cell>
          <table:table-cell/>
          <table:table-cell table:style-name="ce24" office:value-type="date" office:date-value="2012-01-05" calcext:value-type="date">
            <text:p>05.01.12</text:p>
          </table:table-cell>
          <table:table-cell table:style-name="ce27" office:value-type="float" office:value="0.2" calcext:value-type="float">
            <text:p>0,20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4" calcext:value-type="date">
            <text:p>04.01.12</text:p>
          </table:table-cell>
          <table:table-cell table:style-name="ce27" office:value-type="float" office:value="0.75" calcext:value-type="float">
            <text:p>0,750</text:p>
          </table:table-cell>
          <table:table-cell table:style-name="ce29" office:value-type="percentage" office:value="0.000602293798295969" calcext:value-type="percentage">
            <text:p>0,06%</text:p>
          </table:table-cell>
          <table:table-cell/>
          <table:table-cell table:style-name="ce24" office:value-type="date" office:date-value="2012-01-04" calcext:value-type="date">
            <text:p>04.01.12</text:p>
          </table:table-cell>
          <table:table-cell table:style-name="ce27" office:value-type="float" office:value="0.25" calcext:value-type="float">
            <text:p>0,250</text:p>
          </table:table-cell>
          <table:table-cell table:style-name="ce29" office:value-type="percentage" office:value="0.00298068274729376" calcext:value-type="percentage">
            <text:p>0,30%</text:p>
          </table:table-cell>
          <table:table-cell/>
          <table:table-cell table:style-name="ce24" office:value-type="date" office:date-value="2012-01-04" calcext:value-type="date">
            <text:p>04.01.12</text:p>
          </table:table-cell>
          <table:table-cell table:style-name="ce27" office:value-type="float" office:value="0.25" calcext:value-type="float">
            <text:p>0,25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3" calcext:value-type="date">
            <text:p>03.01.12</text:p>
          </table:table-cell>
          <table:table-cell table:style-name="ce27" office:value-type="float" office:value="0.875" calcext:value-type="float">
            <text:p>0,875</text:p>
          </table:table-cell>
          <table:table-cell table:style-name="ce29" office:value-type="percentage" office:value="0.000617105734163478" calcext:value-type="percentage">
            <text:p>0,06%</text:p>
          </table:table-cell>
          <table:table-cell/>
          <table:table-cell table:style-name="ce24" office:value-type="date" office:date-value="2012-01-03" calcext:value-type="date">
            <text:p>03.01.12</text:p>
          </table:table-cell>
          <table:table-cell table:style-name="ce27" office:value-type="float" office:value="0.3" calcext:value-type="float">
            <text:p>0,300</text:p>
          </table:table-cell>
          <table:table-cell table:style-name="ce29" office:value-type="percentage" office:value="0.00305403594456655" calcext:value-type="percentage">
            <text:p>0,31%</text:p>
          </table:table-cell>
          <table:table-cell/>
          <table:table-cell table:style-name="ce24" office:value-type="date" office:date-value="2012-01-03" calcext:value-type="date">
            <text:p>03.01.12</text:p>
          </table:table-cell>
          <table:table-cell table:style-name="ce27" office:value-type="float" office:value="0.3" calcext:value-type="float">
            <text:p>0,30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2" calcext:value-type="date">
            <text:p>02.01.12</text:p>
          </table:table-cell>
          <table:table-cell table:style-name="ce27" office:value-type="float" office:value="1" calcext:value-type="float">
            <text:p>1,000</text:p>
          </table:table-cell>
          <table:table-cell table:style-name="ce29" office:value-type="percentage" office:value="0.000636008332912584" calcext:value-type="percentage">
            <text:p>0,06%</text:p>
          </table:table-cell>
          <table:table-cell/>
          <table:table-cell table:style-name="ce24" office:value-type="date" office:date-value="2012-01-02" calcext:value-type="date">
            <text:p>02.01.12</text:p>
          </table:table-cell>
          <table:table-cell table:style-name="ce27" office:value-type="float" office:value="0.35" calcext:value-type="float">
            <text:p>0,350</text:p>
          </table:table-cell>
          <table:table-cell table:style-name="ce29" office:value-type="percentage" office:value="0.00312738914183935" calcext:value-type="percentage">
            <text:p>0,31%</text:p>
          </table:table-cell>
          <table:table-cell/>
          <table:table-cell table:style-name="ce24" office:value-type="date" office:date-value="2012-01-02" calcext:value-type="date">
            <text:p>02.01.12</text:p>
          </table:table-cell>
          <table:table-cell table:style-name="ce27" office:value-type="float" office:value="0.35" calcext:value-type="float">
            <text:p>0,35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2-01-01" calcext:value-type="date">
            <text:p>01.01.12</text:p>
          </table:table-cell>
          <table:table-cell table:style-name="ce27" office:value-type="float" office:value="1.125" calcext:value-type="float">
            <text:p>1,125</text:p>
          </table:table-cell>
          <table:table-cell table:style-name="ce29" office:value-type="percentage" office:value="0.000659208683584998" calcext:value-type="percentage">
            <text:p>0,07%</text:p>
          </table:table-cell>
          <table:table-cell/>
          <table:table-cell table:style-name="ce24" office:value-type="date" office:date-value="2012-01-01" calcext:value-type="date">
            <text:p>01.01.12</text:p>
          </table:table-cell>
          <table:table-cell table:style-name="ce27" office:value-type="float" office:value="0.4" calcext:value-type="float">
            <text:p>0,400</text:p>
          </table:table-cell>
          <table:table-cell table:style-name="ce29" office:value-type="percentage" office:value="0.00320074233911214" calcext:value-type="percentage">
            <text:p>0,32%</text:p>
          </table:table-cell>
          <table:table-cell/>
          <table:table-cell table:style-name="ce24" office:value-type="date" office:date-value="2012-01-01" calcext:value-type="date">
            <text:p>01.01.12</text:p>
          </table:table-cell>
          <table:table-cell table:style-name="ce27" office:value-type="float" office:value="0.4" calcext:value-type="float">
            <text:p>0,40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31" calcext:value-type="date">
            <text:p>31.12.11</text:p>
          </table:table-cell>
          <table:table-cell table:style-name="ce27" office:value-type="float" office:value="1.25" calcext:value-type="float">
            <text:p>1,250</text:p>
          </table:table-cell>
          <table:table-cell table:style-name="ce29" office:value-type="percentage" office:value="0.000687869026837286" calcext:value-type="percentage">
            <text:p>0,07%</text:p>
          </table:table-cell>
          <table:table-cell/>
          <table:table-cell table:style-name="ce24" office:value-type="date" office:date-value="2011-12-31" calcext:value-type="date">
            <text:p>31.12.11</text:p>
          </table:table-cell>
          <table:table-cell table:style-name="ce27" office:value-type="float" office:value="0.45" calcext:value-type="float">
            <text:p>0,450</text:p>
          </table:table-cell>
          <table:table-cell table:style-name="ce29" office:value-type="percentage" office:value="0.00327409553638493" calcext:value-type="percentage">
            <text:p>0,33%</text:p>
          </table:table-cell>
          <table:table-cell/>
          <table:table-cell table:style-name="ce24" office:value-type="date" office:date-value="2011-12-31" calcext:value-type="date">
            <text:p>31.12.11</text:p>
          </table:table-cell>
          <table:table-cell table:style-name="ce27" office:value-type="float" office:value="0.45" calcext:value-type="float">
            <text:p>0,45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30" calcext:value-type="date">
            <text:p>30.12.11</text:p>
          </table:table-cell>
          <table:table-cell table:style-name="ce27" office:value-type="float" office:value="1.375" calcext:value-type="float">
            <text:p>1,375</text:p>
          </table:table-cell>
          <table:table-cell table:style-name="ce29" office:value-type="percentage" office:value="0.000723055563904249" calcext:value-type="percentage">
            <text:p>0,07%</text:p>
          </table:table-cell>
          <table:table-cell/>
          <table:table-cell table:style-name="ce24" office:value-type="date" office:date-value="2011-12-30" calcext:value-type="date">
            <text:p>30.12.11</text:p>
          </table:table-cell>
          <table:table-cell table:style-name="ce27" office:value-type="float" office:value="0.5" calcext:value-type="float">
            <text:p>0,500</text:p>
          </table:table-cell>
          <table:table-cell table:style-name="ce29" office:value-type="percentage" office:value="0.00334744873365773" calcext:value-type="percentage">
            <text:p>0,33%</text:p>
          </table:table-cell>
          <table:table-cell/>
          <table:table-cell table:style-name="ce24" office:value-type="date" office:date-value="2011-12-30" calcext:value-type="date">
            <text:p>30.12.11</text:p>
          </table:table-cell>
          <table:table-cell table:style-name="ce27" office:value-type="float" office:value="0.5" calcext:value-type="float">
            <text:p>0,500</text:p>
          </table:table-cell>
          <table:table-cell table:style-name="ce29" office:value-type="percentage" office:value="0.00608702806867556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9" calcext:value-type="date">
            <text:p>29.12.11</text:p>
          </table:table-cell>
          <table:table-cell table:style-name="ce27" office:value-type="float" office:value="1.5" calcext:value-type="float">
            <text:p>1,500</text:p>
          </table:table-cell>
          <table:table-cell table:style-name="ce29" office:value-type="percentage" office:value="0.000765479385150499" calcext:value-type="percentage">
            <text:p>0,08%</text:p>
          </table:table-cell>
          <table:table-cell/>
          <table:table-cell table:style-name="ce24" office:value-type="date" office:date-value="2011-12-29" calcext:value-type="date">
            <text:p>29.12.11</text:p>
          </table:table-cell>
          <table:table-cell table:style-name="ce27" office:value-type="float" office:value="0.55" calcext:value-type="float">
            <text:p>0,550</text:p>
          </table:table-cell>
          <table:table-cell table:style-name="ce29" office:value-type="percentage" office:value="0.00342080193093052" calcext:value-type="percentage">
            <text:p>0,34%</text:p>
          </table:table-cell>
          <table:table-cell/>
          <table:table-cell table:style-name="ce24" office:value-type="date" office:date-value="2011-12-29" calcext:value-type="date">
            <text:p>29.12.11</text:p>
          </table:table-cell>
          <table:table-cell table:style-name="ce27" office:value-type="float" office:value="0.55" calcext:value-type="float">
            <text:p>0,550</text:p>
          </table:table-cell>
          <table:table-cell table:style-name="ce29" office:value-type="percentage" office:value="0.0061323577793989" calcext:value-type="percentage">
            <text:p>0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8" calcext:value-type="date">
            <text:p>28.12.11</text:p>
          </table:table-cell>
          <table:table-cell table:style-name="ce27" office:value-type="float" office:value="1.625" calcext:value-type="float">
            <text:p>1,625</text:p>
          </table:table-cell>
          <table:table-cell table:style-name="ce29" office:value-type="percentage" office:value="0.000815632783905382" calcext:value-type="percentage">
            <text:p>0,08%</text:p>
          </table:table-cell>
          <table:table-cell/>
          <table:table-cell table:style-name="ce24" office:value-type="date" office:date-value="2011-12-28" calcext:value-type="date">
            <text:p>28.12.11</text:p>
          </table:table-cell>
          <table:table-cell table:style-name="ce27" office:value-type="float" office:value="0.6" calcext:value-type="float">
            <text:p>0,600</text:p>
          </table:table-cell>
          <table:table-cell table:style-name="ce29" office:value-type="percentage" office:value="0.00349415512820331" calcext:value-type="percentage">
            <text:p>0,35%</text:p>
          </table:table-cell>
          <table:table-cell/>
          <table:table-cell table:style-name="ce24" office:value-type="date" office:date-value="2011-12-28" calcext:value-type="date">
            <text:p>28.12.11</text:p>
          </table:table-cell>
          <table:table-cell table:style-name="ce27" office:value-type="float" office:value="0.6" calcext:value-type="float">
            <text:p>0,600</text:p>
          </table:table-cell>
          <table:table-cell table:style-name="ce29" office:value-type="percentage" office:value="0.00618174686720196" calcext:value-type="percentage">
            <text:p>0,6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7" calcext:value-type="date">
            <text:p>27.12.11</text:p>
          </table:table-cell>
          <table:table-cell table:style-name="ce27" office:value-type="float" office:value="1.75" calcext:value-type="float">
            <text:p>1,750</text:p>
          </table:table-cell>
          <table:table-cell table:style-name="ce29" office:value-type="percentage" office:value="0.000873867398261332" calcext:value-type="percentage">
            <text:p>0,09%</text:p>
          </table:table-cell>
          <table:table-cell/>
          <table:table-cell table:style-name="ce24" office:value-type="date" office:date-value="2011-12-27" calcext:value-type="date">
            <text:p>27.12.11</text:p>
          </table:table-cell>
          <table:table-cell table:style-name="ce27" office:value-type="float" office:value="0.65" calcext:value-type="float">
            <text:p>0,650</text:p>
          </table:table-cell>
          <table:table-cell table:style-name="ce29" office:value-type="percentage" office:value="0.0035675083254761" calcext:value-type="percentage">
            <text:p>0,36%</text:p>
          </table:table-cell>
          <table:table-cell/>
          <table:table-cell table:style-name="ce24" office:value-type="date" office:date-value="2011-12-27" calcext:value-type="date">
            <text:p>27.12.11</text:p>
          </table:table-cell>
          <table:table-cell table:style-name="ce27" office:value-type="float" office:value="0.65" calcext:value-type="float">
            <text:p>0,650</text:p>
          </table:table-cell>
          <table:table-cell table:style-name="ce29" office:value-type="percentage" office:value="0.00623113595500501" calcext:value-type="percentage">
            <text:p>0,6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6" calcext:value-type="date">
            <text:p>26.12.11</text:p>
          </table:table-cell>
          <table:table-cell table:style-name="ce27" office:value-type="float" office:value="1.875" calcext:value-type="float">
            <text:p>1,875</text:p>
          </table:table-cell>
          <table:table-cell table:style-name="ce29" office:value-type="percentage" office:value="0.000940441096152699" calcext:value-type="percentage">
            <text:p>0,09%</text:p>
          </table:table-cell>
          <table:table-cell/>
          <table:table-cell table:style-name="ce24" office:value-type="date" office:date-value="2011-12-26" calcext:value-type="date">
            <text:p>26.12.11</text:p>
          </table:table-cell>
          <table:table-cell table:style-name="ce27" office:value-type="float" office:value="0.7" calcext:value-type="float">
            <text:p>0,700</text:p>
          </table:table-cell>
          <table:table-cell table:style-name="ce29" office:value-type="percentage" office:value="0.0036408615227489" calcext:value-type="percentage">
            <text:p>0,36%</text:p>
          </table:table-cell>
          <table:table-cell/>
          <table:table-cell table:style-name="ce24" office:value-type="date" office:date-value="2011-12-26" calcext:value-type="date">
            <text:p>26.12.11</text:p>
          </table:table-cell>
          <table:table-cell table:style-name="ce27" office:value-type="float" office:value="0.7" calcext:value-type="float">
            <text:p>0,700</text:p>
          </table:table-cell>
          <table:table-cell table:style-name="ce29" office:value-type="percentage" office:value="0.00628052504280806" calcext:value-type="percentage">
            <text:p>0,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5" calcext:value-type="date">
            <text:p>25.12.11</text:p>
          </table:table-cell>
          <table:table-cell table:style-name="ce27" office:value-type="float" office:value="2" calcext:value-type="float">
            <text:p>2,000</text:p>
          </table:table-cell>
          <table:table-cell table:style-name="ce29" office:value-type="percentage" office:value="0.00101554727853041" calcext:value-type="percentage">
            <text:p>0,10%</text:p>
          </table:table-cell>
          <table:table-cell/>
          <table:table-cell table:style-name="ce24" office:value-type="date" office:date-value="2011-12-25" calcext:value-type="date">
            <text:p>25.12.11</text:p>
          </table:table-cell>
          <table:table-cell table:style-name="ce27" office:value-type="float" office:value="0.750000000000001" calcext:value-type="float">
            <text:p>0,750</text:p>
          </table:table-cell>
          <table:table-cell table:style-name="ce29" office:value-type="percentage" office:value="0.00371421472002169" calcext:value-type="percentage">
            <text:p>0,37%</text:p>
          </table:table-cell>
          <table:table-cell/>
          <table:table-cell table:style-name="ce24" office:value-type="date" office:date-value="2011-12-25" calcext:value-type="date">
            <text:p>25.12.11</text:p>
          </table:table-cell>
          <table:table-cell table:style-name="ce27" office:value-type="float" office:value="0.750000000000001" calcext:value-type="float">
            <text:p>0,750</text:p>
          </table:table-cell>
          <table:table-cell table:style-name="ce29" office:value-type="percentage" office:value="0.00632991413061111" calcext:value-type="percentage">
            <text:p>0,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4" calcext:value-type="date">
            <text:p>24.12.11</text:p>
          </table:table-cell>
          <table:table-cell table:style-name="ce27" office:value-type="float" office:value="2.125" calcext:value-type="float">
            <text:p>2,125</text:p>
          </table:table-cell>
          <table:table-cell table:style-name="ce29" office:value-type="percentage" office:value="0.00109937306746975" calcext:value-type="percentage">
            <text:p>0,11%</text:p>
          </table:table-cell>
          <table:table-cell/>
          <table:table-cell table:style-name="ce24" office:value-type="date" office:date-value="2011-12-24" calcext:value-type="date">
            <text:p>24.12.11</text:p>
          </table:table-cell>
          <table:table-cell table:style-name="ce27" office:value-type="float" office:value="0.800000000000001" calcext:value-type="float">
            <text:p>0,800</text:p>
          </table:table-cell>
          <table:table-cell table:style-name="ce29" office:value-type="percentage" office:value="0.00378756791729448" calcext:value-type="percentage">
            <text:p>0,38%</text:p>
          </table:table-cell>
          <table:table-cell/>
          <table:table-cell table:style-name="ce24" office:value-type="date" office:date-value="2011-12-24" calcext:value-type="date">
            <text:p>24.12.11</text:p>
          </table:table-cell>
          <table:table-cell table:style-name="ce27" office:value-type="float" office:value="0.800000000000001" calcext:value-type="float">
            <text:p>0,800</text:p>
          </table:table-cell>
          <table:table-cell table:style-name="ce29" office:value-type="percentage" office:value="0.00637930321841416" calcext:value-type="percentage">
            <text:p>0,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3" calcext:value-type="date">
            <text:p>23.12.11</text:p>
          </table:table-cell>
          <table:table-cell table:style-name="ce27" office:value-type="float" office:value="2.25" calcext:value-type="float">
            <text:p>2,250</text:p>
          </table:table-cell>
          <table:table-cell table:style-name="ce29" office:value-type="percentage" office:value="0.00119225700165391" calcext:value-type="percentage">
            <text:p>0,12%</text:p>
          </table:table-cell>
          <table:table-cell/>
          <table:table-cell table:style-name="ce24" office:value-type="date" office:date-value="2011-12-23" calcext:value-type="date">
            <text:p>23.12.11</text:p>
          </table:table-cell>
          <table:table-cell table:style-name="ce27" office:value-type="float" office:value="0.850000000000001" calcext:value-type="float">
            <text:p>0,850</text:p>
          </table:table-cell>
          <table:table-cell table:style-name="ce29" office:value-type="percentage" office:value="0.00386092111456728" calcext:value-type="percentage">
            <text:p>0,39%</text:p>
          </table:table-cell>
          <table:table-cell/>
          <table:table-cell table:style-name="ce24" office:value-type="date" office:date-value="2011-12-23" calcext:value-type="date">
            <text:p>23.12.11</text:p>
          </table:table-cell>
          <table:table-cell table:style-name="ce27" office:value-type="float" office:value="0.850000000000001" calcext:value-type="float">
            <text:p>0,850</text:p>
          </table:table-cell>
          <table:table-cell table:style-name="ce29" office:value-type="percentage" office:value="0.00642869230621721" calcext:value-type="percentage">
            <text:p>0,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2" calcext:value-type="date">
            <text:p>22.12.11</text:p>
          </table:table-cell>
          <table:table-cell table:style-name="ce27" office:value-type="float" office:value="2.375" calcext:value-type="float">
            <text:p>2,375</text:p>
          </table:table-cell>
          <table:table-cell table:style-name="ce29" office:value-type="percentage" office:value="0.00129452569714695" calcext:value-type="percentage">
            <text:p>0,13%</text:p>
          </table:table-cell>
          <table:table-cell/>
          <table:table-cell table:style-name="ce24" office:value-type="date" office:date-value="2011-12-22" calcext:value-type="date">
            <text:p>22.12.11</text:p>
          </table:table-cell>
          <table:table-cell table:style-name="ce27" office:value-type="float" office:value="0.900000000000001" calcext:value-type="float">
            <text:p>0,900</text:p>
          </table:table-cell>
          <table:table-cell table:style-name="ce29" office:value-type="percentage" office:value="0.00393427431184007" calcext:value-type="percentage">
            <text:p>0,39%</text:p>
          </table:table-cell>
          <table:table-cell/>
          <table:table-cell table:style-name="ce24" office:value-type="date" office:date-value="2011-12-22" calcext:value-type="date">
            <text:p>22.12.11</text:p>
          </table:table-cell>
          <table:table-cell table:style-name="ce27" office:value-type="float" office:value="0.900000000000001" calcext:value-type="float">
            <text:p>0,900</text:p>
          </table:table-cell>
          <table:table-cell table:style-name="ce29" office:value-type="percentage" office:value="0.00647808139402026" calcext:value-type="percentage">
            <text:p>0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1" calcext:value-type="date">
            <text:p>21.12.11</text:p>
          </table:table-cell>
          <table:table-cell table:style-name="ce27" office:value-type="float" office:value="2.5" calcext:value-type="float">
            <text:p>2,500</text:p>
          </table:table-cell>
          <table:table-cell table:style-name="ce29" office:value-type="percentage" office:value="0.00140644047638866" calcext:value-type="percentage">
            <text:p>0,14%</text:p>
          </table:table-cell>
          <table:table-cell/>
          <table:table-cell table:style-name="ce24" office:value-type="date" office:date-value="2011-12-21" calcext:value-type="date">
            <text:p>21.12.11</text:p>
          </table:table-cell>
          <table:table-cell table:style-name="ce27" office:value-type="float" office:value="0.950000000000001" calcext:value-type="float">
            <text:p>0,950</text:p>
          </table:table-cell>
          <table:table-cell table:style-name="ce29" office:value-type="percentage" office:value="0.00400762750911286" calcext:value-type="percentage">
            <text:p>0,40%</text:p>
          </table:table-cell>
          <table:table-cell/>
          <table:table-cell table:style-name="ce24" office:value-type="date" office:date-value="2011-12-21" calcext:value-type="date">
            <text:p>21.12.11</text:p>
          </table:table-cell>
          <table:table-cell table:style-name="ce27" office:value-type="float" office:value="0.950000000000001" calcext:value-type="float">
            <text:p>0,950</text:p>
          </table:table-cell>
          <table:table-cell table:style-name="ce29" office:value-type="percentage" office:value="0.00652747048182331" calcext:value-type="percentage">
            <text:p>0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20" calcext:value-type="date">
            <text:p>20.12.11</text:p>
          </table:table-cell>
          <table:table-cell table:style-name="ce27" office:value-type="float" office:value="2.625" calcext:value-type="float">
            <text:p>2,625</text:p>
          </table:table-cell>
          <table:table-cell table:style-name="ce29" office:value-type="percentage" office:value="0.00152821288611607" calcext:value-type="percentage">
            <text:p>0,15%</text:p>
          </table:table-cell>
          <table:table-cell/>
          <table:table-cell table:style-name="ce24" office:value-type="date" office:date-value="2011-12-20" calcext:value-type="date">
            <text:p>20.12.11</text:p>
          </table:table-cell>
          <table:table-cell table:style-name="ce27" office:value-type="float" office:value="1" calcext:value-type="float">
            <text:p>1,000</text:p>
          </table:table-cell>
          <table:table-cell table:style-name="ce29" office:value-type="percentage" office:value="0.00408098070638566" calcext:value-type="percentage">
            <text:p>0,41%</text:p>
          </table:table-cell>
          <table:table-cell/>
          <table:table-cell table:style-name="ce24" office:value-type="date" office:date-value="2011-12-20" calcext:value-type="date">
            <text:p>20.12.11</text:p>
          </table:table-cell>
          <table:table-cell table:style-name="ce27" office:value-type="float" office:value="1" calcext:value-type="float">
            <text:p>1,000</text:p>
          </table:table-cell>
          <table:table-cell table:style-name="ce29" office:value-type="percentage" office:value="0.00657685956962636" calcext:value-type="percentage">
            <text:p>0,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9" calcext:value-type="date">
            <text:p>19.12.11</text:p>
          </table:table-cell>
          <table:table-cell table:style-name="ce27" office:value-type="float" office:value="2.75" calcext:value-type="float">
            <text:p>2,750</text:p>
          </table:table-cell>
          <table:table-cell table:style-name="ce29" office:value-type="percentage" office:value="0.00166001601002304" calcext:value-type="percentage">
            <text:p>0,17%</text:p>
          </table:table-cell>
          <table:table-cell/>
          <table:table-cell table:style-name="ce24" office:value-type="date" office:date-value="2011-12-19" calcext:value-type="date">
            <text:p>19.12.11</text:p>
          </table:table-cell>
          <table:table-cell table:style-name="ce27" office:value-type="float" office:value="1.05" calcext:value-type="float">
            <text:p>1,050</text:p>
          </table:table-cell>
          <table:table-cell table:style-name="ce29" office:value-type="percentage" office:value="0.00415433390365845" calcext:value-type="percentage">
            <text:p>0,42%</text:p>
          </table:table-cell>
          <table:table-cell/>
          <table:table-cell table:style-name="ce24" office:value-type="date" office:date-value="2011-12-19" calcext:value-type="date">
            <text:p>19.12.11</text:p>
          </table:table-cell>
          <table:table-cell table:style-name="ce27" office:value-type="float" office:value="1.05" calcext:value-type="float">
            <text:p>1,050</text:p>
          </table:table-cell>
          <table:table-cell table:style-name="ce29" office:value-type="percentage" office:value="0.00662624865742941" calcext:value-type="percentage">
            <text:p>0,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8" calcext:value-type="date">
            <text:p>18.12.11</text:p>
          </table:table-cell>
          <table:table-cell table:style-name="ce27" office:value-type="float" office:value="2.875" calcext:value-type="float">
            <text:p>2,875</text:p>
          </table:table-cell>
          <table:table-cell table:style-name="ce29" office:value-type="percentage" office:value="0.00180199283029147" calcext:value-type="percentage">
            <text:p>0,18%</text:p>
          </table:table-cell>
          <table:table-cell/>
          <table:table-cell table:style-name="ce24" office:value-type="date" office:date-value="2011-12-18" calcext:value-type="date">
            <text:p>18.12.11</text:p>
          </table:table-cell>
          <table:table-cell table:style-name="ce27" office:value-type="float" office:value="1.1" calcext:value-type="float">
            <text:p>1,100</text:p>
          </table:table-cell>
          <table:table-cell table:style-name="ce29" office:value-type="percentage" office:value="0.00422768710093124" calcext:value-type="percentage">
            <text:p>0,42%</text:p>
          </table:table-cell>
          <table:table-cell/>
          <table:table-cell table:style-name="ce24" office:value-type="date" office:date-value="2011-12-18" calcext:value-type="date">
            <text:p>18.12.11</text:p>
          </table:table-cell>
          <table:table-cell table:style-name="ce27" office:value-type="float" office:value="1.1" calcext:value-type="float">
            <text:p>1,100</text:p>
          </table:table-cell>
          <table:table-cell table:style-name="ce29" office:value-type="percentage" office:value="0.00667563774523247" calcext:value-type="percentage">
            <text:p>0,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7" calcext:value-type="date">
            <text:p>17.12.11</text:p>
          </table:table-cell>
          <table:table-cell table:style-name="ce27" office:value-type="float" office:value="3" calcext:value-type="float">
            <text:p>3,000</text:p>
          </table:table-cell>
          <table:table-cell table:style-name="ce29" office:value-type="percentage" office:value="0.00195426249873967" calcext:value-type="percentage">
            <text:p>0,20%</text:p>
          </table:table-cell>
          <table:table-cell/>
          <table:table-cell table:style-name="ce24" office:value-type="date" office:date-value="2011-12-17" calcext:value-type="date">
            <text:p>17.12.11</text:p>
          </table:table-cell>
          <table:table-cell table:style-name="ce27" office:value-type="float" office:value="1.15" calcext:value-type="float">
            <text:p>1,150</text:p>
          </table:table-cell>
          <table:table-cell table:style-name="ce29" office:value-type="percentage" office:value="0.00430104029820403" calcext:value-type="percentage">
            <text:p>0,43%</text:p>
          </table:table-cell>
          <table:table-cell/>
          <table:table-cell table:style-name="ce24" office:value-type="date" office:date-value="2011-12-17" calcext:value-type="date">
            <text:p>17.12.11</text:p>
          </table:table-cell>
          <table:table-cell table:style-name="ce27" office:value-type="float" office:value="1.15" calcext:value-type="float">
            <text:p>1,150</text:p>
          </table:table-cell>
          <table:table-cell table:style-name="ce29" office:value-type="percentage" office:value="0.00672502683303552" calcext:value-type="percentage">
            <text:p>0,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6" calcext:value-type="date">
            <text:p>16.12.11</text:p>
          </table:table-cell>
          <table:table-cell table:style-name="ce27" office:value-type="float" office:value="3.125" calcext:value-type="float">
            <text:p>3,125</text:p>
          </table:table-cell>
          <table:table-cell table:style-name="ce29" office:value-type="percentage" office:value="0.00211680373502625" calcext:value-type="percentage">
            <text:p>0,21%</text:p>
          </table:table-cell>
          <table:table-cell/>
          <table:table-cell table:style-name="ce24" office:value-type="date" office:date-value="2011-12-16" calcext:value-type="date">
            <text:p>16.12.11</text:p>
          </table:table-cell>
          <table:table-cell table:style-name="ce27" office:value-type="float" office:value="1.2" calcext:value-type="float">
            <text:p>1,200</text:p>
          </table:table-cell>
          <table:table-cell table:style-name="ce29" office:value-type="percentage" office:value="0.00437439349547683" calcext:value-type="percentage">
            <text:p>0,44%</text:p>
          </table:table-cell>
          <table:table-cell/>
          <table:table-cell table:style-name="ce24" office:value-type="date" office:date-value="2011-12-16" calcext:value-type="date">
            <text:p>16.12.11</text:p>
          </table:table-cell>
          <table:table-cell table:style-name="ce27" office:value-type="float" office:value="1.2" calcext:value-type="float">
            <text:p>1,200</text:p>
          </table:table-cell>
          <table:table-cell table:style-name="ce29" office:value-type="percentage" office:value="0.00677441592083857" calcext:value-type="percentage">
            <text:p>0,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5" calcext:value-type="date">
            <text:p>15.12.11</text:p>
          </table:table-cell>
          <table:table-cell table:style-name="ce27" office:value-type="float" office:value="3.25" calcext:value-type="float">
            <text:p>3,250</text:p>
          </table:table-cell>
          <table:table-cell table:style-name="ce29" office:value-type="percentage" office:value="0.00228902966230851" calcext:value-type="percentage">
            <text:p>0,23%</text:p>
          </table:table-cell>
          <table:table-cell/>
          <table:table-cell table:style-name="ce24" office:value-type="date" office:date-value="2011-12-15" calcext:value-type="date">
            <text:p>15.12.11</text:p>
          </table:table-cell>
          <table:table-cell table:style-name="ce27" office:value-type="float" office:value="1.25" calcext:value-type="float">
            <text:p>1,250</text:p>
          </table:table-cell>
          <table:table-cell table:style-name="ce29" office:value-type="percentage" office:value="0.00444774669274962" calcext:value-type="percentage">
            <text:p>0,44%</text:p>
          </table:table-cell>
          <table:table-cell/>
          <table:table-cell table:style-name="ce24" office:value-type="date" office:date-value="2011-12-15" calcext:value-type="date">
            <text:p>15.12.11</text:p>
          </table:table-cell>
          <table:table-cell table:style-name="ce27" office:value-type="float" office:value="1.25" calcext:value-type="float">
            <text:p>1,250</text:p>
          </table:table-cell>
          <table:table-cell table:style-name="ce29" office:value-type="percentage" office:value="0.00682380500864162" calcext:value-type="percentage">
            <text:p>0,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4" calcext:value-type="date">
            <text:p>14.12.11</text:p>
          </table:table-cell>
          <table:table-cell table:style-name="ce27" office:value-type="float" office:value="3.375" calcext:value-type="float">
            <text:p>3,375</text:p>
          </table:table-cell>
          <table:table-cell table:style-name="ce29" office:value-type="percentage" office:value="0.00247027367844621" calcext:value-type="percentage">
            <text:p>0,25%</text:p>
          </table:table-cell>
          <table:table-cell/>
          <table:table-cell table:style-name="ce24" office:value-type="date" office:date-value="2011-12-14" calcext:value-type="date">
            <text:p>14.12.11</text:p>
          </table:table-cell>
          <table:table-cell table:style-name="ce27" office:value-type="float" office:value="1.3" calcext:value-type="float">
            <text:p>1,300</text:p>
          </table:table-cell>
          <table:table-cell table:style-name="ce29" office:value-type="percentage" office:value="0.00452109989002241" calcext:value-type="percentage">
            <text:p>0,45%</text:p>
          </table:table-cell>
          <table:table-cell/>
          <table:table-cell table:style-name="ce24" office:value-type="date" office:date-value="2011-12-14" calcext:value-type="date">
            <text:p>14.12.11</text:p>
          </table:table-cell>
          <table:table-cell table:style-name="ce27" office:value-type="float" office:value="1.3" calcext:value-type="float">
            <text:p>1,300</text:p>
          </table:table-cell>
          <table:table-cell table:style-name="ce29" office:value-type="percentage" office:value="0.00687319409644467" calcext:value-type="percentage">
            <text:p>0,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3" calcext:value-type="date">
            <text:p>13.12.11</text:p>
          </table:table-cell>
          <table:table-cell table:style-name="ce27" office:value-type="float" office:value="3.5" calcext:value-type="float">
            <text:p>3,500</text:p>
          </table:table-cell>
          <table:table-cell table:style-name="ce29" office:value-type="percentage" office:value="0.00265996437239678" calcext:value-type="percentage">
            <text:p>0,27%</text:p>
          </table:table-cell>
          <table:table-cell/>
          <table:table-cell table:style-name="ce24" office:value-type="date" office:date-value="2011-12-13" calcext:value-type="date">
            <text:p>13.12.11</text:p>
          </table:table-cell>
          <table:table-cell table:style-name="ce27" office:value-type="float" office:value="1.35" calcext:value-type="float">
            <text:p>1,350</text:p>
          </table:table-cell>
          <table:table-cell table:style-name="ce29" office:value-type="percentage" office:value="0.0045944530872952" calcext:value-type="percentage">
            <text:p>0,46%</text:p>
          </table:table-cell>
          <table:table-cell/>
          <table:table-cell table:style-name="ce24" office:value-type="date" office:date-value="2011-12-13" calcext:value-type="date">
            <text:p>13.12.11</text:p>
          </table:table-cell>
          <table:table-cell table:style-name="ce27" office:value-type="float" office:value="1.35" calcext:value-type="float">
            <text:p>1,350</text:p>
          </table:table-cell>
          <table:table-cell table:style-name="ce29" office:value-type="percentage" office:value="0.00692258318424772" calcext:value-type="percentage">
            <text:p>0,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2" calcext:value-type="date">
            <text:p>12.12.11</text:p>
          </table:table-cell>
          <table:table-cell table:style-name="ce27" office:value-type="float" office:value="3.625" calcext:value-type="float">
            <text:p>3,625</text:p>
          </table:table-cell>
          <table:table-cell table:style-name="ce29" office:value-type="percentage" office:value="0.00285760914843392" calcext:value-type="percentage">
            <text:p>0,29%</text:p>
          </table:table-cell>
          <table:table-cell/>
          <table:table-cell table:style-name="ce24" office:value-type="date" office:date-value="2011-12-12" calcext:value-type="date">
            <text:p>12.12.11</text:p>
          </table:table-cell>
          <table:table-cell table:style-name="ce27" office:value-type="float" office:value="1.4" calcext:value-type="float">
            <text:p>1,400</text:p>
          </table:table-cell>
          <table:table-cell table:style-name="ce29" office:value-type="percentage" office:value="0.004667806284568" calcext:value-type="percentage">
            <text:p>0,47%</text:p>
          </table:table-cell>
          <table:table-cell/>
          <table:table-cell table:style-name="ce24" office:value-type="date" office:date-value="2011-12-12" calcext:value-type="date">
            <text:p>12.12.11</text:p>
          </table:table-cell>
          <table:table-cell table:style-name="ce27" office:value-type="float" office:value="1.4" calcext:value-type="float">
            <text:p>1,400</text:p>
          </table:table-cell>
          <table:table-cell table:style-name="ce29" office:value-type="percentage" office:value="0.00697197227205077" calcext:value-type="percentage">
            <text:p>0,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1" calcext:value-type="date">
            <text:p>11.12.11</text:p>
          </table:table-cell>
          <table:table-cell table:style-name="ce27" office:value-type="float" office:value="3.75" calcext:value-type="float">
            <text:p>3,750</text:p>
          </table:table-cell>
          <table:table-cell table:style-name="ce29" office:value-type="percentage" office:value="0.00306278109026147" calcext:value-type="percentage">
            <text:p>0,31%</text:p>
          </table:table-cell>
          <table:table-cell/>
          <table:table-cell table:style-name="ce24" office:value-type="date" office:date-value="2011-12-11" calcext:value-type="date">
            <text:p>11.12.11</text:p>
          </table:table-cell>
          <table:table-cell table:style-name="ce27" office:value-type="float" office:value="1.45" calcext:value-type="float">
            <text:p>1,450</text:p>
          </table:table-cell>
          <table:table-cell table:style-name="ce29" office:value-type="percentage" office:value="0.00474115948184079" calcext:value-type="percentage">
            <text:p>0,47%</text:p>
          </table:table-cell>
          <table:table-cell/>
          <table:table-cell table:style-name="ce24" office:value-type="date" office:date-value="2011-12-11" calcext:value-type="date">
            <text:p>11.12.11</text:p>
          </table:table-cell>
          <table:table-cell table:style-name="ce27" office:value-type="float" office:value="1.45" calcext:value-type="float">
            <text:p>1,450</text:p>
          </table:table-cell>
          <table:table-cell table:style-name="ce29" office:value-type="percentage" office:value="0.00702136135985382" calcext:value-type="percentage">
            <text:p>0,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10" calcext:value-type="date">
            <text:p>10.12.11</text:p>
          </table:table-cell>
          <table:table-cell table:style-name="ce27" office:value-type="float" office:value="3.875" calcext:value-type="float">
            <text:p>3,875</text:p>
          </table:table-cell>
          <table:table-cell table:style-name="ce29" office:value-type="percentage" office:value="0.00327510836755693" calcext:value-type="percentage">
            <text:p>0,33%</text:p>
          </table:table-cell>
          <table:table-cell/>
          <table:table-cell table:style-name="ce24" office:value-type="date" office:date-value="2011-12-10" calcext:value-type="date">
            <text:p>10.12.11</text:p>
          </table:table-cell>
          <table:table-cell table:style-name="ce27" office:value-type="float" office:value="1.5" calcext:value-type="float">
            <text:p>1,500</text:p>
          </table:table-cell>
          <table:table-cell table:style-name="ce29" office:value-type="percentage" office:value="0.00481451267911358" calcext:value-type="percentage">
            <text:p>0,48%</text:p>
          </table:table-cell>
          <table:table-cell/>
          <table:table-cell table:style-name="ce24" office:value-type="date" office:date-value="2011-12-10" calcext:value-type="date">
            <text:p>10.12.11</text:p>
          </table:table-cell>
          <table:table-cell table:style-name="ce27" office:value-type="float" office:value="1.5" calcext:value-type="float">
            <text:p>1,500</text:p>
          </table:table-cell>
          <table:table-cell table:style-name="ce29" office:value-type="percentage" office:value="0.00707075044765687" calcext:value-type="percentage">
            <text:p>0,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9" calcext:value-type="date">
            <text:p>09.12.11</text:p>
          </table:table-cell>
          <table:table-cell table:style-name="ce27" office:value-type="float" office:value="4" calcext:value-type="float">
            <text:p>4,000</text:p>
          </table:table-cell>
          <table:table-cell table:style-name="ce29" office:value-type="percentage" office:value="0.00349426562878823" calcext:value-type="percentage">
            <text:p>0,35%</text:p>
          </table:table-cell>
          <table:table-cell/>
          <table:table-cell table:style-name="ce24" office:value-type="date" office:date-value="2011-12-09" calcext:value-type="date">
            <text:p>09.12.11</text:p>
          </table:table-cell>
          <table:table-cell table:style-name="ce27" office:value-type="float" office:value="1.55" calcext:value-type="float">
            <text:p>1,550</text:p>
          </table:table-cell>
          <table:table-cell table:style-name="ce29" office:value-type="percentage" office:value="0.00488786587638638" calcext:value-type="percentage">
            <text:p>0,49%</text:p>
          </table:table-cell>
          <table:table-cell/>
          <table:table-cell table:style-name="ce24" office:value-type="date" office:date-value="2011-12-09" calcext:value-type="date">
            <text:p>09.12.11</text:p>
          </table:table-cell>
          <table:table-cell table:style-name="ce27" office:value-type="float" office:value="1.55" calcext:value-type="float">
            <text:p>1,550</text:p>
          </table:table-cell>
          <table:table-cell table:style-name="ce29" office:value-type="percentage" office:value="0.00717810244273219" calcext:value-type="percentage">
            <text:p>0,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8" calcext:value-type="date">
            <text:p>08.12.11</text:p>
          </table:table-cell>
          <table:table-cell table:style-name="ce27" office:value-type="float" office:value="4.125" calcext:value-type="float">
            <text:p>4,125</text:p>
          </table:table-cell>
          <table:table-cell table:style-name="ce29" office:value-type="percentage" office:value="0.00371985181085485" calcext:value-type="percentage">
            <text:p>0,37%</text:p>
          </table:table-cell>
          <table:table-cell/>
          <table:table-cell table:style-name="ce24" office:value-type="date" office:date-value="2011-12-08" calcext:value-type="date">
            <text:p>08.12.11</text:p>
          </table:table-cell>
          <table:table-cell table:style-name="ce27" office:value-type="float" office:value="1.6" calcext:value-type="float">
            <text:p>1,600</text:p>
          </table:table-cell>
          <table:table-cell table:style-name="ce29" office:value-type="percentage" office:value="0.00496121907365917" calcext:value-type="percentage">
            <text:p>0,50%</text:p>
          </table:table-cell>
          <table:table-cell/>
          <table:table-cell table:style-name="ce24" office:value-type="date" office:date-value="2011-12-08" calcext:value-type="date">
            <text:p>08.12.11</text:p>
          </table:table-cell>
          <table:table-cell table:style-name="ce27" office:value-type="float" office:value="1.6" calcext:value-type="float">
            <text:p>1,600</text:p>
          </table:table-cell>
          <table:table-cell table:style-name="ce29" office:value-type="percentage" office:value="0.00729064514592144" calcext:value-type="percentage">
            <text:p>0,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7" calcext:value-type="date">
            <text:p>07.12.11</text:p>
          </table:table-cell>
          <table:table-cell table:style-name="ce27" office:value-type="float" office:value="4.25" calcext:value-type="float">
            <text:p>4,250</text:p>
          </table:table-cell>
          <table:table-cell table:style-name="ce29" office:value-type="percentage" office:value="0.00395096823741406" calcext:value-type="percentage">
            <text:p>0,40%</text:p>
          </table:table-cell>
          <table:table-cell/>
          <table:table-cell table:style-name="ce24" office:value-type="date" office:date-value="2011-12-07" calcext:value-type="date">
            <text:p>07.12.11</text:p>
          </table:table-cell>
          <table:table-cell table:style-name="ce27" office:value-type="float" office:value="1.65" calcext:value-type="float">
            <text:p>1,650</text:p>
          </table:table-cell>
          <table:table-cell table:style-name="ce29" office:value-type="percentage" office:value="0.00503457227093196" calcext:value-type="percentage">
            <text:p>0,50%</text:p>
          </table:table-cell>
          <table:table-cell/>
          <table:table-cell table:style-name="ce24" office:value-type="date" office:date-value="2011-12-07" calcext:value-type="date">
            <text:p>07.12.11</text:p>
          </table:table-cell>
          <table:table-cell table:style-name="ce27" office:value-type="float" office:value="1.65" calcext:value-type="float">
            <text:p>1,650</text:p>
          </table:table-cell>
          <table:table-cell table:style-name="ce29" office:value-type="percentage" office:value="0.00740318784911069" calcext:value-type="percentage">
            <text:p>0,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6" calcext:value-type="date">
            <text:p>06.12.11</text:p>
          </table:table-cell>
          <table:table-cell table:style-name="ce27" office:value-type="float" office:value="4.375" calcext:value-type="float">
            <text:p>4,375</text:p>
          </table:table-cell>
          <table:table-cell table:style-name="ce29" office:value-type="percentage" office:value="0.00418665791783493" calcext:value-type="percentage">
            <text:p>0,42%</text:p>
          </table:table-cell>
          <table:table-cell/>
          <table:table-cell table:style-name="ce24" office:value-type="date" office:date-value="2011-12-06" calcext:value-type="date">
            <text:p>06.12.11</text:p>
          </table:table-cell>
          <table:table-cell table:style-name="ce27" office:value-type="float" office:value="1.7" calcext:value-type="float">
            <text:p>1,700</text:p>
          </table:table-cell>
          <table:table-cell table:style-name="ce29" office:value-type="percentage" office:value="0.00510792546820476" calcext:value-type="percentage">
            <text:p>0,51%</text:p>
          </table:table-cell>
          <table:table-cell/>
          <table:table-cell table:style-name="ce24" office:value-type="date" office:date-value="2011-12-06" calcext:value-type="date">
            <text:p>06.12.11</text:p>
          </table:table-cell>
          <table:table-cell table:style-name="ce27" office:value-type="float" office:value="1.7" calcext:value-type="float">
            <text:p>1,700</text:p>
          </table:table-cell>
          <table:table-cell table:style-name="ce29" office:value-type="percentage" office:value="0.00751573055229994" calcext:value-type="percentage">
            <text:p>0,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5" calcext:value-type="date">
            <text:p>05.12.11</text:p>
          </table:table-cell>
          <table:table-cell table:style-name="ce27" office:value-type="float" office:value="4.5" calcext:value-type="float">
            <text:p>4,500</text:p>
          </table:table-cell>
          <table:table-cell table:style-name="ce29" office:value-type="percentage" office:value="0.00442607015697963" calcext:value-type="percentage">
            <text:p>0,44%</text:p>
          </table:table-cell>
          <table:table-cell/>
          <table:table-cell table:style-name="ce24" office:value-type="date" office:date-value="2011-12-05" calcext:value-type="date">
            <text:p>05.12.11</text:p>
          </table:table-cell>
          <table:table-cell table:style-name="ce27" office:value-type="float" office:value="1.75" calcext:value-type="float">
            <text:p>1,750</text:p>
          </table:table-cell>
          <table:table-cell table:style-name="ce29" office:value-type="percentage" office:value="0.00518127866547755" calcext:value-type="percentage">
            <text:p>0,52%</text:p>
          </table:table-cell>
          <table:table-cell/>
          <table:table-cell table:style-name="ce24" office:value-type="date" office:date-value="2011-12-05" calcext:value-type="date">
            <text:p>05.12.11</text:p>
          </table:table-cell>
          <table:table-cell table:style-name="ce27" office:value-type="float" office:value="1.75" calcext:value-type="float">
            <text:p>1,750</text:p>
          </table:table-cell>
          <table:table-cell table:style-name="ce29" office:value-type="percentage" office:value="0.00762827325548919" calcext:value-type="percentage">
            <text:p>0,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4" calcext:value-type="date">
            <text:p>04.12.11</text:p>
          </table:table-cell>
          <table:table-cell table:style-name="ce27" office:value-type="float" office:value="4.625" calcext:value-type="float">
            <text:p>4,625</text:p>
          </table:table-cell>
          <table:table-cell table:style-name="ce29" office:value-type="percentage" office:value="0.00466844622675227" calcext:value-type="percentage">
            <text:p>0,47%</text:p>
          </table:table-cell>
          <table:table-cell/>
          <table:table-cell table:style-name="ce24" office:value-type="date" office:date-value="2011-12-04" calcext:value-type="date">
            <text:p>04.12.11</text:p>
          </table:table-cell>
          <table:table-cell table:style-name="ce27" office:value-type="float" office:value="1.8" calcext:value-type="float">
            <text:p>1,800</text:p>
          </table:table-cell>
          <table:table-cell table:style-name="ce29" office:value-type="percentage" office:value="0.00527993458813607" calcext:value-type="percentage">
            <text:p>0,53%</text:p>
          </table:table-cell>
          <table:table-cell/>
          <table:table-cell table:style-name="ce24" office:value-type="date" office:date-value="2011-12-04" calcext:value-type="date">
            <text:p>04.12.11</text:p>
          </table:table-cell>
          <table:table-cell table:style-name="ce27" office:value-type="float" office:value="1.8" calcext:value-type="float">
            <text:p>1,800</text:p>
          </table:table-cell>
          <table:table-cell table:style-name="ce29" office:value-type="percentage" office:value="0.00774081595867845" calcext:value-type="percentage">
            <text:p>0,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3" calcext:value-type="date">
            <text:p>03.12.11</text:p>
          </table:table-cell>
          <table:table-cell table:style-name="ce27" office:value-type="float" office:value="4.75" calcext:value-type="float">
            <text:p>4,750</text:p>
          </table:table-cell>
          <table:table-cell table:style-name="ce29" office:value-type="percentage" office:value="0.00491310726517235" calcext:value-type="percentage">
            <text:p>0,49%</text:p>
          </table:table-cell>
          <table:table-cell/>
          <table:table-cell table:style-name="ce24" office:value-type="date" office:date-value="2011-12-03" calcext:value-type="date">
            <text:p>03.12.11</text:p>
          </table:table-cell>
          <table:table-cell table:style-name="ce27" office:value-type="float" office:value="1.85" calcext:value-type="float">
            <text:p>1,850</text:p>
          </table:table-cell>
          <table:table-cell table:style-name="ce29" office:value-type="percentage" office:value="0.00538627169528669" calcext:value-type="percentage">
            <text:p>0,54%</text:p>
          </table:table-cell>
          <table:table-cell/>
          <table:table-cell table:style-name="ce24" office:value-type="date" office:date-value="2011-12-03" calcext:value-type="date">
            <text:p>03.12.11</text:p>
          </table:table-cell>
          <table:table-cell table:style-name="ce27" office:value-type="float" office:value="1.85" calcext:value-type="float">
            <text:p>1,850</text:p>
          </table:table-cell>
          <table:table-cell table:style-name="ce29" office:value-type="percentage" office:value="0.0078533586618677" calcext:value-type="percentage">
            <text:p>0,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2" calcext:value-type="date">
            <text:p>02.12.11</text:p>
          </table:table-cell>
          <table:table-cell table:style-name="ce27" office:value-type="float" office:value="4.875" calcext:value-type="float">
            <text:p>4,875</text:p>
          </table:table-cell>
          <table:table-cell table:style-name="ce29" office:value-type="percentage" office:value="0.00515944403712909" calcext:value-type="percentage">
            <text:p>0,52%</text:p>
          </table:table-cell>
          <table:table-cell/>
          <table:table-cell table:style-name="ce24" office:value-type="date" office:date-value="2011-12-02" calcext:value-type="date">
            <text:p>02.12.11</text:p>
          </table:table-cell>
          <table:table-cell table:style-name="ce27" office:value-type="float" office:value="1.9" calcext:value-type="float">
            <text:p>1,900</text:p>
          </table:table-cell>
          <table:table-cell table:style-name="ce29" office:value-type="percentage" office:value="0.0054926088024373" calcext:value-type="percentage">
            <text:p>0,55%</text:p>
          </table:table-cell>
          <table:table-cell/>
          <table:table-cell table:style-name="ce24" office:value-type="date" office:date-value="2011-12-02" calcext:value-type="date">
            <text:p>02.12.11</text:p>
          </table:table-cell>
          <table:table-cell table:style-name="ce27" office:value-type="float" office:value="1.9" calcext:value-type="float">
            <text:p>1,900</text:p>
          </table:table-cell>
          <table:table-cell table:style-name="ce29" office:value-type="percentage" office:value="0.00796590136505695" calcext:value-type="percentage">
            <text:p>0,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2-01" calcext:value-type="date">
            <text:p>01.12.11</text:p>
          </table:table-cell>
          <table:table-cell table:style-name="ce27" office:value-type="float" office:value="5" calcext:value-type="float">
            <text:p>5,000</text:p>
          </table:table-cell>
          <table:table-cell table:style-name="ce29" office:value-type="percentage" office:value="0.00540690823102287" calcext:value-type="percentage">
            <text:p>0,54%</text:p>
          </table:table-cell>
          <table:table-cell/>
          <table:table-cell table:style-name="ce24" office:value-type="date" office:date-value="2011-12-01" calcext:value-type="date">
            <text:p>01.12.11</text:p>
          </table:table-cell>
          <table:table-cell table:style-name="ce27" office:value-type="float" office:value="1.95" calcext:value-type="float">
            <text:p>1,950</text:p>
          </table:table-cell>
          <table:table-cell table:style-name="ce29" office:value-type="percentage" office:value="0.00559894590958792" calcext:value-type="percentage">
            <text:p>0,56%</text:p>
          </table:table-cell>
          <table:table-cell/>
          <table:table-cell table:style-name="ce24" office:value-type="date" office:date-value="2011-12-01" calcext:value-type="date">
            <text:p>01.12.11</text:p>
          </table:table-cell>
          <table:table-cell table:style-name="ce27" office:value-type="float" office:value="1.95" calcext:value-type="float">
            <text:p>1,950</text:p>
          </table:table-cell>
          <table:table-cell table:style-name="ce29" office:value-type="percentage" office:value="0.0080784440682462" calcext:value-type="percentage">
            <text:p>0,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30" calcext:value-type="date">
            <text:p>30.11.11</text:p>
          </table:table-cell>
          <table:table-cell table:style-name="ce27" office:value-type="float" office:value="5.125" calcext:value-type="float">
            <text:p>5,125</text:p>
          </table:table-cell>
          <table:table-cell table:style-name="ce29" office:value-type="percentage" office:value="0.0056549605821291" calcext:value-type="percentage">
            <text:p>0,57%</text:p>
          </table:table-cell>
          <table:table-cell/>
          <table:table-cell table:style-name="ce24" office:value-type="date" office:date-value="2011-11-30" calcext:value-type="date">
            <text:p>30.11.11</text:p>
          </table:table-cell>
          <table:table-cell table:style-name="ce27" office:value-type="float" office:value="2" calcext:value-type="float">
            <text:p>2,000</text:p>
          </table:table-cell>
          <table:table-cell table:style-name="ce29" office:value-type="percentage" office:value="0.00570528301673853" calcext:value-type="percentage">
            <text:p>0,57%</text:p>
          </table:table-cell>
          <table:table-cell/>
          <table:table-cell table:style-name="ce24" office:value-type="date" office:date-value="2011-11-30" calcext:value-type="date">
            <text:p>30.11.11</text:p>
          </table:table-cell>
          <table:table-cell table:style-name="ce27" office:value-type="float" office:value="2" calcext:value-type="float">
            <text:p>2,000</text:p>
          </table:table-cell>
          <table:table-cell table:style-name="ce29" office:value-type="percentage" office:value="0.00819098677143545" calcext:value-type="percentage">
            <text:p>0,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9" calcext:value-type="date">
            <text:p>29.11.11</text:p>
          </table:table-cell>
          <table:table-cell table:style-name="ce27" office:value-type="float" office:value="5.25" calcext:value-type="float">
            <text:p>5,250</text:p>
          </table:table-cell>
          <table:table-cell table:style-name="ce29" office:value-type="percentage" office:value="0.0059028871532314" calcext:value-type="percentage">
            <text:p>0,59%</text:p>
          </table:table-cell>
          <table:table-cell/>
          <table:table-cell table:style-name="ce24" office:value-type="date" office:date-value="2011-11-29" calcext:value-type="date">
            <text:p>29.11.11</text:p>
          </table:table-cell>
          <table:table-cell table:style-name="ce27" office:value-type="float" office:value="2.05" calcext:value-type="float">
            <text:p>2,050</text:p>
          </table:table-cell>
          <table:table-cell table:style-name="ce29" office:value-type="percentage" office:value="0.00581162012388915" calcext:value-type="percentage">
            <text:p>0,58%</text:p>
          </table:table-cell>
          <table:table-cell/>
          <table:table-cell table:style-name="ce24" office:value-type="date" office:date-value="2011-11-29" calcext:value-type="date">
            <text:p>29.11.11</text:p>
          </table:table-cell>
          <table:table-cell table:style-name="ce27" office:value-type="float" office:value="2.05" calcext:value-type="float">
            <text:p>2,050</text:p>
          </table:table-cell>
          <table:table-cell table:style-name="ce29" office:value-type="percentage" office:value="0.0083035294746247" calcext:value-type="percentage">
            <text:p>0,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8" calcext:value-type="date">
            <text:p>28.11.11</text:p>
          </table:table-cell>
          <table:table-cell table:style-name="ce27" office:value-type="float" office:value="5.375" calcext:value-type="float">
            <text:p>5,375</text:p>
          </table:table-cell>
          <table:table-cell table:style-name="ce29" office:value-type="percentage" office:value="0.00614996875846305" calcext:value-type="percentage">
            <text:p>0,61%</text:p>
          </table:table-cell>
          <table:table-cell/>
          <table:table-cell table:style-name="ce24" office:value-type="date" office:date-value="2011-11-28" calcext:value-type="date">
            <text:p>28.11.11</text:p>
          </table:table-cell>
          <table:table-cell table:style-name="ce27" office:value-type="float" office:value="2.1" calcext:value-type="float">
            <text:p>2,100</text:p>
          </table:table-cell>
          <table:table-cell table:style-name="ce29" office:value-type="percentage" office:value="0.00591795723103977" calcext:value-type="percentage">
            <text:p>0,59%</text:p>
          </table:table-cell>
          <table:table-cell/>
          <table:table-cell table:style-name="ce24" office:value-type="date" office:date-value="2011-11-28" calcext:value-type="date">
            <text:p>28.11.11</text:p>
          </table:table-cell>
          <table:table-cell table:style-name="ce27" office:value-type="float" office:value="2.1" calcext:value-type="float">
            <text:p>2,100</text:p>
          </table:table-cell>
          <table:table-cell table:style-name="ce29" office:value-type="percentage" office:value="0.00841607217781395" calcext:value-type="percentage">
            <text:p>0,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7" calcext:value-type="date">
            <text:p>27.11.11</text:p>
          </table:table-cell>
          <table:table-cell table:style-name="ce27" office:value-type="float" office:value="5.5" calcext:value-type="float">
            <text:p>5,500</text:p>
          </table:table-cell>
          <table:table-cell table:style-name="ce29" office:value-type="percentage" office:value="0.00639555155573784" calcext:value-type="percentage">
            <text:p>0,64%</text:p>
          </table:table-cell>
          <table:table-cell/>
          <table:table-cell table:style-name="ce24" office:value-type="date" office:date-value="2011-11-27" calcext:value-type="date">
            <text:p>27.11.11</text:p>
          </table:table-cell>
          <table:table-cell table:style-name="ce27" office:value-type="float" office:value="2.15" calcext:value-type="float">
            <text:p>2,150</text:p>
          </table:table-cell>
          <table:table-cell table:style-name="ce29" office:value-type="percentage" office:value="0.00602429433819038" calcext:value-type="percentage">
            <text:p>0,60%</text:p>
          </table:table-cell>
          <table:table-cell/>
          <table:table-cell table:style-name="ce24" office:value-type="date" office:date-value="2011-11-27" calcext:value-type="date">
            <text:p>27.11.11</text:p>
          </table:table-cell>
          <table:table-cell table:style-name="ce27" office:value-type="float" office:value="2.15" calcext:value-type="float">
            <text:p>2,150</text:p>
          </table:table-cell>
          <table:table-cell table:style-name="ce29" office:value-type="percentage" office:value="0.0085286148810032" calcext:value-type="percentage">
            <text:p>0,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6" calcext:value-type="date">
            <text:p>26.11.11</text:p>
          </table:table-cell>
          <table:table-cell table:style-name="ce27" office:value-type="float" office:value="5.625" calcext:value-type="float">
            <text:p>5,625</text:p>
          </table:table-cell>
          <table:table-cell table:style-name="ce29" office:value-type="percentage" office:value="0.00663903982226619" calcext:value-type="percentage">
            <text:p>0,66%</text:p>
          </table:table-cell>
          <table:table-cell/>
          <table:table-cell table:style-name="ce24" office:value-type="date" office:date-value="2011-11-26" calcext:value-type="date">
            <text:p>26.11.11</text:p>
          </table:table-cell>
          <table:table-cell table:style-name="ce27" office:value-type="float" office:value="2.2" calcext:value-type="float">
            <text:p>2,200</text:p>
          </table:table-cell>
          <table:table-cell table:style-name="ce29" office:value-type="percentage" office:value="0.006130631445341" calcext:value-type="percentage">
            <text:p>0,61%</text:p>
          </table:table-cell>
          <table:table-cell/>
          <table:table-cell table:style-name="ce24" office:value-type="date" office:date-value="2011-11-26" calcext:value-type="date">
            <text:p>26.11.11</text:p>
          </table:table-cell>
          <table:table-cell table:style-name="ce27" office:value-type="float" office:value="2.2" calcext:value-type="float">
            <text:p>2,200</text:p>
          </table:table-cell>
          <table:table-cell table:style-name="ce29" office:value-type="percentage" office:value="0.00864115758419245" calcext:value-type="percentage">
            <text:p>0,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5" calcext:value-type="date">
            <text:p>25.11.11</text:p>
          </table:table-cell>
          <table:table-cell table:style-name="ce27" office:value-type="float" office:value="5.75" calcext:value-type="float">
            <text:p>5,750</text:p>
          </table:table-cell>
          <table:table-cell table:style-name="ce29" office:value-type="percentage" office:value="0.00687988963724014" calcext:value-type="percentage">
            <text:p>0,69%</text:p>
          </table:table-cell>
          <table:table-cell/>
          <table:table-cell table:style-name="ce24" office:value-type="date" office:date-value="2011-11-25" calcext:value-type="date">
            <text:p>25.11.11</text:p>
          </table:table-cell>
          <table:table-cell table:style-name="ce27" office:value-type="float" office:value="2.25" calcext:value-type="float">
            <text:p>2,250</text:p>
          </table:table-cell>
          <table:table-cell table:style-name="ce29" office:value-type="percentage" office:value="0.00623696855249161" calcext:value-type="percentage">
            <text:p>0,62%</text:p>
          </table:table-cell>
          <table:table-cell/>
          <table:table-cell table:style-name="ce24" office:value-type="date" office:date-value="2011-11-25" calcext:value-type="date">
            <text:p>25.11.11</text:p>
          </table:table-cell>
          <table:table-cell table:style-name="ce27" office:value-type="float" office:value="2.25" calcext:value-type="float">
            <text:p>2,250</text:p>
          </table:table-cell>
          <table:table-cell table:style-name="ce29" office:value-type="percentage" office:value="0.0087537002873817" calcext:value-type="percentage">
            <text:p>0,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4" calcext:value-type="date">
            <text:p>24.11.11</text:p>
          </table:table-cell>
          <table:table-cell table:style-name="ce27" office:value-type="float" office:value="5.875" calcext:value-type="float">
            <text:p>5,875</text:p>
          </table:table-cell>
          <table:table-cell table:style-name="ce29" office:value-type="percentage" office:value="0.00711760337098437" calcext:value-type="percentage">
            <text:p>0,71%</text:p>
          </table:table-cell>
          <table:table-cell/>
          <table:table-cell table:style-name="ce24" office:value-type="date" office:date-value="2011-11-24" calcext:value-type="date">
            <text:p>24.11.11</text:p>
          </table:table-cell>
          <table:table-cell table:style-name="ce27" office:value-type="float" office:value="2.3" calcext:value-type="float">
            <text:p>2,300</text:p>
          </table:table-cell>
          <table:table-cell table:style-name="ce29" office:value-type="percentage" office:value="0.00634330565964223" calcext:value-type="percentage">
            <text:p>0,63%</text:p>
          </table:table-cell>
          <table:table-cell/>
          <table:table-cell table:style-name="ce24" office:value-type="date" office:date-value="2011-11-24" calcext:value-type="date">
            <text:p>24.11.11</text:p>
          </table:table-cell>
          <table:table-cell table:style-name="ce27" office:value-type="float" office:value="2.3" calcext:value-type="float">
            <text:p>2,300</text:p>
          </table:table-cell>
          <table:table-cell table:style-name="ce29" office:value-type="percentage" office:value="0.00886624299057096" calcext:value-type="percentage">
            <text:p>0,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3" calcext:value-type="date">
            <text:p>23.11.11</text:p>
          </table:table-cell>
          <table:table-cell table:style-name="ce27" office:value-type="float" office:value="6" calcext:value-type="float">
            <text:p>6,000</text:p>
          </table:table-cell>
          <table:table-cell table:style-name="ce29" office:value-type="percentage" office:value="0.00735172486296316" calcext:value-type="percentage">
            <text:p>0,74%</text:p>
          </table:table-cell>
          <table:table-cell/>
          <table:table-cell table:style-name="ce24" office:value-type="date" office:date-value="2011-11-23" calcext:value-type="date">
            <text:p>23.11.11</text:p>
          </table:table-cell>
          <table:table-cell table:style-name="ce27" office:value-type="float" office:value="2.35" calcext:value-type="float">
            <text:p>2,350</text:p>
          </table:table-cell>
          <table:table-cell table:style-name="ce29" office:value-type="percentage" office:value="0.00644964276679284" calcext:value-type="percentage">
            <text:p>0,64%</text:p>
          </table:table-cell>
          <table:table-cell/>
          <table:table-cell table:style-name="ce24" office:value-type="date" office:date-value="2011-11-23" calcext:value-type="date">
            <text:p>23.11.11</text:p>
          </table:table-cell>
          <table:table-cell table:style-name="ce27" office:value-type="float" office:value="2.35" calcext:value-type="float">
            <text:p>2,350</text:p>
          </table:table-cell>
          <table:table-cell table:style-name="ce29" office:value-type="percentage" office:value="0.00897878569376021" calcext:value-type="percentage">
            <text:p>0,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2" calcext:value-type="date">
            <text:p>22.11.11</text:p>
          </table:table-cell>
          <table:table-cell table:style-name="ce27" office:value-type="float" office:value="6.125" calcext:value-type="float">
            <text:p>6,125</text:p>
          </table:table-cell>
          <table:table-cell table:style-name="ce29" office:value-type="percentage" office:value="0.00758196609338701" calcext:value-type="percentage">
            <text:p>0,76%</text:p>
          </table:table-cell>
          <table:table-cell/>
          <table:table-cell table:style-name="ce24" office:value-type="date" office:date-value="2011-11-22" calcext:value-type="date">
            <text:p>22.11.11</text:p>
          </table:table-cell>
          <table:table-cell table:style-name="ce27" office:value-type="float" office:value="2.4" calcext:value-type="float">
            <text:p>2,400</text:p>
          </table:table-cell>
          <table:table-cell table:style-name="ce29" office:value-type="percentage" office:value="0.00655597987394346" calcext:value-type="percentage">
            <text:p>0,66%</text:p>
          </table:table-cell>
          <table:table-cell/>
          <table:table-cell table:style-name="ce24" office:value-type="date" office:date-value="2011-11-22" calcext:value-type="date">
            <text:p>22.11.11</text:p>
          </table:table-cell>
          <table:table-cell table:style-name="ce27" office:value-type="float" office:value="2.4" calcext:value-type="float">
            <text:p>2,400</text:p>
          </table:table-cell>
          <table:table-cell table:style-name="ce29" office:value-type="percentage" office:value="0.00909132839694946" calcext:value-type="percentage">
            <text:p>0,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1" calcext:value-type="date">
            <text:p>21.11.11</text:p>
          </table:table-cell>
          <table:table-cell table:style-name="ce27" office:value-type="float" office:value="6.25" calcext:value-type="float">
            <text:p>6,250</text:p>
          </table:table-cell>
          <table:table-cell table:style-name="ce29" office:value-type="percentage" office:value="0.00780873037845796" calcext:value-type="percentage">
            <text:p>0,78%</text:p>
          </table:table-cell>
          <table:table-cell/>
          <table:table-cell table:style-name="ce24" office:value-type="date" office:date-value="2011-11-21" calcext:value-type="date">
            <text:p>21.11.11</text:p>
          </table:table-cell>
          <table:table-cell table:style-name="ce27" office:value-type="float" office:value="2.45" calcext:value-type="float">
            <text:p>2,450</text:p>
          </table:table-cell>
          <table:table-cell table:style-name="ce29" office:value-type="percentage" office:value="0.00666231698109408" calcext:value-type="percentage">
            <text:p>0,67%</text:p>
          </table:table-cell>
          <table:table-cell/>
          <table:table-cell table:style-name="ce24" office:value-type="date" office:date-value="2011-11-21" calcext:value-type="date">
            <text:p>21.11.11</text:p>
          </table:table-cell>
          <table:table-cell table:style-name="ce27" office:value-type="float" office:value="2.45" calcext:value-type="float">
            <text:p>2,450</text:p>
          </table:table-cell>
          <table:table-cell table:style-name="ce29" office:value-type="percentage" office:value="0.00920387110013871" calcext:value-type="percentage">
            <text:p>0,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20" calcext:value-type="date">
            <text:p>20.11.11</text:p>
          </table:table-cell>
          <table:table-cell table:style-name="ce27" office:value-type="float" office:value="6.375" calcext:value-type="float">
            <text:p>6,375</text:p>
          </table:table-cell>
          <table:table-cell table:style-name="ce29" office:value-type="percentage" office:value="0.00803260207070118" calcext:value-type="percentage">
            <text:p>0,80%</text:p>
          </table:table-cell>
          <table:table-cell/>
          <table:table-cell table:style-name="ce24" office:value-type="date" office:date-value="2011-11-20" calcext:value-type="date">
            <text:p>20.11.11</text:p>
          </table:table-cell>
          <table:table-cell table:style-name="ce27" office:value-type="float" office:value="2.5" calcext:value-type="float">
            <text:p>2,500</text:p>
          </table:table-cell>
          <table:table-cell table:style-name="ce29" office:value-type="percentage" office:value="0.00676865408824469" calcext:value-type="percentage">
            <text:p>0,68%</text:p>
          </table:table-cell>
          <table:table-cell/>
          <table:table-cell table:style-name="ce24" office:value-type="date" office:date-value="2011-11-20" calcext:value-type="date">
            <text:p>20.11.11</text:p>
          </table:table-cell>
          <table:table-cell table:style-name="ce27" office:value-type="float" office:value="2.5" calcext:value-type="float">
            <text:p>2,500</text:p>
          </table:table-cell>
          <table:table-cell table:style-name="ce29" office:value-type="percentage" office:value="0.00931641380332796" calcext:value-type="percentage">
            <text:p>0,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9" calcext:value-type="date">
            <text:p>19.11.11</text:p>
          </table:table-cell>
          <table:table-cell table:style-name="ce27" office:value-type="float" office:value="6.5" calcext:value-type="float">
            <text:p>6,500</text:p>
          </table:table-cell>
          <table:table-cell table:style-name="ce29" office:value-type="percentage" office:value="0.00825412068190872" calcext:value-type="percentage">
            <text:p>0,83%</text:p>
          </table:table-cell>
          <table:table-cell/>
          <table:table-cell table:style-name="ce24" office:value-type="date" office:date-value="2011-11-19" calcext:value-type="date">
            <text:p>19.11.11</text:p>
          </table:table-cell>
          <table:table-cell table:style-name="ce27" office:value-type="float" office:value="2.55" calcext:value-type="float">
            <text:p>2,550</text:p>
          </table:table-cell>
          <table:table-cell table:style-name="ce29" office:value-type="percentage" office:value="0.00687499119539531" calcext:value-type="percentage">
            <text:p>0,69%</text:p>
          </table:table-cell>
          <table:table-cell/>
          <table:table-cell table:style-name="ce24" office:value-type="date" office:date-value="2011-11-19" calcext:value-type="date">
            <text:p>19.11.11</text:p>
          </table:table-cell>
          <table:table-cell table:style-name="ce27" office:value-type="float" office:value="2.55" calcext:value-type="float">
            <text:p>2,550</text:p>
          </table:table-cell>
          <table:table-cell table:style-name="ce29" office:value-type="percentage" office:value="0.00951270358506627" calcext:value-type="percentage">
            <text:p>0,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8" calcext:value-type="date">
            <text:p>18.11.11</text:p>
          </table:table-cell>
          <table:table-cell table:style-name="ce27" office:value-type="float" office:value="6.625" calcext:value-type="float">
            <text:p>6,625</text:p>
          </table:table-cell>
          <table:table-cell table:style-name="ce29" office:value-type="percentage" office:value="0.00847378500600159" calcext:value-type="percentage">
            <text:p>0,85%</text:p>
          </table:table-cell>
          <table:table-cell/>
          <table:table-cell table:style-name="ce24" office:value-type="date" office:date-value="2011-11-18" calcext:value-type="date">
            <text:p>18.11.11</text:p>
          </table:table-cell>
          <table:table-cell table:style-name="ce27" office:value-type="float" office:value="2.6" calcext:value-type="float">
            <text:p>2,600</text:p>
          </table:table-cell>
          <table:table-cell table:style-name="ce29" office:value-type="percentage" office:value="0.00698132830254593" calcext:value-type="percentage">
            <text:p>0,70%</text:p>
          </table:table-cell>
          <table:table-cell/>
          <table:table-cell table:style-name="ce24" office:value-type="date" office:date-value="2011-11-18" calcext:value-type="date">
            <text:p>18.11.11</text:p>
          </table:table-cell>
          <table:table-cell table:style-name="ce27" office:value-type="float" office:value="2.6" calcext:value-type="float">
            <text:p>2,600</text:p>
          </table:table-cell>
          <table:table-cell table:style-name="ce29" office:value-type="percentage" office:value="0.00972886555493486" calcext:value-type="percentage">
            <text:p>0,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7" calcext:value-type="date">
            <text:p>17.11.11</text:p>
          </table:table-cell>
          <table:table-cell table:style-name="ce27" office:value-type="float" office:value="6.75" calcext:value-type="float">
            <text:p>6,750</text:p>
          </table:table-cell>
          <table:table-cell table:style-name="ce29" office:value-type="percentage" office:value="0.0086920568892029" calcext:value-type="percentage">
            <text:p>0,87%</text:p>
          </table:table-cell>
          <table:table-cell/>
          <table:table-cell table:style-name="ce24" office:value-type="date" office:date-value="2011-11-17" calcext:value-type="date">
            <text:p>17.11.11</text:p>
          </table:table-cell>
          <table:table-cell table:style-name="ce27" office:value-type="float" office:value="2.65" calcext:value-type="float">
            <text:p>2,650</text:p>
          </table:table-cell>
          <table:table-cell table:style-name="ce29" office:value-type="percentage" office:value="0.00708766540969654" calcext:value-type="percentage">
            <text:p>0,71%</text:p>
          </table:table-cell>
          <table:table-cell/>
          <table:table-cell table:style-name="ce24" office:value-type="date" office:date-value="2011-11-17" calcext:value-type="date">
            <text:p>17.11.11</text:p>
          </table:table-cell>
          <table:table-cell table:style-name="ce27" office:value-type="float" office:value="2.65" calcext:value-type="float">
            <text:p>2,650</text:p>
          </table:table-cell>
          <table:table-cell table:style-name="ce29" office:value-type="percentage" office:value="0.00994502752480345" calcext:value-type="percentage">
            <text:p>0,9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6" calcext:value-type="date">
            <text:p>16.11.11</text:p>
          </table:table-cell>
          <table:table-cell table:style-name="ce27" office:value-type="float" office:value="6.875" calcext:value-type="float">
            <text:p>6,875</text:p>
          </table:table-cell>
          <table:table-cell table:style-name="ce29" office:value-type="percentage" office:value="0.00890936458891953" calcext:value-type="percentage">
            <text:p>0,89%</text:p>
          </table:table-cell>
          <table:table-cell/>
          <table:table-cell table:style-name="ce24" office:value-type="date" office:date-value="2011-11-16" calcext:value-type="date">
            <text:p>16.11.11</text:p>
          </table:table-cell>
          <table:table-cell table:style-name="ce27" office:value-type="float" office:value="2.7" calcext:value-type="float">
            <text:p>2,700</text:p>
          </table:table-cell>
          <table:table-cell table:style-name="ce29" office:value-type="percentage" office:value="0.00719400251684716" calcext:value-type="percentage">
            <text:p>0,72%</text:p>
          </table:table-cell>
          <table:table-cell/>
          <table:table-cell table:style-name="ce24" office:value-type="date" office:date-value="2011-11-16" calcext:value-type="date">
            <text:p>16.11.11</text:p>
          </table:table-cell>
          <table:table-cell table:style-name="ce27" office:value-type="float" office:value="2.7" calcext:value-type="float">
            <text:p>2,700</text:p>
          </table:table-cell>
          <table:table-cell table:style-name="ce29" office:value-type="percentage" office:value="0.010161189494672" calcext:value-type="percentage">
            <text:p>1,0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5" calcext:value-type="date">
            <text:p>15.11.11</text:p>
          </table:table-cell>
          <table:table-cell table:style-name="ce27" office:value-type="float" office:value="7" calcext:value-type="float">
            <text:p>7,000</text:p>
          </table:table-cell>
          <table:table-cell table:style-name="ce29" office:value-type="percentage" office:value="0.00912610577274362" calcext:value-type="percentage">
            <text:p>0,91%</text:p>
          </table:table-cell>
          <table:table-cell/>
          <table:table-cell table:style-name="ce24" office:value-type="date" office:date-value="2011-11-15" calcext:value-type="date">
            <text:p>15.11.11</text:p>
          </table:table-cell>
          <table:table-cell table:style-name="ce27" office:value-type="float" office:value="2.75" calcext:value-type="float">
            <text:p>2,750</text:p>
          </table:table-cell>
          <table:table-cell table:style-name="ce29" office:value-type="percentage" office:value="0.00730033962399777" calcext:value-type="percentage">
            <text:p>0,73%</text:p>
          </table:table-cell>
          <table:table-cell/>
          <table:table-cell table:style-name="ce24" office:value-type="date" office:date-value="2011-11-15" calcext:value-type="date">
            <text:p>15.11.11</text:p>
          </table:table-cell>
          <table:table-cell table:style-name="ce27" office:value-type="float" office:value="2.75" calcext:value-type="float">
            <text:p>2,750</text:p>
          </table:table-cell>
          <table:table-cell table:style-name="ce29" office:value-type="percentage" office:value="0.0103773514645406" calcext:value-type="percentage">
            <text:p>1,0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4" calcext:value-type="date">
            <text:p>14.11.11</text:p>
          </table:table-cell>
          <table:table-cell table:style-name="ce27" office:value-type="float" office:value="7.125" calcext:value-type="float">
            <text:p>7,125</text:p>
          </table:table-cell>
          <table:table-cell table:style-name="ce29" office:value-type="percentage" office:value="0.00934252502939605" calcext:value-type="percentage">
            <text:p>0,93%</text:p>
          </table:table-cell>
          <table:table-cell/>
          <table:table-cell table:style-name="ce24" office:value-type="date" office:date-value="2011-11-14" calcext:value-type="date">
            <text:p>14.11.11</text:p>
          </table:table-cell>
          <table:table-cell table:style-name="ce27" office:value-type="float" office:value="2.8" calcext:value-type="float">
            <text:p>2,800</text:p>
          </table:table-cell>
          <table:table-cell table:style-name="ce29" office:value-type="percentage" office:value="0.00755084829307947" calcext:value-type="percentage">
            <text:p>0,76%</text:p>
          </table:table-cell>
          <table:table-cell/>
          <table:table-cell table:style-name="ce24" office:value-type="date" office:date-value="2011-11-14" calcext:value-type="date">
            <text:p>14.11.11</text:p>
          </table:table-cell>
          <table:table-cell table:style-name="ce27" office:value-type="float" office:value="2.8" calcext:value-type="float">
            <text:p>2,800</text:p>
          </table:table-cell>
          <table:table-cell table:style-name="ce29" office:value-type="percentage" office:value="0.0105935134344092" calcext:value-type="percentage">
            <text:p>1,0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3" calcext:value-type="date">
            <text:p>13.11.11</text:p>
          </table:table-cell>
          <table:table-cell table:style-name="ce27" office:value-type="float" office:value="7.25" calcext:value-type="float">
            <text:p>7,250</text:p>
          </table:table-cell>
          <table:table-cell table:style-name="ce29" office:value-type="percentage" office:value="0.00955811715156333" calcext:value-type="percentage">
            <text:p>0,96%</text:p>
          </table:table-cell>
          <table:table-cell/>
          <table:table-cell table:style-name="ce24" office:value-type="date" office:date-value="2011-11-13" calcext:value-type="date">
            <text:p>13.11.11</text:p>
          </table:table-cell>
          <table:table-cell table:style-name="ce27" office:value-type="float" office:value="2.85" calcext:value-type="float">
            <text:p>2,850</text:p>
          </table:table-cell>
          <table:table-cell table:style-name="ce29" office:value-type="percentage" office:value="0.00783259413391289" calcext:value-type="percentage">
            <text:p>0,78%</text:p>
          </table:table-cell>
          <table:table-cell/>
          <table:table-cell table:style-name="ce24" office:value-type="date" office:date-value="2011-11-13" calcext:value-type="date">
            <text:p>13.11.11</text:p>
          </table:table-cell>
          <table:table-cell table:style-name="ce27" office:value-type="float" office:value="2.85" calcext:value-type="float">
            <text:p>2,850</text:p>
          </table:table-cell>
          <table:table-cell table:style-name="ce29" office:value-type="percentage" office:value="0.0108096754042778" calcext:value-type="percentage">
            <text:p>1,0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2" calcext:value-type="date">
            <text:p>12.11.11</text:p>
          </table:table-cell>
          <table:table-cell table:style-name="ce27" office:value-type="float" office:value="7.375" calcext:value-type="float">
            <text:p>7,375</text:p>
          </table:table-cell>
          <table:table-cell table:style-name="ce29" office:value-type="percentage" office:value="0.00977214543656598" calcext:value-type="percentage">
            <text:p>0,98%</text:p>
          </table:table-cell>
          <table:table-cell/>
          <table:table-cell table:style-name="ce24" office:value-type="date" office:date-value="2011-11-12" calcext:value-type="date">
            <text:p>12.11.11</text:p>
          </table:table-cell>
          <table:table-cell table:style-name="ce27" office:value-type="float" office:value="2.9" calcext:value-type="float">
            <text:p>2,900</text:p>
          </table:table-cell>
          <table:table-cell table:style-name="ce29" office:value-type="percentage" office:value="0.00811433997474632" calcext:value-type="percentage">
            <text:p>0,81%</text:p>
          </table:table-cell>
          <table:table-cell/>
          <table:table-cell table:style-name="ce24" office:value-type="date" office:date-value="2011-11-12" calcext:value-type="date">
            <text:p>12.11.11</text:p>
          </table:table-cell>
          <table:table-cell table:style-name="ce27" office:value-type="float" office:value="2.9" calcext:value-type="float">
            <text:p>2,900</text:p>
          </table:table-cell>
          <table:table-cell table:style-name="ce29" office:value-type="percentage" office:value="0.0110258373741464" calcext:value-type="percentage">
            <text:p>1,1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1" calcext:value-type="date">
            <text:p>11.11.11</text:p>
          </table:table-cell>
          <table:table-cell table:style-name="ce27" office:value-type="float" office:value="7.5" calcext:value-type="float">
            <text:p>7,500</text:p>
          </table:table-cell>
          <table:table-cell table:style-name="ce29" office:value-type="percentage" office:value="0.0099839218824" calcext:value-type="percentage">
            <text:p>1,00%</text:p>
          </table:table-cell>
          <table:table-cell/>
          <table:table-cell table:style-name="ce24" office:value-type="date" office:date-value="2011-11-11" calcext:value-type="date">
            <text:p>11.11.11</text:p>
          </table:table-cell>
          <table:table-cell table:style-name="ce27" office:value-type="float" office:value="2.95" calcext:value-type="float">
            <text:p>2,950</text:p>
          </table:table-cell>
          <table:table-cell table:style-name="ce29" office:value-type="percentage" office:value="0.00839608581557975" calcext:value-type="percentage">
            <text:p>0,84%</text:p>
          </table:table-cell>
          <table:table-cell/>
          <table:table-cell table:style-name="ce24" office:value-type="date" office:date-value="2011-11-11" calcext:value-type="date">
            <text:p>11.11.11</text:p>
          </table:table-cell>
          <table:table-cell table:style-name="ce27" office:value-type="float" office:value="2.95" calcext:value-type="float">
            <text:p>2,950</text:p>
          </table:table-cell>
          <table:table-cell table:style-name="ce29" office:value-type="percentage" office:value="0.011241999344015" calcext:value-type="percentage">
            <text:p>1,1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10" calcext:value-type="date">
            <text:p>10.11.11</text:p>
          </table:table-cell>
          <table:table-cell table:style-name="ce27" office:value-type="float" office:value="7.625" calcext:value-type="float">
            <text:p>7,625</text:p>
          </table:table-cell>
          <table:table-cell table:style-name="ce29" office:value-type="percentage" office:value="0.0101928036019469" calcext:value-type="percentage">
            <text:p>1,02%</text:p>
          </table:table-cell>
          <table:table-cell/>
          <table:table-cell table:style-name="ce24" office:value-type="date" office:date-value="2011-11-10" calcext:value-type="date">
            <text:p>10.11.11</text:p>
          </table:table-cell>
          <table:table-cell table:style-name="ce27" office:value-type="float" office:value="3" calcext:value-type="float">
            <text:p>3,000</text:p>
          </table:table-cell>
          <table:table-cell table:style-name="ce29" office:value-type="percentage" office:value="0.00867783165641317" calcext:value-type="percentage">
            <text:p>0,87%</text:p>
          </table:table-cell>
          <table:table-cell/>
          <table:table-cell table:style-name="ce24" office:value-type="date" office:date-value="2011-11-10" calcext:value-type="date">
            <text:p>10.11.11</text:p>
          </table:table-cell>
          <table:table-cell table:style-name="ce27" office:value-type="float" office:value="3" calcext:value-type="float">
            <text:p>3,000</text:p>
          </table:table-cell>
          <table:table-cell table:style-name="ce29" office:value-type="percentage" office:value="0.0114581613138836" calcext:value-type="percentage">
            <text:p>1,1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9" calcext:value-type="date">
            <text:p>09.11.11</text:p>
          </table:table-cell>
          <table:table-cell table:style-name="ce27" office:value-type="float" office:value="7.75" calcext:value-type="float">
            <text:p>7,750</text:p>
          </table:table-cell>
          <table:table-cell table:style-name="ce29" office:value-type="percentage" office:value="0.0103981891846767" calcext:value-type="percentage">
            <text:p>1,04%</text:p>
          </table:table-cell>
          <table:table-cell/>
          <table:table-cell table:style-name="ce24" office:value-type="date" office:date-value="2011-11-09" calcext:value-type="date">
            <text:p>09.11.11</text:p>
          </table:table-cell>
          <table:table-cell table:style-name="ce27" office:value-type="float" office:value="3.05" calcext:value-type="float">
            <text:p>3,050</text:p>
          </table:table-cell>
          <table:table-cell table:style-name="ce29" office:value-type="percentage" office:value="0.0089595774972466" calcext:value-type="percentage">
            <text:p>0,90%</text:p>
          </table:table-cell>
          <table:table-cell/>
          <table:table-cell table:style-name="ce24" office:value-type="date" office:date-value="2011-11-09" calcext:value-type="date">
            <text:p>09.11.11</text:p>
          </table:table-cell>
          <table:table-cell table:style-name="ce27" office:value-type="float" office:value="3.05" calcext:value-type="float">
            <text:p>3,050</text:p>
          </table:table-cell>
          <table:table-cell table:style-name="ce29" office:value-type="percentage" office:value="0.0116743232837522" calcext:value-type="percentage">
            <text:p>1,1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8" calcext:value-type="date">
            <text:p>08.11.11</text:p>
          </table:table-cell>
          <table:table-cell table:style-name="ce27" office:value-type="float" office:value="7.875" calcext:value-type="float">
            <text:p>7,875</text:p>
          </table:table-cell>
          <table:table-cell table:style-name="ce29" office:value-type="percentage" office:value="0.0105995154048545" calcext:value-type="percentage">
            <text:p>1,06%</text:p>
          </table:table-cell>
          <table:table-cell/>
          <table:table-cell table:style-name="ce24" office:value-type="date" office:date-value="2011-11-08" calcext:value-type="date">
            <text:p>08.11.11</text:p>
          </table:table-cell>
          <table:table-cell table:style-name="ce27" office:value-type="float" office:value="3.1" calcext:value-type="float">
            <text:p>3,100</text:p>
          </table:table-cell>
          <table:table-cell table:style-name="ce29" office:value-type="percentage" office:value="0.00924132333808003" calcext:value-type="percentage">
            <text:p>0,92%</text:p>
          </table:table-cell>
          <table:table-cell/>
          <table:table-cell table:style-name="ce24" office:value-type="date" office:date-value="2011-11-08" calcext:value-type="date">
            <text:p>08.11.11</text:p>
          </table:table-cell>
          <table:table-cell table:style-name="ce27" office:value-type="float" office:value="3.1" calcext:value-type="float">
            <text:p>3,100</text:p>
          </table:table-cell>
          <table:table-cell table:style-name="ce29" office:value-type="percentage" office:value="0.0118904852536208" calcext:value-type="percentage">
            <text:p>1,1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7" calcext:value-type="date">
            <text:p>07.11.11</text:p>
          </table:table-cell>
          <table:table-cell table:style-name="ce27" office:value-type="float" office:value="8" calcext:value-type="float">
            <text:p>8,000</text:p>
          </table:table-cell>
          <table:table-cell table:style-name="ce29" office:value-type="percentage" office:value="0.0107962542383543" calcext:value-type="percentage">
            <text:p>1,08%</text:p>
          </table:table-cell>
          <table:table-cell/>
          <table:table-cell table:style-name="ce24" office:value-type="date" office:date-value="2011-11-07" calcext:value-type="date">
            <text:p>07.11.11</text:p>
          </table:table-cell>
          <table:table-cell table:style-name="ce27" office:value-type="float" office:value="3.15" calcext:value-type="float">
            <text:p>3,150</text:p>
          </table:table-cell>
          <table:table-cell table:style-name="ce29" office:value-type="percentage" office:value="0.00952306917891345" calcext:value-type="percentage">
            <text:p>0,95%</text:p>
          </table:table-cell>
          <table:table-cell/>
          <table:table-cell table:style-name="ce24" office:value-type="date" office:date-value="2011-11-07" calcext:value-type="date">
            <text:p>07.11.11</text:p>
          </table:table-cell>
          <table:table-cell table:style-name="ce27" office:value-type="float" office:value="3.15" calcext:value-type="float">
            <text:p>3,150</text:p>
          </table:table-cell>
          <table:table-cell table:style-name="ce29" office:value-type="percentage" office:value="0.0121066472234894" calcext:value-type="percentage">
            <text:p>1,2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6" calcext:value-type="date">
            <text:p>06.11.11</text:p>
          </table:table-cell>
          <table:table-cell table:style-name="ce27" office:value-type="float" office:value="8.125" calcext:value-type="float">
            <text:p>8,125</text:p>
          </table:table-cell>
          <table:table-cell table:style-name="ce29" office:value-type="percentage" office:value="0.0109880239749553" calcext:value-type="percentage">
            <text:p>1,10%</text:p>
          </table:table-cell>
          <table:table-cell/>
          <table:table-cell table:style-name="ce24" office:value-type="date" office:date-value="2011-11-06" calcext:value-type="date">
            <text:p>06.11.11</text:p>
          </table:table-cell>
          <table:table-cell table:style-name="ce27" office:value-type="float" office:value="3.2" calcext:value-type="float">
            <text:p>3,200</text:p>
          </table:table-cell>
          <table:table-cell table:style-name="ce29" office:value-type="percentage" office:value="0.00980481501974688" calcext:value-type="percentage">
            <text:p>0,98%</text:p>
          </table:table-cell>
          <table:table-cell/>
          <table:table-cell table:style-name="ce24" office:value-type="date" office:date-value="2011-11-06" calcext:value-type="date">
            <text:p>06.11.11</text:p>
          </table:table-cell>
          <table:table-cell table:style-name="ce27" office:value-type="float" office:value="3.2" calcext:value-type="float">
            <text:p>3,200</text:p>
          </table:table-cell>
          <table:table-cell table:style-name="ce29" office:value-type="percentage" office:value="0.012322809193358" calcext:value-type="percentage">
            <text:p>1,2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5" calcext:value-type="date">
            <text:p>05.11.11</text:p>
          </table:table-cell>
          <table:table-cell table:style-name="ce27" office:value-type="float" office:value="8.25" calcext:value-type="float">
            <text:p>8,250</text:p>
          </table:table-cell>
          <table:table-cell table:style-name="ce29" office:value-type="percentage" office:value="0.0111750903742619" calcext:value-type="percentage">
            <text:p>1,12%</text:p>
          </table:table-cell>
          <table:table-cell/>
          <table:table-cell table:style-name="ce24" office:value-type="date" office:date-value="2011-11-05" calcext:value-type="date">
            <text:p>05.11.11</text:p>
          </table:table-cell>
          <table:table-cell table:style-name="ce27" office:value-type="float" office:value="3.25" calcext:value-type="float">
            <text:p>3,250</text:p>
          </table:table-cell>
          <table:table-cell table:style-name="ce29" office:value-type="percentage" office:value="0.0100865608605803" calcext:value-type="percentage">
            <text:p>1,01%</text:p>
          </table:table-cell>
          <table:table-cell/>
          <table:table-cell table:style-name="ce24" office:value-type="date" office:date-value="2011-11-05" calcext:value-type="date">
            <text:p>05.11.11</text:p>
          </table:table-cell>
          <table:table-cell table:style-name="ce27" office:value-type="float" office:value="3.25" calcext:value-type="float">
            <text:p>3,250</text:p>
          </table:table-cell>
          <table:table-cell table:style-name="ce29" office:value-type="percentage" office:value="0.0125389711632266" calcext:value-type="percentage">
            <text:p>1,2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4" calcext:value-type="date">
            <text:p>04.11.11</text:p>
          </table:table-cell>
          <table:table-cell table:style-name="ce27" office:value-type="float" office:value="8.375" calcext:value-type="float">
            <text:p>8,375</text:p>
          </table:table-cell>
          <table:table-cell table:style-name="ce29" office:value-type="percentage" office:value="0.0113579161904338" calcext:value-type="percentage">
            <text:p>1,14%</text:p>
          </table:table-cell>
          <table:table-cell/>
          <table:table-cell table:style-name="ce24" office:value-type="date" office:date-value="2011-11-04" calcext:value-type="date">
            <text:p>04.11.11</text:p>
          </table:table-cell>
          <table:table-cell table:style-name="ce27" office:value-type="float" office:value="3.3" calcext:value-type="float">
            <text:p>3,300</text:p>
          </table:table-cell>
          <table:table-cell table:style-name="ce29" office:value-type="percentage" office:value="0.0103683067014137" calcext:value-type="percentage">
            <text:p>1,04%</text:p>
          </table:table-cell>
          <table:table-cell/>
          <table:table-cell table:style-name="ce24" office:value-type="date" office:date-value="2011-11-04" calcext:value-type="date">
            <text:p>04.11.11</text:p>
          </table:table-cell>
          <table:table-cell table:style-name="ce27" office:value-type="float" office:value="3.3" calcext:value-type="float">
            <text:p>3,300</text:p>
          </table:table-cell>
          <table:table-cell table:style-name="ce29" office:value-type="percentage" office:value="0.0127551331330951" calcext:value-type="percentage">
            <text:p>1,2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3" calcext:value-type="date">
            <text:p>03.11.11</text:p>
          </table:table-cell>
          <table:table-cell table:style-name="ce27" office:value-type="float" office:value="8.5" calcext:value-type="float">
            <text:p>8,500</text:p>
          </table:table-cell>
          <table:table-cell table:style-name="ce29" office:value-type="percentage" office:value="0.0115369371596378" calcext:value-type="percentage">
            <text:p>1,15%</text:p>
          </table:table-cell>
          <table:table-cell/>
          <table:table-cell table:style-name="ce24" office:value-type="date" office:date-value="2011-11-03" calcext:value-type="date">
            <text:p>03.11.11</text:p>
          </table:table-cell>
          <table:table-cell table:style-name="ce27" office:value-type="float" office:value="3.35" calcext:value-type="float">
            <text:p>3,350</text:p>
          </table:table-cell>
          <table:table-cell table:style-name="ce29" office:value-type="percentage" office:value="0.0106500525422472" calcext:value-type="percentage">
            <text:p>1,07%</text:p>
          </table:table-cell>
          <table:table-cell/>
          <table:table-cell table:style-name="ce24" office:value-type="date" office:date-value="2011-11-03" calcext:value-type="date">
            <text:p>03.11.11</text:p>
          </table:table-cell>
          <table:table-cell table:style-name="ce27" office:value-type="float" office:value="3.35" calcext:value-type="float">
            <text:p>3,350</text:p>
          </table:table-cell>
          <table:table-cell table:style-name="ce29" office:value-type="percentage" office:value="0.0129712951029637" calcext:value-type="percentage">
            <text:p>1,3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2" calcext:value-type="date">
            <text:p>02.11.11</text:p>
          </table:table-cell>
          <table:table-cell table:style-name="ce27" office:value-type="float" office:value="8.625" calcext:value-type="float">
            <text:p>8,625</text:p>
          </table:table-cell>
          <table:table-cell table:style-name="ce29" office:value-type="percentage" office:value="0.0117125637579731" calcext:value-type="percentage">
            <text:p>1,17%</text:p>
          </table:table-cell>
          <table:table-cell/>
          <table:table-cell table:style-name="ce24" office:value-type="date" office:date-value="2011-11-02" calcext:value-type="date">
            <text:p>02.11.11</text:p>
          </table:table-cell>
          <table:table-cell table:style-name="ce27" office:value-type="float" office:value="3.4" calcext:value-type="float">
            <text:p>3,400</text:p>
          </table:table-cell>
          <table:table-cell table:style-name="ce29" office:value-type="percentage" office:value="0.0109317983830806" calcext:value-type="percentage">
            <text:p>1,09%</text:p>
          </table:table-cell>
          <table:table-cell/>
          <table:table-cell table:style-name="ce24" office:value-type="date" office:date-value="2011-11-02" calcext:value-type="date">
            <text:p>02.11.11</text:p>
          </table:table-cell>
          <table:table-cell table:style-name="ce27" office:value-type="float" office:value="3.4" calcext:value-type="float">
            <text:p>3,400</text:p>
          </table:table-cell>
          <table:table-cell table:style-name="ce29" office:value-type="percentage" office:value="0.0131874570728323" calcext:value-type="percentage">
            <text:p>1,3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1-01" calcext:value-type="date">
            <text:p>01.11.11</text:p>
          </table:table-cell>
          <table:table-cell table:style-name="ce27" office:value-type="float" office:value="8.75" calcext:value-type="float">
            <text:p>8,750</text:p>
          </table:table-cell>
          <table:table-cell table:style-name="ce29" office:value-type="percentage" office:value="0.0118851830057617" calcext:value-type="percentage">
            <text:p>1,19%</text:p>
          </table:table-cell>
          <table:table-cell/>
          <table:table-cell table:style-name="ce24" office:value-type="date" office:date-value="2011-11-01" calcext:value-type="date">
            <text:p>01.11.11</text:p>
          </table:table-cell>
          <table:table-cell table:style-name="ce27" office:value-type="float" office:value="3.45" calcext:value-type="float">
            <text:p>3,450</text:p>
          </table:table-cell>
          <table:table-cell table:style-name="ce29" office:value-type="percentage" office:value="0.011213544223914" calcext:value-type="percentage">
            <text:p>1,12%</text:p>
          </table:table-cell>
          <table:table-cell/>
          <table:table-cell table:style-name="ce24" office:value-type="date" office:date-value="2011-11-01" calcext:value-type="date">
            <text:p>01.11.11</text:p>
          </table:table-cell>
          <table:table-cell table:style-name="ce27" office:value-type="float" office:value="3.45" calcext:value-type="float">
            <text:p>3,450</text:p>
          </table:table-cell>
          <table:table-cell table:style-name="ce29" office:value-type="percentage" office:value="0.0134036190427009" calcext:value-type="percentage">
            <text:p>1,3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31" calcext:value-type="date">
            <text:p>31.10.11</text:p>
          </table:table-cell>
          <table:table-cell table:style-name="ce27" office:value-type="float" office:value="8.875" calcext:value-type="float">
            <text:p>8,875</text:p>
          </table:table-cell>
          <table:table-cell table:style-name="ce29" office:value-type="percentage" office:value="0.0120551601193639" calcext:value-type="percentage">
            <text:p>1,21%</text:p>
          </table:table-cell>
          <table:table-cell/>
          <table:table-cell table:style-name="ce24" office:value-type="date" office:date-value="2011-10-31" calcext:value-type="date">
            <text:p>31.10.11</text:p>
          </table:table-cell>
          <table:table-cell table:style-name="ce27" office:value-type="float" office:value="3.5" calcext:value-type="float">
            <text:p>3,500</text:p>
          </table:table-cell>
          <table:table-cell table:style-name="ce29" office:value-type="percentage" office:value="0.0114952900647474" calcext:value-type="percentage">
            <text:p>1,15%</text:p>
          </table:table-cell>
          <table:table-cell/>
          <table:table-cell table:style-name="ce24" office:value-type="date" office:date-value="2011-10-31" calcext:value-type="date">
            <text:p>31.10.11</text:p>
          </table:table-cell>
          <table:table-cell table:style-name="ce27" office:value-type="float" office:value="3.5" calcext:value-type="float">
            <text:p>3,500</text:p>
          </table:table-cell>
          <table:table-cell table:style-name="ce29" office:value-type="percentage" office:value="0.0136197810125695" calcext:value-type="percentage">
            <text:p>1,3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30" calcext:value-type="date">
            <text:p>30.10.11</text:p>
          </table:table-cell>
          <table:table-cell table:style-name="ce27" office:value-type="float" office:value="9" calcext:value-type="float">
            <text:p>9,000</text:p>
          </table:table-cell>
          <table:table-cell table:style-name="ce29" office:value-type="percentage" office:value="0.0122228400253421" calcext:value-type="percentage">
            <text:p>1,22%</text:p>
          </table:table-cell>
          <table:table-cell/>
          <table:table-cell table:style-name="ce24" office:value-type="date" office:date-value="2011-10-30" calcext:value-type="date">
            <text:p>30.10.11</text:p>
          </table:table-cell>
          <table:table-cell table:style-name="ce27" office:value-type="float" office:value="3.55" calcext:value-type="float">
            <text:p>3,550</text:p>
          </table:table-cell>
          <table:table-cell table:style-name="ce29" office:value-type="percentage" office:value="0.0117770359055809" calcext:value-type="percentage">
            <text:p>1,18%</text:p>
          </table:table-cell>
          <table:table-cell/>
          <table:table-cell table:style-name="ce24" office:value-type="date" office:date-value="2011-10-30" calcext:value-type="date">
            <text:p>30.10.11</text:p>
          </table:table-cell>
          <table:table-cell table:style-name="ce27" office:value-type="float" office:value="3.55" calcext:value-type="float">
            <text:p>3,550</text:p>
          </table:table-cell>
          <table:table-cell table:style-name="ce29" office:value-type="percentage" office:value="0.0138039560517067" calcext:value-type="percentage">
            <text:p>1,3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9" calcext:value-type="date">
            <text:p>29.10.11</text:p>
          </table:table-cell>
          <table:table-cell table:style-name="ce27" office:value-type="float" office:value="9.125" calcext:value-type="float">
            <text:p>9,125</text:p>
          </table:table-cell>
          <table:table-cell table:style-name="ce29" office:value-type="percentage" office:value="0.0123885398283518" calcext:value-type="percentage">
            <text:p>1,24%</text:p>
          </table:table-cell>
          <table:table-cell/>
          <table:table-cell table:style-name="ce24" office:value-type="date" office:date-value="2011-10-29" calcext:value-type="date">
            <text:p>29.10.11</text:p>
          </table:table-cell>
          <table:table-cell table:style-name="ce27" office:value-type="float" office:value="3.6" calcext:value-type="float">
            <text:p>3,600</text:p>
          </table:table-cell>
          <table:table-cell table:style-name="ce29" office:value-type="percentage" office:value="0.0120587817464143" calcext:value-type="percentage">
            <text:p>1,21%</text:p>
          </table:table-cell>
          <table:table-cell/>
          <table:table-cell table:style-name="ce24" office:value-type="date" office:date-value="2011-10-29" calcext:value-type="date">
            <text:p>29.10.11</text:p>
          </table:table-cell>
          <table:table-cell table:style-name="ce27" office:value-type="float" office:value="3.6" calcext:value-type="float">
            <text:p>3,600</text:p>
          </table:table-cell>
          <table:table-cell table:style-name="ce29" office:value-type="percentage" office:value="0.0139830538002516" calcext:value-type="percentage">
            <text:p>1,4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8" calcext:value-type="date">
            <text:p>28.10.11</text:p>
          </table:table-cell>
          <table:table-cell table:style-name="ce27" office:value-type="float" office:value="9.25" calcext:value-type="float">
            <text:p>9,250</text:p>
          </table:table-cell>
          <table:table-cell table:style-name="ce29" office:value-type="percentage" office:value="0.0125525104721195" calcext:value-type="percentage">
            <text:p>1,26%</text:p>
          </table:table-cell>
          <table:table-cell/>
          <table:table-cell table:style-name="ce24" office:value-type="date" office:date-value="2011-10-28" calcext:value-type="date">
            <text:p>28.10.11</text:p>
          </table:table-cell>
          <table:table-cell table:style-name="ce27" office:value-type="float" office:value="3.65" calcext:value-type="float">
            <text:p>3,650</text:p>
          </table:table-cell>
          <table:table-cell table:style-name="ce29" office:value-type="percentage" office:value="0.0123405275872477" calcext:value-type="percentage">
            <text:p>1,23%</text:p>
          </table:table-cell>
          <table:table-cell/>
          <table:table-cell table:style-name="ce24" office:value-type="date" office:date-value="2011-10-28" calcext:value-type="date">
            <text:p>28.10.11</text:p>
          </table:table-cell>
          <table:table-cell table:style-name="ce27" office:value-type="float" office:value="3.65" calcext:value-type="float">
            <text:p>3,650</text:p>
          </table:table-cell>
          <table:table-cell table:style-name="ce29" office:value-type="percentage" office:value="0.0141621515487965" calcext:value-type="percentage">
            <text:p>1,4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7" calcext:value-type="date">
            <text:p>27.10.11</text:p>
          </table:table-cell>
          <table:table-cell table:style-name="ce27" office:value-type="float" office:value="9.375" calcext:value-type="float">
            <text:p>9,375</text:p>
          </table:table-cell>
          <table:table-cell table:style-name="ce29" office:value-type="percentage" office:value="0.0127149727767912" calcext:value-type="percentage">
            <text:p>1,27%</text:p>
          </table:table-cell>
          <table:table-cell/>
          <table:table-cell table:style-name="ce24" office:value-type="date" office:date-value="2011-10-27" calcext:value-type="date">
            <text:p>27.10.11</text:p>
          </table:table-cell>
          <table:table-cell table:style-name="ce27" office:value-type="float" office:value="3.7" calcext:value-type="float">
            <text:p>3,700</text:p>
          </table:table-cell>
          <table:table-cell table:style-name="ce29" office:value-type="percentage" office:value="0.0126222734280811" calcext:value-type="percentage">
            <text:p>1,26%</text:p>
          </table:table-cell>
          <table:table-cell/>
          <table:table-cell table:style-name="ce24" office:value-type="date" office:date-value="2011-10-27" calcext:value-type="date">
            <text:p>27.10.11</text:p>
          </table:table-cell>
          <table:table-cell table:style-name="ce27" office:value-type="float" office:value="3.7" calcext:value-type="float">
            <text:p>3,700</text:p>
          </table:table-cell>
          <table:table-cell table:style-name="ce29" office:value-type="percentage" office:value="0.0143412492973414" calcext:value-type="percentage">
            <text:p>1,4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6" calcext:value-type="date">
            <text:p>26.10.11</text:p>
          </table:table-cell>
          <table:table-cell table:style-name="ce27" office:value-type="float" office:value="9.5" calcext:value-type="float">
            <text:p>9,500</text:p>
          </table:table-cell>
          <table:table-cell table:style-name="ce29" office:value-type="percentage" office:value="0.0128761359244232" calcext:value-type="percentage">
            <text:p>1,29%</text:p>
          </table:table-cell>
          <table:table-cell/>
          <table:table-cell table:style-name="ce24" office:value-type="date" office:date-value="2011-10-26" calcext:value-type="date">
            <text:p>26.10.11</text:p>
          </table:table-cell>
          <table:table-cell table:style-name="ce27" office:value-type="float" office:value="3.75" calcext:value-type="float">
            <text:p>3,750</text:p>
          </table:table-cell>
          <table:table-cell table:style-name="ce29" office:value-type="percentage" office:value="0.0129040192689146" calcext:value-type="percentage">
            <text:p>1,29%</text:p>
          </table:table-cell>
          <table:table-cell/>
          <table:table-cell table:style-name="ce24" office:value-type="date" office:date-value="2011-10-26" calcext:value-type="date">
            <text:p>26.10.11</text:p>
          </table:table-cell>
          <table:table-cell table:style-name="ce27" office:value-type="float" office:value="3.75" calcext:value-type="float">
            <text:p>3,750</text:p>
          </table:table-cell>
          <table:table-cell table:style-name="ce29" office:value-type="percentage" office:value="0.0145203470458862" calcext:value-type="percentage">
            <text:p>1,4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5" calcext:value-type="date">
            <text:p>25.10.11</text:p>
          </table:table-cell>
          <table:table-cell table:style-name="ce27" office:value-type="float" office:value="9.625" calcext:value-type="float">
            <text:p>9,625</text:p>
          </table:table-cell>
          <table:table-cell table:style-name="ce29" office:value-type="percentage" office:value="0.0130361982304716" calcext:value-type="percentage">
            <text:p>1,30%</text:p>
          </table:table-cell>
          <table:table-cell/>
          <table:table-cell table:style-name="ce24" office:value-type="date" office:date-value="2011-10-25" calcext:value-type="date">
            <text:p>25.10.11</text:p>
          </table:table-cell>
          <table:table-cell table:style-name="ce27" office:value-type="float" office:value="3.79999999999999" calcext:value-type="float">
            <text:p>3,800</text:p>
          </table:table-cell>
          <table:table-cell table:style-name="ce29" office:value-type="percentage" office:value="0.0130760603579365" calcext:value-type="percentage">
            <text:p>1,31%</text:p>
          </table:table-cell>
          <table:table-cell/>
          <table:table-cell table:style-name="ce24" office:value-type="date" office:date-value="2011-10-25" calcext:value-type="date">
            <text:p>25.10.11</text:p>
          </table:table-cell>
          <table:table-cell table:style-name="ce27" office:value-type="float" office:value="3.79999999999999" calcext:value-type="float">
            <text:p>3,800</text:p>
          </table:table-cell>
          <table:table-cell table:style-name="ce29" office:value-type="percentage" office:value="0.0146994447944311" calcext:value-type="percentage">
            <text:p>1,4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4" calcext:value-type="date">
            <text:p>24.10.11</text:p>
          </table:table-cell>
          <table:table-cell table:style-name="ce27" office:value-type="float" office:value="9.75" calcext:value-type="float">
            <text:p>9,750</text:p>
          </table:table-cell>
          <table:table-cell table:style-name="ce29" office:value-type="percentage" office:value="0.0131953478403689" calcext:value-type="percentage">
            <text:p>1,32%</text:p>
          </table:table-cell>
          <table:table-cell/>
          <table:table-cell table:style-name="ce24" office:value-type="date" office:date-value="2011-10-24" calcext:value-type="date">
            <text:p>24.10.11</text:p>
          </table:table-cell>
          <table:table-cell table:style-name="ce27" office:value-type="float" office:value="3.84999999999999" calcext:value-type="float">
            <text:p>3,850</text:p>
          </table:table-cell>
          <table:table-cell table:style-name="ce29" office:value-type="percentage" office:value="0.013232674216235" calcext:value-type="percentage">
            <text:p>1,32%</text:p>
          </table:table-cell>
          <table:table-cell/>
          <table:table-cell table:style-name="ce24" office:value-type="date" office:date-value="2011-10-24" calcext:value-type="date">
            <text:p>24.10.11</text:p>
          </table:table-cell>
          <table:table-cell table:style-name="ce27" office:value-type="float" office:value="3.84999999999999" calcext:value-type="float">
            <text:p>3,850</text:p>
          </table:table-cell>
          <table:table-cell table:style-name="ce29" office:value-type="percentage" office:value="0.014878542542976" calcext:value-type="percentage">
            <text:p>1,4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3" calcext:value-type="date">
            <text:p>23.10.11</text:p>
          </table:table-cell>
          <table:table-cell table:style-name="ce27" office:value-type="float" office:value="9.875" calcext:value-type="float">
            <text:p>9,875</text:p>
          </table:table-cell>
          <table:table-cell table:style-name="ce29" office:value-type="percentage" office:value="0.0133537633731967" calcext:value-type="percentage">
            <text:p>1,34%</text:p>
          </table:table-cell>
          <table:table-cell/>
          <table:table-cell table:style-name="ce24" office:value-type="date" office:date-value="2011-10-23" calcext:value-type="date">
            <text:p>23.10.11</text:p>
          </table:table-cell>
          <table:table-cell table:style-name="ce27" office:value-type="float" office:value="3.89999999999999" calcext:value-type="float">
            <text:p>3,900</text:p>
          </table:table-cell>
          <table:table-cell table:style-name="ce29" office:value-type="percentage" office:value="0.0133892880745336" calcext:value-type="percentage">
            <text:p>1,34%</text:p>
          </table:table-cell>
          <table:table-cell/>
          <table:table-cell table:style-name="ce24" office:value-type="date" office:date-value="2011-10-23" calcext:value-type="date">
            <text:p>23.10.11</text:p>
          </table:table-cell>
          <table:table-cell table:style-name="ce27" office:value-type="float" office:value="3.89999999999999" calcext:value-type="float">
            <text:p>3,900</text:p>
          </table:table-cell>
          <table:table-cell table:style-name="ce29" office:value-type="percentage" office:value="0.0150576402915209" calcext:value-type="percentage">
            <text:p>1,5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2" calcext:value-type="date">
            <text:p>22.10.11</text:p>
          </table:table-cell>
          <table:table-cell table:style-name="ce27" office:value-type="float" office:value="10" calcext:value-type="float">
            <text:p>10,000</text:p>
          </table:table-cell>
          <table:table-cell table:style-name="ce29" office:value-type="percentage" office:value="0.0135116145170824" calcext:value-type="percentage">
            <text:p>1,35%</text:p>
          </table:table-cell>
          <table:table-cell/>
          <table:table-cell table:style-name="ce24" office:value-type="date" office:date-value="2011-10-22" calcext:value-type="date">
            <text:p>22.10.11</text:p>
          </table:table-cell>
          <table:table-cell table:style-name="ce27" office:value-type="float" office:value="3.94999999999999" calcext:value-type="float">
            <text:p>3,950</text:p>
          </table:table-cell>
          <table:table-cell table:style-name="ce29" office:value-type="percentage" office:value="0.0135459019328321" calcext:value-type="percentage">
            <text:p>1,35%</text:p>
          </table:table-cell>
          <table:table-cell/>
          <table:table-cell table:style-name="ce24" office:value-type="date" office:date-value="2011-10-22" calcext:value-type="date">
            <text:p>22.10.11</text:p>
          </table:table-cell>
          <table:table-cell table:style-name="ce27" office:value-type="float" office:value="3.94999999999999" calcext:value-type="float">
            <text:p>3,950</text:p>
          </table:table-cell>
          <table:table-cell table:style-name="ce29" office:value-type="percentage" office:value="0.0152367380400658" calcext:value-type="percentage">
            <text:p>1,5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1" calcext:value-type="date">
            <text:p>21.10.11</text:p>
          </table:table-cell>
          <table:table-cell table:style-name="ce27" office:value-type="float" office:value="10.125" calcext:value-type="float">
            <text:p>10,125</text:p>
          </table:table-cell>
          <table:table-cell table:style-name="ce29" office:value-type="percentage" office:value="0.0136689953919481" calcext:value-type="percentage">
            <text:p>1,37%</text:p>
          </table:table-cell>
          <table:table-cell/>
          <table:table-cell table:style-name="ce24" office:value-type="date" office:date-value="2011-10-21" calcext:value-type="date">
            <text:p>21.10.11</text:p>
          </table:table-cell>
          <table:table-cell table:style-name="ce27" office:value-type="float" office:value="4" calcext:value-type="float">
            <text:p>4,000</text:p>
          </table:table-cell>
          <table:table-cell table:style-name="ce29" office:value-type="percentage" office:value="0.0137025157911306" calcext:value-type="percentage">
            <text:p>1,37%</text:p>
          </table:table-cell>
          <table:table-cell/>
          <table:table-cell table:style-name="ce24" office:value-type="date" office:date-value="2011-10-21" calcext:value-type="date">
            <text:p>21.10.11</text:p>
          </table:table-cell>
          <table:table-cell table:style-name="ce27" office:value-type="float" office:value="4" calcext:value-type="float">
            <text:p>4,000</text:p>
          </table:table-cell>
          <table:table-cell table:style-name="ce29" office:value-type="percentage" office:value="0.0154158357886107" calcext:value-type="percentage">
            <text:p>1,5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20" calcext:value-type="date">
            <text:p>20.10.11</text:p>
          </table:table-cell>
          <table:table-cell table:style-name="ce27" office:value-type="float" office:value="10.25" calcext:value-type="float">
            <text:p>10,250</text:p>
          </table:table-cell>
          <table:table-cell table:style-name="ce29" office:value-type="percentage" office:value="0.0138256258717793" calcext:value-type="percentage">
            <text:p>1,38%</text:p>
          </table:table-cell>
          <table:table-cell/>
          <table:table-cell table:style-name="ce24" office:value-type="date" office:date-value="2011-10-20" calcext:value-type="date">
            <text:p>20.10.11</text:p>
          </table:table-cell>
          <table:table-cell table:style-name="ce27" office:value-type="float" office:value="4.04999999999999" calcext:value-type="float">
            <text:p>4,050</text:p>
          </table:table-cell>
          <table:table-cell table:style-name="ce29" office:value-type="percentage" office:value="0.0138591296494291" calcext:value-type="percentage">
            <text:p>1,39%</text:p>
          </table:table-cell>
          <table:table-cell/>
          <table:table-cell table:style-name="ce24" office:value-type="date" office:date-value="2011-10-20" calcext:value-type="date">
            <text:p>20.10.11</text:p>
          </table:table-cell>
          <table:table-cell table:style-name="ce27" office:value-type="float" office:value="4.04999999999999" calcext:value-type="float">
            <text:p>4,050</text:p>
          </table:table-cell>
          <table:table-cell table:style-name="ce29" office:value-type="percentage" office:value="0.0155949335371555" calcext:value-type="percentage">
            <text:p>1,5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9" calcext:value-type="date">
            <text:p>19.10.11</text:p>
          </table:table-cell>
          <table:table-cell table:style-name="ce27" office:value-type="float" office:value="10.375" calcext:value-type="float">
            <text:p>10,375</text:p>
          </table:table-cell>
          <table:table-cell table:style-name="ce29" office:value-type="percentage" office:value="0.013981112932586" calcext:value-type="percentage">
            <text:p>1,40%</text:p>
          </table:table-cell>
          <table:table-cell/>
          <table:table-cell table:style-name="ce24" office:value-type="date" office:date-value="2011-10-19" calcext:value-type="date">
            <text:p>19.10.11</text:p>
          </table:table-cell>
          <table:table-cell table:style-name="ce27" office:value-type="float" office:value="4.09999999999999" calcext:value-type="float">
            <text:p>4,100</text:p>
          </table:table-cell>
          <table:table-cell table:style-name="ce29" office:value-type="percentage" office:value="0.0140157435077276" calcext:value-type="percentage">
            <text:p>1,40%</text:p>
          </table:table-cell>
          <table:table-cell/>
          <table:table-cell table:style-name="ce24" office:value-type="date" office:date-value="2011-10-19" calcext:value-type="date">
            <text:p>19.10.11</text:p>
          </table:table-cell>
          <table:table-cell table:style-name="ce27" office:value-type="float" office:value="4.09999999999999" calcext:value-type="float">
            <text:p>4,100</text:p>
          </table:table-cell>
          <table:table-cell table:style-name="ce29" office:value-type="percentage" office:value="0.0157740312857004" calcext:value-type="percentage">
            <text:p>1,5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8" calcext:value-type="date">
            <text:p>18.10.11</text:p>
          </table:table-cell>
          <table:table-cell table:style-name="ce27" office:value-type="float" office:value="10.5" calcext:value-type="float">
            <text:p>10,500</text:p>
          </table:table-cell>
          <table:table-cell table:style-name="ce29" office:value-type="percentage" office:value="0.0141350821450162" calcext:value-type="percentage">
            <text:p>1,41%</text:p>
          </table:table-cell>
          <table:table-cell/>
          <table:table-cell table:style-name="ce24" office:value-type="date" office:date-value="2011-10-18" calcext:value-type="date">
            <text:p>18.10.11</text:p>
          </table:table-cell>
          <table:table-cell table:style-name="ce27" office:value-type="float" office:value="4.14999999999999" calcext:value-type="float">
            <text:p>4,150</text:p>
          </table:table-cell>
          <table:table-cell table:style-name="ce29" office:value-type="percentage" office:value="0.0141723573660261" calcext:value-type="percentage">
            <text:p>1,42%</text:p>
          </table:table-cell>
          <table:table-cell/>
          <table:table-cell table:style-name="ce24" office:value-type="date" office:date-value="2011-10-18" calcext:value-type="date">
            <text:p>18.10.11</text:p>
          </table:table-cell>
          <table:table-cell table:style-name="ce27" office:value-type="float" office:value="4.14999999999999" calcext:value-type="float">
            <text:p>4,150</text:p>
          </table:table-cell>
          <table:table-cell table:style-name="ce29" office:value-type="percentage" office:value="0.0159531290342453" calcext:value-type="percentage">
            <text:p>1,6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7" calcext:value-type="date">
            <text:p>17.10.11</text:p>
          </table:table-cell>
          <table:table-cell table:style-name="ce27" office:value-type="float" office:value="10.625" calcext:value-type="float">
            <text:p>10,625</text:p>
          </table:table-cell>
          <table:table-cell table:style-name="ce29" office:value-type="percentage" office:value="0.0142871766999227" calcext:value-type="percentage">
            <text:p>1,43%</text:p>
          </table:table-cell>
          <table:table-cell/>
          <table:table-cell table:style-name="ce24" office:value-type="date" office:date-value="2011-10-17" calcext:value-type="date">
            <text:p>17.10.11</text:p>
          </table:table-cell>
          <table:table-cell table:style-name="ce27" office:value-type="float" office:value="4.19999999999999" calcext:value-type="float">
            <text:p>4,200</text:p>
          </table:table-cell>
          <table:table-cell table:style-name="ce29" office:value-type="percentage" office:value="0.0143289712243246" calcext:value-type="percentage">
            <text:p>1,43%</text:p>
          </table:table-cell>
          <table:table-cell/>
          <table:table-cell table:style-name="ce24" office:value-type="date" office:date-value="2011-10-17" calcext:value-type="date">
            <text:p>17.10.11</text:p>
          </table:table-cell>
          <table:table-cell table:style-name="ce27" office:value-type="float" office:value="4.19999999999999" calcext:value-type="float">
            <text:p>4,200</text:p>
          </table:table-cell>
          <table:table-cell table:style-name="ce29" office:value-type="percentage" office:value="0.0161322267827902" calcext:value-type="percentage">
            <text:p>1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6" calcext:value-type="date">
            <text:p>16.10.11</text:p>
          </table:table-cell>
          <table:table-cell table:style-name="ce27" office:value-type="float" office:value="10.75" calcext:value-type="float">
            <text:p>10,750</text:p>
          </table:table-cell>
          <table:table-cell table:style-name="ce29" office:value-type="percentage" office:value="0.0144370563839327" calcext:value-type="percentage">
            <text:p>1,44%</text:p>
          </table:table-cell>
          <table:table-cell/>
          <table:table-cell table:style-name="ce24" office:value-type="date" office:date-value="2011-10-16" calcext:value-type="date">
            <text:p>16.10.11</text:p>
          </table:table-cell>
          <table:table-cell table:style-name="ce27" office:value-type="float" office:value="4.24999999999999" calcext:value-type="float">
            <text:p>4,250</text:p>
          </table:table-cell>
          <table:table-cell table:style-name="ce29" office:value-type="percentage" office:value="0.0144855850826231" calcext:value-type="percentage">
            <text:p>1,45%</text:p>
          </table:table-cell>
          <table:table-cell/>
          <table:table-cell table:style-name="ce24" office:value-type="date" office:date-value="2011-10-16" calcext:value-type="date">
            <text:p>16.10.11</text:p>
          </table:table-cell>
          <table:table-cell table:style-name="ce27" office:value-type="float" office:value="4.24999999999999" calcext:value-type="float">
            <text:p>4,250</text:p>
          </table:table-cell>
          <table:table-cell table:style-name="ce29" office:value-type="percentage" office:value="0.0163113245313351" calcext:value-type="percentage">
            <text:p>1,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5" calcext:value-type="date">
            <text:p>15.10.11</text:p>
          </table:table-cell>
          <table:table-cell table:style-name="ce27" office:value-type="float" office:value="10.875" calcext:value-type="float">
            <text:p>10,875</text:p>
          </table:table-cell>
          <table:table-cell table:style-name="ce29" office:value-type="percentage" office:value="0.0145843966256674" calcext:value-type="percentage">
            <text:p>1,46%</text:p>
          </table:table-cell>
          <table:table-cell/>
          <table:table-cell table:style-name="ce24" office:value-type="date" office:date-value="2011-10-15" calcext:value-type="date">
            <text:p>15.10.11</text:p>
          </table:table-cell>
          <table:table-cell table:style-name="ce27" office:value-type="float" office:value="4.29999999999999" calcext:value-type="float">
            <text:p>4,300</text:p>
          </table:table-cell>
          <table:table-cell table:style-name="ce29" office:value-type="percentage" office:value="0.0146421989409216" calcext:value-type="percentage">
            <text:p>1,46%</text:p>
          </table:table-cell>
          <table:table-cell/>
          <table:table-cell table:style-name="ce24" office:value-type="date" office:date-value="2011-10-15" calcext:value-type="date">
            <text:p>15.10.11</text:p>
          </table:table-cell>
          <table:table-cell table:style-name="ce27" office:value-type="float" office:value="4.29999999999999" calcext:value-type="float">
            <text:p>4,300</text:p>
          </table:table-cell>
          <table:table-cell table:style-name="ce29" office:value-type="percentage" office:value="0.01649042227988" calcext:value-type="percentage">
            <text:p>1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4" calcext:value-type="date">
            <text:p>14.10.11</text:p>
          </table:table-cell>
          <table:table-cell table:style-name="ce27" office:value-type="float" office:value="11" calcext:value-type="float">
            <text:p>11,000</text:p>
          </table:table-cell>
          <table:table-cell table:style-name="ce29" office:value-type="percentage" office:value="0.0147288876069927" calcext:value-type="percentage">
            <text:p>1,47%</text:p>
          </table:table-cell>
          <table:table-cell/>
          <table:table-cell table:style-name="ce24" office:value-type="date" office:date-value="2011-10-14" calcext:value-type="date">
            <text:p>14.10.11</text:p>
          </table:table-cell>
          <table:table-cell table:style-name="ce27" office:value-type="float" office:value="4.34999999999999" calcext:value-type="float">
            <text:p>4,350</text:p>
          </table:table-cell>
          <table:table-cell table:style-name="ce29" office:value-type="percentage" office:value="0.0147988127992201" calcext:value-type="percentage">
            <text:p>1,48%</text:p>
          </table:table-cell>
          <table:table-cell/>
          <table:table-cell table:style-name="ce24" office:value-type="date" office:date-value="2011-10-14" calcext:value-type="date">
            <text:p>14.10.11</text:p>
          </table:table-cell>
          <table:table-cell table:style-name="ce27" office:value-type="float" office:value="4.34999999999999" calcext:value-type="float">
            <text:p>4,350</text:p>
          </table:table-cell>
          <table:table-cell table:style-name="ce29" office:value-type="percentage" office:value="0.0166695200284249" calcext:value-type="percentage">
            <text:p>1,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3" calcext:value-type="date">
            <text:p>13.10.11</text:p>
          </table:table-cell>
          <table:table-cell table:style-name="ce27" office:value-type="float" office:value="11.125" calcext:value-type="float">
            <text:p>11,125</text:p>
          </table:table-cell>
          <table:table-cell table:style-name="ce29" office:value-type="percentage" office:value="0.014870286178792" calcext:value-type="percentage">
            <text:p>1,49%</text:p>
          </table:table-cell>
          <table:table-cell/>
          <table:table-cell table:style-name="ce24" office:value-type="date" office:date-value="2011-10-13" calcext:value-type="date">
            <text:p>13.10.11</text:p>
          </table:table-cell>
          <table:table-cell table:style-name="ce27" office:value-type="float" office:value="4.39999999999999" calcext:value-type="float">
            <text:p>4,400</text:p>
          </table:table-cell>
          <table:table-cell table:style-name="ce29" office:value-type="percentage" office:value="0.0149554266575186" calcext:value-type="percentage">
            <text:p>1,50%</text:p>
          </table:table-cell>
          <table:table-cell/>
          <table:table-cell table:style-name="ce24" office:value-type="date" office:date-value="2011-10-13" calcext:value-type="date">
            <text:p>13.10.11</text:p>
          </table:table-cell>
          <table:table-cell table:style-name="ce27" office:value-type="float" office:value="4.39999999999999" calcext:value-type="float">
            <text:p>4,400</text:p>
          </table:table-cell>
          <table:table-cell table:style-name="ce29" office:value-type="percentage" office:value="0.0168486177769697" calcext:value-type="percentage">
            <text:p>1,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2" calcext:value-type="date">
            <text:p>12.10.11</text:p>
          </table:table-cell>
          <table:table-cell table:style-name="ce27" office:value-type="float" office:value="11.25" calcext:value-type="float">
            <text:p>11,250</text:p>
          </table:table-cell>
          <table:table-cell table:style-name="ce29" office:value-type="percentage" office:value="0.0150086505047815" calcext:value-type="percentage">
            <text:p>1,50%</text:p>
          </table:table-cell>
          <table:table-cell/>
          <table:table-cell table:style-name="ce24" office:value-type="date" office:date-value="2011-10-12" calcext:value-type="date">
            <text:p>12.10.11</text:p>
          </table:table-cell>
          <table:table-cell table:style-name="ce27" office:value-type="float" office:value="4.44999999999999" calcext:value-type="float">
            <text:p>4,450</text:p>
          </table:table-cell>
          <table:table-cell table:style-name="ce29" office:value-type="percentage" office:value="0.0151120405158171" calcext:value-type="percentage">
            <text:p>1,51%</text:p>
          </table:table-cell>
          <table:table-cell/>
          <table:table-cell table:style-name="ce24" office:value-type="date" office:date-value="2011-10-12" calcext:value-type="date">
            <text:p>12.10.11</text:p>
          </table:table-cell>
          <table:table-cell table:style-name="ce27" office:value-type="float" office:value="4.44999999999999" calcext:value-type="float">
            <text:p>4,450</text:p>
          </table:table-cell>
          <table:table-cell table:style-name="ce29" office:value-type="percentage" office:value="0.0170277155255146" calcext:value-type="percentage">
            <text:p>1,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1" calcext:value-type="date">
            <text:p>11.10.11</text:p>
          </table:table-cell>
          <table:table-cell table:style-name="ce27" office:value-type="float" office:value="11.375" calcext:value-type="float">
            <text:p>11,375</text:p>
          </table:table-cell>
          <table:table-cell table:style-name="ce29" office:value-type="percentage" office:value="0.0151441356328745" calcext:value-type="percentage">
            <text:p>1,51%</text:p>
          </table:table-cell>
          <table:table-cell/>
          <table:table-cell table:style-name="ce24" office:value-type="date" office:date-value="2011-10-11" calcext:value-type="date">
            <text:p>11.10.11</text:p>
          </table:table-cell>
          <table:table-cell table:style-name="ce27" office:value-type="float" office:value="4.49999999999999" calcext:value-type="float">
            <text:p>4,500</text:p>
          </table:table-cell>
          <table:table-cell table:style-name="ce29" office:value-type="percentage" office:value="0.0152686543741156" calcext:value-type="percentage">
            <text:p>1,53%</text:p>
          </table:table-cell>
          <table:table-cell/>
          <table:table-cell table:style-name="ce24" office:value-type="date" office:date-value="2011-10-11" calcext:value-type="date">
            <text:p>11.10.11</text:p>
          </table:table-cell>
          <table:table-cell table:style-name="ce27" office:value-type="float" office:value="4.49999999999999" calcext:value-type="float">
            <text:p>4,500</text:p>
          </table:table-cell>
          <table:table-cell table:style-name="ce29" office:value-type="percentage" office:value="0.0172068132740595" calcext:value-type="percentage">
            <text:p>1,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10" calcext:value-type="date">
            <text:p>10.10.11</text:p>
          </table:table-cell>
          <table:table-cell table:style-name="ce27" office:value-type="float" office:value="11.5" calcext:value-type="float">
            <text:p>11,500</text:p>
          </table:table-cell>
          <table:table-cell table:style-name="ce29" office:value-type="percentage" office:value="0.015276889964899" calcext:value-type="percentage">
            <text:p>1,53%</text:p>
          </table:table-cell>
          <table:table-cell/>
          <table:table-cell table:style-name="ce24" office:value-type="date" office:date-value="2011-10-10" calcext:value-type="date">
            <text:p>10.10.11</text:p>
          </table:table-cell>
          <table:table-cell table:style-name="ce27" office:value-type="float" office:value="4.54999999999999" calcext:value-type="float">
            <text:p>4,550</text:p>
          </table:table-cell>
          <table:table-cell table:style-name="ce29" office:value-type="percentage" office:value="0.0154252682324142" calcext:value-type="percentage">
            <text:p>1,54%</text:p>
          </table:table-cell>
          <table:table-cell/>
          <table:table-cell table:style-name="ce24" office:value-type="date" office:date-value="2011-10-10" calcext:value-type="date">
            <text:p>10.10.11</text:p>
          </table:table-cell>
          <table:table-cell table:style-name="ce27" office:value-type="float" office:value="4.54999999999999" calcext:value-type="float">
            <text:p>4,550</text:p>
          </table:table-cell>
          <table:table-cell table:style-name="ce29" office:value-type="percentage" office:value="0.017428754340268" calcext:value-type="percentage">
            <text:p>1,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9" calcext:value-type="date">
            <text:p>09.10.11</text:p>
          </table:table-cell>
          <table:table-cell table:style-name="ce27" office:value-type="float" office:value="11.625" calcext:value-type="float">
            <text:p>11,625</text:p>
          </table:table-cell>
          <table:table-cell table:style-name="ce29" office:value-type="percentage" office:value="0.0154070555198086" calcext:value-type="percentage">
            <text:p>1,54%</text:p>
          </table:table-cell>
          <table:table-cell/>
          <table:table-cell table:style-name="ce24" office:value-type="date" office:date-value="2011-10-09" calcext:value-type="date">
            <text:p>09.10.11</text:p>
          </table:table-cell>
          <table:table-cell table:style-name="ce27" office:value-type="float" office:value="4.59999999999999" calcext:value-type="float">
            <text:p>4,600</text:p>
          </table:table-cell>
          <table:table-cell table:style-name="ce29" office:value-type="percentage" office:value="0.0155818820907127" calcext:value-type="percentage">
            <text:p>1,56%</text:p>
          </table:table-cell>
          <table:table-cell/>
          <table:table-cell table:style-name="ce24" office:value-type="date" office:date-value="2011-10-09" calcext:value-type="date">
            <text:p>09.10.11</text:p>
          </table:table-cell>
          <table:table-cell table:style-name="ce27" office:value-type="float" office:value="4.59999999999999" calcext:value-type="float">
            <text:p>4,600</text:p>
          </table:table-cell>
          <table:table-cell table:style-name="ce29" office:value-type="percentage" office:value="0.0176574959330897" calcext:value-type="percentage">
            <text:p>1,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8" calcext:value-type="date">
            <text:p>08.10.11</text:p>
          </table:table-cell>
          <table:table-cell table:style-name="ce27" office:value-type="float" office:value="11.75" calcext:value-type="float">
            <text:p>11,750</text:p>
          </table:table-cell>
          <table:table-cell table:style-name="ce29" office:value-type="percentage" office:value="0.0155347682731972" calcext:value-type="percentage">
            <text:p>1,55%</text:p>
          </table:table-cell>
          <table:table-cell/>
          <table:table-cell table:style-name="ce24" office:value-type="date" office:date-value="2011-10-08" calcext:value-type="date">
            <text:p>08.10.11</text:p>
          </table:table-cell>
          <table:table-cell table:style-name="ce27" office:value-type="float" office:value="4.64999999999999" calcext:value-type="float">
            <text:p>4,650</text:p>
          </table:table-cell>
          <table:table-cell table:style-name="ce29" office:value-type="percentage" office:value="0.0157384959490112" calcext:value-type="percentage">
            <text:p>1,57%</text:p>
          </table:table-cell>
          <table:table-cell/>
          <table:table-cell table:style-name="ce24" office:value-type="date" office:date-value="2011-10-08" calcext:value-type="date">
            <text:p>08.10.11</text:p>
          </table:table-cell>
          <table:table-cell table:style-name="ce27" office:value-type="float" office:value="4.64999999999999" calcext:value-type="float">
            <text:p>4,650</text:p>
          </table:table-cell>
          <table:table-cell table:style-name="ce29" office:value-type="percentage" office:value="0.0178862375259114" calcext:value-type="percentage">
            <text:p>1,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7" calcext:value-type="date">
            <text:p>07.10.11</text:p>
          </table:table-cell>
          <table:table-cell table:style-name="ce27" office:value-type="float" office:value="11.875" calcext:value-type="float">
            <text:p>11,875</text:p>
          </table:table-cell>
          <table:table-cell table:style-name="ce29" office:value-type="percentage" office:value="0.0156601584753705" calcext:value-type="percentage">
            <text:p>1,57%</text:p>
          </table:table-cell>
          <table:table-cell/>
          <table:table-cell table:style-name="ce24" office:value-type="date" office:date-value="2011-10-07" calcext:value-type="date">
            <text:p>07.10.11</text:p>
          </table:table-cell>
          <table:table-cell table:style-name="ce27" office:value-type="float" office:value="4.69999999999999" calcext:value-type="float">
            <text:p>4,700</text:p>
          </table:table-cell>
          <table:table-cell table:style-name="ce29" office:value-type="percentage" office:value="0.0158951098073097" calcext:value-type="percentage">
            <text:p>1,59%</text:p>
          </table:table-cell>
          <table:table-cell/>
          <table:table-cell table:style-name="ce24" office:value-type="date" office:date-value="2011-10-07" calcext:value-type="date">
            <text:p>07.10.11</text:p>
          </table:table-cell>
          <table:table-cell table:style-name="ce27" office:value-type="float" office:value="4.69999999999999" calcext:value-type="float">
            <text:p>4,700</text:p>
          </table:table-cell>
          <table:table-cell table:style-name="ce29" office:value-type="percentage" office:value="0.0181149791187331" calcext:value-type="percentage">
            <text:p>1,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6" calcext:value-type="date">
            <text:p>06.10.11</text:p>
          </table:table-cell>
          <table:table-cell table:style-name="ce27" office:value-type="float" office:value="12" calcext:value-type="float">
            <text:p>12,000</text:p>
          </table:table-cell>
          <table:table-cell table:style-name="ce29" office:value-type="percentage" office:value="0.0157833509495383" calcext:value-type="percentage">
            <text:p>1,58%</text:p>
          </table:table-cell>
          <table:table-cell/>
          <table:table-cell table:style-name="ce24" office:value-type="date" office:date-value="2011-10-06" calcext:value-type="date">
            <text:p>06.10.11</text:p>
          </table:table-cell>
          <table:table-cell table:style-name="ce27" office:value-type="float" office:value="4.74999999999999" calcext:value-type="float">
            <text:p>4,750</text:p>
          </table:table-cell>
          <table:table-cell table:style-name="ce29" office:value-type="percentage" office:value="0.0160517236656082" calcext:value-type="percentage">
            <text:p>1,61%</text:p>
          </table:table-cell>
          <table:table-cell/>
          <table:table-cell table:style-name="ce24" office:value-type="date" office:date-value="2011-10-06" calcext:value-type="date">
            <text:p>06.10.11</text:p>
          </table:table-cell>
          <table:table-cell table:style-name="ce27" office:value-type="float" office:value="4.74999999999999" calcext:value-type="float">
            <text:p>4,750</text:p>
          </table:table-cell>
          <table:table-cell table:style-name="ce29" office:value-type="percentage" office:value="0.0183437207115548" calcext:value-type="percentage">
            <text:p>1,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5" calcext:value-type="date">
            <text:p>05.10.11</text:p>
          </table:table-cell>
          <table:table-cell table:style-name="ce27" office:value-type="float" office:value="12.125" calcext:value-type="float">
            <text:p>12,125</text:p>
          </table:table-cell>
          <table:table-cell table:style-name="ce29" office:value-type="percentage" office:value="0.015904444695663" calcext:value-type="percentage">
            <text:p>1,59%</text:p>
          </table:table-cell>
          <table:table-cell/>
          <table:table-cell table:style-name="ce24" office:value-type="date" office:date-value="2011-10-05" calcext:value-type="date">
            <text:p>05.10.11</text:p>
          </table:table-cell>
          <table:table-cell table:style-name="ce27" office:value-type="float" office:value="4.79999999999999" calcext:value-type="float">
            <text:p>4,800</text:p>
          </table:table-cell>
          <table:table-cell table:style-name="ce29" office:value-type="percentage" office:value="0.0162851061331795" calcext:value-type="percentage">
            <text:p>1,63%</text:p>
          </table:table-cell>
          <table:table-cell/>
          <table:table-cell table:style-name="ce24" office:value-type="date" office:date-value="2011-10-05" calcext:value-type="date">
            <text:p>05.10.11</text:p>
          </table:table-cell>
          <table:table-cell table:style-name="ce27" office:value-type="float" office:value="4.79999999999999" calcext:value-type="float">
            <text:p>4,800</text:p>
          </table:table-cell>
          <table:table-cell table:style-name="ce29" office:value-type="percentage" office:value="0.0185724623043766" calcext:value-type="percentage">
            <text:p>1,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4" calcext:value-type="date">
            <text:p>04.10.11</text:p>
          </table:table-cell>
          <table:table-cell table:style-name="ce27" office:value-type="float" office:value="12.25" calcext:value-type="float">
            <text:p>12,250</text:p>
          </table:table-cell>
          <table:table-cell table:style-name="ce29" office:value-type="percentage" office:value="0.0160234206899397" calcext:value-type="percentage">
            <text:p>1,60%</text:p>
          </table:table-cell>
          <table:table-cell/>
          <table:table-cell table:style-name="ce24" office:value-type="date" office:date-value="2011-10-04" calcext:value-type="date">
            <text:p>04.10.11</text:p>
          </table:table-cell>
          <table:table-cell table:style-name="ce27" office:value-type="float" office:value="4.84999999999999" calcext:value-type="float">
            <text:p>4,850</text:p>
          </table:table-cell>
          <table:table-cell table:style-name="ce29" office:value-type="percentage" office:value="0.0165351217994265" calcext:value-type="percentage">
            <text:p>1,65%</text:p>
          </table:table-cell>
          <table:table-cell/>
          <table:table-cell table:style-name="ce24" office:value-type="date" office:date-value="2011-10-04" calcext:value-type="date">
            <text:p>04.10.11</text:p>
          </table:table-cell>
          <table:table-cell table:style-name="ce27" office:value-type="float" office:value="4.84999999999999" calcext:value-type="float">
            <text:p>4,850</text:p>
          </table:table-cell>
          <table:table-cell table:style-name="ce29" office:value-type="percentage" office:value="0.0188012038971983" calcext:value-type="percentage">
            <text:p>1,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3" calcext:value-type="date">
            <text:p>03.10.11</text:p>
          </table:table-cell>
          <table:table-cell table:style-name="ce27" office:value-type="float" office:value="12.375" calcext:value-type="float">
            <text:p>12,375</text:p>
          </table:table-cell>
          <table:table-cell table:style-name="ce29" office:value-type="percentage" office:value="0.0161402216255823" calcext:value-type="percentage">
            <text:p>1,61%</text:p>
          </table:table-cell>
          <table:table-cell/>
          <table:table-cell table:style-name="ce24" office:value-type="date" office:date-value="2011-10-03" calcext:value-type="date">
            <text:p>03.10.11</text:p>
          </table:table-cell>
          <table:table-cell table:style-name="ce27" office:value-type="float" office:value="4.89999999999999" calcext:value-type="float">
            <text:p>4,900</text:p>
          </table:table-cell>
          <table:table-cell table:style-name="ce29" office:value-type="percentage" office:value="0.0167851374656736" calcext:value-type="percentage">
            <text:p>1,68%</text:p>
          </table:table-cell>
          <table:table-cell/>
          <table:table-cell table:style-name="ce24" office:value-type="date" office:date-value="2011-10-03" calcext:value-type="date">
            <text:p>03.10.11</text:p>
          </table:table-cell>
          <table:table-cell table:style-name="ce27" office:value-type="float" office:value="4.89999999999999" calcext:value-type="float">
            <text:p>4,900</text:p>
          </table:table-cell>
          <table:table-cell table:style-name="ce29" office:value-type="percentage" office:value="0.01902994549002" calcext:value-type="percentage">
            <text:p>1,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2" calcext:value-type="date">
            <text:p>02.10.11</text:p>
          </table:table-cell>
          <table:table-cell table:style-name="ce27" office:value-type="float" office:value="12.5" calcext:value-type="float">
            <text:p>12,500</text:p>
          </table:table-cell>
          <table:table-cell table:style-name="ce29" office:value-type="percentage" office:value="0.0162547924506853" calcext:value-type="percentage">
            <text:p>1,63%</text:p>
          </table:table-cell>
          <table:table-cell/>
          <table:table-cell table:style-name="ce24" office:value-type="date" office:date-value="2011-10-02" calcext:value-type="date">
            <text:p>02.10.11</text:p>
          </table:table-cell>
          <table:table-cell table:style-name="ce27" office:value-type="float" office:value="4.94999999999999" calcext:value-type="float">
            <text:p>4,950</text:p>
          </table:table-cell>
          <table:table-cell table:style-name="ce29" office:value-type="percentage" office:value="0.0170351531319206" calcext:value-type="percentage">
            <text:p>1,70%</text:p>
          </table:table-cell>
          <table:table-cell/>
          <table:table-cell table:style-name="ce24" office:value-type="date" office:date-value="2011-10-02" calcext:value-type="date">
            <text:p>02.10.11</text:p>
          </table:table-cell>
          <table:table-cell table:style-name="ce27" office:value-type="float" office:value="4.94999999999999" calcext:value-type="float">
            <text:p>4,950</text:p>
          </table:table-cell>
          <table:table-cell table:style-name="ce29" office:value-type="percentage" office:value="0.0192586870828417" calcext:value-type="percentage">
            <text:p>1,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10-01" calcext:value-type="date">
            <text:p>01.10.11</text:p>
          </table:table-cell>
          <table:table-cell table:style-name="ce27" office:value-type="float" office:value="12.625" calcext:value-type="float">
            <text:p>12,625</text:p>
          </table:table-cell>
          <table:table-cell table:style-name="ce29" office:value-type="percentage" office:value="0.0163670802936166" calcext:value-type="percentage">
            <text:p>1,64%</text:p>
          </table:table-cell>
          <table:table-cell/>
          <table:table-cell table:style-name="ce24" office:value-type="date" office:date-value="2011-10-01" calcext:value-type="date">
            <text:p>01.10.11</text:p>
          </table:table-cell>
          <table:table-cell table:style-name="ce27" office:value-type="float" office:value="4.99999999999999" calcext:value-type="float">
            <text:p>5,000</text:p>
          </table:table-cell>
          <table:table-cell table:style-name="ce29" office:value-type="percentage" office:value="0.0172851687981677" calcext:value-type="percentage">
            <text:p>1,73%</text:p>
          </table:table-cell>
          <table:table-cell/>
          <table:table-cell table:style-name="ce24" office:value-type="date" office:date-value="2011-10-01" calcext:value-type="date">
            <text:p>01.10.11</text:p>
          </table:table-cell>
          <table:table-cell table:style-name="ce27" office:value-type="float" office:value="4.99999999999999" calcext:value-type="float">
            <text:p>5,000</text:p>
          </table:table-cell>
          <table:table-cell table:style-name="ce29" office:value-type="percentage" office:value="0.0194874286756634" calcext:value-type="percentage">
            <text:p>1,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30" calcext:value-type="date">
            <text:p>30.09.11</text:p>
          </table:table-cell>
          <table:table-cell table:style-name="ce27" office:value-type="float" office:value="12.75" calcext:value-type="float">
            <text:p>12,750</text:p>
          </table:table-cell>
          <table:table-cell table:style-name="ce29" office:value-type="percentage" office:value="0.0164770343561414" calcext:value-type="percentage">
            <text:p>1,65%</text:p>
          </table:table-cell>
          <table:table-cell/>
          <table:table-cell table:style-name="ce24" office:value-type="date" office:date-value="2011-09-30" calcext:value-type="date">
            <text:p>30.09.11</text:p>
          </table:table-cell>
          <table:table-cell table:style-name="ce27" office:value-type="float" office:value="5.04999999999999" calcext:value-type="float">
            <text:p>5,050</text:p>
          </table:table-cell>
          <table:table-cell table:style-name="ce29" office:value-type="percentage" office:value="0.0175351844644147" calcext:value-type="percentage">
            <text:p>1,75%</text:p>
          </table:table-cell>
          <table:table-cell/>
          <table:table-cell table:style-name="ce24" office:value-type="date" office:date-value="2011-09-30" calcext:value-type="date">
            <text:p>30.09.11</text:p>
          </table:table-cell>
          <table:table-cell table:style-name="ce27" office:value-type="float" office:value="5.04999999999999" calcext:value-type="float">
            <text:p>5,050</text:p>
          </table:table-cell>
          <table:table-cell table:style-name="ce29" office:value-type="percentage" office:value="0.0197161702684852" calcext:value-type="percentage">
            <text:p>1,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9" calcext:value-type="date">
            <text:p>29.09.11</text:p>
          </table:table-cell>
          <table:table-cell table:style-name="ce27" office:value-type="float" office:value="12.875" calcext:value-type="float">
            <text:p>12,875</text:p>
          </table:table-cell>
          <table:table-cell table:style-name="ce29" office:value-type="percentage" office:value="0.016584605812772" calcext:value-type="percentage">
            <text:p>1,66%</text:p>
          </table:table-cell>
          <table:table-cell/>
          <table:table-cell table:style-name="ce24" office:value-type="date" office:date-value="2011-09-29" calcext:value-type="date">
            <text:p>29.09.11</text:p>
          </table:table-cell>
          <table:table-cell table:style-name="ce27" office:value-type="float" office:value="5.09999999999999" calcext:value-type="float">
            <text:p>5,100</text:p>
          </table:table-cell>
          <table:table-cell table:style-name="ce29" office:value-type="percentage" office:value="0.0177852001306618" calcext:value-type="percentage">
            <text:p>1,78%</text:p>
          </table:table-cell>
          <table:table-cell/>
          <table:table-cell table:style-name="ce24" office:value-type="date" office:date-value="2011-09-29" calcext:value-type="date">
            <text:p>29.09.11</text:p>
          </table:table-cell>
          <table:table-cell table:style-name="ce27" office:value-type="float" office:value="5.09999999999999" calcext:value-type="float">
            <text:p>5,100</text:p>
          </table:table-cell>
          <table:table-cell table:style-name="ce29" office:value-type="percentage" office:value="0.0199449118613069" calcext:value-type="percentage">
            <text:p>1,9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8" calcext:value-type="date">
            <text:p>28.09.11</text:p>
          </table:table-cell>
          <table:table-cell table:style-name="ce27" office:value-type="float" office:value="13" calcext:value-type="float">
            <text:p>13,000</text:p>
          </table:table-cell>
          <table:table-cell table:style-name="ce29" office:value-type="percentage" office:value="0.016689747715924" calcext:value-type="percentage">
            <text:p>1,67%</text:p>
          </table:table-cell>
          <table:table-cell/>
          <table:table-cell table:style-name="ce24" office:value-type="date" office:date-value="2011-09-28" calcext:value-type="date">
            <text:p>28.09.11</text:p>
          </table:table-cell>
          <table:table-cell table:style-name="ce27" office:value-type="float" office:value="5.14999999999999" calcext:value-type="float">
            <text:p>5,150</text:p>
          </table:table-cell>
          <table:table-cell table:style-name="ce29" office:value-type="percentage" office:value="0.0180352157969088" calcext:value-type="percentage">
            <text:p>1,80%</text:p>
          </table:table-cell>
          <table:table-cell/>
          <table:table-cell table:style-name="ce24" office:value-type="date" office:date-value="2011-09-28" calcext:value-type="date">
            <text:p>28.09.11</text:p>
          </table:table-cell>
          <table:table-cell table:style-name="ce27" office:value-type="float" office:value="5.14999999999999" calcext:value-type="float">
            <text:p>5,150</text:p>
          </table:table-cell>
          <table:table-cell table:style-name="ce29" office:value-type="percentage" office:value="0.0201736534541286" calcext:value-type="percentage">
            <text:p>2,0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7" calcext:value-type="date">
            <text:p>27.09.11</text:p>
          </table:table-cell>
          <table:table-cell table:style-name="ce27" office:value-type="float" office:value="13.125" calcext:value-type="float">
            <text:p>13,125</text:p>
          </table:table-cell>
          <table:table-cell table:style-name="ce29" office:value-type="percentage" office:value="0.0167924149064924" calcext:value-type="percentage">
            <text:p>1,68%</text:p>
          </table:table-cell>
          <table:table-cell/>
          <table:table-cell table:style-name="ce24" office:value-type="date" office:date-value="2011-09-27" calcext:value-type="date">
            <text:p>27.09.11</text:p>
          </table:table-cell>
          <table:table-cell table:style-name="ce27" office:value-type="float" office:value="5.19999999999999" calcext:value-type="float">
            <text:p>5,200</text:p>
          </table:table-cell>
          <table:table-cell table:style-name="ce29" office:value-type="percentage" office:value="0.0182852314631559" calcext:value-type="percentage">
            <text:p>1,83%</text:p>
          </table:table-cell>
          <table:table-cell/>
          <table:table-cell table:style-name="ce24" office:value-type="date" office:date-value="2011-09-27" calcext:value-type="date">
            <text:p>27.09.11</text:p>
          </table:table-cell>
          <table:table-cell table:style-name="ce27" office:value-type="float" office:value="5.19999999999999" calcext:value-type="float">
            <text:p>5,200</text:p>
          </table:table-cell>
          <table:table-cell table:style-name="ce29" office:value-type="percentage" office:value="0.0204023950469503" calcext:value-type="percentage">
            <text:p>2,0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6" calcext:value-type="date">
            <text:p>26.09.11</text:p>
          </table:table-cell>
          <table:table-cell table:style-name="ce27" office:value-type="float" office:value="13.25" calcext:value-type="float">
            <text:p>13,250</text:p>
          </table:table-cell>
          <table:table-cell table:style-name="ce29" office:value-type="percentage" office:value="0.0168925639294894" calcext:value-type="percentage">
            <text:p>1,69%</text:p>
          </table:table-cell>
          <table:table-cell/>
          <table:table-cell table:style-name="ce24" office:value-type="date" office:date-value="2011-09-26" calcext:value-type="date">
            <text:p>26.09.11</text:p>
          </table:table-cell>
          <table:table-cell table:style-name="ce27" office:value-type="float" office:value="5.24999999999999" calcext:value-type="float">
            <text:p>5,250</text:p>
          </table:table-cell>
          <table:table-cell table:style-name="ce29" office:value-type="percentage" office:value="0.0185352471294029" calcext:value-type="percentage">
            <text:p>1,85%</text:p>
          </table:table-cell>
          <table:table-cell/>
          <table:table-cell table:style-name="ce24" office:value-type="date" office:date-value="2011-09-26" calcext:value-type="date">
            <text:p>26.09.11</text:p>
          </table:table-cell>
          <table:table-cell table:style-name="ce27" office:value-type="float" office:value="5.24999999999999" calcext:value-type="float">
            <text:p>5,250</text:p>
          </table:table-cell>
          <table:table-cell table:style-name="ce29" office:value-type="percentage" office:value="0.020631136639772" calcext:value-type="percentage">
            <text:p>2,0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5" calcext:value-type="date">
            <text:p>25.09.11</text:p>
          </table:table-cell>
          <table:table-cell table:style-name="ce27" office:value-type="float" office:value="13.375" calcext:value-type="float">
            <text:p>13,375</text:p>
          </table:table-cell>
          <table:table-cell table:style-name="ce29" office:value-type="percentage" office:value="0.0169901529544126" calcext:value-type="percentage">
            <text:p>1,70%</text:p>
          </table:table-cell>
          <table:table-cell/>
          <table:table-cell table:style-name="ce24" office:value-type="date" office:date-value="2011-09-25" calcext:value-type="date">
            <text:p>25.09.11</text:p>
          </table:table-cell>
          <table:table-cell table:style-name="ce27" office:value-type="float" office:value="5.29999999999999" calcext:value-type="float">
            <text:p>5,300</text:p>
          </table:table-cell>
          <table:table-cell table:style-name="ce29" office:value-type="percentage" office:value="0.01878526279565" calcext:value-type="percentage">
            <text:p>1,88%</text:p>
          </table:table-cell>
          <table:table-cell/>
          <table:table-cell table:style-name="ce24" office:value-type="date" office:date-value="2011-09-25" calcext:value-type="date">
            <text:p>25.09.11</text:p>
          </table:table-cell>
          <table:table-cell table:style-name="ce27" office:value-type="float" office:value="5.29999999999999" calcext:value-type="float">
            <text:p>5,300</text:p>
          </table:table-cell>
          <table:table-cell table:style-name="ce29" office:value-type="percentage" office:value="0.0208598782325937" calcext:value-type="percentage">
            <text:p>2,0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4" calcext:value-type="date">
            <text:p>24.09.11</text:p>
          </table:table-cell>
          <table:table-cell table:style-name="ce27" office:value-type="float" office:value="13.5" calcext:value-type="float">
            <text:p>13,500</text:p>
          </table:table-cell>
          <table:table-cell table:style-name="ce29" office:value-type="percentage" office:value="0.0170851417000378" calcext:value-type="percentage">
            <text:p>1,71%</text:p>
          </table:table-cell>
          <table:table-cell/>
          <table:table-cell table:style-name="ce24" office:value-type="date" office:date-value="2011-09-24" calcext:value-type="date">
            <text:p>24.09.11</text:p>
          </table:table-cell>
          <table:table-cell table:style-name="ce27" office:value-type="float" office:value="5.34999999999999" calcext:value-type="float">
            <text:p>5,350</text:p>
          </table:table-cell>
          <table:table-cell table:style-name="ce29" office:value-type="percentage" office:value="0.0190352784618971" calcext:value-type="percentage">
            <text:p>1,90%</text:p>
          </table:table-cell>
          <table:table-cell/>
          <table:table-cell table:style-name="ce24" office:value-type="date" office:date-value="2011-09-24" calcext:value-type="date">
            <text:p>24.09.11</text:p>
          </table:table-cell>
          <table:table-cell table:style-name="ce27" office:value-type="float" office:value="5.34999999999999" calcext:value-type="float">
            <text:p>5,350</text:p>
          </table:table-cell>
          <table:table-cell table:style-name="ce29" office:value-type="percentage" office:value="0.0210886198254155" calcext:value-type="percentage">
            <text:p>2,1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3" calcext:value-type="date">
            <text:p>23.09.11</text:p>
          </table:table-cell>
          <table:table-cell table:style-name="ce27" office:value-type="float" office:value="13.625" calcext:value-type="float">
            <text:p>13,625</text:p>
          </table:table-cell>
          <table:table-cell table:style-name="ce29" office:value-type="percentage" office:value="0.0171774913633504" calcext:value-type="percentage">
            <text:p>1,72%</text:p>
          </table:table-cell>
          <table:table-cell/>
          <table:table-cell table:style-name="ce24" office:value-type="date" office:date-value="2011-09-23" calcext:value-type="date">
            <text:p>23.09.11</text:p>
          </table:table-cell>
          <table:table-cell table:style-name="ce27" office:value-type="float" office:value="5.39999999999999" calcext:value-type="float">
            <text:p>5,400</text:p>
          </table:table-cell>
          <table:table-cell table:style-name="ce29" office:value-type="percentage" office:value="0.0192852941281441" calcext:value-type="percentage">
            <text:p>1,93%</text:p>
          </table:table-cell>
          <table:table-cell/>
          <table:table-cell table:style-name="ce24" office:value-type="date" office:date-value="2011-09-23" calcext:value-type="date">
            <text:p>23.09.11</text:p>
          </table:table-cell>
          <table:table-cell table:style-name="ce27" office:value-type="float" office:value="5.39999999999999" calcext:value-type="float">
            <text:p>5,400</text:p>
          </table:table-cell>
          <table:table-cell table:style-name="ce29" office:value-type="percentage" office:value="0.0213173614182372" calcext:value-type="percentage">
            <text:p>2,1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2" calcext:value-type="date">
            <text:p>22.09.11</text:p>
          </table:table-cell>
          <table:table-cell table:style-name="ce27" office:value-type="float" office:value="13.75" calcext:value-type="float">
            <text:p>13,750</text:p>
          </table:table-cell>
          <table:table-cell table:style-name="ce29" office:value-type="percentage" office:value="0.0172671645523549" calcext:value-type="percentage">
            <text:p>1,73%</text:p>
          </table:table-cell>
          <table:table-cell/>
          <table:table-cell table:style-name="ce24" office:value-type="date" office:date-value="2011-09-22" calcext:value-type="date">
            <text:p>22.09.11</text:p>
          </table:table-cell>
          <table:table-cell table:style-name="ce27" office:value-type="float" office:value="5.44999999999999" calcext:value-type="float">
            <text:p>5,450</text:p>
          </table:table-cell>
          <table:table-cell table:style-name="ce29" office:value-type="percentage" office:value="0.0195353097943912" calcext:value-type="percentage">
            <text:p>1,95%</text:p>
          </table:table-cell>
          <table:table-cell/>
          <table:table-cell table:style-name="ce24" office:value-type="date" office:date-value="2011-09-22" calcext:value-type="date">
            <text:p>22.09.11</text:p>
          </table:table-cell>
          <table:table-cell table:style-name="ce27" office:value-type="float" office:value="5.44999999999999" calcext:value-type="float">
            <text:p>5,450</text:p>
          </table:table-cell>
          <table:table-cell table:style-name="ce29" office:value-type="percentage" office:value="0.0215461030110589" calcext:value-type="percentage">
            <text:p>2,1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1" calcext:value-type="date">
            <text:p>21.09.11</text:p>
          </table:table-cell>
          <table:table-cell table:style-name="ce27" office:value-type="float" office:value="13.875" calcext:value-type="float">
            <text:p>13,875</text:p>
          </table:table-cell>
          <table:table-cell table:style-name="ce29" office:value-type="percentage" office:value="0.0173541252225149" calcext:value-type="percentage">
            <text:p>1,74%</text:p>
          </table:table-cell>
          <table:table-cell/>
          <table:table-cell table:style-name="ce24" office:value-type="date" office:date-value="2011-09-21" calcext:value-type="date">
            <text:p>21.09.11</text:p>
          </table:table-cell>
          <table:table-cell table:style-name="ce27" office:value-type="float" office:value="5.49999999999999" calcext:value-type="float">
            <text:p>5,500</text:p>
          </table:table-cell>
          <table:table-cell table:style-name="ce29" office:value-type="percentage" office:value="0.0197853254606382" calcext:value-type="percentage">
            <text:p>1,98%</text:p>
          </table:table-cell>
          <table:table-cell/>
          <table:table-cell table:style-name="ce24" office:value-type="date" office:date-value="2011-09-21" calcext:value-type="date">
            <text:p>21.09.11</text:p>
          </table:table-cell>
          <table:table-cell table:style-name="ce27" office:value-type="float" office:value="5.49999999999999" calcext:value-type="float">
            <text:p>5,500</text:p>
          </table:table-cell>
          <table:table-cell table:style-name="ce29" office:value-type="percentage" office:value="0.0217748446038806" calcext:value-type="percentage">
            <text:p>2,1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20" calcext:value-type="date">
            <text:p>20.09.11</text:p>
          </table:table-cell>
          <table:table-cell table:style-name="ce27" office:value-type="float" office:value="14" calcext:value-type="float">
            <text:p>14,000</text:p>
          </table:table-cell>
          <table:table-cell table:style-name="ce29" office:value-type="percentage" office:value="0.0174383386165989" calcext:value-type="percentage">
            <text:p>1,74%</text:p>
          </table:table-cell>
          <table:table-cell/>
          <table:table-cell table:style-name="ce24" office:value-type="date" office:date-value="2011-09-20" calcext:value-type="date">
            <text:p>20.09.11</text:p>
          </table:table-cell>
          <table:table-cell table:style-name="ce27" office:value-type="float" office:value="5.54999999999999" calcext:value-type="float">
            <text:p>5,550</text:p>
          </table:table-cell>
          <table:table-cell table:style-name="ce29" office:value-type="percentage" office:value="0.0200353411268853" calcext:value-type="percentage">
            <text:p>2,00%</text:p>
          </table:table-cell>
          <table:table-cell/>
          <table:table-cell table:style-name="ce24" office:value-type="date" office:date-value="2011-09-20" calcext:value-type="date">
            <text:p>20.09.11</text:p>
          </table:table-cell>
          <table:table-cell table:style-name="ce27" office:value-type="float" office:value="5.54999999999999" calcext:value-type="float">
            <text:p>5,550</text:p>
          </table:table-cell>
          <table:table-cell table:style-name="ce29" office:value-type="percentage" office:value="0.0218848362449983" calcext:value-type="percentage">
            <text:p>2,1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9" calcext:value-type="date">
            <text:p>19.09.11</text:p>
          </table:table-cell>
          <table:table-cell table:style-name="ce27" office:value-type="float" office:value="14.125" calcext:value-type="float">
            <text:p>14,125</text:p>
          </table:table-cell>
          <table:table-cell table:style-name="ce29" office:value-type="percentage" office:value="0.0175197712077199" calcext:value-type="percentage">
            <text:p>1,75%</text:p>
          </table:table-cell>
          <table:table-cell/>
          <table:table-cell table:style-name="ce24" office:value-type="date" office:date-value="2011-09-19" calcext:value-type="date">
            <text:p>19.09.11</text:p>
          </table:table-cell>
          <table:table-cell table:style-name="ce27" office:value-type="float" office:value="5.59999999999999" calcext:value-type="float">
            <text:p>5,600</text:p>
          </table:table-cell>
          <table:table-cell table:style-name="ce29" office:value-type="percentage" office:value="0.0202853567931323" calcext:value-type="percentage">
            <text:p>2,03%</text:p>
          </table:table-cell>
          <table:table-cell/>
          <table:table-cell table:style-name="ce24" office:value-type="date" office:date-value="2011-09-19" calcext:value-type="date">
            <text:p>19.09.11</text:p>
          </table:table-cell>
          <table:table-cell table:style-name="ce27" office:value-type="float" office:value="5.59999999999999" calcext:value-type="float">
            <text:p>5,600</text:p>
          </table:table-cell>
          <table:table-cell table:style-name="ce29" office:value-type="percentage" office:value="0.0219759786874329" calcext:value-type="percentage">
            <text:p>2,2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8" calcext:value-type="date">
            <text:p>18.09.11</text:p>
          </table:table-cell>
          <table:table-cell table:style-name="ce27" office:value-type="float" office:value="14.25" calcext:value-type="float">
            <text:p>14,250</text:p>
          </table:table-cell>
          <table:table-cell table:style-name="ce29" office:value-type="percentage" office:value="0.017598390645373" calcext:value-type="percentage">
            <text:p>1,76%</text:p>
          </table:table-cell>
          <table:table-cell/>
          <table:table-cell table:style-name="ce24" office:value-type="date" office:date-value="2011-09-18" calcext:value-type="date">
            <text:p>18.09.11</text:p>
          </table:table-cell>
          <table:table-cell table:style-name="ce27" office:value-type="float" office:value="5.64999999999999" calcext:value-type="float">
            <text:p>5,650</text:p>
          </table:table-cell>
          <table:table-cell table:style-name="ce29" office:value-type="percentage" office:value="0.0205353724593794" calcext:value-type="percentage">
            <text:p>2,05%</text:p>
          </table:table-cell>
          <table:table-cell/>
          <table:table-cell table:style-name="ce24" office:value-type="date" office:date-value="2011-09-18" calcext:value-type="date">
            <text:p>18.09.11</text:p>
          </table:table-cell>
          <table:table-cell table:style-name="ce27" office:value-type="float" office:value="5.64999999999999" calcext:value-type="float">
            <text:p>5,650</text:p>
          </table:table-cell>
          <table:table-cell table:style-name="ce29" office:value-type="percentage" office:value="0.0220671211298674" calcext:value-type="percentage">
            <text:p>2,2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7" calcext:value-type="date">
            <text:p>17.09.11</text:p>
          </table:table-cell>
          <table:table-cell table:style-name="ce27" office:value-type="float" office:value="14.375" calcext:value-type="float">
            <text:p>14,375</text:p>
          </table:table-cell>
          <table:table-cell table:style-name="ce29" office:value-type="percentage" office:value="0.017674165704288" calcext:value-type="percentage">
            <text:p>1,77%</text:p>
          </table:table-cell>
          <table:table-cell/>
          <table:table-cell table:style-name="ce24" office:value-type="date" office:date-value="2011-09-17" calcext:value-type="date">
            <text:p>17.09.11</text:p>
          </table:table-cell>
          <table:table-cell table:style-name="ce27" office:value-type="float" office:value="5.69999999999999" calcext:value-type="float">
            <text:p>5,700</text:p>
          </table:table-cell>
          <table:table-cell table:style-name="ce29" office:value-type="percentage" office:value="0.0207853881256264" calcext:value-type="percentage">
            <text:p>2,08%</text:p>
          </table:table-cell>
          <table:table-cell/>
          <table:table-cell table:style-name="ce24" office:value-type="date" office:date-value="2011-09-17" calcext:value-type="date">
            <text:p>17.09.11</text:p>
          </table:table-cell>
          <table:table-cell table:style-name="ce27" office:value-type="float" office:value="5.69999999999999" calcext:value-type="float">
            <text:p>5,700</text:p>
          </table:table-cell>
          <table:table-cell table:style-name="ce29" office:value-type="percentage" office:value="0.0221582635723019" calcext:value-type="percentage">
            <text:p>2,2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6" calcext:value-type="date">
            <text:p>16.09.11</text:p>
          </table:table-cell>
          <table:table-cell table:style-name="ce27" office:value-type="float" office:value="14.5" calcext:value-type="float">
            <text:p>14,500</text:p>
          </table:table-cell>
          <table:table-cell table:style-name="ce29" office:value-type="percentage" office:value="0.0177470662359284" calcext:value-type="percentage">
            <text:p>1,77%</text:p>
          </table:table-cell>
          <table:table-cell/>
          <table:table-cell table:style-name="ce24" office:value-type="date" office:date-value="2011-09-16" calcext:value-type="date">
            <text:p>16.09.11</text:p>
          </table:table-cell>
          <table:table-cell table:style-name="ce27" office:value-type="float" office:value="5.74999999999999" calcext:value-type="float">
            <text:p>5,750</text:p>
          </table:table-cell>
          <table:table-cell table:style-name="ce29" office:value-type="percentage" office:value="0.0210354037918735" calcext:value-type="percentage">
            <text:p>2,10%</text:p>
          </table:table-cell>
          <table:table-cell/>
          <table:table-cell table:style-name="ce24" office:value-type="date" office:date-value="2011-09-16" calcext:value-type="date">
            <text:p>16.09.11</text:p>
          </table:table-cell>
          <table:table-cell table:style-name="ce27" office:value-type="float" office:value="5.74999999999999" calcext:value-type="float">
            <text:p>5,750</text:p>
          </table:table-cell>
          <table:table-cell table:style-name="ce29" office:value-type="percentage" office:value="0.0222494060147364" calcext:value-type="percentage">
            <text:p>2,2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5" calcext:value-type="date">
            <text:p>15.09.11</text:p>
          </table:table-cell>
          <table:table-cell table:style-name="ce27" office:value-type="float" office:value="14.625" calcext:value-type="float">
            <text:p>14,625</text:p>
          </table:table-cell>
          <table:table-cell table:style-name="ce29" office:value-type="percentage" office:value="0.0178170631224768" calcext:value-type="percentage">
            <text:p>1,78%</text:p>
          </table:table-cell>
          <table:table-cell/>
          <table:table-cell table:style-name="ce24" office:value-type="date" office:date-value="2011-09-15" calcext:value-type="date">
            <text:p>15.09.11</text:p>
          </table:table-cell>
          <table:table-cell table:style-name="ce27" office:value-type="float" office:value="5.79999999999999" calcext:value-type="float">
            <text:p>5,800</text:p>
          </table:table-cell>
          <table:table-cell table:style-name="ce29" office:value-type="percentage" office:value="0.0211307678971554" calcext:value-type="percentage">
            <text:p>2,11%</text:p>
          </table:table-cell>
          <table:table-cell/>
          <table:table-cell table:style-name="ce24" office:value-type="date" office:date-value="2011-09-15" calcext:value-type="date">
            <text:p>15.09.11</text:p>
          </table:table-cell>
          <table:table-cell table:style-name="ce27" office:value-type="float" office:value="5.79999999999999" calcext:value-type="float">
            <text:p>5,800</text:p>
          </table:table-cell>
          <table:table-cell table:style-name="ce29" office:value-type="percentage" office:value="0.022340548457171" calcext:value-type="percentage">
            <text:p>2,2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4" calcext:value-type="date">
            <text:p>14.09.11</text:p>
          </table:table-cell>
          <table:table-cell table:style-name="ce27" office:value-type="float" office:value="14.75" calcext:value-type="float">
            <text:p>14,750</text:p>
          </table:table-cell>
          <table:table-cell table:style-name="ce29" office:value-type="percentage" office:value="0.0178841282331604" calcext:value-type="percentage">
            <text:p>1,79%</text:p>
          </table:table-cell>
          <table:table-cell/>
          <table:table-cell table:style-name="ce24" office:value-type="date" office:date-value="2011-09-14" calcext:value-type="date">
            <text:p>14.09.11</text:p>
          </table:table-cell>
          <table:table-cell table:style-name="ce27" office:value-type="float" office:value="5.84999999999999" calcext:value-type="float">
            <text:p>5,850</text:p>
          </table:table-cell>
          <table:table-cell table:style-name="ce29" office:value-type="percentage" office:value="0.0211926241642282" calcext:value-type="percentage">
            <text:p>2,12%</text:p>
          </table:table-cell>
          <table:table-cell/>
          <table:table-cell table:style-name="ce24" office:value-type="date" office:date-value="2011-09-14" calcext:value-type="date">
            <text:p>14.09.11</text:p>
          </table:table-cell>
          <table:table-cell table:style-name="ce27" office:value-type="float" office:value="5.84999999999999" calcext:value-type="float">
            <text:p>5,850</text:p>
          </table:table-cell>
          <table:table-cell table:style-name="ce29" office:value-type="percentage" office:value="0.0224316908996055" calcext:value-type="percentage">
            <text:p>2,2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3" calcext:value-type="date">
            <text:p>13.09.11</text:p>
          </table:table-cell>
          <table:table-cell table:style-name="ce27" office:value-type="float" office:value="14.875" calcext:value-type="float">
            <text:p>14,875</text:p>
          </table:table-cell>
          <table:table-cell table:style-name="ce29" office:value-type="percentage" office:value="0.0179482343827787" calcext:value-type="percentage">
            <text:p>1,79%</text:p>
          </table:table-cell>
          <table:table-cell/>
          <table:table-cell table:style-name="ce24" office:value-type="date" office:date-value="2011-09-13" calcext:value-type="date">
            <text:p>13.09.11</text:p>
          </table:table-cell>
          <table:table-cell table:style-name="ce27" office:value-type="float" office:value="5.89999999999999" calcext:value-type="float">
            <text:p>5,900</text:p>
          </table:table-cell>
          <table:table-cell table:style-name="ce29" office:value-type="percentage" office:value="0.0212544804313009" calcext:value-type="percentage">
            <text:p>2,13%</text:p>
          </table:table-cell>
          <table:table-cell/>
          <table:table-cell table:style-name="ce24" office:value-type="date" office:date-value="2011-09-13" calcext:value-type="date">
            <text:p>13.09.11</text:p>
          </table:table-cell>
          <table:table-cell table:style-name="ce27" office:value-type="float" office:value="5.89999999999999" calcext:value-type="float">
            <text:p>5,900</text:p>
          </table:table-cell>
          <table:table-cell table:style-name="ce29" office:value-type="percentage" office:value="0.02252283334204" calcext:value-type="percentage">
            <text:p>2,2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2" calcext:value-type="date">
            <text:p>12.09.11</text:p>
          </table:table-cell>
          <table:table-cell table:style-name="ce27" office:value-type="float" office:value="15" calcext:value-type="float">
            <text:p>15,000</text:p>
          </table:table-cell>
          <table:table-cell table:style-name="ce29" office:value-type="percentage" office:value="0.0180093552923046" calcext:value-type="percentage">
            <text:p>1,80%</text:p>
          </table:table-cell>
          <table:table-cell/>
          <table:table-cell table:style-name="ce24" office:value-type="date" office:date-value="2011-09-12" calcext:value-type="date">
            <text:p>12.09.11</text:p>
          </table:table-cell>
          <table:table-cell table:style-name="ce27" office:value-type="float" office:value="5.94999999999999" calcext:value-type="float">
            <text:p>5,950</text:p>
          </table:table-cell>
          <table:table-cell table:style-name="ce29" office:value-type="percentage" office:value="0.0213163366983737" calcext:value-type="percentage">
            <text:p>2,13%</text:p>
          </table:table-cell>
          <table:table-cell/>
          <table:table-cell table:style-name="ce24" office:value-type="date" office:date-value="2011-09-12" calcext:value-type="date">
            <text:p>12.09.11</text:p>
          </table:table-cell>
          <table:table-cell table:style-name="ce27" office:value-type="float" office:value="5.94999999999999" calcext:value-type="float">
            <text:p>5,950</text:p>
          </table:table-cell>
          <table:table-cell table:style-name="ce29" office:value-type="percentage" office:value="0.0226139757844745" calcext:value-type="percentage">
            <text:p>2,2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1" calcext:value-type="date">
            <text:p>11.09.11</text:p>
          </table:table-cell>
          <table:table-cell table:style-name="ce27" office:value-type="float" office:value="15.125" calcext:value-type="float">
            <text:p>15,125</text:p>
          </table:table-cell>
          <table:table-cell table:style-name="ce29" office:value-type="percentage" office:value="0.0180674829827677" calcext:value-type="percentage">
            <text:p>1,81%</text:p>
          </table:table-cell>
          <table:table-cell/>
          <table:table-cell table:style-name="ce24" office:value-type="date" office:date-value="2011-09-11" calcext:value-type="date">
            <text:p>11.09.11</text:p>
          </table:table-cell>
          <table:table-cell table:style-name="ce27" office:value-type="float" office:value="5.99999999999999" calcext:value-type="float">
            <text:p>6,000</text:p>
          </table:table-cell>
          <table:table-cell table:style-name="ce29" office:value-type="percentage" office:value="0.0213781929654465" calcext:value-type="percentage">
            <text:p>2,14%</text:p>
          </table:table-cell>
          <table:table-cell/>
          <table:table-cell table:style-name="ce24" office:value-type="date" office:date-value="2011-09-11" calcext:value-type="date">
            <text:p>11.09.11</text:p>
          </table:table-cell>
          <table:table-cell table:style-name="ce27" office:value-type="float" office:value="5.99999999999999" calcext:value-type="float">
            <text:p>6,000</text:p>
          </table:table-cell>
          <table:table-cell table:style-name="ce29" office:value-type="percentage" office:value="0.022705118226909" calcext:value-type="percentage">
            <text:p>2,2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10" calcext:value-type="date">
            <text:p>10.09.11</text:p>
          </table:table-cell>
          <table:table-cell table:style-name="ce27" office:value-type="float" office:value="15.25" calcext:value-type="float">
            <text:p>15,250</text:p>
          </table:table-cell>
          <table:table-cell table:style-name="ce29" office:value-type="percentage" office:value="0.0181227127426581" calcext:value-type="percentage">
            <text:p>1,81%</text:p>
          </table:table-cell>
          <table:table-cell/>
          <table:table-cell table:style-name="ce24" office:value-type="date" office:date-value="2011-09-10" calcext:value-type="date">
            <text:p>10.09.11</text:p>
          </table:table-cell>
          <table:table-cell table:style-name="ce27" office:value-type="float" office:value="6.04999999999999" calcext:value-type="float">
            <text:p>6,050</text:p>
          </table:table-cell>
          <table:table-cell table:style-name="ce29" office:value-type="percentage" office:value="0.0214400492325193" calcext:value-type="percentage">
            <text:p>2,14%</text:p>
          </table:table-cell>
          <table:table-cell/>
          <table:table-cell table:style-name="ce24" office:value-type="date" office:date-value="2011-09-10" calcext:value-type="date">
            <text:p>10.09.11</text:p>
          </table:table-cell>
          <table:table-cell table:style-name="ce27" office:value-type="float" office:value="6.04999999999999" calcext:value-type="float">
            <text:p>6,050</text:p>
          </table:table-cell>
          <table:table-cell table:style-name="ce29" office:value-type="percentage" office:value="0.0227962606693436" calcext:value-type="percentage">
            <text:p>2,2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9" calcext:value-type="date">
            <text:p>09.09.11</text:p>
          </table:table-cell>
          <table:table-cell table:style-name="ce27" office:value-type="float" office:value="15.375" calcext:value-type="float">
            <text:p>15,375</text:p>
          </table:table-cell>
          <table:table-cell table:style-name="ce29" office:value-type="percentage" office:value="0.0181751744448132" calcext:value-type="percentage">
            <text:p>1,82%</text:p>
          </table:table-cell>
          <table:table-cell/>
          <table:table-cell table:style-name="ce24" office:value-type="date" office:date-value="2011-09-09" calcext:value-type="date">
            <text:p>09.09.11</text:p>
          </table:table-cell>
          <table:table-cell table:style-name="ce27" office:value-type="float" office:value="6.09999999999999" calcext:value-type="float">
            <text:p>6,100</text:p>
          </table:table-cell>
          <table:table-cell table:style-name="ce29" office:value-type="percentage" office:value="0.021501905499592" calcext:value-type="percentage">
            <text:p>2,15%</text:p>
          </table:table-cell>
          <table:table-cell/>
          <table:table-cell table:style-name="ce24" office:value-type="date" office:date-value="2011-09-09" calcext:value-type="date">
            <text:p>09.09.11</text:p>
          </table:table-cell>
          <table:table-cell table:style-name="ce27" office:value-type="float" office:value="6.09999999999999" calcext:value-type="float">
            <text:p>6,100</text:p>
          </table:table-cell>
          <table:table-cell table:style-name="ce29" office:value-type="percentage" office:value="0.0228874031117781" calcext:value-type="percentage">
            <text:p>2,2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8" calcext:value-type="date">
            <text:p>08.09.11</text:p>
          </table:table-cell>
          <table:table-cell table:style-name="ce27" office:value-type="float" office:value="15.5" calcext:value-type="float">
            <text:p>15,500</text:p>
          </table:table-cell>
          <table:table-cell table:style-name="ce29" office:value-type="percentage" office:value="0.0182249938316771" calcext:value-type="percentage">
            <text:p>1,82%</text:p>
          </table:table-cell>
          <table:table-cell/>
          <table:table-cell table:style-name="ce24" office:value-type="date" office:date-value="2011-09-08" calcext:value-type="date">
            <text:p>08.09.11</text:p>
          </table:table-cell>
          <table:table-cell table:style-name="ce27" office:value-type="float" office:value="6.14999999999999" calcext:value-type="float">
            <text:p>6,150</text:p>
          </table:table-cell>
          <table:table-cell table:style-name="ce29" office:value-type="percentage" office:value="0.0215637617666648" calcext:value-type="percentage">
            <text:p>2,16%</text:p>
          </table:table-cell>
          <table:table-cell/>
          <table:table-cell table:style-name="ce24" office:value-type="date" office:date-value="2011-09-08" calcext:value-type="date">
            <text:p>08.09.11</text:p>
          </table:table-cell>
          <table:table-cell table:style-name="ce27" office:value-type="float" office:value="6.14999999999999" calcext:value-type="float">
            <text:p>6,150</text:p>
          </table:table-cell>
          <table:table-cell table:style-name="ce29" office:value-type="percentage" office:value="0.0229785455542126" calcext:value-type="percentage">
            <text:p>2,3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7" calcext:value-type="date">
            <text:p>07.09.11</text:p>
          </table:table-cell>
          <table:table-cell table:style-name="ce27" office:value-type="float" office:value="15.625" calcext:value-type="float">
            <text:p>15,625</text:p>
          </table:table-cell>
          <table:table-cell table:style-name="ce29" office:value-type="percentage" office:value="0.0182722926219355" calcext:value-type="percentage">
            <text:p>1,83%</text:p>
          </table:table-cell>
          <table:table-cell/>
          <table:table-cell table:style-name="ce24" office:value-type="date" office:date-value="2011-09-07" calcext:value-type="date">
            <text:p>07.09.11</text:p>
          </table:table-cell>
          <table:table-cell table:style-name="ce27" office:value-type="float" office:value="6.19999999999999" calcext:value-type="float">
            <text:p>6,200</text:p>
          </table:table-cell>
          <table:table-cell table:style-name="ce29" office:value-type="percentage" office:value="0.0216256180337376" calcext:value-type="percentage">
            <text:p>2,16%</text:p>
          </table:table-cell>
          <table:table-cell/>
          <table:table-cell table:style-name="ce24" office:value-type="date" office:date-value="2011-09-07" calcext:value-type="date">
            <text:p>07.09.11</text:p>
          </table:table-cell>
          <table:table-cell table:style-name="ce27" office:value-type="float" office:value="6.19999999999999" calcext:value-type="float">
            <text:p>6,200</text:p>
          </table:table-cell>
          <table:table-cell table:style-name="ce29" office:value-type="percentage" office:value="0.0230696879966471" calcext:value-type="percentage">
            <text:p>2,3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6" calcext:value-type="date">
            <text:p>06.09.11</text:p>
          </table:table-cell>
          <table:table-cell table:style-name="ce27" office:value-type="float" office:value="15.75" calcext:value-type="float">
            <text:p>15,750</text:p>
          </table:table-cell>
          <table:table-cell table:style-name="ce29" office:value-type="percentage" office:value="0.0183171886701889" calcext:value-type="percentage">
            <text:p>1,83%</text:p>
          </table:table-cell>
          <table:table-cell/>
          <table:table-cell table:style-name="ce24" office:value-type="date" office:date-value="2011-09-06" calcext:value-type="date">
            <text:p>06.09.11</text:p>
          </table:table-cell>
          <table:table-cell table:style-name="ce27" office:value-type="float" office:value="6.24999999999999" calcext:value-type="float">
            <text:p>6,250</text:p>
          </table:table-cell>
          <table:table-cell table:style-name="ce29" office:value-type="percentage" office:value="0.0216874743008103" calcext:value-type="percentage">
            <text:p>2,17%</text:p>
          </table:table-cell>
          <table:table-cell/>
          <table:table-cell table:style-name="ce24" office:value-type="date" office:date-value="2011-09-06" calcext:value-type="date">
            <text:p>06.09.11</text:p>
          </table:table-cell>
          <table:table-cell table:style-name="ce27" office:value-type="float" office:value="6.24999999999999" calcext:value-type="float">
            <text:p>6,250</text:p>
          </table:table-cell>
          <table:table-cell table:style-name="ce29" office:value-type="percentage" office:value="0.0231608304390817" calcext:value-type="percentage">
            <text:p>2,3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5" calcext:value-type="date">
            <text:p>05.09.11</text:p>
          </table:table-cell>
          <table:table-cell table:style-name="ce27" office:value-type="float" office:value="15.875" calcext:value-type="float">
            <text:p>15,875</text:p>
          </table:table-cell>
          <table:table-cell table:style-name="ce29" office:value-type="percentage" office:value="0.0183597961190819" calcext:value-type="percentage">
            <text:p>1,84%</text:p>
          </table:table-cell>
          <table:table-cell/>
          <table:table-cell table:style-name="ce24" office:value-type="date" office:date-value="2011-09-05" calcext:value-type="date">
            <text:p>05.09.11</text:p>
          </table:table-cell>
          <table:table-cell table:style-name="ce27" office:value-type="float" office:value="6.29999999999999" calcext:value-type="float">
            <text:p>6,300</text:p>
          </table:table-cell>
          <table:table-cell table:style-name="ce29" office:value-type="percentage" office:value="0.0217493305678831" calcext:value-type="percentage">
            <text:p>2,17%</text:p>
          </table:table-cell>
          <table:table-cell/>
          <table:table-cell table:style-name="ce24" office:value-type="date" office:date-value="2011-09-05" calcext:value-type="date">
            <text:p>05.09.11</text:p>
          </table:table-cell>
          <table:table-cell table:style-name="ce27" office:value-type="float" office:value="6.29999999999999" calcext:value-type="float">
            <text:p>6,300</text:p>
          </table:table-cell>
          <table:table-cell table:style-name="ce29" office:value-type="percentage" office:value="0.0232519728815162" calcext:value-type="percentage">
            <text:p>2,3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4" calcext:value-type="date">
            <text:p>04.09.11</text:p>
          </table:table-cell>
          <table:table-cell table:style-name="ce27" office:value-type="float" office:value="16" calcext:value-type="float">
            <text:p>16,000</text:p>
          </table:table-cell>
          <table:table-cell table:style-name="ce29" office:value-type="percentage" office:value="0.0184002255443014" calcext:value-type="percentage">
            <text:p>1,84%</text:p>
          </table:table-cell>
          <table:table-cell/>
          <table:table-cell table:style-name="ce24" office:value-type="date" office:date-value="2011-09-04" calcext:value-type="date">
            <text:p>04.09.11</text:p>
          </table:table-cell>
          <table:table-cell table:style-name="ce27" office:value-type="float" office:value="6.34999999999999" calcext:value-type="float">
            <text:p>6,350</text:p>
          </table:table-cell>
          <table:table-cell table:style-name="ce29" office:value-type="percentage" office:value="0.0218111868349559" calcext:value-type="percentage">
            <text:p>2,18%</text:p>
          </table:table-cell>
          <table:table-cell/>
          <table:table-cell table:style-name="ce24" office:value-type="date" office:date-value="2011-09-04" calcext:value-type="date">
            <text:p>04.09.11</text:p>
          </table:table-cell>
          <table:table-cell table:style-name="ce27" office:value-type="float" office:value="6.34999999999999" calcext:value-type="float">
            <text:p>6,350</text:p>
          </table:table-cell>
          <table:table-cell table:style-name="ce29" office:value-type="percentage" office:value="0.0233431153239507" calcext:value-type="percentage">
            <text:p>2,3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3" calcext:value-type="date">
            <text:p>03.09.11</text:p>
          </table:table-cell>
          <table:table-cell table:style-name="ce27" office:value-type="float" office:value="16.125" calcext:value-type="float">
            <text:p>16,125</text:p>
          </table:table-cell>
          <table:table-cell table:style-name="ce29" office:value-type="percentage" office:value="0.0184385840928309" calcext:value-type="percentage">
            <text:p>1,84%</text:p>
          </table:table-cell>
          <table:table-cell/>
          <table:table-cell table:style-name="ce24" office:value-type="date" office:date-value="2011-09-03" calcext:value-type="date">
            <text:p>03.09.11</text:p>
          </table:table-cell>
          <table:table-cell table:style-name="ce27" office:value-type="float" office:value="6.39999999999999" calcext:value-type="float">
            <text:p>6,400</text:p>
          </table:table-cell>
          <table:table-cell table:style-name="ce29" office:value-type="percentage" office:value="0.0218730431020286" calcext:value-type="percentage">
            <text:p>2,19%</text:p>
          </table:table-cell>
          <table:table-cell/>
          <table:table-cell table:style-name="ce24" office:value-type="date" office:date-value="2011-09-03" calcext:value-type="date">
            <text:p>03.09.11</text:p>
          </table:table-cell>
          <table:table-cell table:style-name="ce27" office:value-type="float" office:value="6.39999999999999" calcext:value-type="float">
            <text:p>6,400</text:p>
          </table:table-cell>
          <table:table-cell table:style-name="ce29" office:value-type="percentage" office:value="0.0234342577663852" calcext:value-type="percentage">
            <text:p>2,3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2" calcext:value-type="date">
            <text:p>02.09.11</text:p>
          </table:table-cell>
          <table:table-cell table:style-name="ce27" office:value-type="float" office:value="16.25" calcext:value-type="float">
            <text:p>16,250</text:p>
          </table:table-cell>
          <table:table-cell table:style-name="ce29" office:value-type="percentage" office:value="0.0184749756148237" calcext:value-type="percentage">
            <text:p>1,85%</text:p>
          </table:table-cell>
          <table:table-cell/>
          <table:table-cell table:style-name="ce24" office:value-type="date" office:date-value="2011-09-02" calcext:value-type="date">
            <text:p>02.09.11</text:p>
          </table:table-cell>
          <table:table-cell table:style-name="ce27" office:value-type="float" office:value="6.44999999999999" calcext:value-type="float">
            <text:p>6,450</text:p>
          </table:table-cell>
          <table:table-cell table:style-name="ce29" office:value-type="percentage" office:value="0.0219348993691014" calcext:value-type="percentage">
            <text:p>2,19%</text:p>
          </table:table-cell>
          <table:table-cell/>
          <table:table-cell table:style-name="ce24" office:value-type="date" office:date-value="2011-09-02" calcext:value-type="date">
            <text:p>02.09.11</text:p>
          </table:table-cell>
          <table:table-cell table:style-name="ce27" office:value-type="float" office:value="6.44999999999999" calcext:value-type="float">
            <text:p>6,450</text:p>
          </table:table-cell>
          <table:table-cell table:style-name="ce29" office:value-type="percentage" office:value="0.0235254002088197" calcext:value-type="percentage">
            <text:p>2,3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9-01" calcext:value-type="date">
            <text:p>01.09.11</text:p>
          </table:table-cell>
          <table:table-cell table:style-name="ce27" office:value-type="float" office:value="16.375" calcext:value-type="float">
            <text:p>16,375</text:p>
          </table:table-cell>
          <table:table-cell table:style-name="ce29" office:value-type="percentage" office:value="0.0185095007894357" calcext:value-type="percentage">
            <text:p>1,85%</text:p>
          </table:table-cell>
          <table:table-cell/>
          <table:table-cell table:style-name="ce24" office:value-type="date" office:date-value="2011-09-01" calcext:value-type="date">
            <text:p>01.09.11</text:p>
          </table:table-cell>
          <table:table-cell table:style-name="ce27" office:value-type="float" office:value="6.49999999999999" calcext:value-type="float">
            <text:p>6,500</text:p>
          </table:table-cell>
          <table:table-cell table:style-name="ce29" office:value-type="percentage" office:value="0.0219967556361742" calcext:value-type="percentage">
            <text:p>2,20%</text:p>
          </table:table-cell>
          <table:table-cell/>
          <table:table-cell table:style-name="ce24" office:value-type="date" office:date-value="2011-09-01" calcext:value-type="date">
            <text:p>01.09.11</text:p>
          </table:table-cell>
          <table:table-cell table:style-name="ce27" office:value-type="float" office:value="6.49999999999999" calcext:value-type="float">
            <text:p>6,500</text:p>
          </table:table-cell>
          <table:table-cell table:style-name="ce29" office:value-type="percentage" office:value="0.0236165426512543" calcext:value-type="percentage">
            <text:p>2,3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31" calcext:value-type="date">
            <text:p>31.08.11</text:p>
          </table:table-cell>
          <table:table-cell table:style-name="ce27" office:value-type="float" office:value="16.5" calcext:value-type="float">
            <text:p>16,500</text:p>
          </table:table-cell>
          <table:table-cell table:style-name="ce29" office:value-type="percentage" office:value="0.0185422572449398" calcext:value-type="percentage">
            <text:p>1,85%</text:p>
          </table:table-cell>
          <table:table-cell/>
          <table:table-cell table:style-name="ce24" office:value-type="date" office:date-value="2011-08-31" calcext:value-type="date">
            <text:p>31.08.11</text:p>
          </table:table-cell>
          <table:table-cell table:style-name="ce27" office:value-type="float" office:value="6.54999999999999" calcext:value-type="float">
            <text:p>6,550</text:p>
          </table:table-cell>
          <table:table-cell table:style-name="ce29" office:value-type="percentage" office:value="0.0220586119032469" calcext:value-type="percentage">
            <text:p>2,21%</text:p>
          </table:table-cell>
          <table:table-cell/>
          <table:table-cell table:style-name="ce24" office:value-type="date" office:date-value="2011-08-31" calcext:value-type="date">
            <text:p>31.08.11</text:p>
          </table:table-cell>
          <table:table-cell table:style-name="ce27" office:value-type="float" office:value="6.54999999999999" calcext:value-type="float">
            <text:p>6,550</text:p>
          </table:table-cell>
          <table:table-cell table:style-name="ce29" office:value-type="percentage" office:value="0.0236874489633595" calcext:value-type="percentage">
            <text:p>2,3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30" calcext:value-type="date">
            <text:p>30.08.11</text:p>
          </table:table-cell>
          <table:table-cell table:style-name="ce27" office:value-type="float" office:value="16.625" calcext:value-type="float">
            <text:p>16,625</text:p>
          </table:table-cell>
          <table:table-cell table:style-name="ce29" office:value-type="percentage" office:value="0.0185733396734199" calcext:value-type="percentage">
            <text:p>1,86%</text:p>
          </table:table-cell>
          <table:table-cell/>
          <table:table-cell table:style-name="ce24" office:value-type="date" office:date-value="2011-08-30" calcext:value-type="date">
            <text:p>30.08.11</text:p>
          </table:table-cell>
          <table:table-cell table:style-name="ce27" office:value-type="float" office:value="6.59999999999999" calcext:value-type="float">
            <text:p>6,600</text:p>
          </table:table-cell>
          <table:table-cell table:style-name="ce29" office:value-type="percentage" office:value="0.0221204681703197" calcext:value-type="percentage">
            <text:p>2,21%</text:p>
          </table:table-cell>
          <table:table-cell/>
          <table:table-cell table:style-name="ce24" office:value-type="date" office:date-value="2011-08-30" calcext:value-type="date">
            <text:p>30.08.11</text:p>
          </table:table-cell>
          <table:table-cell table:style-name="ce27" office:value-type="float" office:value="6.59999999999999" calcext:value-type="float">
            <text:p>6,600</text:p>
          </table:table-cell>
          <table:table-cell table:style-name="ce29" office:value-type="percentage" office:value="0.0237551431912855" calcext:value-type="percentage">
            <text:p>2,3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9" calcext:value-type="date">
            <text:p>29.08.11</text:p>
          </table:table-cell>
          <table:table-cell table:style-name="ce27" office:value-type="float" office:value="16.75" calcext:value-type="float">
            <text:p>16,750</text:p>
          </table:table-cell>
          <table:table-cell table:style-name="ce29" office:value-type="percentage" office:value="0.0186028399403305" calcext:value-type="percentage">
            <text:p>1,86%</text:p>
          </table:table-cell>
          <table:table-cell/>
          <table:table-cell table:style-name="ce24" office:value-type="date" office:date-value="2011-08-29" calcext:value-type="date">
            <text:p>29.08.11</text:p>
          </table:table-cell>
          <table:table-cell table:style-name="ce27" office:value-type="float" office:value="6.64999999999999" calcext:value-type="float">
            <text:p>6,650</text:p>
          </table:table-cell>
          <table:table-cell table:style-name="ce29" office:value-type="percentage" office:value="0.0221823244373925" calcext:value-type="percentage">
            <text:p>2,22%</text:p>
          </table:table-cell>
          <table:table-cell/>
          <table:table-cell table:style-name="ce24" office:value-type="date" office:date-value="2011-08-29" calcext:value-type="date">
            <text:p>29.08.11</text:p>
          </table:table-cell>
          <table:table-cell table:style-name="ce27" office:value-type="float" office:value="6.64999999999999" calcext:value-type="float">
            <text:p>6,650</text:p>
          </table:table-cell>
          <table:table-cell table:style-name="ce29" office:value-type="percentage" office:value="0.0238228374192114" calcext:value-type="percentage">
            <text:p>2,3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8" calcext:value-type="date">
            <text:p>28.08.11</text:p>
          </table:table-cell>
          <table:table-cell table:style-name="ce27" office:value-type="float" office:value="16.875" calcext:value-type="float">
            <text:p>16,875</text:p>
          </table:table-cell>
          <table:table-cell table:style-name="ce29" office:value-type="percentage" office:value="0.018630847189187" calcext:value-type="percentage">
            <text:p>1,86%</text:p>
          </table:table-cell>
          <table:table-cell/>
          <table:table-cell table:style-name="ce24" office:value-type="date" office:date-value="2011-08-28" calcext:value-type="date">
            <text:p>28.08.11</text:p>
          </table:table-cell>
          <table:table-cell table:style-name="ce27" office:value-type="float" office:value="6.69999999999999" calcext:value-type="float">
            <text:p>6,700</text:p>
          </table:table-cell>
          <table:table-cell table:style-name="ce29" office:value-type="percentage" office:value="0.0222441807044652" calcext:value-type="percentage">
            <text:p>2,22%</text:p>
          </table:table-cell>
          <table:table-cell/>
          <table:table-cell table:style-name="ce24" office:value-type="date" office:date-value="2011-08-28" calcext:value-type="date">
            <text:p>28.08.11</text:p>
          </table:table-cell>
          <table:table-cell table:style-name="ce27" office:value-type="float" office:value="6.69999999999999" calcext:value-type="float">
            <text:p>6,700</text:p>
          </table:table-cell>
          <table:table-cell table:style-name="ce29" office:value-type="percentage" office:value="0.0238905316471374" calcext:value-type="percentage">
            <text:p>2,3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7" calcext:value-type="date">
            <text:p>27.08.11</text:p>
          </table:table-cell>
          <table:table-cell table:style-name="ce27" office:value-type="float" office:value="17" calcext:value-type="float">
            <text:p>17,000</text:p>
          </table:table-cell>
          <table:table-cell table:style-name="ce29" office:value-type="percentage" office:value="0.0186574479416364" calcext:value-type="percentage">
            <text:p>1,87%</text:p>
          </table:table-cell>
          <table:table-cell/>
          <table:table-cell table:style-name="ce24" office:value-type="date" office:date-value="2011-08-27" calcext:value-type="date">
            <text:p>27.08.11</text:p>
          </table:table-cell>
          <table:table-cell table:style-name="ce27" office:value-type="float" office:value="6.74999999999999" calcext:value-type="float">
            <text:p>6,750</text:p>
          </table:table-cell>
          <table:table-cell table:style-name="ce29" office:value-type="percentage" office:value="0.022306036971538" calcext:value-type="percentage">
            <text:p>2,23%</text:p>
          </table:table-cell>
          <table:table-cell/>
          <table:table-cell table:style-name="ce24" office:value-type="date" office:date-value="2011-08-27" calcext:value-type="date">
            <text:p>27.08.11</text:p>
          </table:table-cell>
          <table:table-cell table:style-name="ce27" office:value-type="float" office:value="6.74999999999999" calcext:value-type="float">
            <text:p>6,750</text:p>
          </table:table-cell>
          <table:table-cell table:style-name="ce29" office:value-type="percentage" office:value="0.0239582258750634" calcext:value-type="percentage">
            <text:p>2,4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6" calcext:value-type="date">
            <text:p>26.08.11</text:p>
          </table:table-cell>
          <table:table-cell table:style-name="ce27" office:value-type="float" office:value="17.125" calcext:value-type="float">
            <text:p>17,125</text:p>
          </table:table-cell>
          <table:table-cell table:style-name="ce29" office:value-type="percentage" office:value="0.0186827261931464" calcext:value-type="percentage">
            <text:p>1,87%</text:p>
          </table:table-cell>
          <table:table-cell/>
          <table:table-cell table:style-name="ce24" office:value-type="date" office:date-value="2011-08-26" calcext:value-type="date">
            <text:p>26.08.11</text:p>
          </table:table-cell>
          <table:table-cell table:style-name="ce27" office:value-type="float" office:value="6.79999999999999" calcext:value-type="float">
            <text:p>6,800</text:p>
          </table:table-cell>
          <table:table-cell table:style-name="ce29" office:value-type="percentage" office:value="0.0224079455218717" calcext:value-type="percentage">
            <text:p>2,24%</text:p>
          </table:table-cell>
          <table:table-cell/>
          <table:table-cell table:style-name="ce24" office:value-type="date" office:date-value="2011-08-26" calcext:value-type="date">
            <text:p>26.08.11</text:p>
          </table:table-cell>
          <table:table-cell table:style-name="ce27" office:value-type="float" office:value="6.79999999999999" calcext:value-type="float">
            <text:p>6,800</text:p>
          </table:table-cell>
          <table:table-cell table:style-name="ce29" office:value-type="percentage" office:value="0.0240259201029893" calcext:value-type="percentage">
            <text:p>2,4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5" calcext:value-type="date">
            <text:p>25.08.11</text:p>
          </table:table-cell>
          <table:table-cell table:style-name="ce27" office:value-type="float" office:value="17.25" calcext:value-type="float">
            <text:p>17,250</text:p>
          </table:table-cell>
          <table:table-cell table:style-name="ce29" office:value-type="percentage" office:value="0.0187067635045334" calcext:value-type="percentage">
            <text:p>1,87%</text:p>
          </table:table-cell>
          <table:table-cell/>
          <table:table-cell table:style-name="ce24" office:value-type="date" office:date-value="2011-08-25" calcext:value-type="date">
            <text:p>25.08.11</text:p>
          </table:table-cell>
          <table:table-cell table:style-name="ce27" office:value-type="float" office:value="6.84999999999998" calcext:value-type="float">
            <text:p>6,850</text:p>
          </table:table-cell>
          <table:table-cell table:style-name="ce29" office:value-type="percentage" office:value="0.022518532066912" calcext:value-type="percentage">
            <text:p>2,25%</text:p>
          </table:table-cell>
          <table:table-cell/>
          <table:table-cell table:style-name="ce24" office:value-type="date" office:date-value="2011-08-25" calcext:value-type="date">
            <text:p>25.08.11</text:p>
          </table:table-cell>
          <table:table-cell table:style-name="ce27" office:value-type="float" office:value="6.84999999999998" calcext:value-type="float">
            <text:p>6,850</text:p>
          </table:table-cell>
          <table:table-cell table:style-name="ce29" office:value-type="percentage" office:value="0.0240936143309153" calcext:value-type="percentage">
            <text:p>2,4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4" calcext:value-type="date">
            <text:p>24.08.11</text:p>
          </table:table-cell>
          <table:table-cell table:style-name="ce27" office:value-type="float" office:value="17.375" calcext:value-type="float">
            <text:p>17,375</text:p>
          </table:table-cell>
          <table:table-cell table:style-name="ce29" office:value-type="percentage" office:value="0.01872963908954" calcext:value-type="percentage">
            <text:p>1,87%</text:p>
          </table:table-cell>
          <table:table-cell/>
          <table:table-cell table:style-name="ce24" office:value-type="date" office:date-value="2011-08-24" calcext:value-type="date">
            <text:p>24.08.11</text:p>
          </table:table-cell>
          <table:table-cell table:style-name="ce27" office:value-type="float" office:value="6.89999999999998" calcext:value-type="float">
            <text:p>6,900</text:p>
          </table:table-cell>
          <table:table-cell table:style-name="ce29" office:value-type="percentage" office:value="0.0226291186119522" calcext:value-type="percentage">
            <text:p>2,26%</text:p>
          </table:table-cell>
          <table:table-cell/>
          <table:table-cell table:style-name="ce24" office:value-type="date" office:date-value="2011-08-24" calcext:value-type="date">
            <text:p>24.08.11</text:p>
          </table:table-cell>
          <table:table-cell table:style-name="ce27" office:value-type="float" office:value="6.89999999999998" calcext:value-type="float">
            <text:p>6,900</text:p>
          </table:table-cell>
          <table:table-cell table:style-name="ce29" office:value-type="percentage" office:value="0.0241613085588413" calcext:value-type="percentage">
            <text:p>2,4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3" calcext:value-type="date">
            <text:p>23.08.11</text:p>
          </table:table-cell>
          <table:table-cell table:style-name="ce27" office:value-type="float" office:value="17.5" calcext:value-type="float">
            <text:p>17,500</text:p>
          </table:table-cell>
          <table:table-cell table:style-name="ce29" office:value-type="percentage" office:value="0.0187514298986589" calcext:value-type="percentage">
            <text:p>1,88%</text:p>
          </table:table-cell>
          <table:table-cell/>
          <table:table-cell table:style-name="ce24" office:value-type="date" office:date-value="2011-08-23" calcext:value-type="date">
            <text:p>23.08.11</text:p>
          </table:table-cell>
          <table:table-cell table:style-name="ce27" office:value-type="float" office:value="6.94999999999998" calcext:value-type="float">
            <text:p>6,950</text:p>
          </table:table-cell>
          <table:table-cell table:style-name="ce29" office:value-type="percentage" office:value="0.0227397051569925" calcext:value-type="percentage">
            <text:p>2,27%</text:p>
          </table:table-cell>
          <table:table-cell/>
          <table:table-cell table:style-name="ce24" office:value-type="date" office:date-value="2011-08-23" calcext:value-type="date">
            <text:p>23.08.11</text:p>
          </table:table-cell>
          <table:table-cell table:style-name="ce27" office:value-type="float" office:value="6.94999999999998" calcext:value-type="float">
            <text:p>6,950</text:p>
          </table:table-cell>
          <table:table-cell table:style-name="ce29" office:value-type="percentage" office:value="0.0242290027867672" calcext:value-type="percentage">
            <text:p>2,4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2" calcext:value-type="date">
            <text:p>22.08.11</text:p>
          </table:table-cell>
          <table:table-cell table:style-name="ce27" office:value-type="float" office:value="17.625" calcext:value-type="float">
            <text:p>17,625</text:p>
          </table:table-cell>
          <table:table-cell table:style-name="ce29" office:value-type="percentage" office:value="0.0187722106993902" calcext:value-type="percentage">
            <text:p>1,88%</text:p>
          </table:table-cell>
          <table:table-cell/>
          <table:table-cell table:style-name="ce24" office:value-type="date" office:date-value="2011-08-22" calcext:value-type="date">
            <text:p>22.08.11</text:p>
          </table:table-cell>
          <table:table-cell table:style-name="ce27" office:value-type="float" office:value="6.99999999999998" calcext:value-type="float">
            <text:p>7,000</text:p>
          </table:table-cell>
          <table:table-cell table:style-name="ce29" office:value-type="percentage" office:value="0.0228502917020328" calcext:value-type="percentage">
            <text:p>2,29%</text:p>
          </table:table-cell>
          <table:table-cell/>
          <table:table-cell table:style-name="ce24" office:value-type="date" office:date-value="2011-08-22" calcext:value-type="date">
            <text:p>22.08.11</text:p>
          </table:table-cell>
          <table:table-cell table:style-name="ce27" office:value-type="float" office:value="6.99999999999998" calcext:value-type="float">
            <text:p>7,000</text:p>
          </table:table-cell>
          <table:table-cell table:style-name="ce29" office:value-type="percentage" office:value="0.0242966970146932" calcext:value-type="percentage">
            <text:p>2,4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1" calcext:value-type="date">
            <text:p>21.08.11</text:p>
          </table:table-cell>
          <table:table-cell table:style-name="ce27" office:value-type="float" office:value="17.75" calcext:value-type="float">
            <text:p>17,750</text:p>
          </table:table-cell>
          <table:table-cell table:style-name="ce29" office:value-type="percentage" office:value="0.0187920541531072" calcext:value-type="percentage">
            <text:p>1,88%</text:p>
          </table:table-cell>
          <table:table-cell/>
          <table:table-cell table:style-name="ce24" office:value-type="date" office:date-value="2011-08-21" calcext:value-type="date">
            <text:p>21.08.11</text:p>
          </table:table-cell>
          <table:table-cell table:style-name="ce27" office:value-type="float" office:value="7.04999999999998" calcext:value-type="float">
            <text:p>7,050</text:p>
          </table:table-cell>
          <table:table-cell table:style-name="ce29" office:value-type="percentage" office:value="0.022960878247073" calcext:value-type="percentage">
            <text:p>2,30%</text:p>
          </table:table-cell>
          <table:table-cell/>
          <table:table-cell table:style-name="ce24" office:value-type="date" office:date-value="2011-08-21" calcext:value-type="date">
            <text:p>21.08.11</text:p>
          </table:table-cell>
          <table:table-cell table:style-name="ce27" office:value-type="float" office:value="7.04999999999998" calcext:value-type="float">
            <text:p>7,050</text:p>
          </table:table-cell>
          <table:table-cell table:style-name="ce29" office:value-type="percentage" office:value="0.0243643912426192" calcext:value-type="percentage">
            <text:p>2,4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20" calcext:value-type="date">
            <text:p>20.08.11</text:p>
          </table:table-cell>
          <table:table-cell table:style-name="ce27" office:value-type="float" office:value="17.875" calcext:value-type="float">
            <text:p>17,875</text:p>
          </table:table-cell>
          <table:table-cell table:style-name="ce29" office:value-type="percentage" office:value="0.0188110308886972" calcext:value-type="percentage">
            <text:p>1,88%</text:p>
          </table:table-cell>
          <table:table-cell/>
          <table:table-cell table:style-name="ce24" office:value-type="date" office:date-value="2011-08-20" calcext:value-type="date">
            <text:p>20.08.11</text:p>
          </table:table-cell>
          <table:table-cell table:style-name="ce27" office:value-type="float" office:value="7.09999999999998" calcext:value-type="float">
            <text:p>7,100</text:p>
          </table:table-cell>
          <table:table-cell table:style-name="ce29" office:value-type="percentage" office:value="0.0230714647921133" calcext:value-type="percentage">
            <text:p>2,31%</text:p>
          </table:table-cell>
          <table:table-cell/>
          <table:table-cell table:style-name="ce24" office:value-type="date" office:date-value="2011-08-20" calcext:value-type="date">
            <text:p>20.08.11</text:p>
          </table:table-cell>
          <table:table-cell table:style-name="ce27" office:value-type="float" office:value="7.09999999999998" calcext:value-type="float">
            <text:p>7,100</text:p>
          </table:table-cell>
          <table:table-cell table:style-name="ce29" office:value-type="percentage" office:value="0.0244320854705451" calcext:value-type="percentage">
            <text:p>2,4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9" calcext:value-type="date">
            <text:p>19.08.11</text:p>
          </table:table-cell>
          <table:table-cell table:style-name="ce27" office:value-type="float" office:value="18" calcext:value-type="float">
            <text:p>18,000</text:p>
          </table:table-cell>
          <table:table-cell table:style-name="ce29" office:value-type="percentage" office:value="0.0188292095731341" calcext:value-type="percentage">
            <text:p>1,88%</text:p>
          </table:table-cell>
          <table:table-cell/>
          <table:table-cell table:style-name="ce24" office:value-type="date" office:date-value="2011-08-19" calcext:value-type="date">
            <text:p>19.08.11</text:p>
          </table:table-cell>
          <table:table-cell table:style-name="ce27" office:value-type="float" office:value="7.14999999999998" calcext:value-type="float">
            <text:p>7,150</text:p>
          </table:table-cell>
          <table:table-cell table:style-name="ce29" office:value-type="percentage" office:value="0.0231820513371535" calcext:value-type="percentage">
            <text:p>2,32%</text:p>
          </table:table-cell>
          <table:table-cell/>
          <table:table-cell table:style-name="ce24" office:value-type="date" office:date-value="2011-08-19" calcext:value-type="date">
            <text:p>19.08.11</text:p>
          </table:table-cell>
          <table:table-cell table:style-name="ce27" office:value-type="float" office:value="7.14999999999998" calcext:value-type="float">
            <text:p>7,150</text:p>
          </table:table-cell>
          <table:table-cell table:style-name="ce29" office:value-type="percentage" office:value="0.0244997796984711" calcext:value-type="percentage">
            <text:p>2,4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8" calcext:value-type="date">
            <text:p>18.08.11</text:p>
          </table:table-cell>
          <table:table-cell table:style-name="ce27" office:value-type="float" office:value="18.125" calcext:value-type="float">
            <text:p>18,125</text:p>
          </table:table-cell>
          <table:table-cell table:style-name="ce29" office:value-type="percentage" office:value="0.0188466569791302" calcext:value-type="percentage">
            <text:p>1,88%</text:p>
          </table:table-cell>
          <table:table-cell/>
          <table:table-cell table:style-name="ce24" office:value-type="date" office:date-value="2011-08-18" calcext:value-type="date">
            <text:p>18.08.11</text:p>
          </table:table-cell>
          <table:table-cell table:style-name="ce27" office:value-type="float" office:value="7.19999999999998" calcext:value-type="float">
            <text:p>7,200</text:p>
          </table:table-cell>
          <table:table-cell table:style-name="ce29" office:value-type="percentage" office:value="0.0232926378821938" calcext:value-type="percentage">
            <text:p>2,33%</text:p>
          </table:table-cell>
          <table:table-cell/>
          <table:table-cell table:style-name="ce24" office:value-type="date" office:date-value="2011-08-18" calcext:value-type="date">
            <text:p>18.08.11</text:p>
          </table:table-cell>
          <table:table-cell table:style-name="ce27" office:value-type="float" office:value="7.19999999999998" calcext:value-type="float">
            <text:p>7,200</text:p>
          </table:table-cell>
          <table:table-cell table:style-name="ce29" office:value-type="percentage" office:value="0.0245674739263971" calcext:value-type="percentage">
            <text:p>2,4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7" calcext:value-type="date">
            <text:p>17.08.11</text:p>
          </table:table-cell>
          <table:table-cell table:style-name="ce27" office:value-type="float" office:value="18.25" calcext:value-type="float">
            <text:p>18,250</text:p>
          </table:table-cell>
          <table:table-cell table:style-name="ce29" office:value-type="percentage" office:value="0.0188634380500088" calcext:value-type="percentage">
            <text:p>1,89%</text:p>
          </table:table-cell>
          <table:table-cell/>
          <table:table-cell table:style-name="ce24" office:value-type="date" office:date-value="2011-08-17" calcext:value-type="date">
            <text:p>17.08.11</text:p>
          </table:table-cell>
          <table:table-cell table:style-name="ce27" office:value-type="float" office:value="7.24999999999998" calcext:value-type="float">
            <text:p>7,250</text:p>
          </table:table-cell>
          <table:table-cell table:style-name="ce29" office:value-type="percentage" office:value="0.0234032244272341" calcext:value-type="percentage">
            <text:p>2,34%</text:p>
          </table:table-cell>
          <table:table-cell/>
          <table:table-cell table:style-name="ce24" office:value-type="date" office:date-value="2011-08-17" calcext:value-type="date">
            <text:p>17.08.11</text:p>
          </table:table-cell>
          <table:table-cell table:style-name="ce27" office:value-type="float" office:value="7.24999999999998" calcext:value-type="float">
            <text:p>7,250</text:p>
          </table:table-cell>
          <table:table-cell table:style-name="ce29" office:value-type="percentage" office:value="0.024635168154323" calcext:value-type="percentage">
            <text:p>2,4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6" calcext:value-type="date">
            <text:p>16.08.11</text:p>
          </table:table-cell>
          <table:table-cell table:style-name="ce27" office:value-type="float" office:value="18.375" calcext:value-type="float">
            <text:p>18,375</text:p>
          </table:table-cell>
          <table:table-cell table:style-name="ce29" office:value-type="percentage" office:value="0.0188796159619275" calcext:value-type="percentage">
            <text:p>1,89%</text:p>
          </table:table-cell>
          <table:table-cell/>
          <table:table-cell table:style-name="ce24" office:value-type="date" office:date-value="2011-08-16" calcext:value-type="date">
            <text:p>16.08.11</text:p>
          </table:table-cell>
          <table:table-cell table:style-name="ce27" office:value-type="float" office:value="7.29999999999998" calcext:value-type="float">
            <text:p>7,300</text:p>
          </table:table-cell>
          <table:table-cell table:style-name="ce29" office:value-type="percentage" office:value="0.0235138109722743" calcext:value-type="percentage">
            <text:p>2,35%</text:p>
          </table:table-cell>
          <table:table-cell/>
          <table:table-cell table:style-name="ce24" office:value-type="date" office:date-value="2011-08-16" calcext:value-type="date">
            <text:p>16.08.11</text:p>
          </table:table-cell>
          <table:table-cell table:style-name="ce27" office:value-type="float" office:value="7.29999999999998" calcext:value-type="float">
            <text:p>7,300</text:p>
          </table:table-cell>
          <table:table-cell table:style-name="ce29" office:value-type="percentage" office:value="0.024702862382249" calcext:value-type="percentage">
            <text:p>2,4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5" calcext:value-type="date">
            <text:p>15.08.11</text:p>
          </table:table-cell>
          <table:table-cell table:style-name="ce27" office:value-type="float" office:value="18.5" calcext:value-type="float">
            <text:p>18,500</text:p>
          </table:table-cell>
          <table:table-cell table:style-name="ce29" office:value-type="percentage" office:value="0.0188952521835805" calcext:value-type="percentage">
            <text:p>1,89%</text:p>
          </table:table-cell>
          <table:table-cell/>
          <table:table-cell table:style-name="ce24" office:value-type="date" office:date-value="2011-08-15" calcext:value-type="date">
            <text:p>15.08.11</text:p>
          </table:table-cell>
          <table:table-cell table:style-name="ce27" office:value-type="float" office:value="7.34999999999998" calcext:value-type="float">
            <text:p>7,350</text:p>
          </table:table-cell>
          <table:table-cell table:style-name="ce29" office:value-type="percentage" office:value="0.0236243975173146" calcext:value-type="percentage">
            <text:p>2,36%</text:p>
          </table:table-cell>
          <table:table-cell/>
          <table:table-cell table:style-name="ce24" office:value-type="date" office:date-value="2011-08-15" calcext:value-type="date">
            <text:p>15.08.11</text:p>
          </table:table-cell>
          <table:table-cell table:style-name="ce27" office:value-type="float" office:value="7.34999999999998" calcext:value-type="float">
            <text:p>7,350</text:p>
          </table:table-cell>
          <table:table-cell table:style-name="ce29" office:value-type="percentage" office:value="0.024770556610175" calcext:value-type="percentage">
            <text:p>2,4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4" calcext:value-type="date">
            <text:p>14.08.11</text:p>
          </table:table-cell>
          <table:table-cell table:style-name="ce27" office:value-type="float" office:value="18.625" calcext:value-type="float">
            <text:p>18,625</text:p>
          </table:table-cell>
          <table:table-cell table:style-name="ce29" office:value-type="percentage" office:value="0.0189104065334956" calcext:value-type="percentage">
            <text:p>1,89%</text:p>
          </table:table-cell>
          <table:table-cell/>
          <table:table-cell table:style-name="ce24" office:value-type="date" office:date-value="2011-08-14" calcext:value-type="date">
            <text:p>14.08.11</text:p>
          </table:table-cell>
          <table:table-cell table:style-name="ce27" office:value-type="float" office:value="7.39999999999998" calcext:value-type="float">
            <text:p>7,400</text:p>
          </table:table-cell>
          <table:table-cell table:style-name="ce29" office:value-type="percentage" office:value="0.0237349840623549" calcext:value-type="percentage">
            <text:p>2,37%</text:p>
          </table:table-cell>
          <table:table-cell/>
          <table:table-cell table:style-name="ce24" office:value-type="date" office:date-value="2011-08-14" calcext:value-type="date">
            <text:p>14.08.11</text:p>
          </table:table-cell>
          <table:table-cell table:style-name="ce27" office:value-type="float" office:value="7.39999999999998" calcext:value-type="float">
            <text:p>7,400</text:p>
          </table:table-cell>
          <table:table-cell table:style-name="ce29" office:value-type="percentage" office:value="0.0248382508381009" calcext:value-type="percentage">
            <text:p>2,4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3" calcext:value-type="date">
            <text:p>13.08.11</text:p>
          </table:table-cell>
          <table:table-cell table:style-name="ce27" office:value-type="float" office:value="18.75" calcext:value-type="float">
            <text:p>18,750</text:p>
          </table:table-cell>
          <table:table-cell table:style-name="ce29" office:value-type="percentage" office:value="0.0189251372350398" calcext:value-type="percentage">
            <text:p>1,89%</text:p>
          </table:table-cell>
          <table:table-cell/>
          <table:table-cell table:style-name="ce24" office:value-type="date" office:date-value="2011-08-13" calcext:value-type="date">
            <text:p>13.08.11</text:p>
          </table:table-cell>
          <table:table-cell table:style-name="ce27" office:value-type="float" office:value="7.44999999999998" calcext:value-type="float">
            <text:p>7,450</text:p>
          </table:table-cell>
          <table:table-cell table:style-name="ce29" office:value-type="percentage" office:value="0.0238455706073951" calcext:value-type="percentage">
            <text:p>2,38%</text:p>
          </table:table-cell>
          <table:table-cell/>
          <table:table-cell table:style-name="ce24" office:value-type="date" office:date-value="2011-08-13" calcext:value-type="date">
            <text:p>13.08.11</text:p>
          </table:table-cell>
          <table:table-cell table:style-name="ce27" office:value-type="float" office:value="7.44999999999998" calcext:value-type="float">
            <text:p>7,450</text:p>
          </table:table-cell>
          <table:table-cell table:style-name="ce29" office:value-type="percentage" office:value="0.0249059450660269" calcext:value-type="percentage">
            <text:p>2,4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2" calcext:value-type="date">
            <text:p>12.08.11</text:p>
          </table:table-cell>
          <table:table-cell table:style-name="ce27" office:value-type="float" office:value="18.875" calcext:value-type="float">
            <text:p>18,875</text:p>
          </table:table-cell>
          <table:table-cell table:style-name="ce29" office:value-type="percentage" office:value="0.0189395009692395" calcext:value-type="percentage">
            <text:p>1,89%</text:p>
          </table:table-cell>
          <table:table-cell/>
          <table:table-cell table:style-name="ce24" office:value-type="date" office:date-value="2011-08-12" calcext:value-type="date">
            <text:p>12.08.11</text:p>
          </table:table-cell>
          <table:table-cell table:style-name="ce27" office:value-type="float" office:value="7.49999999999998" calcext:value-type="float">
            <text:p>7,500</text:p>
          </table:table-cell>
          <table:table-cell table:style-name="ce29" office:value-type="percentage" office:value="0.0239561571524354" calcext:value-type="percentage">
            <text:p>2,40%</text:p>
          </table:table-cell>
          <table:table-cell/>
          <table:table-cell table:style-name="ce24" office:value-type="date" office:date-value="2011-08-12" calcext:value-type="date">
            <text:p>12.08.11</text:p>
          </table:table-cell>
          <table:table-cell table:style-name="ce27" office:value-type="float" office:value="7.49999999999998" calcext:value-type="float">
            <text:p>7,500</text:p>
          </table:table-cell>
          <table:table-cell table:style-name="ce29" office:value-type="percentage" office:value="0.0249736392939529" calcext:value-type="percentage">
            <text:p>2,5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1" calcext:value-type="date">
            <text:p>11.08.11</text:p>
          </table:table-cell>
          <table:table-cell table:style-name="ce27" office:value-type="float" office:value="19" calcext:value-type="float">
            <text:p>19,000</text:p>
          </table:table-cell>
          <table:table-cell table:style-name="ce29" office:value-type="percentage" office:value="0.0189535529255147" calcext:value-type="percentage">
            <text:p>1,90%</text:p>
          </table:table-cell>
          <table:table-cell/>
          <table:table-cell table:style-name="ce24" office:value-type="date" office:date-value="2011-08-11" calcext:value-type="date">
            <text:p>11.08.11</text:p>
          </table:table-cell>
          <table:table-cell table:style-name="ce27" office:value-type="float" office:value="7.54999999999998" calcext:value-type="float">
            <text:p>7,550</text:p>
          </table:table-cell>
          <table:table-cell table:style-name="ce29" office:value-type="percentage" office:value="0.0240667436974757" calcext:value-type="percentage">
            <text:p>2,41%</text:p>
          </table:table-cell>
          <table:table-cell/>
          <table:table-cell table:style-name="ce24" office:value-type="date" office:date-value="2011-08-11" calcext:value-type="date">
            <text:p>11.08.11</text:p>
          </table:table-cell>
          <table:table-cell table:style-name="ce27" office:value-type="float" office:value="7.54999999999998" calcext:value-type="float">
            <text:p>7,550</text:p>
          </table:table-cell>
          <table:table-cell table:style-name="ce29" office:value-type="percentage" office:value="0.0250357480364022" calcext:value-type="percentage">
            <text:p>2,5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10" calcext:value-type="date">
            <text:p>10.08.11</text:p>
          </table:table-cell>
          <table:table-cell table:style-name="ce27" office:value-type="float" office:value="19.125" calcext:value-type="float">
            <text:p>19,125</text:p>
          </table:table-cell>
          <table:table-cell table:style-name="ce29" office:value-type="percentage" office:value="0.0189673468504252" calcext:value-type="percentage">
            <text:p>1,90%</text:p>
          </table:table-cell>
          <table:table-cell/>
          <table:table-cell table:style-name="ce24" office:value-type="date" office:date-value="2011-08-10" calcext:value-type="date">
            <text:p>10.08.11</text:p>
          </table:table-cell>
          <table:table-cell table:style-name="ce27" office:value-type="float" office:value="7.59999999999998" calcext:value-type="float">
            <text:p>7,600</text:p>
          </table:table-cell>
          <table:table-cell table:style-name="ce29" office:value-type="percentage" office:value="0.0241773302425159" calcext:value-type="percentage">
            <text:p>2,42%</text:p>
          </table:table-cell>
          <table:table-cell/>
          <table:table-cell table:style-name="ce24" office:value-type="date" office:date-value="2011-08-10" calcext:value-type="date">
            <text:p>10.08.11</text:p>
          </table:table-cell>
          <table:table-cell table:style-name="ce27" office:value-type="float" office:value="7.59999999999998" calcext:value-type="float">
            <text:p>7,600</text:p>
          </table:table-cell>
          <table:table-cell table:style-name="ce29" office:value-type="percentage" office:value="0.0250969701938553" calcext:value-type="percentage">
            <text:p>2,5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9" calcext:value-type="date">
            <text:p>09.08.11</text:p>
          </table:table-cell>
          <table:table-cell table:style-name="ce27" office:value-type="float" office:value="19.25" calcext:value-type="float">
            <text:p>19,250</text:p>
          </table:table-cell>
          <table:table-cell table:style-name="ce29" office:value-type="percentage" office:value="0.0189809350945161" calcext:value-type="percentage">
            <text:p>1,90%</text:p>
          </table:table-cell>
          <table:table-cell/>
          <table:table-cell table:style-name="ce24" office:value-type="date" office:date-value="2011-08-09" calcext:value-type="date">
            <text:p>09.08.11</text:p>
          </table:table-cell>
          <table:table-cell table:style-name="ce27" office:value-type="float" office:value="7.64999999999998" calcext:value-type="float">
            <text:p>7,650</text:p>
          </table:table-cell>
          <table:table-cell table:style-name="ce29" office:value-type="percentage" office:value="0.0242879167875562" calcext:value-type="percentage">
            <text:p>2,43%</text:p>
          </table:table-cell>
          <table:table-cell/>
          <table:table-cell table:style-name="ce24" office:value-type="date" office:date-value="2011-08-09" calcext:value-type="date">
            <text:p>09.08.11</text:p>
          </table:table-cell>
          <table:table-cell table:style-name="ce27" office:value-type="float" office:value="7.64999999999998" calcext:value-type="float">
            <text:p>7,650</text:p>
          </table:table-cell>
          <table:table-cell table:style-name="ce29" office:value-type="percentage" office:value="0.0251581923513083" calcext:value-type="percentage">
            <text:p>2,5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8" calcext:value-type="date">
            <text:p>08.08.11</text:p>
          </table:table-cell>
          <table:table-cell table:style-name="ce27" office:value-type="float" office:value="19.375" calcext:value-type="float">
            <text:p>19,375</text:p>
          </table:table-cell>
          <table:table-cell table:style-name="ce29" office:value-type="percentage" office:value="0.0189943686573505" calcext:value-type="percentage">
            <text:p>1,90%</text:p>
          </table:table-cell>
          <table:table-cell/>
          <table:table-cell table:style-name="ce24" office:value-type="date" office:date-value="2011-08-08" calcext:value-type="date">
            <text:p>08.08.11</text:p>
          </table:table-cell>
          <table:table-cell table:style-name="ce27" office:value-type="float" office:value="7.69999999999998" calcext:value-type="float">
            <text:p>7,700</text:p>
          </table:table-cell>
          <table:table-cell table:style-name="ce29" office:value-type="percentage" office:value="0.0243985033325964" calcext:value-type="percentage">
            <text:p>2,44%</text:p>
          </table:table-cell>
          <table:table-cell/>
          <table:table-cell table:style-name="ce24" office:value-type="date" office:date-value="2011-08-08" calcext:value-type="date">
            <text:p>08.08.11</text:p>
          </table:table-cell>
          <table:table-cell table:style-name="ce27" office:value-type="float" office:value="7.69999999999998" calcext:value-type="float">
            <text:p>7,700</text:p>
          </table:table-cell>
          <table:table-cell table:style-name="ce29" office:value-type="percentage" office:value="0.0252194145087614" calcext:value-type="percentage">
            <text:p>2,5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7" calcext:value-type="date">
            <text:p>07.08.11</text:p>
          </table:table-cell>
          <table:table-cell table:style-name="ce27" office:value-type="float" office:value="19.5" calcext:value-type="float">
            <text:p>19,500</text:p>
          </table:table-cell>
          <table:table-cell table:style-name="ce29" office:value-type="percentage" office:value="0.0190076972308106" calcext:value-type="percentage">
            <text:p>1,90%</text:p>
          </table:table-cell>
          <table:table-cell/>
          <table:table-cell table:style-name="ce24" office:value-type="date" office:date-value="2011-08-07" calcext:value-type="date">
            <text:p>07.08.11</text:p>
          </table:table-cell>
          <table:table-cell table:style-name="ce27" office:value-type="float" office:value="7.74999999999998" calcext:value-type="float">
            <text:p>7,750</text:p>
          </table:table-cell>
          <table:table-cell table:style-name="ce29" office:value-type="percentage" office:value="0.0245090898776367" calcext:value-type="percentage">
            <text:p>2,45%</text:p>
          </table:table-cell>
          <table:table-cell/>
          <table:table-cell table:style-name="ce24" office:value-type="date" office:date-value="2011-08-07" calcext:value-type="date">
            <text:p>07.08.11</text:p>
          </table:table-cell>
          <table:table-cell table:style-name="ce27" office:value-type="float" office:value="7.74999999999998" calcext:value-type="float">
            <text:p>7,750</text:p>
          </table:table-cell>
          <table:table-cell table:style-name="ce29" office:value-type="percentage" office:value="0.0252806366662145" calcext:value-type="percentage">
            <text:p>2,5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6" calcext:value-type="date">
            <text:p>06.08.11</text:p>
          </table:table-cell>
          <table:table-cell table:style-name="ce27" office:value-type="float" office:value="19.625" calcext:value-type="float">
            <text:p>19,625</text:p>
          </table:table-cell>
          <table:table-cell table:style-name="ce29" office:value-type="percentage" office:value="0.0190209692407434" calcext:value-type="percentage">
            <text:p>1,90%</text:p>
          </table:table-cell>
          <table:table-cell/>
          <table:table-cell table:style-name="ce24" office:value-type="date" office:date-value="2011-08-06" calcext:value-type="date">
            <text:p>06.08.11</text:p>
          </table:table-cell>
          <table:table-cell table:style-name="ce27" office:value-type="float" office:value="7.79999999999998" calcext:value-type="float">
            <text:p>7,800</text:p>
          </table:table-cell>
          <table:table-cell table:style-name="ce29" office:value-type="percentage" office:value="0.0245520248957553" calcext:value-type="percentage">
            <text:p>2,46%</text:p>
          </table:table-cell>
          <table:table-cell/>
          <table:table-cell table:style-name="ce24" office:value-type="date" office:date-value="2011-08-06" calcext:value-type="date">
            <text:p>06.08.11</text:p>
          </table:table-cell>
          <table:table-cell table:style-name="ce27" office:value-type="float" office:value="7.79999999999998" calcext:value-type="float">
            <text:p>7,800</text:p>
          </table:table-cell>
          <table:table-cell table:style-name="ce29" office:value-type="percentage" office:value="0.0253418588236675" calcext:value-type="percentage">
            <text:p>2,5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5" calcext:value-type="date">
            <text:p>05.08.11</text:p>
          </table:table-cell>
          <table:table-cell table:style-name="ce27" office:value-type="float" office:value="19.75" calcext:value-type="float">
            <text:p>19,750</text:p>
          </table:table-cell>
          <table:table-cell table:style-name="ce29" office:value-type="percentage" office:value="0.019034231887025" calcext:value-type="percentage">
            <text:p>1,90%</text:p>
          </table:table-cell>
          <table:table-cell/>
          <table:table-cell table:style-name="ce24" office:value-type="date" office:date-value="2011-08-05" calcext:value-type="date">
            <text:p>05.08.11</text:p>
          </table:table-cell>
          <table:table-cell table:style-name="ce27" office:value-type="float" office:value="7.84999999999998" calcext:value-type="float">
            <text:p>7,850</text:p>
          </table:table-cell>
          <table:table-cell table:style-name="ce29" office:value-type="percentage" office:value="0.0245676391049247" calcext:value-type="percentage">
            <text:p>2,46%</text:p>
          </table:table-cell>
          <table:table-cell/>
          <table:table-cell table:style-name="ce24" office:value-type="date" office:date-value="2011-08-05" calcext:value-type="date">
            <text:p>05.08.11</text:p>
          </table:table-cell>
          <table:table-cell table:style-name="ce27" office:value-type="float" office:value="7.84999999999998" calcext:value-type="float">
            <text:p>7,850</text:p>
          </table:table-cell>
          <table:table-cell table:style-name="ce29" office:value-type="percentage" office:value="0.0254030809811206" calcext:value-type="percentage">
            <text:p>2,5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4" calcext:value-type="date">
            <text:p>04.08.11</text:p>
          </table:table-cell>
          <table:table-cell table:style-name="ce27" office:value-type="float" office:value="19.875" calcext:value-type="float">
            <text:p>19,875</text:p>
          </table:table-cell>
          <table:table-cell table:style-name="ce29" office:value-type="percentage" office:value="0.0190475311821133" calcext:value-type="percentage">
            <text:p>1,90%</text:p>
          </table:table-cell>
          <table:table-cell/>
          <table:table-cell table:style-name="ce24" office:value-type="date" office:date-value="2011-08-04" calcext:value-type="date">
            <text:p>04.08.11</text:p>
          </table:table-cell>
          <table:table-cell table:style-name="ce27" office:value-type="float" office:value="7.89999999999998" calcext:value-type="float">
            <text:p>7,900</text:p>
          </table:table-cell>
          <table:table-cell table:style-name="ce29" office:value-type="percentage" office:value="0.024583253314094" calcext:value-type="percentage">
            <text:p>2,46%</text:p>
          </table:table-cell>
          <table:table-cell/>
          <table:table-cell table:style-name="ce24" office:value-type="date" office:date-value="2011-08-04" calcext:value-type="date">
            <text:p>04.08.11</text:p>
          </table:table-cell>
          <table:table-cell table:style-name="ce27" office:value-type="float" office:value="7.89999999999998" calcext:value-type="float">
            <text:p>7,900</text:p>
          </table:table-cell>
          <table:table-cell table:style-name="ce29" office:value-type="percentage" office:value="0.0254643031385736" calcext:value-type="percentage">
            <text:p>2,5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3" calcext:value-type="date">
            <text:p>03.08.11</text:p>
          </table:table-cell>
          <table:table-cell table:style-name="ce27" office:value-type="float" office:value="20" calcext:value-type="float">
            <text:p>20,000</text:p>
          </table:table-cell>
          <table:table-cell table:style-name="ce29" office:value-type="percentage" office:value="0.0190609119881546" calcext:value-type="percentage">
            <text:p>1,91%</text:p>
          </table:table-cell>
          <table:table-cell/>
          <table:table-cell table:style-name="ce24" office:value-type="date" office:date-value="2011-08-03" calcext:value-type="date">
            <text:p>03.08.11</text:p>
          </table:table-cell>
          <table:table-cell table:style-name="ce27" office:value-type="float" office:value="7.94999999999998" calcext:value-type="float">
            <text:p>7,950</text:p>
          </table:table-cell>
          <table:table-cell table:style-name="ce29" office:value-type="percentage" office:value="0.0245988675232634" calcext:value-type="percentage">
            <text:p>2,46%</text:p>
          </table:table-cell>
          <table:table-cell/>
          <table:table-cell table:style-name="ce24" office:value-type="date" office:date-value="2011-08-03" calcext:value-type="date">
            <text:p>03.08.11</text:p>
          </table:table-cell>
          <table:table-cell table:style-name="ce27" office:value-type="float" office:value="7.94999999999998" calcext:value-type="float">
            <text:p>7,950</text:p>
          </table:table-cell>
          <table:table-cell table:style-name="ce29" office:value-type="percentage" office:value="0.0255255252960267" calcext:value-type="percentage">
            <text:p>2,5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2" calcext:value-type="date">
            <text:p>02.08.11</text:p>
          </table:table-cell>
          <table:table-cell table:style-name="ce27" office:value-type="float" office:value="20.125" calcext:value-type="float">
            <text:p>20,125</text:p>
          </table:table-cell>
          <table:table-cell table:style-name="ce29" office:value-type="percentage" office:value="0.019074412022373" calcext:value-type="percentage">
            <text:p>1,91%</text:p>
          </table:table-cell>
          <table:table-cell/>
          <table:table-cell table:style-name="ce24" office:value-type="date" office:date-value="2011-08-02" calcext:value-type="date">
            <text:p>02.08.11</text:p>
          </table:table-cell>
          <table:table-cell table:style-name="ce27" office:value-type="float" office:value="7.99999999999998" calcext:value-type="float">
            <text:p>8,000</text:p>
          </table:table-cell>
          <table:table-cell table:style-name="ce29" office:value-type="percentage" office:value="0.0246144817324328" calcext:value-type="percentage">
            <text:p>2,46%</text:p>
          </table:table-cell>
          <table:table-cell/>
          <table:table-cell table:style-name="ce24" office:value-type="date" office:date-value="2011-08-02" calcext:value-type="date">
            <text:p>02.08.11</text:p>
          </table:table-cell>
          <table:table-cell table:style-name="ce27" office:value-type="float" office:value="7.99999999999998" calcext:value-type="float">
            <text:p>8,000</text:p>
          </table:table-cell>
          <table:table-cell table:style-name="ce29" office:value-type="percentage" office:value="0.0255867474534797" calcext:value-type="percentage">
            <text:p>2,5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8-01" calcext:value-type="date">
            <text:p>01.08.11</text:p>
          </table:table-cell>
          <table:table-cell table:style-name="ce27" office:value-type="float" office:value="20.25" calcext:value-type="float">
            <text:p>20,250</text:p>
          </table:table-cell>
          <table:table-cell table:style-name="ce29" office:value-type="percentage" office:value="0.0190880298479916" calcext:value-type="percentage">
            <text:p>1,91%</text:p>
          </table:table-cell>
          <table:table-cell/>
          <table:table-cell table:style-name="ce24" office:value-type="date" office:date-value="2011-08-01" calcext:value-type="date">
            <text:p>01.08.11</text:p>
          </table:table-cell>
          <table:table-cell table:style-name="ce27" office:value-type="float" office:value="8.04999999999998" calcext:value-type="float">
            <text:p>8,050</text:p>
          </table:table-cell>
          <table:table-cell table:style-name="ce29" office:value-type="percentage" office:value="0.0246300959416021" calcext:value-type="percentage">
            <text:p>2,46%</text:p>
          </table:table-cell>
          <table:table-cell/>
          <table:table-cell table:style-name="ce24" office:value-type="date" office:date-value="2011-08-01" calcext:value-type="date">
            <text:p>01.08.11</text:p>
          </table:table-cell>
          <table:table-cell table:style-name="ce27" office:value-type="float" office:value="8.04999999999998" calcext:value-type="float">
            <text:p>8,050</text:p>
          </table:table-cell>
          <table:table-cell table:style-name="ce29" office:value-type="percentage" office:value="0.0256479696109328" calcext:value-type="percentage">
            <text:p>2,5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31" calcext:value-type="date">
            <text:p>31.07.11</text:p>
          </table:table-cell>
          <table:table-cell table:style-name="ce27" office:value-type="float" office:value="20.375" calcext:value-type="float">
            <text:p>20,375</text:p>
          </table:table-cell>
          <table:table-cell table:style-name="ce29" office:value-type="percentage" office:value="0.0191017491409535" calcext:value-type="percentage">
            <text:p>1,91%</text:p>
          </table:table-cell>
          <table:table-cell/>
          <table:table-cell table:style-name="ce24" office:value-type="date" office:date-value="2011-07-31" calcext:value-type="date">
            <text:p>31.07.11</text:p>
          </table:table-cell>
          <table:table-cell table:style-name="ce27" office:value-type="float" office:value="8.09999999999998" calcext:value-type="float">
            <text:p>8,100</text:p>
          </table:table-cell>
          <table:table-cell table:style-name="ce29" office:value-type="percentage" office:value="0.0246457101507715" calcext:value-type="percentage">
            <text:p>2,46%</text:p>
          </table:table-cell>
          <table:table-cell/>
          <table:table-cell table:style-name="ce24" office:value-type="date" office:date-value="2011-07-31" calcext:value-type="date">
            <text:p>31.07.11</text:p>
          </table:table-cell>
          <table:table-cell table:style-name="ce27" office:value-type="float" office:value="8.09999999999998" calcext:value-type="float">
            <text:p>8,100</text:p>
          </table:table-cell>
          <table:table-cell table:style-name="ce29" office:value-type="percentage" office:value="0.0257091917683859" calcext:value-type="percentage">
            <text:p>2,5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30" calcext:value-type="date">
            <text:p>30.07.11</text:p>
          </table:table-cell>
          <table:table-cell table:style-name="ce27" office:value-type="float" office:value="20.5" calcext:value-type="float">
            <text:p>20,500</text:p>
          </table:table-cell>
          <table:table-cell table:style-name="ce29" office:value-type="percentage" office:value="0.0191155539401114" calcext:value-type="percentage">
            <text:p>1,91%</text:p>
          </table:table-cell>
          <table:table-cell/>
          <table:table-cell table:style-name="ce24" office:value-type="date" office:date-value="2011-07-30" calcext:value-type="date">
            <text:p>30.07.11</text:p>
          </table:table-cell>
          <table:table-cell table:style-name="ce27" office:value-type="float" office:value="8.14999999999998" calcext:value-type="float">
            <text:p>8,150</text:p>
          </table:table-cell>
          <table:table-cell table:style-name="ce29" office:value-type="percentage" office:value="0.0246613243599409" calcext:value-type="percentage">
            <text:p>2,47%</text:p>
          </table:table-cell>
          <table:table-cell/>
          <table:table-cell table:style-name="ce24" office:value-type="date" office:date-value="2011-07-30" calcext:value-type="date">
            <text:p>30.07.11</text:p>
          </table:table-cell>
          <table:table-cell table:style-name="ce27" office:value-type="float" office:value="8.14999999999998" calcext:value-type="float">
            <text:p>8,150</text:p>
          </table:table-cell>
          <table:table-cell table:style-name="ce29" office:value-type="percentage" office:value="0.0257704139258389" calcext:value-type="percentage">
            <text:p>2,5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9" calcext:value-type="date">
            <text:p>29.07.11</text:p>
          </table:table-cell>
          <table:table-cell table:style-name="ce27" office:value-type="float" office:value="20.625" calcext:value-type="float">
            <text:p>20,625</text:p>
          </table:table-cell>
          <table:table-cell table:style-name="ce29" office:value-type="percentage" office:value="0.0191294286712548" calcext:value-type="percentage">
            <text:p>1,91%</text:p>
          </table:table-cell>
          <table:table-cell/>
          <table:table-cell table:style-name="ce24" office:value-type="date" office:date-value="2011-07-29" calcext:value-type="date">
            <text:p>29.07.11</text:p>
          </table:table-cell>
          <table:table-cell table:style-name="ce27" office:value-type="float" office:value="8.19999999999998" calcext:value-type="float">
            <text:p>8,200</text:p>
          </table:table-cell>
          <table:table-cell table:style-name="ce29" office:value-type="percentage" office:value="0.0246769385691103" calcext:value-type="percentage">
            <text:p>2,47%</text:p>
          </table:table-cell>
          <table:table-cell/>
          <table:table-cell table:style-name="ce24" office:value-type="date" office:date-value="2011-07-29" calcext:value-type="date">
            <text:p>29.07.11</text:p>
          </table:table-cell>
          <table:table-cell table:style-name="ce27" office:value-type="float" office:value="8.19999999999998" calcext:value-type="float">
            <text:p>8,200</text:p>
          </table:table-cell>
          <table:table-cell table:style-name="ce29" office:value-type="percentage" office:value="0.025831636083292" calcext:value-type="percentage">
            <text:p>2,5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8" calcext:value-type="date">
            <text:p>28.07.11</text:p>
          </table:table-cell>
          <table:table-cell table:style-name="ce27" office:value-type="float" office:value="20.75" calcext:value-type="float">
            <text:p>20,750</text:p>
          </table:table-cell>
          <table:table-cell table:style-name="ce29" office:value-type="percentage" office:value="0.0191433581354556" calcext:value-type="percentage">
            <text:p>1,91%</text:p>
          </table:table-cell>
          <table:table-cell/>
          <table:table-cell table:style-name="ce24" office:value-type="date" office:date-value="2011-07-28" calcext:value-type="date">
            <text:p>28.07.11</text:p>
          </table:table-cell>
          <table:table-cell table:style-name="ce27" office:value-type="float" office:value="8.24999999999998" calcext:value-type="float">
            <text:p>8,250</text:p>
          </table:table-cell>
          <table:table-cell table:style-name="ce29" office:value-type="percentage" office:value="0.0246925527782796" calcext:value-type="percentage">
            <text:p>2,47%</text:p>
          </table:table-cell>
          <table:table-cell/>
          <table:table-cell table:style-name="ce24" office:value-type="date" office:date-value="2011-07-28" calcext:value-type="date">
            <text:p>28.07.11</text:p>
          </table:table-cell>
          <table:table-cell table:style-name="ce27" office:value-type="float" office:value="8.24999999999998" calcext:value-type="float">
            <text:p>8,250</text:p>
          </table:table-cell>
          <table:table-cell table:style-name="ce29" office:value-type="percentage" office:value="0.025892858240745" calcext:value-type="percentage">
            <text:p>2,5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7" calcext:value-type="date">
            <text:p>27.07.11</text:p>
          </table:table-cell>
          <table:table-cell table:style-name="ce27" office:value-type="float" office:value="20.875" calcext:value-type="float">
            <text:p>20,875</text:p>
          </table:table-cell>
          <table:table-cell table:style-name="ce29" office:value-type="percentage" office:value="0.0191573274978318" calcext:value-type="percentage">
            <text:p>1,92%</text:p>
          </table:table-cell>
          <table:table-cell/>
          <table:table-cell table:style-name="ce24" office:value-type="date" office:date-value="2011-07-27" calcext:value-type="date">
            <text:p>27.07.11</text:p>
          </table:table-cell>
          <table:table-cell table:style-name="ce27" office:value-type="float" office:value="8.29999999999999" calcext:value-type="float">
            <text:p>8,300</text:p>
          </table:table-cell>
          <table:table-cell table:style-name="ce29" office:value-type="percentage" office:value="0.024708166987449" calcext:value-type="percentage">
            <text:p>2,47%</text:p>
          </table:table-cell>
          <table:table-cell/>
          <table:table-cell table:style-name="ce24" office:value-type="date" office:date-value="2011-07-27" calcext:value-type="date">
            <text:p>27.07.11</text:p>
          </table:table-cell>
          <table:table-cell table:style-name="ce27" office:value-type="float" office:value="8.29999999999999" calcext:value-type="float">
            <text:p>8,300</text:p>
          </table:table-cell>
          <table:table-cell table:style-name="ce29" office:value-type="percentage" office:value="0.0259540803981981" calcext:value-type="percentage">
            <text:p>2,6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6" calcext:value-type="date">
            <text:p>26.07.11</text:p>
          </table:table-cell>
          <table:table-cell table:style-name="ce27" office:value-type="float" office:value="21" calcext:value-type="float">
            <text:p>21,000</text:p>
          </table:table-cell>
          <table:table-cell table:style-name="ce29" office:value-type="percentage" office:value="0.0191713222767126" calcext:value-type="percentage">
            <text:p>1,92%</text:p>
          </table:table-cell>
          <table:table-cell/>
          <table:table-cell table:style-name="ce24" office:value-type="date" office:date-value="2011-07-26" calcext:value-type="date">
            <text:p>26.07.11</text:p>
          </table:table-cell>
          <table:table-cell table:style-name="ce27" office:value-type="float" office:value="8.34999999999999" calcext:value-type="float">
            <text:p>8,350</text:p>
          </table:table-cell>
          <table:table-cell table:style-name="ce29" office:value-type="percentage" office:value="0.0247237811966184" calcext:value-type="percentage">
            <text:p>2,47%</text:p>
          </table:table-cell>
          <table:table-cell/>
          <table:table-cell table:style-name="ce24" office:value-type="date" office:date-value="2011-07-26" calcext:value-type="date">
            <text:p>26.07.11</text:p>
          </table:table-cell>
          <table:table-cell table:style-name="ce27" office:value-type="float" office:value="8.34999999999999" calcext:value-type="float">
            <text:p>8,350</text:p>
          </table:table-cell>
          <table:table-cell table:style-name="ce29" office:value-type="percentage" office:value="0.0260153025556512" calcext:value-type="percentage">
            <text:p>2,6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5" calcext:value-type="date">
            <text:p>25.07.11</text:p>
          </table:table-cell>
          <table:table-cell table:style-name="ce27" office:value-type="float" office:value="21.125" calcext:value-type="float">
            <text:p>21,125</text:p>
          </table:table-cell>
          <table:table-cell table:style-name="ce29" office:value-type="percentage" office:value="0.0191853283331892" calcext:value-type="percentage">
            <text:p>1,92%</text:p>
          </table:table-cell>
          <table:table-cell/>
          <table:table-cell table:style-name="ce24" office:value-type="date" office:date-value="2011-07-25" calcext:value-type="date">
            <text:p>25.07.11</text:p>
          </table:table-cell>
          <table:table-cell table:style-name="ce27" office:value-type="float" office:value="8.39999999999999" calcext:value-type="float">
            <text:p>8,400</text:p>
          </table:table-cell>
          <table:table-cell table:style-name="ce29" office:value-type="percentage" office:value="0.0247393954057878" calcext:value-type="percentage">
            <text:p>2,47%</text:p>
          </table:table-cell>
          <table:table-cell/>
          <table:table-cell table:style-name="ce24" office:value-type="date" office:date-value="2011-07-25" calcext:value-type="date">
            <text:p>25.07.11</text:p>
          </table:table-cell>
          <table:table-cell table:style-name="ce27" office:value-type="float" office:value="8.39999999999999" calcext:value-type="float">
            <text:p>8,400</text:p>
          </table:table-cell>
          <table:table-cell table:style-name="ce29" office:value-type="percentage" office:value="0.0260765247131042" calcext:value-type="percentage">
            <text:p>2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4" calcext:value-type="date">
            <text:p>24.07.11</text:p>
          </table:table-cell>
          <table:table-cell table:style-name="ce27" office:value-type="float" office:value="21.25" calcext:value-type="float">
            <text:p>21,250</text:p>
          </table:table-cell>
          <table:table-cell table:style-name="ce29" office:value-type="percentage" office:value="0.0191993318610324" calcext:value-type="percentage">
            <text:p>1,92%</text:p>
          </table:table-cell>
          <table:table-cell/>
          <table:table-cell table:style-name="ce24" office:value-type="date" office:date-value="2011-07-24" calcext:value-type="date">
            <text:p>24.07.11</text:p>
          </table:table-cell>
          <table:table-cell table:style-name="ce27" office:value-type="float" office:value="8.44999999999999" calcext:value-type="float">
            <text:p>8,450</text:p>
          </table:table-cell>
          <table:table-cell table:style-name="ce29" office:value-type="percentage" office:value="0.0247550096149571" calcext:value-type="percentage">
            <text:p>2,48%</text:p>
          </table:table-cell>
          <table:table-cell/>
          <table:table-cell table:style-name="ce24" office:value-type="date" office:date-value="2011-07-24" calcext:value-type="date">
            <text:p>24.07.11</text:p>
          </table:table-cell>
          <table:table-cell table:style-name="ce27" office:value-type="float" office:value="8.44999999999999" calcext:value-type="float">
            <text:p>8,450</text:p>
          </table:table-cell>
          <table:table-cell table:style-name="ce29" office:value-type="percentage" office:value="0.0261377468705573" calcext:value-type="percentage">
            <text:p>2,6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3" calcext:value-type="date">
            <text:p>23.07.11</text:p>
          </table:table-cell>
          <table:table-cell table:style-name="ce27" office:value-type="float" office:value="21.375" calcext:value-type="float">
            <text:p>21,375</text:p>
          </table:table-cell>
          <table:table-cell table:style-name="ce29" office:value-type="percentage" office:value="0.0192133193769662" calcext:value-type="percentage">
            <text:p>1,92%</text:p>
          </table:table-cell>
          <table:table-cell/>
          <table:table-cell table:style-name="ce24" office:value-type="date" office:date-value="2011-07-23" calcext:value-type="date">
            <text:p>23.07.11</text:p>
          </table:table-cell>
          <table:table-cell table:style-name="ce27" office:value-type="float" office:value="8.49999999999999" calcext:value-type="float">
            <text:p>8,500</text:p>
          </table:table-cell>
          <table:table-cell table:style-name="ce29" office:value-type="percentage" office:value="0.0247706238241265" calcext:value-type="percentage">
            <text:p>2,48%</text:p>
          </table:table-cell>
          <table:table-cell/>
          <table:table-cell table:style-name="ce24" office:value-type="date" office:date-value="2011-07-23" calcext:value-type="date">
            <text:p>23.07.11</text:p>
          </table:table-cell>
          <table:table-cell table:style-name="ce27" office:value-type="float" office:value="8.49999999999999" calcext:value-type="float">
            <text:p>8,500</text:p>
          </table:table-cell>
          <table:table-cell table:style-name="ce29" office:value-type="percentage" office:value="0.0261989690280103" calcext:value-type="percentage">
            <text:p>2,6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2" calcext:value-type="date">
            <text:p>22.07.11</text:p>
          </table:table-cell>
          <table:table-cell table:style-name="ce27" office:value-type="float" office:value="21.5" calcext:value-type="float">
            <text:p>21,500</text:p>
          </table:table-cell>
          <table:table-cell table:style-name="ce29" office:value-type="percentage" office:value="0.0192272777112789" calcext:value-type="percentage">
            <text:p>1,92%</text:p>
          </table:table-cell>
          <table:table-cell/>
          <table:table-cell table:style-name="ce24" office:value-type="date" office:date-value="2011-07-22" calcext:value-type="date">
            <text:p>22.07.11</text:p>
          </table:table-cell>
          <table:table-cell table:style-name="ce27" office:value-type="float" office:value="8.54999999999999" calcext:value-type="float">
            <text:p>8,550</text:p>
          </table:table-cell>
          <table:table-cell table:style-name="ce29" office:value-type="percentage" office:value="0.0247862380332959" calcext:value-type="percentage">
            <text:p>2,48%</text:p>
          </table:table-cell>
          <table:table-cell/>
          <table:table-cell table:style-name="ce24" office:value-type="date" office:date-value="2011-07-22" calcext:value-type="date">
            <text:p>22.07.11</text:p>
          </table:table-cell>
          <table:table-cell table:style-name="ce27" office:value-type="float" office:value="8.54999999999999" calcext:value-type="float">
            <text:p>8,550</text:p>
          </table:table-cell>
          <table:table-cell table:style-name="ce29" office:value-type="percentage" office:value="0.0262777689371714" calcext:value-type="percentage">
            <text:p>2,6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1" calcext:value-type="date">
            <text:p>21.07.11</text:p>
          </table:table-cell>
          <table:table-cell table:style-name="ce27" office:value-type="float" office:value="21.625" calcext:value-type="float">
            <text:p>21,625</text:p>
          </table:table-cell>
          <table:table-cell table:style-name="ce29" office:value-type="percentage" office:value="0.0192411939987609" calcext:value-type="percentage">
            <text:p>1,92%</text:p>
          </table:table-cell>
          <table:table-cell/>
          <table:table-cell table:style-name="ce24" office:value-type="date" office:date-value="2011-07-21" calcext:value-type="date">
            <text:p>21.07.11</text:p>
          </table:table-cell>
          <table:table-cell table:style-name="ce27" office:value-type="float" office:value="8.59999999999999" calcext:value-type="float">
            <text:p>8,600</text:p>
          </table:table-cell>
          <table:table-cell table:style-name="ce29" office:value-type="percentage" office:value="0.0248018522424652" calcext:value-type="percentage">
            <text:p>2,48%</text:p>
          </table:table-cell>
          <table:table-cell/>
          <table:table-cell table:style-name="ce24" office:value-type="date" office:date-value="2011-07-21" calcext:value-type="date">
            <text:p>21.07.11</text:p>
          </table:table-cell>
          <table:table-cell table:style-name="ce27" office:value-type="float" office:value="8.59999999999999" calcext:value-type="float">
            <text:p>8,600</text:p>
          </table:table-cell>
          <table:table-cell table:style-name="ce29" office:value-type="percentage" office:value="0.0263623215650732" calcext:value-type="percentage">
            <text:p>2,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20" calcext:value-type="date">
            <text:p>20.07.11</text:p>
          </table:table-cell>
          <table:table-cell table:style-name="ce27" office:value-type="float" office:value="21.75" calcext:value-type="float">
            <text:p>21,750</text:p>
          </table:table-cell>
          <table:table-cell table:style-name="ce29" office:value-type="percentage" office:value="0.0192550556699546" calcext:value-type="percentage">
            <text:p>1,93%</text:p>
          </table:table-cell>
          <table:table-cell/>
          <table:table-cell table:style-name="ce24" office:value-type="date" office:date-value="2011-07-20" calcext:value-type="date">
            <text:p>20.07.11</text:p>
          </table:table-cell>
          <table:table-cell table:style-name="ce27" office:value-type="float" office:value="8.64999999999999" calcext:value-type="float">
            <text:p>8,650</text:p>
          </table:table-cell>
          <table:table-cell table:style-name="ce29" office:value-type="percentage" office:value="0.0248174664516346" calcext:value-type="percentage">
            <text:p>2,48%</text:p>
          </table:table-cell>
          <table:table-cell/>
          <table:table-cell table:style-name="ce24" office:value-type="date" office:date-value="2011-07-20" calcext:value-type="date">
            <text:p>20.07.11</text:p>
          </table:table-cell>
          <table:table-cell table:style-name="ce27" office:value-type="float" office:value="8.64999999999999" calcext:value-type="float">
            <text:p>8,650</text:p>
          </table:table-cell>
          <table:table-cell table:style-name="ce29" office:value-type="percentage" office:value="0.026446874192975" calcext:value-type="percentage">
            <text:p>2,6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9" calcext:value-type="date">
            <text:p>19.07.11</text:p>
          </table:table-cell>
          <table:table-cell table:style-name="ce27" office:value-type="float" office:value="21.875" calcext:value-type="float">
            <text:p>21,875</text:p>
          </table:table-cell>
          <table:table-cell table:style-name="ce29" office:value-type="percentage" office:value="0.0192688504427041" calcext:value-type="percentage">
            <text:p>1,93%</text:p>
          </table:table-cell>
          <table:table-cell/>
          <table:table-cell table:style-name="ce24" office:value-type="date" office:date-value="2011-07-19" calcext:value-type="date">
            <text:p>19.07.11</text:p>
          </table:table-cell>
          <table:table-cell table:style-name="ce27" office:value-type="float" office:value="8.69999999999999" calcext:value-type="float">
            <text:p>8,700</text:p>
          </table:table-cell>
          <table:table-cell table:style-name="ce29" office:value-type="percentage" office:value="0.024833080660804" calcext:value-type="percentage">
            <text:p>2,48%</text:p>
          </table:table-cell>
          <table:table-cell/>
          <table:table-cell table:style-name="ce24" office:value-type="date" office:date-value="2011-07-19" calcext:value-type="date">
            <text:p>19.07.11</text:p>
          </table:table-cell>
          <table:table-cell table:style-name="ce27" office:value-type="float" office:value="8.69999999999999" calcext:value-type="float">
            <text:p>8,700</text:p>
          </table:table-cell>
          <table:table-cell table:style-name="ce29" office:value-type="percentage" office:value="0.0265314268208768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8" calcext:value-type="date">
            <text:p>18.07.11</text:p>
          </table:table-cell>
          <table:table-cell table:style-name="ce27" office:value-type="float" office:value="22" calcext:value-type="float">
            <text:p>22,000</text:p>
          </table:table-cell>
          <table:table-cell table:style-name="ce29" office:value-type="percentage" office:value="0.0192825663139935" calcext:value-type="percentage">
            <text:p>1,93%</text:p>
          </table:table-cell>
          <table:table-cell/>
          <table:table-cell table:style-name="ce24" office:value-type="date" office:date-value="2011-07-18" calcext:value-type="date">
            <text:p>18.07.11</text:p>
          </table:table-cell>
          <table:table-cell table:style-name="ce27" office:value-type="float" office:value="8.74999999999999" calcext:value-type="float">
            <text:p>8,750</text:p>
          </table:table-cell>
          <table:table-cell table:style-name="ce29" office:value-type="percentage" office:value="0.0248486948699734" calcext:value-type="percentage">
            <text:p>2,48%</text:p>
          </table:table-cell>
          <table:table-cell/>
          <table:table-cell table:style-name="ce24" office:value-type="date" office:date-value="2011-07-18" calcext:value-type="date">
            <text:p>18.07.11</text:p>
          </table:table-cell>
          <table:table-cell table:style-name="ce27" office:value-type="float" office:value="8.74999999999999" calcext:value-type="float">
            <text:p>8,750</text:p>
          </table:table-cell>
          <table:table-cell table:style-name="ce29" office:value-type="percentage" office:value="0.0266159794487787" calcext:value-type="percentage">
            <text:p>2,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7" calcext:value-type="date">
            <text:p>17.07.11</text:p>
          </table:table-cell>
          <table:table-cell table:style-name="ce27" office:value-type="float" office:value="22.125" calcext:value-type="float">
            <text:p>22,125</text:p>
          </table:table-cell>
          <table:table-cell table:style-name="ce29" office:value-type="percentage" office:value="0.0192961915520617" calcext:value-type="percentage">
            <text:p>1,93%</text:p>
          </table:table-cell>
          <table:table-cell/>
          <table:table-cell table:style-name="ce24" office:value-type="date" office:date-value="2011-07-17" calcext:value-type="date">
            <text:p>17.07.11</text:p>
          </table:table-cell>
          <table:table-cell table:style-name="ce27" office:value-type="float" office:value="8.79999999999999" calcext:value-type="float">
            <text:p>8,800</text:p>
          </table:table-cell>
          <table:table-cell table:style-name="ce29" office:value-type="percentage" office:value="0.0249440631675399" calcext:value-type="percentage">
            <text:p>2,49%</text:p>
          </table:table-cell>
          <table:table-cell/>
          <table:table-cell table:style-name="ce24" office:value-type="date" office:date-value="2011-07-17" calcext:value-type="date">
            <text:p>17.07.11</text:p>
          </table:table-cell>
          <table:table-cell table:style-name="ce27" office:value-type="float" office:value="8.79999999999999" calcext:value-type="float">
            <text:p>8,800</text:p>
          </table:table-cell>
          <table:table-cell table:style-name="ce29" office:value-type="percentage" office:value="0.0267005320766805" calcext:value-type="percentage">
            <text:p>2,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6" calcext:value-type="date">
            <text:p>16.07.11</text:p>
          </table:table-cell>
          <table:table-cell table:style-name="ce27" office:value-type="float" office:value="22.25" calcext:value-type="float">
            <text:p>22,250</text:p>
          </table:table-cell>
          <table:table-cell table:style-name="ce29" office:value-type="percentage" office:value="0.0193097146887823" calcext:value-type="percentage">
            <text:p>1,93%</text:p>
          </table:table-cell>
          <table:table-cell/>
          <table:table-cell table:style-name="ce24" office:value-type="date" office:date-value="2011-07-16" calcext:value-type="date">
            <text:p>16.07.11</text:p>
          </table:table-cell>
          <table:table-cell table:style-name="ce27" office:value-type="float" office:value="8.84999999999999" calcext:value-type="float">
            <text:p>8,850</text:p>
          </table:table-cell>
          <table:table-cell table:style-name="ce29" office:value-type="percentage" office:value="0.0250636425276556" calcext:value-type="percentage">
            <text:p>2,51%</text:p>
          </table:table-cell>
          <table:table-cell/>
          <table:table-cell table:style-name="ce24" office:value-type="date" office:date-value="2011-07-16" calcext:value-type="date">
            <text:p>16.07.11</text:p>
          </table:table-cell>
          <table:table-cell table:style-name="ce27" office:value-type="float" office:value="8.84999999999999" calcext:value-type="float">
            <text:p>8,850</text:p>
          </table:table-cell>
          <table:table-cell table:style-name="ce29" office:value-type="percentage" office:value="0.0267850847045823" calcext:value-type="percentage">
            <text:p>2,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5" calcext:value-type="date">
            <text:p>15.07.11</text:p>
          </table:table-cell>
          <table:table-cell table:style-name="ce27" office:value-type="float" office:value="22.375" calcext:value-type="float">
            <text:p>22,375</text:p>
          </table:table-cell>
          <table:table-cell table:style-name="ce29" office:value-type="percentage" office:value="0.0193231245123001" calcext:value-type="percentage">
            <text:p>1,93%</text:p>
          </table:table-cell>
          <table:table-cell/>
          <table:table-cell table:style-name="ce24" office:value-type="date" office:date-value="2011-07-15" calcext:value-type="date">
            <text:p>15.07.11</text:p>
          </table:table-cell>
          <table:table-cell table:style-name="ce27" office:value-type="float" office:value="8.89999999999999" calcext:value-type="float">
            <text:p>8,900</text:p>
          </table:table-cell>
          <table:table-cell table:style-name="ce29" office:value-type="percentage" office:value="0.0251832218877713" calcext:value-type="percentage">
            <text:p>2,52%</text:p>
          </table:table-cell>
          <table:table-cell/>
          <table:table-cell table:style-name="ce24" office:value-type="date" office:date-value="2011-07-15" calcext:value-type="date">
            <text:p>15.07.11</text:p>
          </table:table-cell>
          <table:table-cell table:style-name="ce27" office:value-type="float" office:value="8.89999999999999" calcext:value-type="float">
            <text:p>8,900</text:p>
          </table:table-cell>
          <table:table-cell table:style-name="ce29" office:value-type="percentage" office:value="0.0268696373324841" calcext:value-type="percentage">
            <text:p>2,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4" calcext:value-type="date">
            <text:p>14.07.11</text:p>
          </table:table-cell>
          <table:table-cell table:style-name="ce27" office:value-type="float" office:value="22.5" calcext:value-type="float">
            <text:p>22,500</text:p>
          </table:table-cell>
          <table:table-cell table:style-name="ce29" office:value-type="percentage" office:value="0.0193364100599124" calcext:value-type="percentage">
            <text:p>1,93%</text:p>
          </table:table-cell>
          <table:table-cell/>
          <table:table-cell table:style-name="ce24" office:value-type="date" office:date-value="2011-07-14" calcext:value-type="date">
            <text:p>14.07.11</text:p>
          </table:table-cell>
          <table:table-cell table:style-name="ce27" office:value-type="float" office:value="8.94999999999999" calcext:value-type="float">
            <text:p>8,950</text:p>
          </table:table-cell>
          <table:table-cell table:style-name="ce29" office:value-type="percentage" office:value="0.025302801247887" calcext:value-type="percentage">
            <text:p>2,53%</text:p>
          </table:table-cell>
          <table:table-cell/>
          <table:table-cell table:style-name="ce24" office:value-type="date" office:date-value="2011-07-14" calcext:value-type="date">
            <text:p>14.07.11</text:p>
          </table:table-cell>
          <table:table-cell table:style-name="ce27" office:value-type="float" office:value="8.94999999999999" calcext:value-type="float">
            <text:p>8,950</text:p>
          </table:table-cell>
          <table:table-cell table:style-name="ce29" office:value-type="percentage" office:value="0.026954189960386" calcext:value-type="percentage">
            <text:p>2,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3" calcext:value-type="date">
            <text:p>13.07.11</text:p>
          </table:table-cell>
          <table:table-cell table:style-name="ce27" office:value-type="float" office:value="22.625" calcext:value-type="float">
            <text:p>22,625</text:p>
          </table:table-cell>
          <table:table-cell table:style-name="ce29" office:value-type="percentage" office:value="0.0193495606111858" calcext:value-type="percentage">
            <text:p>1,93%</text:p>
          </table:table-cell>
          <table:table-cell/>
          <table:table-cell table:style-name="ce24" office:value-type="date" office:date-value="2011-07-13" calcext:value-type="date">
            <text:p>13.07.11</text:p>
          </table:table-cell>
          <table:table-cell table:style-name="ce27" office:value-type="float" office:value="9" calcext:value-type="float">
            <text:p>9,000</text:p>
          </table:table-cell>
          <table:table-cell table:style-name="ce29" office:value-type="percentage" office:value="0.0254223806080027" calcext:value-type="percentage">
            <text:p>2,54%</text:p>
          </table:table-cell>
          <table:table-cell/>
          <table:table-cell table:style-name="ce24" office:value-type="date" office:date-value="2011-07-13" calcext:value-type="date">
            <text:p>13.07.11</text:p>
          </table:table-cell>
          <table:table-cell table:style-name="ce27" office:value-type="float" office:value="9" calcext:value-type="float">
            <text:p>9,000</text:p>
          </table:table-cell>
          <table:table-cell table:style-name="ce29" office:value-type="percentage" office:value="0.0270387425882878" calcext:value-type="percentage">
            <text:p>2,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2" calcext:value-type="date">
            <text:p>12.07.11</text:p>
          </table:table-cell>
          <table:table-cell table:style-name="ce27" office:value-type="float" office:value="22.75" calcext:value-type="float">
            <text:p>22,750</text:p>
          </table:table-cell>
          <table:table-cell table:style-name="ce29" office:value-type="percentage" office:value="0.019362565681301" calcext:value-type="percentage">
            <text:p>1,94%</text:p>
          </table:table-cell>
          <table:table-cell/>
          <table:table-cell table:style-name="ce24" office:value-type="date" office:date-value="2011-07-12" calcext:value-type="date">
            <text:p>12.07.11</text:p>
          </table:table-cell>
          <table:table-cell table:style-name="ce27" office:value-type="float" office:value="9.05" calcext:value-type="float">
            <text:p>9,050</text:p>
          </table:table-cell>
          <table:table-cell table:style-name="ce29" office:value-type="percentage" office:value="0.0255419599681184" calcext:value-type="percentage">
            <text:p>2,55%</text:p>
          </table:table-cell>
          <table:table-cell/>
          <table:table-cell table:style-name="ce24" office:value-type="date" office:date-value="2011-07-12" calcext:value-type="date">
            <text:p>12.07.11</text:p>
          </table:table-cell>
          <table:table-cell table:style-name="ce27" office:value-type="float" office:value="9.05" calcext:value-type="float">
            <text:p>9,050</text:p>
          </table:table-cell>
          <table:table-cell table:style-name="ce29" office:value-type="percentage" office:value="0.0271232952161896" calcext:value-type="percentage">
            <text:p>2,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1" calcext:value-type="date">
            <text:p>11.07.11</text:p>
          </table:table-cell>
          <table:table-cell table:style-name="ce27" office:value-type="float" office:value="22.875" calcext:value-type="float">
            <text:p>22,875</text:p>
          </table:table-cell>
          <table:table-cell table:style-name="ce29" office:value-type="percentage" office:value="0.0193754150146152" calcext:value-type="percentage">
            <text:p>1,94%</text:p>
          </table:table-cell>
          <table:table-cell/>
          <table:table-cell table:style-name="ce24" office:value-type="date" office:date-value="2011-07-11" calcext:value-type="date">
            <text:p>11.07.11</text:p>
          </table:table-cell>
          <table:table-cell table:style-name="ce27" office:value-type="float" office:value="9.1" calcext:value-type="float">
            <text:p>9,100</text:p>
          </table:table-cell>
          <table:table-cell table:style-name="ce29" office:value-type="percentage" office:value="0.0256615393282341" calcext:value-type="percentage">
            <text:p>2,57%</text:p>
          </table:table-cell>
          <table:table-cell/>
          <table:table-cell table:style-name="ce24" office:value-type="date" office:date-value="2011-07-11" calcext:value-type="date">
            <text:p>11.07.11</text:p>
          </table:table-cell>
          <table:table-cell table:style-name="ce27" office:value-type="float" office:value="9.1" calcext:value-type="float">
            <text:p>9,100</text:p>
          </table:table-cell>
          <table:table-cell table:style-name="ce29" office:value-type="percentage" office:value="0.0272078478440915" calcext:value-type="percentage">
            <text:p>2,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10" calcext:value-type="date">
            <text:p>10.07.11</text:p>
          </table:table-cell>
          <table:table-cell table:style-name="ce27" office:value-type="float" office:value="23" calcext:value-type="float">
            <text:p>23,000</text:p>
          </table:table-cell>
          <table:table-cell table:style-name="ce29" office:value-type="percentage" office:value="0.0193880985784343" calcext:value-type="percentage">
            <text:p>1,94%</text:p>
          </table:table-cell>
          <table:table-cell/>
          <table:table-cell table:style-name="ce24" office:value-type="date" office:date-value="2011-07-10" calcext:value-type="date">
            <text:p>10.07.11</text:p>
          </table:table-cell>
          <table:table-cell table:style-name="ce27" office:value-type="float" office:value="9.15" calcext:value-type="float">
            <text:p>9,150</text:p>
          </table:table-cell>
          <table:table-cell table:style-name="ce29" office:value-type="percentage" office:value="0.0257811186883498" calcext:value-type="percentage">
            <text:p>2,58%</text:p>
          </table:table-cell>
          <table:table-cell/>
          <table:table-cell table:style-name="ce24" office:value-type="date" office:date-value="2011-07-10" calcext:value-type="date">
            <text:p>10.07.11</text:p>
          </table:table-cell>
          <table:table-cell table:style-name="ce27" office:value-type="float" office:value="9.15" calcext:value-type="float">
            <text:p>9,150</text:p>
          </table:table-cell>
          <table:table-cell table:style-name="ce29" office:value-type="percentage" office:value="0.0272924004719933" calcext:value-type="percentage">
            <text:p>2,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9" calcext:value-type="date">
            <text:p>09.07.11</text:p>
          </table:table-cell>
          <table:table-cell table:style-name="ce27" office:value-type="float" office:value="23.125" calcext:value-type="float">
            <text:p>23,125</text:p>
          </table:table-cell>
          <table:table-cell table:style-name="ce29" office:value-type="percentage" office:value="0.0194006065569871" calcext:value-type="percentage">
            <text:p>1,94%</text:p>
          </table:table-cell>
          <table:table-cell/>
          <table:table-cell table:style-name="ce24" office:value-type="date" office:date-value="2011-07-09" calcext:value-type="date">
            <text:p>09.07.11</text:p>
          </table:table-cell>
          <table:table-cell table:style-name="ce27" office:value-type="float" office:value="9.2" calcext:value-type="float">
            <text:p>9,200</text:p>
          </table:table-cell>
          <table:table-cell table:style-name="ce29" office:value-type="percentage" office:value="0.0259006980484654" calcext:value-type="percentage">
            <text:p>2,59%</text:p>
          </table:table-cell>
          <table:table-cell/>
          <table:table-cell table:style-name="ce24" office:value-type="date" office:date-value="2011-07-09" calcext:value-type="date">
            <text:p>09.07.11</text:p>
          </table:table-cell>
          <table:table-cell table:style-name="ce27" office:value-type="float" office:value="9.2" calcext:value-type="float">
            <text:p>9,200</text:p>
          </table:table-cell>
          <table:table-cell table:style-name="ce29" office:value-type="percentage" office:value="0.0273769530998951" calcext:value-type="percentage">
            <text:p>2,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8" calcext:value-type="date">
            <text:p>08.07.11</text:p>
          </table:table-cell>
          <table:table-cell table:style-name="ce27" office:value-type="float" office:value="23.25" calcext:value-type="float">
            <text:p>23,250</text:p>
          </table:table-cell>
          <table:table-cell table:style-name="ce29" office:value-type="percentage" office:value="0.0194129293455944" calcext:value-type="percentage">
            <text:p>1,94%</text:p>
          </table:table-cell>
          <table:table-cell/>
          <table:table-cell table:style-name="ce24" office:value-type="date" office:date-value="2011-07-08" calcext:value-type="date">
            <text:p>08.07.11</text:p>
          </table:table-cell>
          <table:table-cell table:style-name="ce27" office:value-type="float" office:value="9.25" calcext:value-type="float">
            <text:p>9,250</text:p>
          </table:table-cell>
          <table:table-cell table:style-name="ce29" office:value-type="percentage" office:value="0.0260202774085811" calcext:value-type="percentage">
            <text:p>2,60%</text:p>
          </table:table-cell>
          <table:table-cell/>
          <table:table-cell table:style-name="ce24" office:value-type="date" office:date-value="2011-07-08" calcext:value-type="date">
            <text:p>08.07.11</text:p>
          </table:table-cell>
          <table:table-cell table:style-name="ce27" office:value-type="float" office:value="9.25" calcext:value-type="float">
            <text:p>9,250</text:p>
          </table:table-cell>
          <table:table-cell table:style-name="ce29" office:value-type="percentage" office:value="0.027461505727797" calcext:value-type="percentage">
            <text:p>2,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7" calcext:value-type="date">
            <text:p>07.07.11</text:p>
          </table:table-cell>
          <table:table-cell table:style-name="ce27" office:value-type="float" office:value="23.375" calcext:value-type="float">
            <text:p>23,375</text:p>
          </table:table-cell>
          <table:table-cell table:style-name="ce29" office:value-type="percentage" office:value="0.0194250575450249" calcext:value-type="percentage">
            <text:p>1,94%</text:p>
          </table:table-cell>
          <table:table-cell/>
          <table:table-cell table:style-name="ce24" office:value-type="date" office:date-value="2011-07-07" calcext:value-type="date">
            <text:p>07.07.11</text:p>
          </table:table-cell>
          <table:table-cell table:style-name="ce27" office:value-type="float" office:value="9.3" calcext:value-type="float">
            <text:p>9,300</text:p>
          </table:table-cell>
          <table:table-cell table:style-name="ce29" office:value-type="percentage" office:value="0.0261398567686968" calcext:value-type="percentage">
            <text:p>2,61%</text:p>
          </table:table-cell>
          <table:table-cell/>
          <table:table-cell table:style-name="ce24" office:value-type="date" office:date-value="2011-07-07" calcext:value-type="date">
            <text:p>07.07.11</text:p>
          </table:table-cell>
          <table:table-cell table:style-name="ce27" office:value-type="float" office:value="9.3" calcext:value-type="float">
            <text:p>9,300</text:p>
          </table:table-cell>
          <table:table-cell table:style-name="ce29" office:value-type="percentage" office:value="0.0275460583556988" calcext:value-type="percentage">
            <text:p>2,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6" calcext:value-type="date">
            <text:p>06.07.11</text:p>
          </table:table-cell>
          <table:table-cell table:style-name="ce27" office:value-type="float" office:value="23.5" calcext:value-type="float">
            <text:p>23,500</text:p>
          </table:table-cell>
          <table:table-cell table:style-name="ce29" office:value-type="percentage" office:value="0.0194369819560305" calcext:value-type="percentage">
            <text:p>1,94%</text:p>
          </table:table-cell>
          <table:table-cell/>
          <table:table-cell table:style-name="ce24" office:value-type="date" office:date-value="2011-07-06" calcext:value-type="date">
            <text:p>06.07.11</text:p>
          </table:table-cell>
          <table:table-cell table:style-name="ce27" office:value-type="float" office:value="9.35" calcext:value-type="float">
            <text:p>9,350</text:p>
          </table:table-cell>
          <table:table-cell table:style-name="ce29" office:value-type="percentage" office:value="0.0262594361288125" calcext:value-type="percentage">
            <text:p>2,63%</text:p>
          </table:table-cell>
          <table:table-cell/>
          <table:table-cell table:style-name="ce24" office:value-type="date" office:date-value="2011-07-06" calcext:value-type="date">
            <text:p>06.07.11</text:p>
          </table:table-cell>
          <table:table-cell table:style-name="ce27" office:value-type="float" office:value="9.35" calcext:value-type="float">
            <text:p>9,350</text:p>
          </table:table-cell>
          <table:table-cell table:style-name="ce29" office:value-type="percentage" office:value="0.0276306109836006" calcext:value-type="percentage">
            <text:p>2,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5" calcext:value-type="date">
            <text:p>05.07.11</text:p>
          </table:table-cell>
          <table:table-cell table:style-name="ce27" office:value-type="float" office:value="23.625" calcext:value-type="float">
            <text:p>23,625</text:p>
          </table:table-cell>
          <table:table-cell table:style-name="ce29" office:value-type="percentage" office:value="0.0194486935740566" calcext:value-type="percentage">
            <text:p>1,94%</text:p>
          </table:table-cell>
          <table:table-cell/>
          <table:table-cell table:style-name="ce24" office:value-type="date" office:date-value="2011-07-05" calcext:value-type="date">
            <text:p>05.07.11</text:p>
          </table:table-cell>
          <table:table-cell table:style-name="ce27" office:value-type="float" office:value="9.4" calcext:value-type="float">
            <text:p>9,400</text:p>
          </table:table-cell>
          <table:table-cell table:style-name="ce29" office:value-type="percentage" office:value="0.0263790154889282" calcext:value-type="percentage">
            <text:p>2,64%</text:p>
          </table:table-cell>
          <table:table-cell/>
          <table:table-cell table:style-name="ce24" office:value-type="date" office:date-value="2011-07-05" calcext:value-type="date">
            <text:p>05.07.11</text:p>
          </table:table-cell>
          <table:table-cell table:style-name="ce27" office:value-type="float" office:value="9.4" calcext:value-type="float">
            <text:p>9,400</text:p>
          </table:table-cell>
          <table:table-cell table:style-name="ce29" office:value-type="percentage" office:value="0.0277151636115024" calcext:value-type="percentage">
            <text:p>2,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4" calcext:value-type="date">
            <text:p>04.07.11</text:p>
          </table:table-cell>
          <table:table-cell table:style-name="ce27" office:value-type="float" office:value="23.75" calcext:value-type="float">
            <text:p>23,750</text:p>
          </table:table-cell>
          <table:table-cell table:style-name="ce29" office:value-type="percentage" office:value="0.0194601835841179" calcext:value-type="percentage">
            <text:p>1,95%</text:p>
          </table:table-cell>
          <table:table-cell/>
          <table:table-cell table:style-name="ce24" office:value-type="date" office:date-value="2011-07-04" calcext:value-type="date">
            <text:p>04.07.11</text:p>
          </table:table-cell>
          <table:table-cell table:style-name="ce27" office:value-type="float" office:value="9.45" calcext:value-type="float">
            <text:p>9,450</text:p>
          </table:table-cell>
          <table:table-cell table:style-name="ce29" office:value-type="percentage" office:value="0.0264985948490439" calcext:value-type="percentage">
            <text:p>2,65%</text:p>
          </table:table-cell>
          <table:table-cell/>
          <table:table-cell table:style-name="ce24" office:value-type="date" office:date-value="2011-07-04" calcext:value-type="date">
            <text:p>04.07.11</text:p>
          </table:table-cell>
          <table:table-cell table:style-name="ce27" office:value-type="float" office:value="9.45" calcext:value-type="float">
            <text:p>9,450</text:p>
          </table:table-cell>
          <table:table-cell table:style-name="ce29" office:value-type="percentage" office:value="0.0277997162394043" calcext:value-type="percentage">
            <text:p>2,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3" calcext:value-type="date">
            <text:p>03.07.11</text:p>
          </table:table-cell>
          <table:table-cell table:style-name="ce27" office:value-type="float" office:value="23.875" calcext:value-type="float">
            <text:p>23,875</text:p>
          </table:table-cell>
          <table:table-cell table:style-name="ce29" office:value-type="percentage" office:value="0.0194714433558363" calcext:value-type="percentage">
            <text:p>1,95%</text:p>
          </table:table-cell>
          <table:table-cell/>
          <table:table-cell table:style-name="ce24" office:value-type="date" office:date-value="2011-07-03" calcext:value-type="date">
            <text:p>03.07.11</text:p>
          </table:table-cell>
          <table:table-cell table:style-name="ce27" office:value-type="float" office:value="9.5" calcext:value-type="float">
            <text:p>9,500</text:p>
          </table:table-cell>
          <table:table-cell table:style-name="ce29" office:value-type="percentage" office:value="0.0266181742091596" calcext:value-type="percentage">
            <text:p>2,66%</text:p>
          </table:table-cell>
          <table:table-cell/>
          <table:table-cell table:style-name="ce24" office:value-type="date" office:date-value="2011-07-03" calcext:value-type="date">
            <text:p>03.07.11</text:p>
          </table:table-cell>
          <table:table-cell table:style-name="ce27" office:value-type="float" office:value="9.5" calcext:value-type="float">
            <text:p>9,500</text:p>
          </table:table-cell>
          <table:table-cell table:style-name="ce29" office:value-type="percentage" office:value="0.0278842688673061" calcext:value-type="percentage">
            <text:p>2,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2" calcext:value-type="date">
            <text:p>02.07.11</text:p>
          </table:table-cell>
          <table:table-cell table:style-name="ce27" office:value-type="float" office:value="24" calcext:value-type="float">
            <text:p>24,000</text:p>
          </table:table-cell>
          <table:table-cell table:style-name="ce29" office:value-type="percentage" office:value="0.0194824644386331" calcext:value-type="percentage">
            <text:p>1,95%</text:p>
          </table:table-cell>
          <table:table-cell/>
          <table:table-cell table:style-name="ce24" office:value-type="date" office:date-value="2011-07-02" calcext:value-type="date">
            <text:p>02.07.11</text:p>
          </table:table-cell>
          <table:table-cell table:style-name="ce27" office:value-type="float" office:value="9.55" calcext:value-type="float">
            <text:p>9,550</text:p>
          </table:table-cell>
          <table:table-cell table:style-name="ce29" office:value-type="percentage" office:value="0.0267377535692753" calcext:value-type="percentage">
            <text:p>2,67%</text:p>
          </table:table-cell>
          <table:table-cell/>
          <table:table-cell table:style-name="ce24" office:value-type="date" office:date-value="2011-07-02" calcext:value-type="date">
            <text:p>02.07.11</text:p>
          </table:table-cell>
          <table:table-cell table:style-name="ce27" office:value-type="float" office:value="9.55" calcext:value-type="float">
            <text:p>9,550</text:p>
          </table:table-cell>
          <table:table-cell table:style-name="ce29" office:value-type="percentage" office:value="0.0279402980387562" calcext:value-type="percentage">
            <text:p>2,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7-01" calcext:value-type="date">
            <text:p>01.07.11</text:p>
          </table:table-cell>
          <table:table-cell table:style-name="ce27" office:value-type="float" office:value="24.125" calcext:value-type="float">
            <text:p>24,125</text:p>
          </table:table-cell>
          <table:table-cell table:style-name="ce29" office:value-type="percentage" office:value="0.0194932385570712" calcext:value-type="percentage">
            <text:p>1,95%</text:p>
          </table:table-cell>
          <table:table-cell/>
          <table:table-cell table:style-name="ce24" office:value-type="date" office:date-value="2011-07-01" calcext:value-type="date">
            <text:p>01.07.11</text:p>
          </table:table-cell>
          <table:table-cell table:style-name="ce27" office:value-type="float" office:value="9.6" calcext:value-type="float">
            <text:p>9,600</text:p>
          </table:table-cell>
          <table:table-cell table:style-name="ce29" office:value-type="percentage" office:value="0.026857332929391" calcext:value-type="percentage">
            <text:p>2,69%</text:p>
          </table:table-cell>
          <table:table-cell/>
          <table:table-cell table:style-name="ce24" office:value-type="date" office:date-value="2011-07-01" calcext:value-type="date">
            <text:p>01.07.11</text:p>
          </table:table-cell>
          <table:table-cell table:style-name="ce27" office:value-type="float" office:value="9.6" calcext:value-type="float">
            <text:p>9,600</text:p>
          </table:table-cell>
          <table:table-cell table:style-name="ce29" office:value-type="percentage" office:value="0.0279895589324043" calcext:value-type="percentage">
            <text:p>2,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30" calcext:value-type="date">
            <text:p>30.06.11</text:p>
          </table:table-cell>
          <table:table-cell table:style-name="ce27" office:value-type="float" office:value="24.25" calcext:value-type="float">
            <text:p>24,250</text:p>
          </table:table-cell>
          <table:table-cell table:style-name="ce29" office:value-type="percentage" office:value="0.019503757606341" calcext:value-type="percentage">
            <text:p>1,95%</text:p>
          </table:table-cell>
          <table:table-cell/>
          <table:table-cell table:style-name="ce24" office:value-type="date" office:date-value="2011-06-30" calcext:value-type="date">
            <text:p>30.06.11</text:p>
          </table:table-cell>
          <table:table-cell table:style-name="ce27" office:value-type="float" office:value="9.65" calcext:value-type="float">
            <text:p>9,650</text:p>
          </table:table-cell>
          <table:table-cell table:style-name="ce29" office:value-type="percentage" office:value="0.0269769122895067" calcext:value-type="percentage">
            <text:p>2,70%</text:p>
          </table:table-cell>
          <table:table-cell/>
          <table:table-cell table:style-name="ce24" office:value-type="date" office:date-value="2011-06-30" calcext:value-type="date">
            <text:p>30.06.11</text:p>
          </table:table-cell>
          <table:table-cell table:style-name="ce27" office:value-type="float" office:value="9.65" calcext:value-type="float">
            <text:p>9,650</text:p>
          </table:table-cell>
          <table:table-cell table:style-name="ce29" office:value-type="percentage" office:value="0.0280388198260523" calcext:value-type="percentage">
            <text:p>2,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9" calcext:value-type="date">
            <text:p>29.06.11</text:p>
          </table:table-cell>
          <table:table-cell table:style-name="ce27" office:value-type="float" office:value="24.375" calcext:value-type="float">
            <text:p>24,375</text:p>
          </table:table-cell>
          <table:table-cell table:style-name="ce29" office:value-type="percentage" office:value="0.0195140136478856" calcext:value-type="percentage">
            <text:p>1,95%</text:p>
          </table:table-cell>
          <table:table-cell/>
          <table:table-cell table:style-name="ce24" office:value-type="date" office:date-value="2011-06-29" calcext:value-type="date">
            <text:p>29.06.11</text:p>
          </table:table-cell>
          <table:table-cell table:style-name="ce27" office:value-type="float" office:value="9.7" calcext:value-type="float">
            <text:p>9,700</text:p>
          </table:table-cell>
          <table:table-cell table:style-name="ce29" office:value-type="percentage" office:value="0.0270964916496224" calcext:value-type="percentage">
            <text:p>2,71%</text:p>
          </table:table-cell>
          <table:table-cell/>
          <table:table-cell table:style-name="ce24" office:value-type="date" office:date-value="2011-06-29" calcext:value-type="date">
            <text:p>29.06.11</text:p>
          </table:table-cell>
          <table:table-cell table:style-name="ce27" office:value-type="float" office:value="9.7" calcext:value-type="float">
            <text:p>9,700</text:p>
          </table:table-cell>
          <table:table-cell table:style-name="ce29" office:value-type="percentage" office:value="0.0280880807197003" calcext:value-type="percentage">
            <text:p>2,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8" calcext:value-type="date">
            <text:p>28.06.11</text:p>
          </table:table-cell>
          <table:table-cell table:style-name="ce27" office:value-type="float" office:value="24.5" calcext:value-type="float">
            <text:p>24,500</text:p>
          </table:table-cell>
          <table:table-cell table:style-name="ce29" office:value-type="percentage" office:value="0.0195239989051592" calcext:value-type="percentage">
            <text:p>1,95%</text:p>
          </table:table-cell>
          <table:table-cell/>
          <table:table-cell table:style-name="ce24" office:value-type="date" office:date-value="2011-06-28" calcext:value-type="date">
            <text:p>28.06.11</text:p>
          </table:table-cell>
          <table:table-cell table:style-name="ce27" office:value-type="float" office:value="9.75000000000001" calcext:value-type="float">
            <text:p>9,750</text:p>
          </table:table-cell>
          <table:table-cell table:style-name="ce29" office:value-type="percentage" office:value="0.0272160710097381" calcext:value-type="percentage">
            <text:p>2,72%</text:p>
          </table:table-cell>
          <table:table-cell/>
          <table:table-cell table:style-name="ce24" office:value-type="date" office:date-value="2011-06-28" calcext:value-type="date">
            <text:p>28.06.11</text:p>
          </table:table-cell>
          <table:table-cell table:style-name="ce27" office:value-type="float" office:value="9.75000000000001" calcext:value-type="float">
            <text:p>9,750</text:p>
          </table:table-cell>
          <table:table-cell table:style-name="ce29" office:value-type="percentage" office:value="0.0281373416133484" calcext:value-type="percentage">
            <text:p>2,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7" calcext:value-type="date">
            <text:p>27.06.11</text:p>
          </table:table-cell>
          <table:table-cell table:style-name="ce27" office:value-type="float" office:value="24.625" calcext:value-type="float">
            <text:p>24,625</text:p>
          </table:table-cell>
          <table:table-cell table:style-name="ce29" office:value-type="percentage" office:value="0.0195337057595156" calcext:value-type="percentage">
            <text:p>1,95%</text:p>
          </table:table-cell>
          <table:table-cell/>
          <table:table-cell table:style-name="ce24" office:value-type="date" office:date-value="2011-06-27" calcext:value-type="date">
            <text:p>27.06.11</text:p>
          </table:table-cell>
          <table:table-cell table:style-name="ce27" office:value-type="float" office:value="9.80000000000001" calcext:value-type="float">
            <text:p>9,800</text:p>
          </table:table-cell>
          <table:table-cell table:style-name="ce29" office:value-type="percentage" office:value="0.0272671497975381" calcext:value-type="percentage">
            <text:p>2,73%</text:p>
          </table:table-cell>
          <table:table-cell/>
          <table:table-cell table:style-name="ce24" office:value-type="date" office:date-value="2011-06-27" calcext:value-type="date">
            <text:p>27.06.11</text:p>
          </table:table-cell>
          <table:table-cell table:style-name="ce27" office:value-type="float" office:value="9.80000000000001" calcext:value-type="float">
            <text:p>9,800</text:p>
          </table:table-cell>
          <table:table-cell table:style-name="ce29" office:value-type="percentage" office:value="0.0281866025069964" calcext:value-type="percentage">
            <text:p>2,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6" calcext:value-type="date">
            <text:p>26.06.11</text:p>
          </table:table-cell>
          <table:table-cell table:style-name="ce27" office:value-type="float" office:value="24.75" calcext:value-type="float">
            <text:p>24,750</text:p>
          </table:table-cell>
          <table:table-cell table:style-name="ce29" office:value-type="percentage" office:value="0.0195431267462205" calcext:value-type="percentage">
            <text:p>1,95%</text:p>
          </table:table-cell>
          <table:table-cell/>
          <table:table-cell table:style-name="ce24" office:value-type="date" office:date-value="2011-06-26" calcext:value-type="date">
            <text:p>26.06.11</text:p>
          </table:table-cell>
          <table:table-cell table:style-name="ce27" office:value-type="float" office:value="9.85000000000001" calcext:value-type="float">
            <text:p>9,850</text:p>
          </table:table-cell>
          <table:table-cell table:style-name="ce29" office:value-type="percentage" office:value="0.0272974337687424" calcext:value-type="percentage">
            <text:p>2,73%</text:p>
          </table:table-cell>
          <table:table-cell/>
          <table:table-cell table:style-name="ce24" office:value-type="date" office:date-value="2011-06-26" calcext:value-type="date">
            <text:p>26.06.11</text:p>
          </table:table-cell>
          <table:table-cell table:style-name="ce27" office:value-type="float" office:value="9.85000000000001" calcext:value-type="float">
            <text:p>9,850</text:p>
          </table:table-cell>
          <table:table-cell table:style-name="ce29" office:value-type="percentage" office:value="0.0282358634006445" calcext:value-type="percentage">
            <text:p>2,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5" calcext:value-type="date">
            <text:p>25.06.11</text:p>
          </table:table-cell>
          <table:table-cell table:style-name="ce27" office:value-type="float" office:value="24.875" calcext:value-type="float">
            <text:p>24,875</text:p>
          </table:table-cell>
          <table:table-cell table:style-name="ce29" office:value-type="percentage" office:value="0.0195522545505847" calcext:value-type="percentage">
            <text:p>1,96%</text:p>
          </table:table-cell>
          <table:table-cell/>
          <table:table-cell table:style-name="ce24" office:value-type="date" office:date-value="2011-06-25" calcext:value-type="date">
            <text:p>25.06.11</text:p>
          </table:table-cell>
          <table:table-cell table:style-name="ce27" office:value-type="float" office:value="9.90000000000001" calcext:value-type="float">
            <text:p>9,900</text:p>
          </table:table-cell>
          <table:table-cell table:style-name="ce29" office:value-type="percentage" office:value="0.0273277177399466" calcext:value-type="percentage">
            <text:p>2,73%</text:p>
          </table:table-cell>
          <table:table-cell/>
          <table:table-cell table:style-name="ce24" office:value-type="date" office:date-value="2011-06-25" calcext:value-type="date">
            <text:p>25.06.11</text:p>
          </table:table-cell>
          <table:table-cell table:style-name="ce27" office:value-type="float" office:value="9.90000000000001" calcext:value-type="float">
            <text:p>9,900</text:p>
          </table:table-cell>
          <table:table-cell table:style-name="ce29" office:value-type="percentage" office:value="0.0282851242942925" calcext:value-type="percentage">
            <text:p>2,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4" calcext:value-type="date">
            <text:p>24.06.11</text:p>
          </table:table-cell>
          <table:table-cell table:style-name="ce27" office:value-type="float" office:value="25" calcext:value-type="float">
            <text:p>25,000</text:p>
          </table:table-cell>
          <table:table-cell table:style-name="ce29" office:value-type="percentage" office:value="0.0195610820042126" calcext:value-type="percentage">
            <text:p>1,96%</text:p>
          </table:table-cell>
          <table:table-cell/>
          <table:table-cell table:style-name="ce24" office:value-type="date" office:date-value="2011-06-24" calcext:value-type="date">
            <text:p>24.06.11</text:p>
          </table:table-cell>
          <table:table-cell table:style-name="ce27" office:value-type="float" office:value="9.95000000000001" calcext:value-type="float">
            <text:p>9,950</text:p>
          </table:table-cell>
          <table:table-cell table:style-name="ce29" office:value-type="percentage" office:value="0.0273580017111509" calcext:value-type="percentage">
            <text:p>2,74%</text:p>
          </table:table-cell>
          <table:table-cell/>
          <table:table-cell table:style-name="ce24" office:value-type="date" office:date-value="2011-06-24" calcext:value-type="date">
            <text:p>24.06.11</text:p>
          </table:table-cell>
          <table:table-cell table:style-name="ce27" office:value-type="float" office:value="9.95000000000001" calcext:value-type="float">
            <text:p>9,950</text:p>
          </table:table-cell>
          <table:table-cell table:style-name="ce29" office:value-type="percentage" office:value="0.0283343851879405" calcext:value-type="percentage">
            <text:p>2,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3" calcext:value-type="date">
            <text:p>23.06.11</text:p>
          </table:table-cell>
          <table:table-cell table:style-name="ce27" office:value-type="float" office:value="25.125" calcext:value-type="float">
            <text:p>25,125</text:p>
          </table:table-cell>
          <table:table-cell table:style-name="ce29" office:value-type="percentage" office:value="0.0195696048627482" calcext:value-type="percentage">
            <text:p>1,96%</text:p>
          </table:table-cell>
          <table:table-cell/>
          <table:table-cell table:style-name="ce24" office:value-type="date" office:date-value="2011-06-23" calcext:value-type="date">
            <text:p>23.06.11</text:p>
          </table:table-cell>
          <table:table-cell table:style-name="ce27" office:value-type="float" office:value="10" calcext:value-type="float">
            <text:p>10,000</text:p>
          </table:table-cell>
          <table:table-cell table:style-name="ce29" office:value-type="percentage" office:value="0.0273882856823551" calcext:value-type="percentage">
            <text:p>2,74%</text:p>
          </table:table-cell>
          <table:table-cell/>
          <table:table-cell table:style-name="ce24" office:value-type="date" office:date-value="2011-06-23" calcext:value-type="date">
            <text:p>23.06.11</text:p>
          </table:table-cell>
          <table:table-cell table:style-name="ce27" office:value-type="float" office:value="10" calcext:value-type="float">
            <text:p>10,000</text:p>
          </table:table-cell>
          <table:table-cell table:style-name="ce29" office:value-type="percentage" office:value="0.0283836460815886" calcext:value-type="percentage">
            <text:p>2,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2" calcext:value-type="date">
            <text:p>22.06.11</text:p>
          </table:table-cell>
          <table:table-cell table:style-name="ce27" office:value-type="float" office:value="25.25" calcext:value-type="float">
            <text:p>25,250</text:p>
          </table:table-cell>
          <table:table-cell table:style-name="ce29" office:value-type="percentage" office:value="0.0195778392413098" calcext:value-type="percentage">
            <text:p>1,96%</text:p>
          </table:table-cell>
          <table:table-cell/>
          <table:table-cell table:style-name="ce24" office:value-type="date" office:date-value="2011-06-22" calcext:value-type="date">
            <text:p>22.06.11</text:p>
          </table:table-cell>
          <table:table-cell table:style-name="ce27" office:value-type="float" office:value="10.05" calcext:value-type="float">
            <text:p>10,050</text:p>
          </table:table-cell>
          <table:table-cell table:style-name="ce29" office:value-type="percentage" office:value="0.0274185696535594" calcext:value-type="percentage">
            <text:p>2,74%</text:p>
          </table:table-cell>
          <table:table-cell/>
          <table:table-cell table:style-name="ce24" office:value-type="date" office:date-value="2011-06-22" calcext:value-type="date">
            <text:p>22.06.11</text:p>
          </table:table-cell>
          <table:table-cell table:style-name="ce27" office:value-type="float" office:value="10.05" calcext:value-type="float">
            <text:p>10,050</text:p>
          </table:table-cell>
          <table:table-cell table:style-name="ce29" office:value-type="percentage" office:value="0.0284329069752366" calcext:value-type="percentage">
            <text:p>2,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1" calcext:value-type="date">
            <text:p>21.06.11</text:p>
          </table:table-cell>
          <table:table-cell table:style-name="ce27" office:value-type="float" office:value="25.375" calcext:value-type="float">
            <text:p>25,375</text:p>
          </table:table-cell>
          <table:table-cell table:style-name="ce29" office:value-type="percentage" office:value="0.0195858099109924" calcext:value-type="percentage">
            <text:p>1,96%</text:p>
          </table:table-cell>
          <table:table-cell/>
          <table:table-cell table:style-name="ce24" office:value-type="date" office:date-value="2011-06-21" calcext:value-type="date">
            <text:p>21.06.11</text:p>
          </table:table-cell>
          <table:table-cell table:style-name="ce27" office:value-type="float" office:value="10.1" calcext:value-type="float">
            <text:p>10,100</text:p>
          </table:table-cell>
          <table:table-cell table:style-name="ce29" office:value-type="percentage" office:value="0.0274488536247636" calcext:value-type="percentage">
            <text:p>2,74%</text:p>
          </table:table-cell>
          <table:table-cell/>
          <table:table-cell table:style-name="ce24" office:value-type="date" office:date-value="2011-06-21" calcext:value-type="date">
            <text:p>21.06.11</text:p>
          </table:table-cell>
          <table:table-cell table:style-name="ce27" office:value-type="float" office:value="10.1" calcext:value-type="float">
            <text:p>10,100</text:p>
          </table:table-cell>
          <table:table-cell table:style-name="ce29" office:value-type="percentage" office:value="0.0284821678688846" calcext:value-type="percentage">
            <text:p>2,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20" calcext:value-type="date">
            <text:p>20.06.11</text:p>
          </table:table-cell>
          <table:table-cell table:style-name="ce27" office:value-type="float" office:value="25.5" calcext:value-type="float">
            <text:p>25,500</text:p>
          </table:table-cell>
          <table:table-cell table:style-name="ce29" office:value-type="percentage" office:value="0.0195935411978485" calcext:value-type="percentage">
            <text:p>1,96%</text:p>
          </table:table-cell>
          <table:table-cell/>
          <table:table-cell table:style-name="ce24" office:value-type="date" office:date-value="2011-06-20" calcext:value-type="date">
            <text:p>20.06.11</text:p>
          </table:table-cell>
          <table:table-cell table:style-name="ce27" office:value-type="float" office:value="10.15" calcext:value-type="float">
            <text:p>10,150</text:p>
          </table:table-cell>
          <table:table-cell table:style-name="ce29" office:value-type="percentage" office:value="0.0274791375959679" calcext:value-type="percentage">
            <text:p>2,75%</text:p>
          </table:table-cell>
          <table:table-cell/>
          <table:table-cell table:style-name="ce24" office:value-type="date" office:date-value="2011-06-20" calcext:value-type="date">
            <text:p>20.06.11</text:p>
          </table:table-cell>
          <table:table-cell table:style-name="ce27" office:value-type="float" office:value="10.15" calcext:value-type="float">
            <text:p>10,150</text:p>
          </table:table-cell>
          <table:table-cell table:style-name="ce29" office:value-type="percentage" office:value="0.0285314287625327" calcext:value-type="percentage">
            <text:p>2,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9" calcext:value-type="date">
            <text:p>19.06.11</text:p>
          </table:table-cell>
          <table:table-cell table:style-name="ce27" office:value-type="float" office:value="25.625" calcext:value-type="float">
            <text:p>25,625</text:p>
          </table:table-cell>
          <table:table-cell table:style-name="ce29" office:value-type="percentage" office:value="0.0196010569532757" calcext:value-type="percentage">
            <text:p>1,96%</text:p>
          </table:table-cell>
          <table:table-cell/>
          <table:table-cell table:style-name="ce24" office:value-type="date" office:date-value="2011-06-19" calcext:value-type="date">
            <text:p>19.06.11</text:p>
          </table:table-cell>
          <table:table-cell table:style-name="ce27" office:value-type="float" office:value="10.2" calcext:value-type="float">
            <text:p>10,200</text:p>
          </table:table-cell>
          <table:table-cell table:style-name="ce29" office:value-type="percentage" office:value="0.0275094215671721" calcext:value-type="percentage">
            <text:p>2,75%</text:p>
          </table:table-cell>
          <table:table-cell/>
          <table:table-cell table:style-name="ce24" office:value-type="date" office:date-value="2011-06-19" calcext:value-type="date">
            <text:p>19.06.11</text:p>
          </table:table-cell>
          <table:table-cell table:style-name="ce27" office:value-type="float" office:value="10.2" calcext:value-type="float">
            <text:p>10,200</text:p>
          </table:table-cell>
          <table:table-cell table:style-name="ce29" office:value-type="percentage" office:value="0.0285806896561807" calcext:value-type="percentage">
            <text:p>2,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8" calcext:value-type="date">
            <text:p>18.06.11</text:p>
          </table:table-cell>
          <table:table-cell table:style-name="ce27" office:value-type="float" office:value="25.75" calcext:value-type="float">
            <text:p>25,750</text:p>
          </table:table-cell>
          <table:table-cell table:style-name="ce29" office:value-type="percentage" office:value="0.0196083805655379" calcext:value-type="percentage">
            <text:p>1,96%</text:p>
          </table:table-cell>
          <table:table-cell/>
          <table:table-cell table:style-name="ce24" office:value-type="date" office:date-value="2011-06-18" calcext:value-type="date">
            <text:p>18.06.11</text:p>
          </table:table-cell>
          <table:table-cell table:style-name="ce27" office:value-type="float" office:value="10.25" calcext:value-type="float">
            <text:p>10,250</text:p>
          </table:table-cell>
          <table:table-cell table:style-name="ce29" office:value-type="percentage" office:value="0.0275397055383764" calcext:value-type="percentage">
            <text:p>2,75%</text:p>
          </table:table-cell>
          <table:table-cell/>
          <table:table-cell table:style-name="ce24" office:value-type="date" office:date-value="2011-06-18" calcext:value-type="date">
            <text:p>18.06.11</text:p>
          </table:table-cell>
          <table:table-cell table:style-name="ce27" office:value-type="float" office:value="10.25" calcext:value-type="float">
            <text:p>10,250</text:p>
          </table:table-cell>
          <table:table-cell table:style-name="ce29" office:value-type="percentage" office:value="0.0286299505498287" calcext:value-type="percentage">
            <text:p>2,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7" calcext:value-type="date">
            <text:p>17.06.11</text:p>
          </table:table-cell>
          <table:table-cell table:style-name="ce27" office:value-type="float" office:value="25.875" calcext:value-type="float">
            <text:p>25,875</text:p>
          </table:table-cell>
          <table:table-cell table:style-name="ce29" office:value-type="percentage" office:value="0.0196155349709517" calcext:value-type="percentage">
            <text:p>1,96%</text:p>
          </table:table-cell>
          <table:table-cell/>
          <table:table-cell table:style-name="ce24" office:value-type="date" office:date-value="2011-06-17" calcext:value-type="date">
            <text:p>17.06.11</text:p>
          </table:table-cell>
          <table:table-cell table:style-name="ce27" office:value-type="float" office:value="10.3" calcext:value-type="float">
            <text:p>10,300</text:p>
          </table:table-cell>
          <table:table-cell table:style-name="ce29" office:value-type="percentage" office:value="0.0275699895095806" calcext:value-type="percentage">
            <text:p>2,76%</text:p>
          </table:table-cell>
          <table:table-cell/>
          <table:table-cell table:style-name="ce24" office:value-type="date" office:date-value="2011-06-17" calcext:value-type="date">
            <text:p>17.06.11</text:p>
          </table:table-cell>
          <table:table-cell table:style-name="ce27" office:value-type="float" office:value="10.3" calcext:value-type="float">
            <text:p>10,300</text:p>
          </table:table-cell>
          <table:table-cell table:style-name="ce29" office:value-type="percentage" office:value="0.0286792114434768" calcext:value-type="percentage">
            <text:p>2,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6" calcext:value-type="date">
            <text:p>16.06.11</text:p>
          </table:table-cell>
          <table:table-cell table:style-name="ce27" office:value-type="float" office:value="26" calcext:value-type="float">
            <text:p>26,000</text:p>
          </table:table-cell>
          <table:table-cell table:style-name="ce29" office:value-type="percentage" office:value="0.0196225426647509" calcext:value-type="percentage">
            <text:p>1,96%</text:p>
          </table:table-cell>
          <table:table-cell/>
          <table:table-cell table:style-name="ce24" office:value-type="date" office:date-value="2011-06-16" calcext:value-type="date">
            <text:p>16.06.11</text:p>
          </table:table-cell>
          <table:table-cell table:style-name="ce27" office:value-type="float" office:value="10.35" calcext:value-type="float">
            <text:p>10,350</text:p>
          </table:table-cell>
          <table:table-cell table:style-name="ce29" office:value-type="percentage" office:value="0.0276002734807849" calcext:value-type="percentage">
            <text:p>2,76%</text:p>
          </table:table-cell>
          <table:table-cell/>
          <table:table-cell table:style-name="ce24" office:value-type="date" office:date-value="2011-06-16" calcext:value-type="date">
            <text:p>16.06.11</text:p>
          </table:table-cell>
          <table:table-cell table:style-name="ce27" office:value-type="float" office:value="10.35" calcext:value-type="float">
            <text:p>10,350</text:p>
          </table:table-cell>
          <table:table-cell table:style-name="ce29" office:value-type="percentage" office:value="0.0287284723371248" calcext:value-type="percentage">
            <text:p>2,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5" calcext:value-type="date">
            <text:p>15.06.11</text:p>
          </table:table-cell>
          <table:table-cell table:style-name="ce27" office:value-type="float" office:value="26.125" calcext:value-type="float">
            <text:p>26,125</text:p>
          </table:table-cell>
          <table:table-cell table:style-name="ce29" office:value-type="percentage" office:value="0.0196294257116382" calcext:value-type="percentage">
            <text:p>1,96%</text:p>
          </table:table-cell>
          <table:table-cell/>
          <table:table-cell table:style-name="ce24" office:value-type="date" office:date-value="2011-06-15" calcext:value-type="date">
            <text:p>15.06.11</text:p>
          </table:table-cell>
          <table:table-cell table:style-name="ce27" office:value-type="float" office:value="10.4" calcext:value-type="float">
            <text:p>10,400</text:p>
          </table:table-cell>
          <table:table-cell table:style-name="ce29" office:value-type="percentage" office:value="0.0276305574519891" calcext:value-type="percentage">
            <text:p>2,76%</text:p>
          </table:table-cell>
          <table:table-cell/>
          <table:table-cell table:style-name="ce24" office:value-type="date" office:date-value="2011-06-15" calcext:value-type="date">
            <text:p>15.06.11</text:p>
          </table:table-cell>
          <table:table-cell table:style-name="ce27" office:value-type="float" office:value="10.4" calcext:value-type="float">
            <text:p>10,400</text:p>
          </table:table-cell>
          <table:table-cell table:style-name="ce29" office:value-type="percentage" office:value="0.0287777332307729" calcext:value-type="percentage">
            <text:p>2,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4" calcext:value-type="date">
            <text:p>14.06.11</text:p>
          </table:table-cell>
          <table:table-cell table:style-name="ce27" office:value-type="float" office:value="26.25" calcext:value-type="float">
            <text:p>26,250</text:p>
          </table:table-cell>
          <table:table-cell table:style-name="ce29" office:value-type="percentage" office:value="0.0196362057560366" calcext:value-type="percentage">
            <text:p>1,96%</text:p>
          </table:table-cell>
          <table:table-cell/>
          <table:table-cell table:style-name="ce24" office:value-type="date" office:date-value="2011-06-14" calcext:value-type="date">
            <text:p>14.06.11</text:p>
          </table:table-cell>
          <table:table-cell table:style-name="ce27" office:value-type="float" office:value="10.45" calcext:value-type="float">
            <text:p>10,450</text:p>
          </table:table-cell>
          <table:table-cell table:style-name="ce29" office:value-type="percentage" office:value="0.0276608414231934" calcext:value-type="percentage">
            <text:p>2,77%</text:p>
          </table:table-cell>
          <table:table-cell/>
          <table:table-cell table:style-name="ce24" office:value-type="date" office:date-value="2011-06-14" calcext:value-type="date">
            <text:p>14.06.11</text:p>
          </table:table-cell>
          <table:table-cell table:style-name="ce27" office:value-type="float" office:value="10.45" calcext:value-type="float">
            <text:p>10,450</text:p>
          </table:table-cell>
          <table:table-cell table:style-name="ce29" office:value-type="percentage" office:value="0.0288269941244209" calcext:value-type="percentage">
            <text:p>2,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3" calcext:value-type="date">
            <text:p>13.06.11</text:p>
          </table:table-cell>
          <table:table-cell table:style-name="ce27" office:value-type="float" office:value="26.375" calcext:value-type="float">
            <text:p>26,375</text:p>
          </table:table-cell>
          <table:table-cell table:style-name="ce29" office:value-type="percentage" office:value="0.019642904032048" calcext:value-type="percentage">
            <text:p>1,96%</text:p>
          </table:table-cell>
          <table:table-cell/>
          <table:table-cell table:style-name="ce24" office:value-type="date" office:date-value="2011-06-13" calcext:value-type="date">
            <text:p>13.06.11</text:p>
          </table:table-cell>
          <table:table-cell table:style-name="ce27" office:value-type="float" office:value="10.5" calcext:value-type="float">
            <text:p>10,500</text:p>
          </table:table-cell>
          <table:table-cell table:style-name="ce29" office:value-type="percentage" office:value="0.0276911253943976" calcext:value-type="percentage">
            <text:p>2,77%</text:p>
          </table:table-cell>
          <table:table-cell/>
          <table:table-cell table:style-name="ce24" office:value-type="date" office:date-value="2011-06-13" calcext:value-type="date">
            <text:p>13.06.11</text:p>
          </table:table-cell>
          <table:table-cell table:style-name="ce27" office:value-type="float" office:value="10.5" calcext:value-type="float">
            <text:p>10,500</text:p>
          </table:table-cell>
          <table:table-cell table:style-name="ce29" office:value-type="percentage" office:value="0.0288762550180689" calcext:value-type="percentage">
            <text:p>2,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2" calcext:value-type="date">
            <text:p>12.06.11</text:p>
          </table:table-cell>
          <table:table-cell table:style-name="ce27" office:value-type="float" office:value="26.5" calcext:value-type="float">
            <text:p>26,500</text:p>
          </table:table-cell>
          <table:table-cell table:style-name="ce29" office:value-type="percentage" office:value="0.019649541373131" calcext:value-type="percentage">
            <text:p>1,96%</text:p>
          </table:table-cell>
          <table:table-cell/>
          <table:table-cell table:style-name="ce24" office:value-type="date" office:date-value="2011-06-12" calcext:value-type="date">
            <text:p>12.06.11</text:p>
          </table:table-cell>
          <table:table-cell table:style-name="ce27" office:value-type="float" office:value="10.55" calcext:value-type="float">
            <text:p>10,550</text:p>
          </table:table-cell>
          <table:table-cell table:style-name="ce29" office:value-type="percentage" office:value="0.0277214093656019" calcext:value-type="percentage">
            <text:p>2,77%</text:p>
          </table:table-cell>
          <table:table-cell/>
          <table:table-cell table:style-name="ce24" office:value-type="date" office:date-value="2011-06-12" calcext:value-type="date">
            <text:p>12.06.11</text:p>
          </table:table-cell>
          <table:table-cell table:style-name="ce27" office:value-type="float" office:value="10.55" calcext:value-type="float">
            <text:p>10,550</text:p>
          </table:table-cell>
          <table:table-cell table:style-name="ce29" office:value-type="percentage" office:value="0.028925515911717" calcext:value-type="percentage">
            <text:p>2,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1" calcext:value-type="date">
            <text:p>11.06.11</text:p>
          </table:table-cell>
          <table:table-cell table:style-name="ce27" office:value-type="float" office:value="26.625" calcext:value-type="float">
            <text:p>26,625</text:p>
          </table:table-cell>
          <table:table-cell table:style-name="ce29" office:value-type="percentage" office:value="0.0196561382215055" calcext:value-type="percentage">
            <text:p>1,97%</text:p>
          </table:table-cell>
          <table:table-cell/>
          <table:table-cell table:style-name="ce24" office:value-type="date" office:date-value="2011-06-11" calcext:value-type="date">
            <text:p>11.06.11</text:p>
          </table:table-cell>
          <table:table-cell table:style-name="ce27" office:value-type="float" office:value="10.6" calcext:value-type="float">
            <text:p>10,600</text:p>
          </table:table-cell>
          <table:table-cell table:style-name="ce29" office:value-type="percentage" office:value="0.0277516933368061" calcext:value-type="percentage">
            <text:p>2,78%</text:p>
          </table:table-cell>
          <table:table-cell/>
          <table:table-cell table:style-name="ce24" office:value-type="date" office:date-value="2011-06-11" calcext:value-type="date">
            <text:p>11.06.11</text:p>
          </table:table-cell>
          <table:table-cell table:style-name="ce27" office:value-type="float" office:value="10.6" calcext:value-type="float">
            <text:p>10,600</text:p>
          </table:table-cell>
          <table:table-cell table:style-name="ce29" office:value-type="percentage" office:value="0.028974776805365" calcext:value-type="percentage">
            <text:p>2,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10" calcext:value-type="date">
            <text:p>10.06.11</text:p>
          </table:table-cell>
          <table:table-cell table:style-name="ce27" office:value-type="float" office:value="26.75" calcext:value-type="float">
            <text:p>26,750</text:p>
          </table:table-cell>
          <table:table-cell table:style-name="ce29" office:value-type="percentage" office:value="0.019662714637294" calcext:value-type="percentage">
            <text:p>1,97%</text:p>
          </table:table-cell>
          <table:table-cell/>
          <table:table-cell table:style-name="ce24" office:value-type="date" office:date-value="2011-06-10" calcext:value-type="date">
            <text:p>10.06.11</text:p>
          </table:table-cell>
          <table:table-cell table:style-name="ce27" office:value-type="float" office:value="10.65" calcext:value-type="float">
            <text:p>10,650</text:p>
          </table:table-cell>
          <table:table-cell table:style-name="ce29" office:value-type="percentage" office:value="0.0277819773080104" calcext:value-type="percentage">
            <text:p>2,78%</text:p>
          </table:table-cell>
          <table:table-cell/>
          <table:table-cell table:style-name="ce24" office:value-type="date" office:date-value="2011-06-10" calcext:value-type="date">
            <text:p>10.06.11</text:p>
          </table:table-cell>
          <table:table-cell table:style-name="ce27" office:value-type="float" office:value="10.65" calcext:value-type="float">
            <text:p>10,650</text:p>
          </table:table-cell>
          <table:table-cell table:style-name="ce29" office:value-type="percentage" office:value="0.029024037699013" calcext:value-type="percentage">
            <text:p>2,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9" calcext:value-type="date">
            <text:p>09.06.11</text:p>
          </table:table-cell>
          <table:table-cell table:style-name="ce27" office:value-type="float" office:value="26.875" calcext:value-type="float">
            <text:p>26,875</text:p>
          </table:table-cell>
          <table:table-cell table:style-name="ce29" office:value-type="percentage" office:value="0.019669290307407" calcext:value-type="percentage">
            <text:p>1,97%</text:p>
          </table:table-cell>
          <table:table-cell/>
          <table:table-cell table:style-name="ce24" office:value-type="date" office:date-value="2011-06-09" calcext:value-type="date">
            <text:p>09.06.11</text:p>
          </table:table-cell>
          <table:table-cell table:style-name="ce27" office:value-type="float" office:value="10.7" calcext:value-type="float">
            <text:p>10,700</text:p>
          </table:table-cell>
          <table:table-cell table:style-name="ce29" office:value-type="percentage" office:value="0.0278122612792146" calcext:value-type="percentage">
            <text:p>2,78%</text:p>
          </table:table-cell>
          <table:table-cell/>
          <table:table-cell table:style-name="ce24" office:value-type="date" office:date-value="2011-06-09" calcext:value-type="date">
            <text:p>09.06.11</text:p>
          </table:table-cell>
          <table:table-cell table:style-name="ce27" office:value-type="float" office:value="10.7" calcext:value-type="float">
            <text:p>10,700</text:p>
          </table:table-cell>
          <table:table-cell table:style-name="ce29" office:value-type="percentage" office:value="0.0290732985926611" calcext:value-type="percentage">
            <text:p>2,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8" calcext:value-type="date">
            <text:p>08.06.11</text:p>
          </table:table-cell>
          <table:table-cell table:style-name="ce27" office:value-type="float" office:value="27" calcext:value-type="float">
            <text:p>27,000</text:p>
          </table:table-cell>
          <table:table-cell table:style-name="ce29" office:value-type="percentage" office:value="0.0196758845541831" calcext:value-type="percentage">
            <text:p>1,97%</text:p>
          </table:table-cell>
          <table:table-cell/>
          <table:table-cell table:style-name="ce24" office:value-type="date" office:date-value="2011-06-08" calcext:value-type="date">
            <text:p>08.06.11</text:p>
          </table:table-cell>
          <table:table-cell table:style-name="ce27" office:value-type="float" office:value="10.75" calcext:value-type="float">
            <text:p>10,750</text:p>
          </table:table-cell>
          <table:table-cell table:style-name="ce29" office:value-type="percentage" office:value="0.0278425452504189" calcext:value-type="percentage">
            <text:p>2,78%</text:p>
          </table:table-cell>
          <table:table-cell/>
          <table:table-cell table:style-name="ce24" office:value-type="date" office:date-value="2011-06-08" calcext:value-type="date">
            <text:p>08.06.11</text:p>
          </table:table-cell>
          <table:table-cell table:style-name="ce27" office:value-type="float" office:value="10.75" calcext:value-type="float">
            <text:p>10,750</text:p>
          </table:table-cell>
          <table:table-cell table:style-name="ce29" office:value-type="percentage" office:value="0.0291225594863091" calcext:value-type="percentage">
            <text:p>2,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7" calcext:value-type="date">
            <text:p>07.06.11</text:p>
          </table:table-cell>
          <table:table-cell table:style-name="ce27" office:value-type="float" office:value="27.125" calcext:value-type="float">
            <text:p>27,125</text:p>
          </table:table-cell>
          <table:table-cell table:style-name="ce29" office:value-type="percentage" office:value="0.0196825163437883" calcext:value-type="percentage">
            <text:p>1,97%</text:p>
          </table:table-cell>
          <table:table-cell/>
          <table:table-cell table:style-name="ce24" office:value-type="date" office:date-value="2011-06-07" calcext:value-type="date">
            <text:p>07.06.11</text:p>
          </table:table-cell>
          <table:table-cell table:style-name="ce27" office:value-type="float" office:value="10.8" calcext:value-type="float">
            <text:p>10,800</text:p>
          </table:table-cell>
          <table:table-cell table:style-name="ce29" office:value-type="percentage" office:value="0.0278728292216231" calcext:value-type="percentage">
            <text:p>2,79%</text:p>
          </table:table-cell>
          <table:table-cell/>
          <table:table-cell table:style-name="ce24" office:value-type="date" office:date-value="2011-06-07" calcext:value-type="date">
            <text:p>07.06.11</text:p>
          </table:table-cell>
          <table:table-cell table:style-name="ce27" office:value-type="float" office:value="10.8" calcext:value-type="float">
            <text:p>10,800</text:p>
          </table:table-cell>
          <table:table-cell table:style-name="ce29" office:value-type="percentage" office:value="0.0291718203799572" calcext:value-type="percentage">
            <text:p>2,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6" calcext:value-type="date">
            <text:p>06.06.11</text:p>
          </table:table-cell>
          <table:table-cell table:style-name="ce27" office:value-type="float" office:value="27.25" calcext:value-type="float">
            <text:p>27,250</text:p>
          </table:table-cell>
          <table:table-cell table:style-name="ce29" office:value-type="percentage" office:value="0.0196892042943859" calcext:value-type="percentage">
            <text:p>1,97%</text:p>
          </table:table-cell>
          <table:table-cell/>
          <table:table-cell table:style-name="ce24" office:value-type="date" office:date-value="2011-06-06" calcext:value-type="date">
            <text:p>06.06.11</text:p>
          </table:table-cell>
          <table:table-cell table:style-name="ce27" office:value-type="float" office:value="10.85" calcext:value-type="float">
            <text:p>10,850</text:p>
          </table:table-cell>
          <table:table-cell table:style-name="ce29" office:value-type="percentage" office:value="0.0279031131928273" calcext:value-type="percentage">
            <text:p>2,79%</text:p>
          </table:table-cell>
          <table:table-cell/>
          <table:table-cell table:style-name="ce24" office:value-type="date" office:date-value="2011-06-06" calcext:value-type="date">
            <text:p>06.06.11</text:p>
          </table:table-cell>
          <table:table-cell table:style-name="ce27" office:value-type="float" office:value="10.85" calcext:value-type="float">
            <text:p>10,850</text:p>
          </table:table-cell>
          <table:table-cell table:style-name="ce29" office:value-type="percentage" office:value="0.0292210812736052" calcext:value-type="percentage">
            <text:p>2,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5" calcext:value-type="date">
            <text:p>05.06.11</text:p>
          </table:table-cell>
          <table:table-cell table:style-name="ce27" office:value-type="float" office:value="27.375" calcext:value-type="float">
            <text:p>27,375</text:p>
          </table:table-cell>
          <table:table-cell table:style-name="ce29" office:value-type="percentage" office:value="0.0196959666840813" calcext:value-type="percentage">
            <text:p>1,97%</text:p>
          </table:table-cell>
          <table:table-cell/>
          <table:table-cell table:style-name="ce24" office:value-type="date" office:date-value="2011-06-05" calcext:value-type="date">
            <text:p>05.06.11</text:p>
          </table:table-cell>
          <table:table-cell table:style-name="ce27" office:value-type="float" office:value="10.9" calcext:value-type="float">
            <text:p>10,900</text:p>
          </table:table-cell>
          <table:table-cell table:style-name="ce29" office:value-type="percentage" office:value="0.0279333971640316" calcext:value-type="percentage">
            <text:p>2,79%</text:p>
          </table:table-cell>
          <table:table-cell/>
          <table:table-cell table:style-name="ce24" office:value-type="date" office:date-value="2011-06-05" calcext:value-type="date">
            <text:p>05.06.11</text:p>
          </table:table-cell>
          <table:table-cell table:style-name="ce27" office:value-type="float" office:value="10.9" calcext:value-type="float">
            <text:p>10,900</text:p>
          </table:table-cell>
          <table:table-cell table:style-name="ce29" office:value-type="percentage" office:value="0.0292703421672532" calcext:value-type="percentage">
            <text:p>2,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4" calcext:value-type="date">
            <text:p>04.06.11</text:p>
          </table:table-cell>
          <table:table-cell table:style-name="ce27" office:value-type="float" office:value="27.5" calcext:value-type="float">
            <text:p>27,500</text:p>
          </table:table-cell>
          <table:table-cell table:style-name="ce29" office:value-type="percentage" office:value="0.0197028214586506" calcext:value-type="percentage">
            <text:p>1,97%</text:p>
          </table:table-cell>
          <table:table-cell/>
          <table:table-cell table:style-name="ce24" office:value-type="date" office:date-value="2011-06-04" calcext:value-type="date">
            <text:p>04.06.11</text:p>
          </table:table-cell>
          <table:table-cell table:style-name="ce27" office:value-type="float" office:value="10.95" calcext:value-type="float">
            <text:p>10,950</text:p>
          </table:table-cell>
          <table:table-cell table:style-name="ce29" office:value-type="percentage" office:value="0.0279636811352358" calcext:value-type="percentage">
            <text:p>2,80%</text:p>
          </table:table-cell>
          <table:table-cell/>
          <table:table-cell table:style-name="ce24" office:value-type="date" office:date-value="2011-06-04" calcext:value-type="date">
            <text:p>04.06.11</text:p>
          </table:table-cell>
          <table:table-cell table:style-name="ce27" office:value-type="float" office:value="10.95" calcext:value-type="float">
            <text:p>10,950</text:p>
          </table:table-cell>
          <table:table-cell table:style-name="ce29" office:value-type="percentage" office:value="0.0293196030609013" calcext:value-type="percentage">
            <text:p>2,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3" calcext:value-type="date">
            <text:p>03.06.11</text:p>
          </table:table-cell>
          <table:table-cell table:style-name="ce27" office:value-type="float" office:value="27.625" calcext:value-type="float">
            <text:p>27,625</text:p>
          </table:table-cell>
          <table:table-cell table:style-name="ce29" office:value-type="percentage" office:value="0.0197097862390597" calcext:value-type="percentage">
            <text:p>1,97%</text:p>
          </table:table-cell>
          <table:table-cell/>
          <table:table-cell table:style-name="ce24" office:value-type="date" office:date-value="2011-06-03" calcext:value-type="date">
            <text:p>03.06.11</text:p>
          </table:table-cell>
          <table:table-cell table:style-name="ce27" office:value-type="float" office:value="11" calcext:value-type="float">
            <text:p>11,000</text:p>
          </table:table-cell>
          <table:table-cell table:style-name="ce29" office:value-type="percentage" office:value="0.0279939651064401" calcext:value-type="percentage">
            <text:p>2,80%</text:p>
          </table:table-cell>
          <table:table-cell/>
          <table:table-cell table:style-name="ce24" office:value-type="date" office:date-value="2011-06-03" calcext:value-type="date">
            <text:p>03.06.11</text:p>
          </table:table-cell>
          <table:table-cell table:style-name="ce27" office:value-type="float" office:value="11" calcext:value-type="float">
            <text:p>11,000</text:p>
          </table:table-cell>
          <table:table-cell table:style-name="ce29" office:value-type="percentage" office:value="0.0293688639545493" calcext:value-type="percentage">
            <text:p>2,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2" calcext:value-type="date">
            <text:p>02.06.11</text:p>
          </table:table-cell>
          <table:table-cell table:style-name="ce27" office:value-type="float" office:value="27.75" calcext:value-type="float">
            <text:p>27,750</text:p>
          </table:table-cell>
          <table:table-cell table:style-name="ce29" office:value-type="percentage" office:value="0.0197168783287794" calcext:value-type="percentage">
            <text:p>1,97%</text:p>
          </table:table-cell>
          <table:table-cell/>
          <table:table-cell table:style-name="ce24" office:value-type="date" office:date-value="2011-06-02" calcext:value-type="date">
            <text:p>02.06.11</text:p>
          </table:table-cell>
          <table:table-cell table:style-name="ce27" office:value-type="float" office:value="11.05" calcext:value-type="float">
            <text:p>11,050</text:p>
          </table:table-cell>
          <table:table-cell table:style-name="ce29" office:value-type="percentage" office:value="0.0280242490776444" calcext:value-type="percentage">
            <text:p>2,80%</text:p>
          </table:table-cell>
          <table:table-cell/>
          <table:table-cell table:style-name="ce24" office:value-type="date" office:date-value="2011-06-02" calcext:value-type="date">
            <text:p>02.06.11</text:p>
          </table:table-cell>
          <table:table-cell table:style-name="ce27" office:value-type="float" office:value="11.05" calcext:value-type="float">
            <text:p>11,050</text:p>
          </table:table-cell>
          <table:table-cell table:style-name="ce29" office:value-type="percentage" office:value="0.0294181248481973" calcext:value-type="percentage">
            <text:p>2,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6-01" calcext:value-type="date">
            <text:p>01.06.11</text:p>
          </table:table-cell>
          <table:table-cell table:style-name="ce27" office:value-type="float" office:value="27.875" calcext:value-type="float">
            <text:p>27,875</text:p>
          </table:table-cell>
          <table:table-cell table:style-name="ce29" office:value-type="percentage" office:value="0.0197241147209044" calcext:value-type="percentage">
            <text:p>1,97%</text:p>
          </table:table-cell>
          <table:table-cell/>
          <table:table-cell table:style-name="ce24" office:value-type="date" office:date-value="2011-06-01" calcext:value-type="date">
            <text:p>01.06.11</text:p>
          </table:table-cell>
          <table:table-cell table:style-name="ce27" office:value-type="float" office:value="11.1" calcext:value-type="float">
            <text:p>11,100</text:p>
          </table:table-cell>
          <table:table-cell table:style-name="ce29" office:value-type="percentage" office:value="0.0280545330488486" calcext:value-type="percentage">
            <text:p>2,81%</text:p>
          </table:table-cell>
          <table:table-cell/>
          <table:table-cell table:style-name="ce24" office:value-type="date" office:date-value="2011-06-01" calcext:value-type="date">
            <text:p>01.06.11</text:p>
          </table:table-cell>
          <table:table-cell table:style-name="ce27" office:value-type="float" office:value="11.1" calcext:value-type="float">
            <text:p>11,100</text:p>
          </table:table-cell>
          <table:table-cell table:style-name="ce29" office:value-type="percentage" office:value="0.0294673857418454" calcext:value-type="percentage">
            <text:p>2,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31" calcext:value-type="date">
            <text:p>31.05.11</text:p>
          </table:table-cell>
          <table:table-cell table:style-name="ce27" office:value-type="float" office:value="28" calcext:value-type="float">
            <text:p>28,000</text:p>
          </table:table-cell>
          <table:table-cell table:style-name="ce29" office:value-type="percentage" office:value="0.0197315121050815" calcext:value-type="percentage">
            <text:p>1,97%</text:p>
          </table:table-cell>
          <table:table-cell/>
          <table:table-cell table:style-name="ce24" office:value-type="date" office:date-value="2011-05-31" calcext:value-type="date">
            <text:p>31.05.11</text:p>
          </table:table-cell>
          <table:table-cell table:style-name="ce27" office:value-type="float" office:value="11.15" calcext:value-type="float">
            <text:p>11,150</text:p>
          </table:table-cell>
          <table:table-cell table:style-name="ce29" office:value-type="percentage" office:value="0.0280848170200529" calcext:value-type="percentage">
            <text:p>2,81%</text:p>
          </table:table-cell>
          <table:table-cell/>
          <table:table-cell table:style-name="ce24" office:value-type="date" office:date-value="2011-05-31" calcext:value-type="date">
            <text:p>31.05.11</text:p>
          </table:table-cell>
          <table:table-cell table:style-name="ce27" office:value-type="float" office:value="11.15" calcext:value-type="float">
            <text:p>11,150</text:p>
          </table:table-cell>
          <table:table-cell table:style-name="ce29" office:value-type="percentage" office:value="0.0295166466354934" calcext:value-type="percentage">
            <text:p>2,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30" calcext:value-type="date">
            <text:p>30.05.11</text:p>
          </table:table-cell>
          <table:table-cell table:style-name="ce27" office:value-type="float" office:value="28.125" calcext:value-type="float">
            <text:p>28,125</text:p>
          </table:table-cell>
          <table:table-cell table:style-name="ce29" office:value-type="percentage" office:value="0.0197390868742522" calcext:value-type="percentage">
            <text:p>1,97%</text:p>
          </table:table-cell>
          <table:table-cell/>
          <table:table-cell table:style-name="ce24" office:value-type="date" office:date-value="2011-05-30" calcext:value-type="date">
            <text:p>30.05.11</text:p>
          </table:table-cell>
          <table:table-cell table:style-name="ce27" office:value-type="float" office:value="11.2" calcext:value-type="float">
            <text:p>11,200</text:p>
          </table:table-cell>
          <table:table-cell table:style-name="ce29" office:value-type="percentage" office:value="0.0281151009912571" calcext:value-type="percentage">
            <text:p>2,81%</text:p>
          </table:table-cell>
          <table:table-cell/>
          <table:table-cell table:style-name="ce24" office:value-type="date" office:date-value="2011-05-30" calcext:value-type="date">
            <text:p>30.05.11</text:p>
          </table:table-cell>
          <table:table-cell table:style-name="ce27" office:value-type="float" office:value="11.2" calcext:value-type="float">
            <text:p>11,200</text:p>
          </table:table-cell>
          <table:table-cell table:style-name="ce29" office:value-type="percentage" office:value="0.0295659075291414" calcext:value-type="percentage">
            <text:p>2,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9" calcext:value-type="date">
            <text:p>29.05.11</text:p>
          </table:table-cell>
          <table:table-cell table:style-name="ce27" office:value-type="float" office:value="28.25" calcext:value-type="float">
            <text:p>28,250</text:p>
          </table:table-cell>
          <table:table-cell table:style-name="ce29" office:value-type="percentage" office:value="0.019746855131218" calcext:value-type="percentage">
            <text:p>1,97%</text:p>
          </table:table-cell>
          <table:table-cell/>
          <table:table-cell table:style-name="ce24" office:value-type="date" office:date-value="2011-05-29" calcext:value-type="date">
            <text:p>29.05.11</text:p>
          </table:table-cell>
          <table:table-cell table:style-name="ce27" office:value-type="float" office:value="11.25" calcext:value-type="float">
            <text:p>11,250</text:p>
          </table:table-cell>
          <table:table-cell table:style-name="ce29" office:value-type="percentage" office:value="0.0281453849624613" calcext:value-type="percentage">
            <text:p>2,81%</text:p>
          </table:table-cell>
          <table:table-cell/>
          <table:table-cell table:style-name="ce24" office:value-type="date" office:date-value="2011-05-29" calcext:value-type="date">
            <text:p>29.05.11</text:p>
          </table:table-cell>
          <table:table-cell table:style-name="ce27" office:value-type="float" office:value="11.25" calcext:value-type="float">
            <text:p>11,250</text:p>
          </table:table-cell>
          <table:table-cell table:style-name="ce29" office:value-type="percentage" office:value="0.0296151684227895" calcext:value-type="percentage">
            <text:p>2,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8" calcext:value-type="date">
            <text:p>28.05.11</text:p>
          </table:table-cell>
          <table:table-cell table:style-name="ce27" office:value-type="float" office:value="28.375" calcext:value-type="float">
            <text:p>28,375</text:p>
          </table:table-cell>
          <table:table-cell table:style-name="ce29" office:value-type="percentage" office:value="0.0197548326950301" calcext:value-type="percentage">
            <text:p>1,98%</text:p>
          </table:table-cell>
          <table:table-cell/>
          <table:table-cell table:style-name="ce24" office:value-type="date" office:date-value="2011-05-28" calcext:value-type="date">
            <text:p>28.05.11</text:p>
          </table:table-cell>
          <table:table-cell table:style-name="ce27" office:value-type="float" office:value="11.3" calcext:value-type="float">
            <text:p>11,300</text:p>
          </table:table-cell>
          <table:table-cell table:style-name="ce29" office:value-type="percentage" office:value="0.0281756689336656" calcext:value-type="percentage">
            <text:p>2,82%</text:p>
          </table:table-cell>
          <table:table-cell/>
          <table:table-cell table:style-name="ce24" office:value-type="date" office:date-value="2011-05-28" calcext:value-type="date">
            <text:p>28.05.11</text:p>
          </table:table-cell>
          <table:table-cell table:style-name="ce27" office:value-type="float" office:value="11.3" calcext:value-type="float">
            <text:p>11,300</text:p>
          </table:table-cell>
          <table:table-cell table:style-name="ce29" office:value-type="percentage" office:value="0.0296644293164375" calcext:value-type="percentage">
            <text:p>2,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7" calcext:value-type="date">
            <text:p>27.05.11</text:p>
          </table:table-cell>
          <table:table-cell table:style-name="ce27" office:value-type="float" office:value="28.5" calcext:value-type="float">
            <text:p>28,500</text:p>
          </table:table-cell>
          <table:table-cell table:style-name="ce29" office:value-type="percentage" office:value="0.0197630351072128" calcext:value-type="percentage">
            <text:p>1,98%</text:p>
          </table:table-cell>
          <table:table-cell/>
          <table:table-cell table:style-name="ce24" office:value-type="date" office:date-value="2011-05-27" calcext:value-type="date">
            <text:p>27.05.11</text:p>
          </table:table-cell>
          <table:table-cell table:style-name="ce27" office:value-type="float" office:value="11.35" calcext:value-type="float">
            <text:p>11,350</text:p>
          </table:table-cell>
          <table:table-cell table:style-name="ce29" office:value-type="percentage" office:value="0.0282059529048698" calcext:value-type="percentage">
            <text:p>2,82%</text:p>
          </table:table-cell>
          <table:table-cell/>
          <table:table-cell table:style-name="ce24" office:value-type="date" office:date-value="2011-05-27" calcext:value-type="date">
            <text:p>27.05.11</text:p>
          </table:table-cell>
          <table:table-cell table:style-name="ce27" office:value-type="float" office:value="11.35" calcext:value-type="float">
            <text:p>11,350</text:p>
          </table:table-cell>
          <table:table-cell table:style-name="ce29" office:value-type="percentage" office:value="0.0297136902100856" calcext:value-type="percentage">
            <text:p>2,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6" calcext:value-type="date">
            <text:p>26.05.11</text:p>
          </table:table-cell>
          <table:table-cell table:style-name="ce27" office:value-type="float" office:value="28.625" calcext:value-type="float">
            <text:p>28,625</text:p>
          </table:table-cell>
          <table:table-cell table:style-name="ce29" office:value-type="percentage" office:value="0.0197714776378227" calcext:value-type="percentage">
            <text:p>1,98%</text:p>
          </table:table-cell>
          <table:table-cell/>
          <table:table-cell table:style-name="ce24" office:value-type="date" office:date-value="2011-05-26" calcext:value-type="date">
            <text:p>26.05.11</text:p>
          </table:table-cell>
          <table:table-cell table:style-name="ce27" office:value-type="float" office:value="11.4" calcext:value-type="float">
            <text:p>11,400</text:p>
          </table:table-cell>
          <table:table-cell table:style-name="ce29" office:value-type="percentage" office:value="0.0282362368760741" calcext:value-type="percentage">
            <text:p>2,82%</text:p>
          </table:table-cell>
          <table:table-cell/>
          <table:table-cell table:style-name="ce24" office:value-type="date" office:date-value="2011-05-26" calcext:value-type="date">
            <text:p>26.05.11</text:p>
          </table:table-cell>
          <table:table-cell table:style-name="ce27" office:value-type="float" office:value="11.4" calcext:value-type="float">
            <text:p>11,400</text:p>
          </table:table-cell>
          <table:table-cell table:style-name="ce29" office:value-type="percentage" office:value="0.0297629511037336" calcext:value-type="percentage">
            <text:p>2,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5" calcext:value-type="date">
            <text:p>25.05.11</text:p>
          </table:table-cell>
          <table:table-cell table:style-name="ce27" office:value-type="float" office:value="28.75" calcext:value-type="float">
            <text:p>28,750</text:p>
          </table:table-cell>
          <table:table-cell table:style-name="ce29" office:value-type="percentage" office:value="0.01978017529135" calcext:value-type="percentage">
            <text:p>1,98%</text:p>
          </table:table-cell>
          <table:table-cell/>
          <table:table-cell table:style-name="ce24" office:value-type="date" office:date-value="2011-05-25" calcext:value-type="date">
            <text:p>25.05.11</text:p>
          </table:table-cell>
          <table:table-cell table:style-name="ce27" office:value-type="float" office:value="11.45" calcext:value-type="float">
            <text:p>11,450</text:p>
          </table:table-cell>
          <table:table-cell table:style-name="ce29" office:value-type="percentage" office:value="0.0282665208472783" calcext:value-type="percentage">
            <text:p>2,83%</text:p>
          </table:table-cell>
          <table:table-cell/>
          <table:table-cell table:style-name="ce24" office:value-type="date" office:date-value="2011-05-25" calcext:value-type="date">
            <text:p>25.05.11</text:p>
          </table:table-cell>
          <table:table-cell table:style-name="ce27" office:value-type="float" office:value="11.45" calcext:value-type="float">
            <text:p>11,450</text:p>
          </table:table-cell>
          <table:table-cell table:style-name="ce29" office:value-type="percentage" office:value="0.0298122119973816" calcext:value-type="percentage">
            <text:p>2,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4" calcext:value-type="date">
            <text:p>24.05.11</text:p>
          </table:table-cell>
          <table:table-cell table:style-name="ce27" office:value-type="float" office:value="28.875" calcext:value-type="float">
            <text:p>28,875</text:p>
          </table:table-cell>
          <table:table-cell table:style-name="ce29" office:value-type="percentage" office:value="0.019789142812467" calcext:value-type="percentage">
            <text:p>1,98%</text:p>
          </table:table-cell>
          <table:table-cell/>
          <table:table-cell table:style-name="ce24" office:value-type="date" office:date-value="2011-05-24" calcext:value-type="date">
            <text:p>24.05.11</text:p>
          </table:table-cell>
          <table:table-cell table:style-name="ce27" office:value-type="float" office:value="11.5" calcext:value-type="float">
            <text:p>11,500</text:p>
          </table:table-cell>
          <table:table-cell table:style-name="ce29" office:value-type="percentage" office:value="0.0282968048184826" calcext:value-type="percentage">
            <text:p>2,83%</text:p>
          </table:table-cell>
          <table:table-cell/>
          <table:table-cell table:style-name="ce24" office:value-type="date" office:date-value="2011-05-24" calcext:value-type="date">
            <text:p>24.05.11</text:p>
          </table:table-cell>
          <table:table-cell table:style-name="ce27" office:value-type="float" office:value="11.5" calcext:value-type="float">
            <text:p>11,500</text:p>
          </table:table-cell>
          <table:table-cell table:style-name="ce29" office:value-type="percentage" office:value="0.0298614728910297" calcext:value-type="percentage">
            <text:p>2,9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3" calcext:value-type="date">
            <text:p>23.05.11</text:p>
          </table:table-cell>
          <table:table-cell table:style-name="ce27" office:value-type="float" office:value="29" calcext:value-type="float">
            <text:p>29,000</text:p>
          </table:table-cell>
          <table:table-cell table:style-name="ce29" office:value-type="percentage" office:value="0.0197983946916277" calcext:value-type="percentage">
            <text:p>1,98%</text:p>
          </table:table-cell>
          <table:table-cell/>
          <table:table-cell table:style-name="ce24" office:value-type="date" office:date-value="2011-05-23" calcext:value-type="date">
            <text:p>23.05.11</text:p>
          </table:table-cell>
          <table:table-cell table:style-name="ce27" office:value-type="float" office:value="11.55" calcext:value-type="float">
            <text:p>11,550</text:p>
          </table:table-cell>
          <table:table-cell table:style-name="ce29" office:value-type="percentage" office:value="0.0283270887896869" calcext:value-type="percentage">
            <text:p>2,83%</text:p>
          </table:table-cell>
          <table:table-cell/>
          <table:table-cell table:style-name="ce24" office:value-type="date" office:date-value="2011-05-23" calcext:value-type="date">
            <text:p>23.05.11</text:p>
          </table:table-cell>
          <table:table-cell table:style-name="ce27" office:value-type="float" office:value="11.55" calcext:value-type="float">
            <text:p>11,550</text:p>
          </table:table-cell>
          <table:table-cell table:style-name="ce29" office:value-type="percentage" office:value="0.0298327123805656" calcext:value-type="percentage">
            <text:p>2,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2" calcext:value-type="date">
            <text:p>22.05.11</text:p>
          </table:table-cell>
          <table:table-cell table:style-name="ce27" office:value-type="float" office:value="29.125" calcext:value-type="float">
            <text:p>29,125</text:p>
          </table:table-cell>
          <table:table-cell table:style-name="ce29" office:value-type="percentage" office:value="0.0198079451705227" calcext:value-type="percentage">
            <text:p>1,98%</text:p>
          </table:table-cell>
          <table:table-cell/>
          <table:table-cell table:style-name="ce24" office:value-type="date" office:date-value="2011-05-22" calcext:value-type="date">
            <text:p>22.05.11</text:p>
          </table:table-cell>
          <table:table-cell table:style-name="ce27" office:value-type="float" office:value="11.6" calcext:value-type="float">
            <text:p>11,600</text:p>
          </table:table-cell>
          <table:table-cell table:style-name="ce29" office:value-type="percentage" office:value="0.0283573727608911" calcext:value-type="percentage">
            <text:p>2,84%</text:p>
          </table:table-cell>
          <table:table-cell/>
          <table:table-cell table:style-name="ce24" office:value-type="date" office:date-value="2011-05-22" calcext:value-type="date">
            <text:p>22.05.11</text:p>
          </table:table-cell>
          <table:table-cell table:style-name="ce27" office:value-type="float" office:value="11.6" calcext:value-type="float">
            <text:p>11,600</text:p>
          </table:table-cell>
          <table:table-cell table:style-name="ce29" office:value-type="percentage" office:value="0.0297854383165833" calcext:value-type="percentage">
            <text:p>2,9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1" calcext:value-type="date">
            <text:p>21.05.11</text:p>
          </table:table-cell>
          <table:table-cell table:style-name="ce27" office:value-type="float" office:value="29.25" calcext:value-type="float">
            <text:p>29,250</text:p>
          </table:table-cell>
          <table:table-cell table:style-name="ce29" office:value-type="percentage" office:value="0.0198178082473949" calcext:value-type="percentage">
            <text:p>1,98%</text:p>
          </table:table-cell>
          <table:table-cell/>
          <table:table-cell table:style-name="ce24" office:value-type="date" office:date-value="2011-05-21" calcext:value-type="date">
            <text:p>21.05.11</text:p>
          </table:table-cell>
          <table:table-cell table:style-name="ce27" office:value-type="float" office:value="11.65" calcext:value-type="float">
            <text:p>11,650</text:p>
          </table:table-cell>
          <table:table-cell table:style-name="ce29" office:value-type="percentage" office:value="0.0283876567320953" calcext:value-type="percentage">
            <text:p>2,84%</text:p>
          </table:table-cell>
          <table:table-cell/>
          <table:table-cell table:style-name="ce24" office:value-type="date" office:date-value="2011-05-21" calcext:value-type="date">
            <text:p>21.05.11</text:p>
          </table:table-cell>
          <table:table-cell table:style-name="ce27" office:value-type="float" office:value="11.65" calcext:value-type="float">
            <text:p>11,650</text:p>
          </table:table-cell>
          <table:table-cell table:style-name="ce29" office:value-type="percentage" office:value="0.0297381642526011" calcext:value-type="percentage">
            <text:p>2,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20" calcext:value-type="date">
            <text:p>20.05.11</text:p>
          </table:table-cell>
          <table:table-cell table:style-name="ce27" office:value-type="float" office:value="29.375" calcext:value-type="float">
            <text:p>29,375</text:p>
          </table:table-cell>
          <table:table-cell table:style-name="ce29" office:value-type="percentage" office:value="0.0198279976822193" calcext:value-type="percentage">
            <text:p>1,98%</text:p>
          </table:table-cell>
          <table:table-cell/>
          <table:table-cell table:style-name="ce24" office:value-type="date" office:date-value="2011-05-20" calcext:value-type="date">
            <text:p>20.05.11</text:p>
          </table:table-cell>
          <table:table-cell table:style-name="ce27" office:value-type="float" office:value="11.7" calcext:value-type="float">
            <text:p>11,700</text:p>
          </table:table-cell>
          <table:table-cell table:style-name="ce29" office:value-type="percentage" office:value="0.0284179407032996" calcext:value-type="percentage">
            <text:p>2,84%</text:p>
          </table:table-cell>
          <table:table-cell/>
          <table:table-cell table:style-name="ce24" office:value-type="date" office:date-value="2011-05-20" calcext:value-type="date">
            <text:p>20.05.11</text:p>
          </table:table-cell>
          <table:table-cell table:style-name="ce27" office:value-type="float" office:value="11.7" calcext:value-type="float">
            <text:p>11,700</text:p>
          </table:table-cell>
          <table:table-cell table:style-name="ce29" office:value-type="percentage" office:value="0.0296908901886188" calcext:value-type="percentage">
            <text:p>2,9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9" calcext:value-type="date">
            <text:p>19.05.11</text:p>
          </table:table-cell>
          <table:table-cell table:style-name="ce27" office:value-type="float" office:value="29.5" calcext:value-type="float">
            <text:p>29,500</text:p>
          </table:table-cell>
          <table:table-cell table:style-name="ce29" office:value-type="percentage" office:value="0.019838527001751" calcext:value-type="percentage">
            <text:p>1,98%</text:p>
          </table:table-cell>
          <table:table-cell/>
          <table:table-cell table:style-name="ce24" office:value-type="date" office:date-value="2011-05-19" calcext:value-type="date">
            <text:p>19.05.11</text:p>
          </table:table-cell>
          <table:table-cell table:style-name="ce27" office:value-type="float" office:value="11.75" calcext:value-type="float">
            <text:p>11,750</text:p>
          </table:table-cell>
          <table:table-cell table:style-name="ce29" office:value-type="percentage" office:value="0.0284482246745038" calcext:value-type="percentage">
            <text:p>2,84%</text:p>
          </table:table-cell>
          <table:table-cell/>
          <table:table-cell table:style-name="ce24" office:value-type="date" office:date-value="2011-05-19" calcext:value-type="date">
            <text:p>19.05.11</text:p>
          </table:table-cell>
          <table:table-cell table:style-name="ce27" office:value-type="float" office:value="11.75" calcext:value-type="float">
            <text:p>11,750</text:p>
          </table:table-cell>
          <table:table-cell table:style-name="ce29" office:value-type="percentage" office:value="0.0296436161246365" calcext:value-type="percentage">
            <text:p>2,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8" calcext:value-type="date">
            <text:p>18.05.11</text:p>
          </table:table-cell>
          <table:table-cell table:style-name="ce27" office:value-type="float" office:value="29.625" calcext:value-type="float">
            <text:p>29,625</text:p>
          </table:table-cell>
          <table:table-cell table:style-name="ce29" office:value-type="percentage" office:value="0.0198494095044455" calcext:value-type="percentage">
            <text:p>1,98%</text:p>
          </table:table-cell>
          <table:table-cell/>
          <table:table-cell table:style-name="ce24" office:value-type="date" office:date-value="2011-05-18" calcext:value-type="date">
            <text:p>18.05.11</text:p>
          </table:table-cell>
          <table:table-cell table:style-name="ce27" office:value-type="float" office:value="11.8" calcext:value-type="float">
            <text:p>11,800</text:p>
          </table:table-cell>
          <table:table-cell table:style-name="ce29" office:value-type="percentage" office:value="0.028439222161461" calcext:value-type="percentage">
            <text:p>2,84%</text:p>
          </table:table-cell>
          <table:table-cell/>
          <table:table-cell table:style-name="ce24" office:value-type="date" office:date-value="2011-05-18" calcext:value-type="date">
            <text:p>18.05.11</text:p>
          </table:table-cell>
          <table:table-cell table:style-name="ce27" office:value-type="float" office:value="11.8" calcext:value-type="float">
            <text:p>11,800</text:p>
          </table:table-cell>
          <table:table-cell table:style-name="ce29" office:value-type="percentage" office:value="0.0295963420606543" calcext:value-type="percentage">
            <text:p>2,9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7" calcext:value-type="date">
            <text:p>17.05.11</text:p>
          </table:table-cell>
          <table:table-cell table:style-name="ce27" office:value-type="float" office:value="29.75" calcext:value-type="float">
            <text:p>29,750</text:p>
          </table:table-cell>
          <table:table-cell table:style-name="ce29" office:value-type="percentage" office:value="0.0198606582652548" calcext:value-type="percentage">
            <text:p>1,99%</text:p>
          </table:table-cell>
          <table:table-cell/>
          <table:table-cell table:style-name="ce24" office:value-type="date" office:date-value="2011-05-17" calcext:value-type="date">
            <text:p>17.05.11</text:p>
          </table:table-cell>
          <table:table-cell table:style-name="ce27" office:value-type="float" office:value="11.85" calcext:value-type="float">
            <text:p>11,850</text:p>
          </table:table-cell>
          <table:table-cell table:style-name="ce29" office:value-type="percentage" office:value="0.0284182933942717" calcext:value-type="percentage">
            <text:p>2,84%</text:p>
          </table:table-cell>
          <table:table-cell/>
          <table:table-cell table:style-name="ce24" office:value-type="date" office:date-value="2011-05-17" calcext:value-type="date">
            <text:p>17.05.11</text:p>
          </table:table-cell>
          <table:table-cell table:style-name="ce27" office:value-type="float" office:value="11.85" calcext:value-type="float">
            <text:p>11,850</text:p>
          </table:table-cell>
          <table:table-cell table:style-name="ce29" office:value-type="percentage" office:value="0.029549067996672" calcext:value-type="percentage">
            <text:p>2,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6" calcext:value-type="date">
            <text:p>16.05.11</text:p>
          </table:table-cell>
          <table:table-cell table:style-name="ce27" office:value-type="float" office:value="29.875" calcext:value-type="float">
            <text:p>29,875</text:p>
          </table:table-cell>
          <table:table-cell table:style-name="ce29" office:value-type="percentage" office:value="0.019872286140303" calcext:value-type="percentage">
            <text:p>1,99%</text:p>
          </table:table-cell>
          <table:table-cell/>
          <table:table-cell table:style-name="ce24" office:value-type="date" office:date-value="2011-05-16" calcext:value-type="date">
            <text:p>16.05.11</text:p>
          </table:table-cell>
          <table:table-cell table:style-name="ce27" office:value-type="float" office:value="11.9" calcext:value-type="float">
            <text:p>11,900</text:p>
          </table:table-cell>
          <table:table-cell table:style-name="ce29" office:value-type="percentage" office:value="0.0283973646270825" calcext:value-type="percentage">
            <text:p>2,84%</text:p>
          </table:table-cell>
          <table:table-cell/>
          <table:table-cell table:style-name="ce24" office:value-type="date" office:date-value="2011-05-16" calcext:value-type="date">
            <text:p>16.05.11</text:p>
          </table:table-cell>
          <table:table-cell table:style-name="ce27" office:value-type="float" office:value="11.9" calcext:value-type="float">
            <text:p>11,900</text:p>
          </table:table-cell>
          <table:table-cell table:style-name="ce29" office:value-type="percentage" office:value="0.0295017939326898" calcext:value-type="percentage">
            <text:p>2,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5" calcext:value-type="date">
            <text:p>15.05.11</text:p>
          </table:table-cell>
          <table:table-cell table:style-name="ce27" office:value-type="float" office:value="30" calcext:value-type="float">
            <text:p>30,000</text:p>
          </table:table-cell>
          <table:table-cell table:style-name="ce29" office:value-type="percentage" office:value="0.0198843057714459" calcext:value-type="percentage">
            <text:p>1,99%</text:p>
          </table:table-cell>
          <table:table-cell/>
          <table:table-cell table:style-name="ce24" office:value-type="date" office:date-value="2011-05-15" calcext:value-type="date">
            <text:p>15.05.11</text:p>
          </table:table-cell>
          <table:table-cell table:style-name="ce27" office:value-type="float" office:value="11.95" calcext:value-type="float">
            <text:p>11,950</text:p>
          </table:table-cell>
          <table:table-cell table:style-name="ce29" office:value-type="percentage" office:value="0.0283764358598932" calcext:value-type="percentage">
            <text:p>2,84%</text:p>
          </table:table-cell>
          <table:table-cell/>
          <table:table-cell table:style-name="ce24" office:value-type="date" office:date-value="2011-05-15" calcext:value-type="date">
            <text:p>15.05.11</text:p>
          </table:table-cell>
          <table:table-cell table:style-name="ce27" office:value-type="float" office:value="11.95" calcext:value-type="float">
            <text:p>11,950</text:p>
          </table:table-cell>
          <table:table-cell table:style-name="ce29" office:value-type="percentage" office:value="0.0294545198687075" calcext:value-type="percentage">
            <text:p>2,9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4" calcext:value-type="date">
            <text:p>14.05.11</text:p>
          </table:table-cell>
          <table:table-cell table:style-name="ce27" office:value-type="float" office:value="30.125" calcext:value-type="float">
            <text:p>30,125</text:p>
          </table:table-cell>
          <table:table-cell table:style-name="ce29" office:value-type="percentage" office:value="0.0198967278137345" calcext:value-type="percentage">
            <text:p>1,99%</text:p>
          </table:table-cell>
          <table:table-cell/>
          <table:table-cell table:style-name="ce24" office:value-type="date" office:date-value="2011-05-14" calcext:value-type="date">
            <text:p>14.05.11</text:p>
          </table:table-cell>
          <table:table-cell table:style-name="ce27" office:value-type="float" office:value="12" calcext:value-type="float">
            <text:p>12,000</text:p>
          </table:table-cell>
          <table:table-cell table:style-name="ce29" office:value-type="percentage" office:value="0.0283555070927039" calcext:value-type="percentage">
            <text:p>2,84%</text:p>
          </table:table-cell>
          <table:table-cell/>
          <table:table-cell table:style-name="ce24" office:value-type="date" office:date-value="2011-05-14" calcext:value-type="date">
            <text:p>14.05.11</text:p>
          </table:table-cell>
          <table:table-cell table:style-name="ce27" office:value-type="float" office:value="12" calcext:value-type="float">
            <text:p>12,000</text:p>
          </table:table-cell>
          <table:table-cell table:style-name="ce29" office:value-type="percentage" office:value="0.0294072458047253" calcext:value-type="percentage">
            <text:p>2,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3" calcext:value-type="date">
            <text:p>13.05.11</text:p>
          </table:table-cell>
          <table:table-cell table:style-name="ce27" office:value-type="float" office:value="30.25" calcext:value-type="float">
            <text:p>30,250</text:p>
          </table:table-cell>
          <table:table-cell table:style-name="ce29" office:value-type="percentage" office:value="0.0199095477928406" calcext:value-type="percentage">
            <text:p>1,99%</text:p>
          </table:table-cell>
          <table:table-cell/>
          <table:table-cell table:style-name="ce24" office:value-type="date" office:date-value="2011-05-13" calcext:value-type="date">
            <text:p>13.05.11</text:p>
          </table:table-cell>
          <table:table-cell table:style-name="ce27" office:value-type="float" office:value="12.05" calcext:value-type="float">
            <text:p>12,050</text:p>
          </table:table-cell>
          <table:table-cell table:style-name="ce29" office:value-type="percentage" office:value="0.0283345783255147" calcext:value-type="percentage">
            <text:p>2,83%</text:p>
          </table:table-cell>
          <table:table-cell/>
          <table:table-cell table:style-name="ce24" office:value-type="date" office:date-value="2011-05-13" calcext:value-type="date">
            <text:p>13.05.11</text:p>
          </table:table-cell>
          <table:table-cell table:style-name="ce27" office:value-type="float" office:value="12.05" calcext:value-type="float">
            <text:p>12,050</text:p>
          </table:table-cell>
          <table:table-cell table:style-name="ce29" office:value-type="percentage" office:value="0.029359971740743" calcext:value-type="percentage">
            <text:p>2,9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2" calcext:value-type="date">
            <text:p>12.05.11</text:p>
          </table:table-cell>
          <table:table-cell table:style-name="ce27" office:value-type="float" office:value="30.375" calcext:value-type="float">
            <text:p>30,375</text:p>
          </table:table-cell>
          <table:table-cell table:style-name="ce29" office:value-type="percentage" office:value="0.0199227538259881" calcext:value-type="percentage">
            <text:p>1,99%</text:p>
          </table:table-cell>
          <table:table-cell/>
          <table:table-cell table:style-name="ce24" office:value-type="date" office:date-value="2011-05-12" calcext:value-type="date">
            <text:p>12.05.11</text:p>
          </table:table-cell>
          <table:table-cell table:style-name="ce27" office:value-type="float" office:value="12.1" calcext:value-type="float">
            <text:p>12,100</text:p>
          </table:table-cell>
          <table:table-cell table:style-name="ce29" office:value-type="percentage" office:value="0.0283136495583254" calcext:value-type="percentage">
            <text:p>2,83%</text:p>
          </table:table-cell>
          <table:table-cell/>
          <table:table-cell table:style-name="ce24" office:value-type="date" office:date-value="2011-05-12" calcext:value-type="date">
            <text:p>12.05.11</text:p>
          </table:table-cell>
          <table:table-cell table:style-name="ce27" office:value-type="float" office:value="12.1" calcext:value-type="float">
            <text:p>12,100</text:p>
          </table:table-cell>
          <table:table-cell table:style-name="ce29" office:value-type="percentage" office:value="0.0293126976767608" calcext:value-type="percentage">
            <text:p>2,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1" calcext:value-type="date">
            <text:p>11.05.11</text:p>
          </table:table-cell>
          <table:table-cell table:style-name="ce27" office:value-type="float" office:value="30.5" calcext:value-type="float">
            <text:p>30,500</text:p>
          </table:table-cell>
          <table:table-cell table:style-name="ce29" office:value-type="percentage" office:value="0.0199363341689247" calcext:value-type="percentage">
            <text:p>1,99%</text:p>
          </table:table-cell>
          <table:table-cell/>
          <table:table-cell table:style-name="ce24" office:value-type="date" office:date-value="2011-05-11" calcext:value-type="date">
            <text:p>11.05.11</text:p>
          </table:table-cell>
          <table:table-cell table:style-name="ce27" office:value-type="float" office:value="12.15" calcext:value-type="float">
            <text:p>12,150</text:p>
          </table:table-cell>
          <table:table-cell table:style-name="ce29" office:value-type="percentage" office:value="0.0282927207911361" calcext:value-type="percentage">
            <text:p>2,83%</text:p>
          </table:table-cell>
          <table:table-cell/>
          <table:table-cell table:style-name="ce24" office:value-type="date" office:date-value="2011-05-11" calcext:value-type="date">
            <text:p>11.05.11</text:p>
          </table:table-cell>
          <table:table-cell table:style-name="ce27" office:value-type="float" office:value="12.15" calcext:value-type="float">
            <text:p>12,150</text:p>
          </table:table-cell>
          <table:table-cell table:style-name="ce29" office:value-type="percentage" office:value="0.0292654236127785" calcext:value-type="percentage">
            <text:p>2,9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10" calcext:value-type="date">
            <text:p>10.05.11</text:p>
          </table:table-cell>
          <table:table-cell table:style-name="ce27" office:value-type="float" office:value="30.625" calcext:value-type="float">
            <text:p>30,625</text:p>
          </table:table-cell>
          <table:table-cell table:style-name="ce29" office:value-type="percentage" office:value="0.0199502772691411" calcext:value-type="percentage">
            <text:p>2,00%</text:p>
          </table:table-cell>
          <table:table-cell/>
          <table:table-cell table:style-name="ce24" office:value-type="date" office:date-value="2011-05-10" calcext:value-type="date">
            <text:p>10.05.11</text:p>
          </table:table-cell>
          <table:table-cell table:style-name="ce27" office:value-type="float" office:value="12.2" calcext:value-type="float">
            <text:p>12,200</text:p>
          </table:table-cell>
          <table:table-cell table:style-name="ce29" office:value-type="percentage" office:value="0.0282717920239469" calcext:value-type="percentage">
            <text:p>2,83%</text:p>
          </table:table-cell>
          <table:table-cell/>
          <table:table-cell table:style-name="ce24" office:value-type="date" office:date-value="2011-05-10" calcext:value-type="date">
            <text:p>10.05.11</text:p>
          </table:table-cell>
          <table:table-cell table:style-name="ce27" office:value-type="float" office:value="12.2" calcext:value-type="float">
            <text:p>12,200</text:p>
          </table:table-cell>
          <table:table-cell table:style-name="ce29" office:value-type="percentage" office:value="0.0292181495487963" calcext:value-type="percentage">
            <text:p>2,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9" calcext:value-type="date">
            <text:p>09.05.11</text:p>
          </table:table-cell>
          <table:table-cell table:style-name="ce27" office:value-type="float" office:value="30.75" calcext:value-type="float">
            <text:p>30,750</text:p>
          </table:table-cell>
          <table:table-cell table:style-name="ce29" office:value-type="percentage" office:value="0.0199645717619739" calcext:value-type="percentage">
            <text:p>2,00%</text:p>
          </table:table-cell>
          <table:table-cell/>
          <table:table-cell table:style-name="ce24" office:value-type="date" office:date-value="2011-05-09" calcext:value-type="date">
            <text:p>09.05.11</text:p>
          </table:table-cell>
          <table:table-cell table:style-name="ce27" office:value-type="float" office:value="12.25" calcext:value-type="float">
            <text:p>12,250</text:p>
          </table:table-cell>
          <table:table-cell table:style-name="ce29" office:value-type="percentage" office:value="0.0282508632567576" calcext:value-type="percentage">
            <text:p>2,83%</text:p>
          </table:table-cell>
          <table:table-cell/>
          <table:table-cell table:style-name="ce24" office:value-type="date" office:date-value="2011-05-09" calcext:value-type="date">
            <text:p>09.05.11</text:p>
          </table:table-cell>
          <table:table-cell table:style-name="ce27" office:value-type="float" office:value="12.25" calcext:value-type="float">
            <text:p>12,250</text:p>
          </table:table-cell>
          <table:table-cell table:style-name="ce29" office:value-type="percentage" office:value="0.029170875484814" calcext:value-type="percentage">
            <text:p>2,9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8" calcext:value-type="date">
            <text:p>08.05.11</text:p>
          </table:table-cell>
          <table:table-cell table:style-name="ce27" office:value-type="float" office:value="30.875" calcext:value-type="float">
            <text:p>30,875</text:p>
          </table:table-cell>
          <table:table-cell table:style-name="ce29" office:value-type="percentage" office:value="0.0199792064668026" calcext:value-type="percentage">
            <text:p>2,00%</text:p>
          </table:table-cell>
          <table:table-cell/>
          <table:table-cell table:style-name="ce24" office:value-type="date" office:date-value="2011-05-08" calcext:value-type="date">
            <text:p>08.05.11</text:p>
          </table:table-cell>
          <table:table-cell table:style-name="ce27" office:value-type="float" office:value="12.3" calcext:value-type="float">
            <text:p>12,300</text:p>
          </table:table-cell>
          <table:table-cell table:style-name="ce29" office:value-type="percentage" office:value="0.0282299344895683" calcext:value-type="percentage">
            <text:p>2,82%</text:p>
          </table:table-cell>
          <table:table-cell/>
          <table:table-cell table:style-name="ce24" office:value-type="date" office:date-value="2011-05-08" calcext:value-type="date">
            <text:p>08.05.11</text:p>
          </table:table-cell>
          <table:table-cell table:style-name="ce27" office:value-type="float" office:value="12.3" calcext:value-type="float">
            <text:p>12,300</text:p>
          </table:table-cell>
          <table:table-cell table:style-name="ce29" office:value-type="percentage" office:value="0.0291236014208317" calcext:value-type="percentage">
            <text:p>2,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7" calcext:value-type="date">
            <text:p>07.05.11</text:p>
          </table:table-cell>
          <table:table-cell table:style-name="ce27" office:value-type="float" office:value="31" calcext:value-type="float">
            <text:p>31,000</text:p>
          </table:table-cell>
          <table:table-cell table:style-name="ce29" office:value-type="percentage" office:value="0.0199941703833393" calcext:value-type="percentage">
            <text:p>2,00%</text:p>
          </table:table-cell>
          <table:table-cell/>
          <table:table-cell table:style-name="ce24" office:value-type="date" office:date-value="2011-05-07" calcext:value-type="date">
            <text:p>07.05.11</text:p>
          </table:table-cell>
          <table:table-cell table:style-name="ce27" office:value-type="float" office:value="12.35" calcext:value-type="float">
            <text:p>12,350</text:p>
          </table:table-cell>
          <table:table-cell table:style-name="ce29" office:value-type="percentage" office:value="0.028209005722379" calcext:value-type="percentage">
            <text:p>2,82%</text:p>
          </table:table-cell>
          <table:table-cell/>
          <table:table-cell table:style-name="ce24" office:value-type="date" office:date-value="2011-05-07" calcext:value-type="date">
            <text:p>07.05.11</text:p>
          </table:table-cell>
          <table:table-cell table:style-name="ce27" office:value-type="float" office:value="12.35" calcext:value-type="float">
            <text:p>12,350</text:p>
          </table:table-cell>
          <table:table-cell table:style-name="ce29" office:value-type="percentage" office:value="0.0290763273568495" calcext:value-type="percentage">
            <text:p>2,9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6" calcext:value-type="date">
            <text:p>06.05.11</text:p>
          </table:table-cell>
          <table:table-cell table:style-name="ce27" office:value-type="float" office:value="31.125" calcext:value-type="float">
            <text:p>31,125</text:p>
          </table:table-cell>
          <table:table-cell table:style-name="ce29" office:value-type="percentage" office:value="0.0200094526880076" calcext:value-type="percentage">
            <text:p>2,00%</text:p>
          </table:table-cell>
          <table:table-cell/>
          <table:table-cell table:style-name="ce24" office:value-type="date" office:date-value="2011-05-06" calcext:value-type="date">
            <text:p>06.05.11</text:p>
          </table:table-cell>
          <table:table-cell table:style-name="ce27" office:value-type="float" office:value="12.4" calcext:value-type="float">
            <text:p>12,400</text:p>
          </table:table-cell>
          <table:table-cell table:style-name="ce29" office:value-type="percentage" office:value="0.0281880769551898" calcext:value-type="percentage">
            <text:p>2,82%</text:p>
          </table:table-cell>
          <table:table-cell/>
          <table:table-cell table:style-name="ce24" office:value-type="date" office:date-value="2011-05-06" calcext:value-type="date">
            <text:p>06.05.11</text:p>
          </table:table-cell>
          <table:table-cell table:style-name="ce27" office:value-type="float" office:value="12.4" calcext:value-type="float">
            <text:p>12,400</text:p>
          </table:table-cell>
          <table:table-cell table:style-name="ce29" office:value-type="percentage" office:value="0.0290290532928672" calcext:value-type="percentage">
            <text:p>2,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5" calcext:value-type="date">
            <text:p>05.05.11</text:p>
          </table:table-cell>
          <table:table-cell table:style-name="ce27" office:value-type="float" office:value="31.25" calcext:value-type="float">
            <text:p>31,250</text:p>
          </table:table-cell>
          <table:table-cell table:style-name="ce29" office:value-type="percentage" office:value="0.0200250427304084" calcext:value-type="percentage">
            <text:p>2,00%</text:p>
          </table:table-cell>
          <table:table-cell/>
          <table:table-cell table:style-name="ce24" office:value-type="date" office:date-value="2011-05-05" calcext:value-type="date">
            <text:p>05.05.11</text:p>
          </table:table-cell>
          <table:table-cell table:style-name="ce27" office:value-type="float" office:value="12.45" calcext:value-type="float">
            <text:p>12,450</text:p>
          </table:table-cell>
          <table:table-cell table:style-name="ce29" office:value-type="percentage" office:value="0.0281671481880005" calcext:value-type="percentage">
            <text:p>2,82%</text:p>
          </table:table-cell>
          <table:table-cell/>
          <table:table-cell table:style-name="ce24" office:value-type="date" office:date-value="2011-05-05" calcext:value-type="date">
            <text:p>05.05.11</text:p>
          </table:table-cell>
          <table:table-cell table:style-name="ce27" office:value-type="float" office:value="12.45" calcext:value-type="float">
            <text:p>12,450</text:p>
          </table:table-cell>
          <table:table-cell table:style-name="ce29" office:value-type="percentage" office:value="0.028981779228885" calcext:value-type="percentage">
            <text:p>2,9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4" calcext:value-type="date">
            <text:p>04.05.11</text:p>
          </table:table-cell>
          <table:table-cell table:style-name="ce27" office:value-type="float" office:value="31.375" calcext:value-type="float">
            <text:p>31,375</text:p>
          </table:table-cell>
          <table:table-cell table:style-name="ce29" office:value-type="percentage" office:value="0.02004093002987" calcext:value-type="percentage">
            <text:p>2,00%</text:p>
          </table:table-cell>
          <table:table-cell/>
          <table:table-cell table:style-name="ce24" office:value-type="date" office:date-value="2011-05-04" calcext:value-type="date">
            <text:p>04.05.11</text:p>
          </table:table-cell>
          <table:table-cell table:style-name="ce27" office:value-type="float" office:value="12.5" calcext:value-type="float">
            <text:p>12,500</text:p>
          </table:table-cell>
          <table:table-cell table:style-name="ce29" office:value-type="percentage" office:value="0.0281462194208112" calcext:value-type="percentage">
            <text:p>2,81%</text:p>
          </table:table-cell>
          <table:table-cell/>
          <table:table-cell table:style-name="ce24" office:value-type="date" office:date-value="2011-05-04" calcext:value-type="date">
            <text:p>04.05.11</text:p>
          </table:table-cell>
          <table:table-cell table:style-name="ce27" office:value-type="float" office:value="12.5" calcext:value-type="float">
            <text:p>12,500</text:p>
          </table:table-cell>
          <table:table-cell table:style-name="ce29" office:value-type="percentage" office:value="0.0289345051649027" calcext:value-type="percentage">
            <text:p>2,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3" calcext:value-type="date">
            <text:p>03.05.11</text:p>
          </table:table-cell>
          <table:table-cell table:style-name="ce27" office:value-type="float" office:value="31.5" calcext:value-type="float">
            <text:p>31,500</text:p>
          </table:table-cell>
          <table:table-cell table:style-name="ce29" office:value-type="percentage" office:value="0.0200571042720805" calcext:value-type="percentage">
            <text:p>2,01%</text:p>
          </table:table-cell>
          <table:table-cell/>
          <table:table-cell table:style-name="ce24" office:value-type="date" office:date-value="2011-05-03" calcext:value-type="date">
            <text:p>03.05.11</text:p>
          </table:table-cell>
          <table:table-cell table:style-name="ce27" office:value-type="float" office:value="12.55" calcext:value-type="float">
            <text:p>12,550</text:p>
          </table:table-cell>
          <table:table-cell table:style-name="ce29" office:value-type="percentage" office:value="0.028125290653622" calcext:value-type="percentage">
            <text:p>2,81%</text:p>
          </table:table-cell>
          <table:table-cell/>
          <table:table-cell table:style-name="ce24" office:value-type="date" office:date-value="2011-05-03" calcext:value-type="date">
            <text:p>03.05.11</text:p>
          </table:table-cell>
          <table:table-cell table:style-name="ce27" office:value-type="float" office:value="12.55" calcext:value-type="float">
            <text:p>12,550</text:p>
          </table:table-cell>
          <table:table-cell table:style-name="ce29" office:value-type="percentage" office:value="0.0288872311009205" calcext:value-type="percentage">
            <text:p>2,8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2" calcext:value-type="date">
            <text:p>02.05.11</text:p>
          </table:table-cell>
          <table:table-cell table:style-name="ce27" office:value-type="float" office:value="31.625" calcext:value-type="float">
            <text:p>31,625</text:p>
          </table:table-cell>
          <table:table-cell table:style-name="ce29" office:value-type="percentage" office:value="0.0200735553058003" calcext:value-type="percentage">
            <text:p>2,01%</text:p>
          </table:table-cell>
          <table:table-cell/>
          <table:table-cell table:style-name="ce24" office:value-type="date" office:date-value="2011-05-02" calcext:value-type="date">
            <text:p>02.05.11</text:p>
          </table:table-cell>
          <table:table-cell table:style-name="ce27" office:value-type="float" office:value="12.6" calcext:value-type="float">
            <text:p>12,600</text:p>
          </table:table-cell>
          <table:table-cell table:style-name="ce29" office:value-type="percentage" office:value="0.0281043618864327" calcext:value-type="percentage">
            <text:p>2,81%</text:p>
          </table:table-cell>
          <table:table-cell/>
          <table:table-cell table:style-name="ce24" office:value-type="date" office:date-value="2011-05-02" calcext:value-type="date">
            <text:p>02.05.11</text:p>
          </table:table-cell>
          <table:table-cell table:style-name="ce27" office:value-type="float" office:value="12.6" calcext:value-type="float">
            <text:p>12,600</text:p>
          </table:table-cell>
          <table:table-cell table:style-name="ce29" office:value-type="percentage" office:value="0.0288399570369382" calcext:value-type="percentage">
            <text:p>2,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5-01" calcext:value-type="date">
            <text:p>01.05.11</text:p>
          </table:table-cell>
          <table:table-cell table:style-name="ce27" office:value-type="float" office:value="31.75" calcext:value-type="float">
            <text:p>31,750</text:p>
          </table:table-cell>
          <table:table-cell table:style-name="ce29" office:value-type="percentage" office:value="0.0200902731396516" calcext:value-type="percentage">
            <text:p>2,01%</text:p>
          </table:table-cell>
          <table:table-cell/>
          <table:table-cell table:style-name="ce24" office:value-type="date" office:date-value="2011-05-01" calcext:value-type="date">
            <text:p>01.05.11</text:p>
          </table:table-cell>
          <table:table-cell table:style-name="ce27" office:value-type="float" office:value="12.65" calcext:value-type="float">
            <text:p>12,650</text:p>
          </table:table-cell>
          <table:table-cell table:style-name="ce29" office:value-type="percentage" office:value="0.0280834331192434" calcext:value-type="percentage">
            <text:p>2,81%</text:p>
          </table:table-cell>
          <table:table-cell/>
          <table:table-cell table:style-name="ce24" office:value-type="date" office:date-value="2011-05-01" calcext:value-type="date">
            <text:p>01.05.11</text:p>
          </table:table-cell>
          <table:table-cell table:style-name="ce27" office:value-type="float" office:value="12.65" calcext:value-type="float">
            <text:p>12,650</text:p>
          </table:table-cell>
          <table:table-cell table:style-name="ce29" office:value-type="percentage" office:value="0.028792682972956" calcext:value-type="percentage">
            <text:p>2,8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30" calcext:value-type="date">
            <text:p>30.04.11</text:p>
          </table:table-cell>
          <table:table-cell table:style-name="ce27" office:value-type="float" office:value="31.875" calcext:value-type="float">
            <text:p>31,875</text:p>
          </table:table-cell>
          <table:table-cell table:style-name="ce29" office:value-type="percentage" office:value="0.0201072479389843" calcext:value-type="percentage">
            <text:p>2,01%</text:p>
          </table:table-cell>
          <table:table-cell/>
          <table:table-cell table:style-name="ce24" office:value-type="date" office:date-value="2011-04-30" calcext:value-type="date">
            <text:p>30.04.11</text:p>
          </table:table-cell>
          <table:table-cell table:style-name="ce27" office:value-type="float" office:value="12.7" calcext:value-type="float">
            <text:p>12,700</text:p>
          </table:table-cell>
          <table:table-cell table:style-name="ce29" office:value-type="percentage" office:value="0.0280625043520542" calcext:value-type="percentage">
            <text:p>2,81%</text:p>
          </table:table-cell>
          <table:table-cell/>
          <table:table-cell table:style-name="ce24" office:value-type="date" office:date-value="2011-04-30" calcext:value-type="date">
            <text:p>30.04.11</text:p>
          </table:table-cell>
          <table:table-cell table:style-name="ce27" office:value-type="float" office:value="12.7" calcext:value-type="float">
            <text:p>12,700</text:p>
          </table:table-cell>
          <table:table-cell table:style-name="ce29" office:value-type="percentage" office:value="0.0287454089089737" calcext:value-type="percentage">
            <text:p>2,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9" calcext:value-type="date">
            <text:p>29.04.11</text:p>
          </table:table-cell>
          <table:table-cell table:style-name="ce27" office:value-type="float" office:value="32" calcext:value-type="float">
            <text:p>32,000</text:p>
          </table:table-cell>
          <table:table-cell table:style-name="ce29" office:value-type="percentage" office:value="0.0201244700228146" calcext:value-type="percentage">
            <text:p>2,01%</text:p>
          </table:table-cell>
          <table:table-cell/>
          <table:table-cell table:style-name="ce24" office:value-type="date" office:date-value="2011-04-29" calcext:value-type="date">
            <text:p>29.04.11</text:p>
          </table:table-cell>
          <table:table-cell table:style-name="ce27" office:value-type="float" office:value="12.75" calcext:value-type="float">
            <text:p>12,750</text:p>
          </table:table-cell>
          <table:table-cell table:style-name="ce29" office:value-type="percentage" office:value="0.0280415755848649" calcext:value-type="percentage">
            <text:p>2,80%</text:p>
          </table:table-cell>
          <table:table-cell/>
          <table:table-cell table:style-name="ce24" office:value-type="date" office:date-value="2011-04-29" calcext:value-type="date">
            <text:p>29.04.11</text:p>
          </table:table-cell>
          <table:table-cell table:style-name="ce27" office:value-type="float" office:value="12.75" calcext:value-type="float">
            <text:p>12,750</text:p>
          </table:table-cell>
          <table:table-cell table:style-name="ce29" office:value-type="percentage" office:value="0.0286981348449915" calcext:value-type="percentage">
            <text:p>2,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8" calcext:value-type="date">
            <text:p>28.04.11</text:p>
          </table:table-cell>
          <table:table-cell table:style-name="ce27" office:value-type="float" office:value="32.125" calcext:value-type="float">
            <text:p>32,125</text:p>
          </table:table-cell>
          <table:table-cell table:style-name="ce29" office:value-type="percentage" office:value="0.0201419298608357" calcext:value-type="percentage">
            <text:p>2,01%</text:p>
          </table:table-cell>
          <table:table-cell/>
          <table:table-cell table:style-name="ce24" office:value-type="date" office:date-value="2011-04-28" calcext:value-type="date">
            <text:p>28.04.11</text:p>
          </table:table-cell>
          <table:table-cell table:style-name="ce27" office:value-type="float" office:value="12.8000000000001" calcext:value-type="float">
            <text:p>12,800</text:p>
          </table:table-cell>
          <table:table-cell table:style-name="ce29" office:value-type="percentage" office:value="0.0280206468176756" calcext:value-type="percentage">
            <text:p>2,80%</text:p>
          </table:table-cell>
          <table:table-cell/>
          <table:table-cell table:style-name="ce24" office:value-type="date" office:date-value="2011-04-28" calcext:value-type="date">
            <text:p>28.04.11</text:p>
          </table:table-cell>
          <table:table-cell table:style-name="ce27" office:value-type="float" office:value="12.8000000000001" calcext:value-type="float">
            <text:p>12,800</text:p>
          </table:table-cell>
          <table:table-cell table:style-name="ce29" office:value-type="percentage" office:value="0.0286508607810091" calcext:value-type="percentage">
            <text:p>2,8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7" calcext:value-type="date">
            <text:p>27.04.11</text:p>
          </table:table-cell>
          <table:table-cell table:style-name="ce27" office:value-type="float" office:value="32.25" calcext:value-type="float">
            <text:p>32,250</text:p>
          </table:table-cell>
          <table:table-cell table:style-name="ce29" office:value-type="percentage" office:value="0.0201596180704971" calcext:value-type="percentage">
            <text:p>2,02%</text:p>
          </table:table-cell>
          <table:table-cell/>
          <table:table-cell table:style-name="ce24" office:value-type="date" office:date-value="2011-04-27" calcext:value-type="date">
            <text:p>27.04.11</text:p>
          </table:table-cell>
          <table:table-cell table:style-name="ce27" office:value-type="float" office:value="12.8500000000001" calcext:value-type="float">
            <text:p>12,850</text:p>
          </table:table-cell>
          <table:table-cell table:style-name="ce29" office:value-type="percentage" office:value="0.0279997180504863" calcext:value-type="percentage">
            <text:p>2,80%</text:p>
          </table:table-cell>
          <table:table-cell/>
          <table:table-cell table:style-name="ce24" office:value-type="date" office:date-value="2011-04-27" calcext:value-type="date">
            <text:p>27.04.11</text:p>
          </table:table-cell>
          <table:table-cell table:style-name="ce27" office:value-type="float" office:value="12.8500000000001" calcext:value-type="float">
            <text:p>12,850</text:p>
          </table:table-cell>
          <table:table-cell table:style-name="ce29" office:value-type="percentage" office:value="0.0286035867170269" calcext:value-type="percentage">
            <text:p>2,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6" calcext:value-type="date">
            <text:p>26.04.11</text:p>
          </table:table-cell>
          <table:table-cell table:style-name="ce27" office:value-type="float" office:value="32.375" calcext:value-type="float">
            <text:p>32,375</text:p>
          </table:table-cell>
          <table:table-cell table:style-name="ce29" office:value-type="percentage" office:value="0.0201775254141529" calcext:value-type="percentage">
            <text:p>2,02%</text:p>
          </table:table-cell>
          <table:table-cell/>
          <table:table-cell table:style-name="ce24" office:value-type="date" office:date-value="2011-04-26" calcext:value-type="date">
            <text:p>26.04.11</text:p>
          </table:table-cell>
          <table:table-cell table:style-name="ce27" office:value-type="float" office:value="12.9000000000001" calcext:value-type="float">
            <text:p>12,900</text:p>
          </table:table-cell>
          <table:table-cell table:style-name="ce29" office:value-type="percentage" office:value="0.027978789283297" calcext:value-type="percentage">
            <text:p>2,80%</text:p>
          </table:table-cell>
          <table:table-cell/>
          <table:table-cell table:style-name="ce24" office:value-type="date" office:date-value="2011-04-26" calcext:value-type="date">
            <text:p>26.04.11</text:p>
          </table:table-cell>
          <table:table-cell table:style-name="ce27" office:value-type="float" office:value="12.9000000000001" calcext:value-type="float">
            <text:p>12,900</text:p>
          </table:table-cell>
          <table:table-cell table:style-name="ce29" office:value-type="percentage" office:value="0.0285563126530446" calcext:value-type="percentage">
            <text:p>2,8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5" calcext:value-type="date">
            <text:p>25.04.11</text:p>
          </table:table-cell>
          <table:table-cell table:style-name="ce27" office:value-type="float" office:value="32.5" calcext:value-type="float">
            <text:p>32,500</text:p>
          </table:table-cell>
          <table:table-cell table:style-name="ce29" office:value-type="percentage" office:value="0.0201956427962746" calcext:value-type="percentage">
            <text:p>2,02%</text:p>
          </table:table-cell>
          <table:table-cell/>
          <table:table-cell table:style-name="ce24" office:value-type="date" office:date-value="2011-04-25" calcext:value-type="date">
            <text:p>25.04.11</text:p>
          </table:table-cell>
          <table:table-cell table:style-name="ce27" office:value-type="float" office:value="12.9500000000001" calcext:value-type="float">
            <text:p>12,950</text:p>
          </table:table-cell>
          <table:table-cell table:style-name="ce29" office:value-type="percentage" office:value="0.0279578605161078" calcext:value-type="percentage">
            <text:p>2,80%</text:p>
          </table:table-cell>
          <table:table-cell/>
          <table:table-cell table:style-name="ce24" office:value-type="date" office:date-value="2011-04-25" calcext:value-type="date">
            <text:p>25.04.11</text:p>
          </table:table-cell>
          <table:table-cell table:style-name="ce27" office:value-type="float" office:value="12.9500000000001" calcext:value-type="float">
            <text:p>12,950</text:p>
          </table:table-cell>
          <table:table-cell table:style-name="ce29" office:value-type="percentage" office:value="0.0285090385890623" calcext:value-type="percentage">
            <text:p>2,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4" calcext:value-type="date">
            <text:p>24.04.11</text:p>
          </table:table-cell>
          <table:table-cell table:style-name="ce27" office:value-type="float" office:value="32.625" calcext:value-type="float">
            <text:p>32,625</text:p>
          </table:table-cell>
          <table:table-cell table:style-name="ce29" office:value-type="percentage" office:value="0.0202139612607291" calcext:value-type="percentage">
            <text:p>2,02%</text:p>
          </table:table-cell>
          <table:table-cell/>
          <table:table-cell table:style-name="ce24" office:value-type="date" office:date-value="2011-04-24" calcext:value-type="date">
            <text:p>24.04.11</text:p>
          </table:table-cell>
          <table:table-cell table:style-name="ce27" office:value-type="float" office:value="13.0000000000001" calcext:value-type="float">
            <text:p>13,000</text:p>
          </table:table-cell>
          <table:table-cell table:style-name="ce29" office:value-type="percentage" office:value="0.0279369317489185" calcext:value-type="percentage">
            <text:p>2,79%</text:p>
          </table:table-cell>
          <table:table-cell/>
          <table:table-cell table:style-name="ce24" office:value-type="date" office:date-value="2011-04-24" calcext:value-type="date">
            <text:p>24.04.11</text:p>
          </table:table-cell>
          <table:table-cell table:style-name="ce27" office:value-type="float" office:value="13.0000000000001" calcext:value-type="float">
            <text:p>13,000</text:p>
          </table:table-cell>
          <table:table-cell table:style-name="ce29" office:value-type="percentage" office:value="0.0284617645250801" calcext:value-type="percentage">
            <text:p>2,8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3" calcext:value-type="date">
            <text:p>23.04.11</text:p>
          </table:table-cell>
          <table:table-cell table:style-name="ce27" office:value-type="float" office:value="32.75" calcext:value-type="float">
            <text:p>32,750</text:p>
          </table:table-cell>
          <table:table-cell table:style-name="ce29" office:value-type="percentage" office:value="0.0202324719881177" calcext:value-type="percentage">
            <text:p>2,02%</text:p>
          </table:table-cell>
          <table:table-cell/>
          <table:table-cell table:style-name="ce24" office:value-type="date" office:date-value="2011-04-23" calcext:value-type="date">
            <text:p>23.04.11</text:p>
          </table:table-cell>
          <table:table-cell table:style-name="ce27" office:value-type="float" office:value="13.0500000000001" calcext:value-type="float">
            <text:p>13,050</text:p>
          </table:table-cell>
          <table:table-cell table:style-name="ce29" office:value-type="percentage" office:value="0.0279160029817292" calcext:value-type="percentage">
            <text:p>2,79%</text:p>
          </table:table-cell>
          <table:table-cell/>
          <table:table-cell table:style-name="ce24" office:value-type="date" office:date-value="2011-04-23" calcext:value-type="date">
            <text:p>23.04.11</text:p>
          </table:table-cell>
          <table:table-cell table:style-name="ce27" office:value-type="float" office:value="13.0500000000001" calcext:value-type="float">
            <text:p>13,050</text:p>
          </table:table-cell>
          <table:table-cell table:style-name="ce29" office:value-type="percentage" office:value="0.0284144904610978" calcext:value-type="percentage">
            <text:p>2,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2" calcext:value-type="date">
            <text:p>22.04.11</text:p>
          </table:table-cell>
          <table:table-cell table:style-name="ce27" office:value-type="float" office:value="32.875" calcext:value-type="float">
            <text:p>32,875</text:p>
          </table:table-cell>
          <table:table-cell table:style-name="ce29" office:value-type="percentage" office:value="0.0202511662931774" calcext:value-type="percentage">
            <text:p>2,03%</text:p>
          </table:table-cell>
          <table:table-cell/>
          <table:table-cell table:style-name="ce24" office:value-type="date" office:date-value="2011-04-22" calcext:value-type="date">
            <text:p>22.04.11</text:p>
          </table:table-cell>
          <table:table-cell table:style-name="ce27" office:value-type="float" office:value="13.1000000000001" calcext:value-type="float">
            <text:p>13,100</text:p>
          </table:table-cell>
          <table:table-cell table:style-name="ce29" office:value-type="percentage" office:value="0.02789507421454" calcext:value-type="percentage">
            <text:p>2,79%</text:p>
          </table:table-cell>
          <table:table-cell/>
          <table:table-cell table:style-name="ce24" office:value-type="date" office:date-value="2011-04-22" calcext:value-type="date">
            <text:p>22.04.11</text:p>
          </table:table-cell>
          <table:table-cell table:style-name="ce27" office:value-type="float" office:value="13.1000000000001" calcext:value-type="float">
            <text:p>13,100</text:p>
          </table:table-cell>
          <table:table-cell table:style-name="ce29" office:value-type="percentage" office:value="0.0283672163971156" calcext:value-type="percentage">
            <text:p>2,8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1" calcext:value-type="date">
            <text:p>21.04.11</text:p>
          </table:table-cell>
          <table:table-cell table:style-name="ce27" office:value-type="float" office:value="33" calcext:value-type="float">
            <text:p>33,000</text:p>
          </table:table-cell>
          <table:table-cell table:style-name="ce29" office:value-type="percentage" office:value="0.0202700356222399" calcext:value-type="percentage">
            <text:p>2,03%</text:p>
          </table:table-cell>
          <table:table-cell/>
          <table:table-cell table:style-name="ce24" office:value-type="date" office:date-value="2011-04-21" calcext:value-type="date">
            <text:p>21.04.11</text:p>
          </table:table-cell>
          <table:table-cell table:style-name="ce27" office:value-type="float" office:value="13.1500000000001" calcext:value-type="float">
            <text:p>13,150</text:p>
          </table:table-cell>
          <table:table-cell table:style-name="ce29" office:value-type="percentage" office:value="0.0278741454473507" calcext:value-type="percentage">
            <text:p>2,79%</text:p>
          </table:table-cell>
          <table:table-cell/>
          <table:table-cell table:style-name="ce24" office:value-type="date" office:date-value="2011-04-21" calcext:value-type="date">
            <text:p>21.04.11</text:p>
          </table:table-cell>
          <table:table-cell table:style-name="ce27" office:value-type="float" office:value="13.1500000000001" calcext:value-type="float">
            <text:p>13,150</text:p>
          </table:table-cell>
          <table:table-cell table:style-name="ce29" office:value-type="percentage" office:value="0.0283199423331333" calcext:value-type="percentage">
            <text:p>2,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20" calcext:value-type="date">
            <text:p>20.04.11</text:p>
          </table:table-cell>
          <table:table-cell table:style-name="ce27" office:value-type="float" office:value="33.125" calcext:value-type="float">
            <text:p>33,125</text:p>
          </table:table-cell>
          <table:table-cell table:style-name="ce29" office:value-type="percentage" office:value="0.0202890715507491" calcext:value-type="percentage">
            <text:p>2,03%</text:p>
          </table:table-cell>
          <table:table-cell/>
          <table:table-cell table:style-name="ce24" office:value-type="date" office:date-value="2011-04-20" calcext:value-type="date">
            <text:p>20.04.11</text:p>
          </table:table-cell>
          <table:table-cell table:style-name="ce27" office:value-type="float" office:value="13.2000000000001" calcext:value-type="float">
            <text:p>13,200</text:p>
          </table:table-cell>
          <table:table-cell table:style-name="ce29" office:value-type="percentage" office:value="0.0278532166801614" calcext:value-type="percentage">
            <text:p>2,79%</text:p>
          </table:table-cell>
          <table:table-cell/>
          <table:table-cell table:style-name="ce24" office:value-type="date" office:date-value="2011-04-20" calcext:value-type="date">
            <text:p>20.04.11</text:p>
          </table:table-cell>
          <table:table-cell table:style-name="ce27" office:value-type="float" office:value="13.2000000000001" calcext:value-type="float">
            <text:p>13,200</text:p>
          </table:table-cell>
          <table:table-cell table:style-name="ce29" office:value-type="percentage" office:value="0.0282726682691511" calcext:value-type="percentage">
            <text:p>2,8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9" calcext:value-type="date">
            <text:p>19.04.11</text:p>
          </table:table-cell>
          <table:table-cell table:style-name="ce27" office:value-type="float" office:value="33.25" calcext:value-type="float">
            <text:p>33,250</text:p>
          </table:table-cell>
          <table:table-cell table:style-name="ce29" office:value-type="percentage" office:value="0.0203082657808336" calcext:value-type="percentage">
            <text:p>2,03%</text:p>
          </table:table-cell>
          <table:table-cell/>
          <table:table-cell table:style-name="ce24" office:value-type="date" office:date-value="2011-04-19" calcext:value-type="date">
            <text:p>19.04.11</text:p>
          </table:table-cell>
          <table:table-cell table:style-name="ce27" office:value-type="float" office:value="13.2500000000001" calcext:value-type="float">
            <text:p>13,250</text:p>
          </table:table-cell>
          <table:table-cell table:style-name="ce29" office:value-type="percentage" office:value="0.0278322879129721" calcext:value-type="percentage">
            <text:p>2,78%</text:p>
          </table:table-cell>
          <table:table-cell/>
          <table:table-cell table:style-name="ce24" office:value-type="date" office:date-value="2011-04-19" calcext:value-type="date">
            <text:p>19.04.11</text:p>
          </table:table-cell>
          <table:table-cell table:style-name="ce27" office:value-type="float" office:value="13.2500000000001" calcext:value-type="float">
            <text:p>13,250</text:p>
          </table:table-cell>
          <table:table-cell table:style-name="ce29" office:value-type="percentage" office:value="0.0282253942051688" calcext:value-type="percentage">
            <text:p>2,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8" calcext:value-type="date">
            <text:p>18.04.11</text:p>
          </table:table-cell>
          <table:table-cell table:style-name="ce27" office:value-type="float" office:value="33.375" calcext:value-type="float">
            <text:p>33,375</text:p>
          </table:table-cell>
          <table:table-cell table:style-name="ce29" office:value-type="percentage" office:value="0.0203276101389351" calcext:value-type="percentage">
            <text:p>2,03%</text:p>
          </table:table-cell>
          <table:table-cell/>
          <table:table-cell table:style-name="ce24" office:value-type="date" office:date-value="2011-04-18" calcext:value-type="date">
            <text:p>18.04.11</text:p>
          </table:table-cell>
          <table:table-cell table:style-name="ce27" office:value-type="float" office:value="13.3000000000001" calcext:value-type="float">
            <text:p>13,300</text:p>
          </table:table-cell>
          <table:table-cell table:style-name="ce29" office:value-type="percentage" office:value="0.0278113591457829" calcext:value-type="percentage">
            <text:p>2,78%</text:p>
          </table:table-cell>
          <table:table-cell/>
          <table:table-cell table:style-name="ce24" office:value-type="date" office:date-value="2011-04-18" calcext:value-type="date">
            <text:p>18.04.11</text:p>
          </table:table-cell>
          <table:table-cell table:style-name="ce27" office:value-type="float" office:value="13.3000000000001" calcext:value-type="float">
            <text:p>13,300</text:p>
          </table:table-cell>
          <table:table-cell table:style-name="ce29" office:value-type="percentage" office:value="0.0281781201411866" calcext:value-type="percentage">
            <text:p>2,8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7" calcext:value-type="date">
            <text:p>17.04.11</text:p>
          </table:table-cell>
          <table:table-cell table:style-name="ce27" office:value-type="float" office:value="33.5" calcext:value-type="float">
            <text:p>33,500</text:p>
          </table:table-cell>
          <table:table-cell table:style-name="ce29" office:value-type="percentage" office:value="0.0203470965734883" calcext:value-type="percentage">
            <text:p>2,03%</text:p>
          </table:table-cell>
          <table:table-cell/>
          <table:table-cell table:style-name="ce24" office:value-type="date" office:date-value="2011-04-17" calcext:value-type="date">
            <text:p>17.04.11</text:p>
          </table:table-cell>
          <table:table-cell table:style-name="ce27" office:value-type="float" office:value="13.3500000000001" calcext:value-type="float">
            <text:p>13,350</text:p>
          </table:table-cell>
          <table:table-cell table:style-name="ce29" office:value-type="percentage" office:value="0.0277904303785936" calcext:value-type="percentage">
            <text:p>2,78%</text:p>
          </table:table-cell>
          <table:table-cell/>
          <table:table-cell table:style-name="ce24" office:value-type="date" office:date-value="2011-04-17" calcext:value-type="date">
            <text:p>17.04.11</text:p>
          </table:table-cell>
          <table:table-cell table:style-name="ce27" office:value-type="float" office:value="13.3500000000001" calcext:value-type="float">
            <text:p>13,350</text:p>
          </table:table-cell>
          <table:table-cell table:style-name="ce29" office:value-type="percentage" office:value="0.0281308460772043" calcext:value-type="percentage">
            <text:p>2,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6" calcext:value-type="date">
            <text:p>16.04.11</text:p>
          </table:table-cell>
          <table:table-cell table:style-name="ce27" office:value-type="float" office:value="33.625" calcext:value-type="float">
            <text:p>33,625</text:p>
          </table:table-cell>
          <table:table-cell table:style-name="ce29" office:value-type="percentage" office:value="0.020366717152654" calcext:value-type="percentage">
            <text:p>2,04%</text:p>
          </table:table-cell>
          <table:table-cell/>
          <table:table-cell table:style-name="ce24" office:value-type="date" office:date-value="2011-04-16" calcext:value-type="date">
            <text:p>16.04.11</text:p>
          </table:table-cell>
          <table:table-cell table:style-name="ce27" office:value-type="float" office:value="13.4000000000001" calcext:value-type="float">
            <text:p>13,400</text:p>
          </table:table-cell>
          <table:table-cell table:style-name="ce29" office:value-type="percentage" office:value="0.0277695016114043" calcext:value-type="percentage">
            <text:p>2,78%</text:p>
          </table:table-cell>
          <table:table-cell/>
          <table:table-cell table:style-name="ce24" office:value-type="date" office:date-value="2011-04-16" calcext:value-type="date">
            <text:p>16.04.11</text:p>
          </table:table-cell>
          <table:table-cell table:style-name="ce27" office:value-type="float" office:value="13.4000000000001" calcext:value-type="float">
            <text:p>13,400</text:p>
          </table:table-cell>
          <table:table-cell table:style-name="ce29" office:value-type="percentage" office:value="0.0280835720132221" calcext:value-type="percentage">
            <text:p>2,8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5" calcext:value-type="date">
            <text:p>15.04.11</text:p>
          </table:table-cell>
          <table:table-cell table:style-name="ce27" office:value-type="float" office:value="33.75" calcext:value-type="float">
            <text:p>33,750</text:p>
          </table:table-cell>
          <table:table-cell table:style-name="ce29" office:value-type="percentage" office:value="0.0203864640621018" calcext:value-type="percentage">
            <text:p>2,04%</text:p>
          </table:table-cell>
          <table:table-cell/>
          <table:table-cell table:style-name="ce24" office:value-type="date" office:date-value="2011-04-15" calcext:value-type="date">
            <text:p>15.04.11</text:p>
          </table:table-cell>
          <table:table-cell table:style-name="ce27" office:value-type="float" office:value="13.4500000000001" calcext:value-type="float">
            <text:p>13,450</text:p>
          </table:table-cell>
          <table:table-cell table:style-name="ce29" office:value-type="percentage" office:value="0.0277485728442151" calcext:value-type="percentage">
            <text:p>2,77%</text:p>
          </table:table-cell>
          <table:table-cell/>
          <table:table-cell table:style-name="ce24" office:value-type="date" office:date-value="2011-04-15" calcext:value-type="date">
            <text:p>15.04.11</text:p>
          </table:table-cell>
          <table:table-cell table:style-name="ce27" office:value-type="float" office:value="13.4500000000001" calcext:value-type="float">
            <text:p>13,450</text:p>
          </table:table-cell>
          <table:table-cell table:style-name="ce29" office:value-type="percentage" office:value="0.0280362979492398" calcext:value-type="percentage">
            <text:p>2,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4" calcext:value-type="date">
            <text:p>14.04.11</text:p>
          </table:table-cell>
          <table:table-cell table:style-name="ce27" office:value-type="float" office:value="33.875" calcext:value-type="float">
            <text:p>33,875</text:p>
          </table:table-cell>
          <table:table-cell table:style-name="ce29" office:value-type="percentage" office:value="0.0204063296028418" calcext:value-type="percentage">
            <text:p>2,04%</text:p>
          </table:table-cell>
          <table:table-cell/>
          <table:table-cell table:style-name="ce24" office:value-type="date" office:date-value="2011-04-14" calcext:value-type="date">
            <text:p>14.04.11</text:p>
          </table:table-cell>
          <table:table-cell table:style-name="ce27" office:value-type="float" office:value="13.5000000000001" calcext:value-type="float">
            <text:p>13,500</text:p>
          </table:table-cell>
          <table:table-cell table:style-name="ce29" office:value-type="percentage" office:value="0.0277276440770258" calcext:value-type="percentage">
            <text:p>2,77%</text:p>
          </table:table-cell>
          <table:table-cell/>
          <table:table-cell table:style-name="ce24" office:value-type="date" office:date-value="2011-04-14" calcext:value-type="date">
            <text:p>14.04.11</text:p>
          </table:table-cell>
          <table:table-cell table:style-name="ce27" office:value-type="float" office:value="13.5000000000001" calcext:value-type="float">
            <text:p>13,500</text:p>
          </table:table-cell>
          <table:table-cell table:style-name="ce29" office:value-type="percentage" office:value="0.0279890238852576" calcext:value-type="percentage">
            <text:p>2,8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3" calcext:value-type="date">
            <text:p>13.04.11</text:p>
          </table:table-cell>
          <table:table-cell table:style-name="ce27" office:value-type="float" office:value="34" calcext:value-type="float">
            <text:p>34,000</text:p>
          </table:table-cell>
          <table:table-cell table:style-name="ce29" office:value-type="percentage" office:value="0.0204263061891046" calcext:value-type="percentage">
            <text:p>2,04%</text:p>
          </table:table-cell>
          <table:table-cell/>
          <table:table-cell table:style-name="ce24" office:value-type="date" office:date-value="2011-04-13" calcext:value-type="date">
            <text:p>13.04.11</text:p>
          </table:table-cell>
          <table:table-cell table:style-name="ce27" office:value-type="float" office:value="13.5500000000001" calcext:value-type="float">
            <text:p>13,550</text:p>
          </table:table-cell>
          <table:table-cell table:style-name="ce29" office:value-type="percentage" office:value="0.0277067153098365" calcext:value-type="percentage">
            <text:p>2,77%</text:p>
          </table:table-cell>
          <table:table-cell/>
          <table:table-cell table:style-name="ce24" office:value-type="date" office:date-value="2011-04-13" calcext:value-type="date">
            <text:p>13.04.11</text:p>
          </table:table-cell>
          <table:table-cell table:style-name="ce27" office:value-type="float" office:value="13.5500000000001" calcext:value-type="float">
            <text:p>13,550</text:p>
          </table:table-cell>
          <table:table-cell table:style-name="ce29" office:value-type="percentage" office:value="0.0279417498212753" calcext:value-type="percentage">
            <text:p>2,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2" calcext:value-type="date">
            <text:p>12.04.11</text:p>
          </table:table-cell>
          <table:table-cell table:style-name="ce27" office:value-type="float" office:value="34.125" calcext:value-type="float">
            <text:p>34,125</text:p>
          </table:table-cell>
          <table:table-cell table:style-name="ce29" office:value-type="percentage" office:value="0.0204463863462676" calcext:value-type="percentage">
            <text:p>2,04%</text:p>
          </table:table-cell>
          <table:table-cell/>
          <table:table-cell table:style-name="ce24" office:value-type="date" office:date-value="2011-04-12" calcext:value-type="date">
            <text:p>12.04.11</text:p>
          </table:table-cell>
          <table:table-cell table:style-name="ce27" office:value-type="float" office:value="13.6000000000001" calcext:value-type="float">
            <text:p>13,600</text:p>
          </table:table-cell>
          <table:table-cell table:style-name="ce29" office:value-type="percentage" office:value="0.0276857865426472" calcext:value-type="percentage">
            <text:p>2,77%</text:p>
          </table:table-cell>
          <table:table-cell/>
          <table:table-cell table:style-name="ce24" office:value-type="date" office:date-value="2011-04-12" calcext:value-type="date">
            <text:p>12.04.11</text:p>
          </table:table-cell>
          <table:table-cell table:style-name="ce27" office:value-type="float" office:value="13.6000000000001" calcext:value-type="float">
            <text:p>13,600</text:p>
          </table:table-cell>
          <table:table-cell table:style-name="ce29" office:value-type="percentage" office:value="0.027894475757293" calcext:value-type="percentage">
            <text:p>2,7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1" calcext:value-type="date">
            <text:p>11.04.11</text:p>
          </table:table-cell>
          <table:table-cell table:style-name="ce27" office:value-type="float" office:value="34.25" calcext:value-type="float">
            <text:p>34,250</text:p>
          </table:table-cell>
          <table:table-cell table:style-name="ce29" office:value-type="percentage" office:value="0.0204665627088268" calcext:value-type="percentage">
            <text:p>2,05%</text:p>
          </table:table-cell>
          <table:table-cell/>
          <table:table-cell table:style-name="ce24" office:value-type="date" office:date-value="2011-04-11" calcext:value-type="date">
            <text:p>11.04.11</text:p>
          </table:table-cell>
          <table:table-cell table:style-name="ce27" office:value-type="float" office:value="13.6500000000001" calcext:value-type="float">
            <text:p>13,650</text:p>
          </table:table-cell>
          <table:table-cell table:style-name="ce29" office:value-type="percentage" office:value="0.027664857775458" calcext:value-type="percentage">
            <text:p>2,77%</text:p>
          </table:table-cell>
          <table:table-cell/>
          <table:table-cell table:style-name="ce24" office:value-type="date" office:date-value="2011-04-11" calcext:value-type="date">
            <text:p>11.04.11</text:p>
          </table:table-cell>
          <table:table-cell table:style-name="ce27" office:value-type="float" office:value="13.6500000000001" calcext:value-type="float">
            <text:p>13,650</text:p>
          </table:table-cell>
          <table:table-cell table:style-name="ce29" office:value-type="percentage" office:value="0.0278472016933108" calcext:value-type="percentage">
            <text:p>2,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10" calcext:value-type="date">
            <text:p>10.04.11</text:p>
          </table:table-cell>
          <table:table-cell table:style-name="ce27" office:value-type="float" office:value="34.375" calcext:value-type="float">
            <text:p>34,375</text:p>
          </table:table-cell>
          <table:table-cell table:style-name="ce29" office:value-type="percentage" office:value="0.0204868280184127" calcext:value-type="percentage">
            <text:p>2,05%</text:p>
          </table:table-cell>
          <table:table-cell/>
          <table:table-cell table:style-name="ce24" office:value-type="date" office:date-value="2011-04-10" calcext:value-type="date">
            <text:p>10.04.11</text:p>
          </table:table-cell>
          <table:table-cell table:style-name="ce27" office:value-type="float" office:value="13.7000000000001" calcext:value-type="float">
            <text:p>13,700</text:p>
          </table:table-cell>
          <table:table-cell table:style-name="ce29" office:value-type="percentage" office:value="0.0276439290082687" calcext:value-type="percentage">
            <text:p>2,76%</text:p>
          </table:table-cell>
          <table:table-cell/>
          <table:table-cell table:style-name="ce24" office:value-type="date" office:date-value="2011-04-10" calcext:value-type="date">
            <text:p>10.04.11</text:p>
          </table:table-cell>
          <table:table-cell table:style-name="ce27" office:value-type="float" office:value="13.7000000000001" calcext:value-type="float">
            <text:p>13,700</text:p>
          </table:table-cell>
          <table:table-cell table:style-name="ce29" office:value-type="percentage" office:value="0.0277999276293285" calcext:value-type="percentage">
            <text:p>2,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9" calcext:value-type="date">
            <text:p>09.04.11</text:p>
          </table:table-cell>
          <table:table-cell table:style-name="ce27" office:value-type="float" office:value="34.5" calcext:value-type="float">
            <text:p>34,500</text:p>
          </table:table-cell>
          <table:table-cell table:style-name="ce29" office:value-type="percentage" office:value="0.0205071751218499" calcext:value-type="percentage">
            <text:p>2,05%</text:p>
          </table:table-cell>
          <table:table-cell/>
          <table:table-cell table:style-name="ce24" office:value-type="date" office:date-value="2011-04-09" calcext:value-type="date">
            <text:p>09.04.11</text:p>
          </table:table-cell>
          <table:table-cell table:style-name="ce27" office:value-type="float" office:value="13.7500000000001" calcext:value-type="float">
            <text:p>13,750</text:p>
          </table:table-cell>
          <table:table-cell table:style-name="ce29" office:value-type="percentage" office:value="0.0276230002410794" calcext:value-type="percentage">
            <text:p>2,76%</text:p>
          </table:table-cell>
          <table:table-cell/>
          <table:table-cell table:style-name="ce24" office:value-type="date" office:date-value="2011-04-09" calcext:value-type="date">
            <text:p>09.04.11</text:p>
          </table:table-cell>
          <table:table-cell table:style-name="ce27" office:value-type="float" office:value="13.7500000000001" calcext:value-type="float">
            <text:p>13,750</text:p>
          </table:table-cell>
          <table:table-cell table:style-name="ce29" office:value-type="percentage" office:value="0.0277526535653463" calcext:value-type="percentage">
            <text:p>2,7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8" calcext:value-type="date">
            <text:p>08.04.11</text:p>
          </table:table-cell>
          <table:table-cell table:style-name="ce27" office:value-type="float" office:value="34.625" calcext:value-type="float">
            <text:p>34,625</text:p>
          </table:table-cell>
          <table:table-cell table:style-name="ce29" office:value-type="percentage" office:value="0.0205275969692575" calcext:value-type="percentage">
            <text:p>2,05%</text:p>
          </table:table-cell>
          <table:table-cell/>
          <table:table-cell table:style-name="ce24" office:value-type="date" office:date-value="2011-04-08" calcext:value-type="date">
            <text:p>08.04.11</text:p>
          </table:table-cell>
          <table:table-cell table:style-name="ce27" office:value-type="float" office:value="13.8000000000001" calcext:value-type="float">
            <text:p>13,800</text:p>
          </table:table-cell>
          <table:table-cell table:style-name="ce29" office:value-type="percentage" office:value="0.0276020714738902" calcext:value-type="percentage">
            <text:p>2,76%</text:p>
          </table:table-cell>
          <table:table-cell/>
          <table:table-cell table:style-name="ce24" office:value-type="date" office:date-value="2011-04-08" calcext:value-type="date">
            <text:p>08.04.11</text:p>
          </table:table-cell>
          <table:table-cell table:style-name="ce27" office:value-type="float" office:value="13.8000000000001" calcext:value-type="float">
            <text:p>13,800</text:p>
          </table:table-cell>
          <table:table-cell table:style-name="ce29" office:value-type="percentage" office:value="0.027705379501364" calcext:value-type="percentage">
            <text:p>2,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7" calcext:value-type="date">
            <text:p>07.04.11</text:p>
          </table:table-cell>
          <table:table-cell table:style-name="ce27" office:value-type="float" office:value="34.75" calcext:value-type="float">
            <text:p>34,750</text:p>
          </table:table-cell>
          <table:table-cell table:style-name="ce29" office:value-type="percentage" office:value="0.020548086612192" calcext:value-type="percentage">
            <text:p>2,05%</text:p>
          </table:table-cell>
          <table:table-cell/>
          <table:table-cell table:style-name="ce24" office:value-type="date" office:date-value="2011-04-07" calcext:value-type="date">
            <text:p>07.04.11</text:p>
          </table:table-cell>
          <table:table-cell table:style-name="ce27" office:value-type="float" office:value="13.8500000000001" calcext:value-type="float">
            <text:p>13,850</text:p>
          </table:table-cell>
          <table:table-cell table:style-name="ce29" office:value-type="percentage" office:value="0.0275811427067009" calcext:value-type="percentage">
            <text:p>2,76%</text:p>
          </table:table-cell>
          <table:table-cell/>
          <table:table-cell table:style-name="ce24" office:value-type="date" office:date-value="2011-04-07" calcext:value-type="date">
            <text:p>07.04.11</text:p>
          </table:table-cell>
          <table:table-cell table:style-name="ce27" office:value-type="float" office:value="13.8500000000001" calcext:value-type="float">
            <text:p>13,850</text:p>
          </table:table-cell>
          <table:table-cell table:style-name="ce29" office:value-type="percentage" office:value="0.0276581054373818" calcext:value-type="percentage">
            <text:p>2,7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6" calcext:value-type="date">
            <text:p>06.04.11</text:p>
          </table:table-cell>
          <table:table-cell table:style-name="ce27" office:value-type="float" office:value="34.875" calcext:value-type="float">
            <text:p>34,875</text:p>
          </table:table-cell>
          <table:table-cell table:style-name="ce29" office:value-type="percentage" office:value="0.0205686372018291" calcext:value-type="percentage">
            <text:p>2,06%</text:p>
          </table:table-cell>
          <table:table-cell/>
          <table:table-cell table:style-name="ce24" office:value-type="date" office:date-value="2011-04-06" calcext:value-type="date">
            <text:p>06.04.11</text:p>
          </table:table-cell>
          <table:table-cell table:style-name="ce27" office:value-type="float" office:value="13.9000000000001" calcext:value-type="float">
            <text:p>13,900</text:p>
          </table:table-cell>
          <table:table-cell table:style-name="ce29" office:value-type="percentage" office:value="0.0275602139395116" calcext:value-type="percentage">
            <text:p>2,76%</text:p>
          </table:table-cell>
          <table:table-cell/>
          <table:table-cell table:style-name="ce24" office:value-type="date" office:date-value="2011-04-06" calcext:value-type="date">
            <text:p>06.04.11</text:p>
          </table:table-cell>
          <table:table-cell table:style-name="ce27" office:value-type="float" office:value="13.9000000000001" calcext:value-type="float">
            <text:p>13,900</text:p>
          </table:table-cell>
          <table:table-cell table:style-name="ce29" office:value-type="percentage" office:value="0.0276108313733995" calcext:value-type="percentage">
            <text:p>2,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5" calcext:value-type="date">
            <text:p>05.04.11</text:p>
          </table:table-cell>
          <table:table-cell table:style-name="ce27" office:value-type="float" office:value="35" calcext:value-type="float">
            <text:p>35,000</text:p>
          </table:table-cell>
          <table:table-cell table:style-name="ce29" office:value-type="percentage" office:value="0.0205892419871848" calcext:value-type="percentage">
            <text:p>2,06%</text:p>
          </table:table-cell>
          <table:table-cell/>
          <table:table-cell table:style-name="ce24" office:value-type="date" office:date-value="2011-04-05" calcext:value-type="date">
            <text:p>05.04.11</text:p>
          </table:table-cell>
          <table:table-cell table:style-name="ce27" office:value-type="float" office:value="13.9500000000001" calcext:value-type="float">
            <text:p>13,950</text:p>
          </table:table-cell>
          <table:table-cell table:style-name="ce29" office:value-type="percentage" office:value="0.0275392851723224" calcext:value-type="percentage">
            <text:p>2,75%</text:p>
          </table:table-cell>
          <table:table-cell/>
          <table:table-cell table:style-name="ce24" office:value-type="date" office:date-value="2011-04-05" calcext:value-type="date">
            <text:p>05.04.11</text:p>
          </table:table-cell>
          <table:table-cell table:style-name="ce27" office:value-type="float" office:value="13.9500000000001" calcext:value-type="float">
            <text:p>13,950</text:p>
          </table:table-cell>
          <table:table-cell table:style-name="ce29" office:value-type="percentage" office:value="0.0275635573094173" calcext:value-type="percentage">
            <text:p>2,7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4" calcext:value-type="date">
            <text:p>04.04.11</text:p>
          </table:table-cell>
          <table:table-cell table:style-name="ce27" office:value-type="float" office:value="35.125" calcext:value-type="float">
            <text:p>35,125</text:p>
          </table:table-cell>
          <table:table-cell table:style-name="ce29" office:value-type="percentage" office:value="0.0206098943133746" calcext:value-type="percentage">
            <text:p>2,06%</text:p>
          </table:table-cell>
          <table:table-cell/>
          <table:table-cell table:style-name="ce24" office:value-type="date" office:date-value="2011-04-04" calcext:value-type="date">
            <text:p>04.04.11</text:p>
          </table:table-cell>
          <table:table-cell table:style-name="ce27" office:value-type="float" office:value="14.0000000000001" calcext:value-type="float">
            <text:p>14,000</text:p>
          </table:table-cell>
          <table:table-cell table:style-name="ce29" office:value-type="percentage" office:value="0.0275183564051331" calcext:value-type="percentage">
            <text:p>2,75%</text:p>
          </table:table-cell>
          <table:table-cell/>
          <table:table-cell table:style-name="ce24" office:value-type="date" office:date-value="2011-04-04" calcext:value-type="date">
            <text:p>04.04.11</text:p>
          </table:table-cell>
          <table:table-cell table:style-name="ce27" office:value-type="float" office:value="14.0000000000001" calcext:value-type="float">
            <text:p>14,000</text:p>
          </table:table-cell>
          <table:table-cell table:style-name="ce29" office:value-type="percentage" office:value="0.027516283245435" calcext:value-type="percentage">
            <text:p>2,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3" calcext:value-type="date">
            <text:p>03.04.11</text:p>
          </table:table-cell>
          <table:table-cell table:style-name="ce27" office:value-type="float" office:value="35.25" calcext:value-type="float">
            <text:p>35,250</text:p>
          </table:table-cell>
          <table:table-cell table:style-name="ce29" office:value-type="percentage" office:value="0.0206305876199096" calcext:value-type="percentage">
            <text:p>2,06%</text:p>
          </table:table-cell>
          <table:table-cell/>
          <table:table-cell table:style-name="ce24" office:value-type="date" office:date-value="2011-04-03" calcext:value-type="date">
            <text:p>03.04.11</text:p>
          </table:table-cell>
          <table:table-cell table:style-name="ce27" office:value-type="float" office:value="14.0500000000001" calcext:value-type="float">
            <text:p>14,050</text:p>
          </table:table-cell>
          <table:table-cell table:style-name="ce29" office:value-type="percentage" office:value="0.0274974276379438" calcext:value-type="percentage">
            <text:p>2,75%</text:p>
          </table:table-cell>
          <table:table-cell/>
          <table:table-cell table:style-name="ce24" office:value-type="date" office:date-value="2011-04-03" calcext:value-type="date">
            <text:p>03.04.11</text:p>
          </table:table-cell>
          <table:table-cell table:style-name="ce27" office:value-type="float" office:value="14.0500000000001" calcext:value-type="float">
            <text:p>14,050</text:p>
          </table:table-cell>
          <table:table-cell table:style-name="ce29" office:value-type="percentage" office:value="0.0274690091814528" calcext:value-type="percentage">
            <text:p>2,7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2" calcext:value-type="date">
            <text:p>02.04.11</text:p>
          </table:table-cell>
          <table:table-cell table:style-name="ce27" office:value-type="float" office:value="35.375" calcext:value-type="float">
            <text:p>35,375</text:p>
          </table:table-cell>
          <table:table-cell table:style-name="ce29" office:value-type="percentage" office:value="0.0206513154390283" calcext:value-type="percentage">
            <text:p>2,07%</text:p>
          </table:table-cell>
          <table:table-cell/>
          <table:table-cell table:style-name="ce24" office:value-type="date" office:date-value="2011-04-02" calcext:value-type="date">
            <text:p>02.04.11</text:p>
          </table:table-cell>
          <table:table-cell table:style-name="ce27" office:value-type="float" office:value="14.1000000000001" calcext:value-type="float">
            <text:p>14,100</text:p>
          </table:table-cell>
          <table:table-cell table:style-name="ce29" office:value-type="percentage" office:value="0.0274764988707545" calcext:value-type="percentage">
            <text:p>2,75%</text:p>
          </table:table-cell>
          <table:table-cell/>
          <table:table-cell table:style-name="ce24" office:value-type="date" office:date-value="2011-04-02" calcext:value-type="date">
            <text:p>02.04.11</text:p>
          </table:table-cell>
          <table:table-cell table:style-name="ce27" office:value-type="float" office:value="14.1000000000001" calcext:value-type="float">
            <text:p>14,100</text:p>
          </table:table-cell>
          <table:table-cell table:style-name="ce29" office:value-type="percentage" office:value="0.0274217351174705" calcext:value-type="percentage">
            <text:p>2,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4-01" calcext:value-type="date">
            <text:p>01.04.11</text:p>
          </table:table-cell>
          <table:table-cell table:style-name="ce27" office:value-type="float" office:value="35.5" calcext:value-type="float">
            <text:p>35,500</text:p>
          </table:table-cell>
          <table:table-cell table:style-name="ce29" office:value-type="percentage" office:value="0.0206720713940649" calcext:value-type="percentage">
            <text:p>2,07%</text:p>
          </table:table-cell>
          <table:table-cell/>
          <table:table-cell table:style-name="ce24" office:value-type="date" office:date-value="2011-04-01" calcext:value-type="date">
            <text:p>01.04.11</text:p>
          </table:table-cell>
          <table:table-cell table:style-name="ce27" office:value-type="float" office:value="14.1500000000001" calcext:value-type="float">
            <text:p>14,150</text:p>
          </table:table-cell>
          <table:table-cell table:style-name="ce29" office:value-type="percentage" office:value="0.0274555701035653" calcext:value-type="percentage">
            <text:p>2,75%</text:p>
          </table:table-cell>
          <table:table-cell/>
          <table:table-cell table:style-name="ce24" office:value-type="date" office:date-value="2011-04-01" calcext:value-type="date">
            <text:p>01.04.11</text:p>
          </table:table-cell>
          <table:table-cell table:style-name="ce27" office:value-type="float" office:value="14.1500000000001" calcext:value-type="float">
            <text:p>14,150</text:p>
          </table:table-cell>
          <table:table-cell table:style-name="ce29" office:value-type="percentage" office:value="0.0273744610534882" calcext:value-type="percentage">
            <text:p>2,74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31" calcext:value-type="date">
            <text:p>31.03.11</text:p>
          </table:table-cell>
          <table:table-cell table:style-name="ce27" office:value-type="float" office:value="35.625" calcext:value-type="float">
            <text:p>35,625</text:p>
          </table:table-cell>
          <table:table-cell table:style-name="ce29" office:value-type="percentage" office:value="0.0206928491978504" calcext:value-type="percentage">
            <text:p>2,07%</text:p>
          </table:table-cell>
          <table:table-cell/>
          <table:table-cell table:style-name="ce24" office:value-type="date" office:date-value="2011-03-31" calcext:value-type="date">
            <text:p>31.03.11</text:p>
          </table:table-cell>
          <table:table-cell table:style-name="ce27" office:value-type="float" office:value="14.2000000000001" calcext:value-type="float">
            <text:p>14,200</text:p>
          </table:table-cell>
          <table:table-cell table:style-name="ce29" office:value-type="percentage" office:value="0.027434641336376" calcext:value-type="percentage">
            <text:p>2,74%</text:p>
          </table:table-cell>
          <table:table-cell/>
          <table:table-cell table:style-name="ce24" office:value-type="date" office:date-value="2011-03-31" calcext:value-type="date">
            <text:p>31.03.11</text:p>
          </table:table-cell>
          <table:table-cell table:style-name="ce27" office:value-type="float" office:value="14.2000000000001" calcext:value-type="float">
            <text:p>14,200</text:p>
          </table:table-cell>
          <table:table-cell table:style-name="ce29" office:value-type="percentage" office:value="0.027327186989506" calcext:value-type="percentage">
            <text:p>2,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30" calcext:value-type="date">
            <text:p>30.03.11</text:p>
          </table:table-cell>
          <table:table-cell table:style-name="ce27" office:value-type="float" office:value="35.75" calcext:value-type="float">
            <text:p>35,750</text:p>
          </table:table-cell>
          <table:table-cell table:style-name="ce29" office:value-type="percentage" office:value="0.0207136426511482" calcext:value-type="percentage">
            <text:p>2,07%</text:p>
          </table:table-cell>
          <table:table-cell/>
          <table:table-cell table:style-name="ce24" office:value-type="date" office:date-value="2011-03-30" calcext:value-type="date">
            <text:p>30.03.11</text:p>
          </table:table-cell>
          <table:table-cell table:style-name="ce27" office:value-type="float" office:value="14.2500000000001" calcext:value-type="float">
            <text:p>14,250</text:p>
          </table:table-cell>
          <table:table-cell table:style-name="ce29" office:value-type="percentage" office:value="0.0274137125691867" calcext:value-type="percentage">
            <text:p>2,74%</text:p>
          </table:table-cell>
          <table:table-cell/>
          <table:table-cell table:style-name="ce24" office:value-type="date" office:date-value="2011-03-30" calcext:value-type="date">
            <text:p>30.03.11</text:p>
          </table:table-cell>
          <table:table-cell table:style-name="ce27" office:value-type="float" office:value="14.2500000000001" calcext:value-type="float">
            <text:p>14,250</text:p>
          </table:table-cell>
          <table:table-cell table:style-name="ce29" office:value-type="percentage" office:value="0.0272799129255237" calcext:value-type="percentage">
            <text:p>2,73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9" calcext:value-type="date">
            <text:p>29.03.11</text:p>
          </table:table-cell>
          <table:table-cell table:style-name="ce27" office:value-type="float" office:value="35.875" calcext:value-type="float">
            <text:p>35,875</text:p>
          </table:table-cell>
          <table:table-cell table:style-name="ce29" office:value-type="percentage" office:value="0.0207344456411224" calcext:value-type="percentage">
            <text:p>2,07%</text:p>
          </table:table-cell>
          <table:table-cell/>
          <table:table-cell table:style-name="ce24" office:value-type="date" office:date-value="2011-03-29" calcext:value-type="date">
            <text:p>29.03.11</text:p>
          </table:table-cell>
          <table:table-cell table:style-name="ce27" office:value-type="float" office:value="14.3000000000001" calcext:value-type="float">
            <text:p>14,300</text:p>
          </table:table-cell>
          <table:table-cell table:style-name="ce29" office:value-type="percentage" office:value="0.0273927838019975" calcext:value-type="percentage">
            <text:p>2,74%</text:p>
          </table:table-cell>
          <table:table-cell/>
          <table:table-cell table:style-name="ce24" office:value-type="date" office:date-value="2011-03-29" calcext:value-type="date">
            <text:p>29.03.11</text:p>
          </table:table-cell>
          <table:table-cell table:style-name="ce27" office:value-type="float" office:value="14.3000000000001" calcext:value-type="float">
            <text:p>14,300</text:p>
          </table:table-cell>
          <table:table-cell table:style-name="ce29" office:value-type="percentage" office:value="0.0272326388615415" calcext:value-type="percentage">
            <text:p>2,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8" calcext:value-type="date">
            <text:p>28.03.11</text:p>
          </table:table-cell>
          <table:table-cell table:style-name="ce27" office:value-type="float" office:value="36" calcext:value-type="float">
            <text:p>36,000</text:p>
          </table:table-cell>
          <table:table-cell table:style-name="ce29" office:value-type="percentage" office:value="0.0207552521398374" calcext:value-type="percentage">
            <text:p>2,08%</text:p>
          </table:table-cell>
          <table:table-cell/>
          <table:table-cell table:style-name="ce24" office:value-type="date" office:date-value="2011-03-28" calcext:value-type="date">
            <text:p>28.03.11</text:p>
          </table:table-cell>
          <table:table-cell table:style-name="ce27" office:value-type="float" office:value="14.3500000000001" calcext:value-type="float">
            <text:p>14,350</text:p>
          </table:table-cell>
          <table:table-cell table:style-name="ce29" office:value-type="percentage" office:value="0.0273718550348082" calcext:value-type="percentage">
            <text:p>2,74%</text:p>
          </table:table-cell>
          <table:table-cell/>
          <table:table-cell table:style-name="ce24" office:value-type="date" office:date-value="2011-03-28" calcext:value-type="date">
            <text:p>28.03.11</text:p>
          </table:table-cell>
          <table:table-cell table:style-name="ce27" office:value-type="float" office:value="14.3500000000001" calcext:value-type="float">
            <text:p>14,350</text:p>
          </table:table-cell>
          <table:table-cell table:style-name="ce29" office:value-type="percentage" office:value="0.0271853647975592" calcext:value-type="percentage">
            <text:p>2,72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7" calcext:value-type="date">
            <text:p>27.03.11</text:p>
          </table:table-cell>
          <table:table-cell table:style-name="ce27" office:value-type="float" office:value="36.125" calcext:value-type="float">
            <text:p>36,125</text:p>
          </table:table-cell>
          <table:table-cell table:style-name="ce29" office:value-type="percentage" office:value="0.0207760562027893" calcext:value-type="percentage">
            <text:p>2,08%</text:p>
          </table:table-cell>
          <table:table-cell/>
          <table:table-cell table:style-name="ce24" office:value-type="date" office:date-value="2011-03-27" calcext:value-type="date">
            <text:p>27.03.11</text:p>
          </table:table-cell>
          <table:table-cell table:style-name="ce27" office:value-type="float" office:value="14.4000000000001" calcext:value-type="float">
            <text:p>14,400</text:p>
          </table:table-cell>
          <table:table-cell table:style-name="ce29" office:value-type="percentage" office:value="0.0273509262676189" calcext:value-type="percentage">
            <text:p>2,74%</text:p>
          </table:table-cell>
          <table:table-cell/>
          <table:table-cell table:style-name="ce24" office:value-type="date" office:date-value="2011-03-27" calcext:value-type="date">
            <text:p>27.03.11</text:p>
          </table:table-cell>
          <table:table-cell table:style-name="ce27" office:value-type="float" office:value="14.4000000000001" calcext:value-type="float">
            <text:p>14,400</text:p>
          </table:table-cell>
          <table:table-cell table:style-name="ce29" office:value-type="percentage" office:value="0.027138090733577" calcext:value-type="percentage">
            <text:p>2,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6" calcext:value-type="date">
            <text:p>26.03.11</text:p>
          </table:table-cell>
          <table:table-cell table:style-name="ce27" office:value-type="float" office:value="36.25" calcext:value-type="float">
            <text:p>36,250</text:p>
          </table:table-cell>
          <table:table-cell table:style-name="ce29" office:value-type="percentage" office:value="0.0207968519674674" calcext:value-type="percentage">
            <text:p>2,08%</text:p>
          </table:table-cell>
          <table:table-cell/>
          <table:table-cell table:style-name="ce24" office:value-type="date" office:date-value="2011-03-26" calcext:value-type="date">
            <text:p>26.03.11</text:p>
          </table:table-cell>
          <table:table-cell table:style-name="ce27" office:value-type="float" office:value="14.4500000000001" calcext:value-type="float">
            <text:p>14,450</text:p>
          </table:table-cell>
          <table:table-cell table:style-name="ce29" office:value-type="percentage" office:value="0.0273299975004297" calcext:value-type="percentage">
            <text:p>2,73%</text:p>
          </table:table-cell>
          <table:table-cell/>
          <table:table-cell table:style-name="ce24" office:value-type="date" office:date-value="2011-03-26" calcext:value-type="date">
            <text:p>26.03.11</text:p>
          </table:table-cell>
          <table:table-cell table:style-name="ce27" office:value-type="float" office:value="14.4500000000001" calcext:value-type="float">
            <text:p>14,450</text:p>
          </table:table-cell>
          <table:table-cell table:style-name="ce29" office:value-type="percentage" office:value="0.0270908166695947" calcext:value-type="percentage">
            <text:p>2,71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5" calcext:value-type="date">
            <text:p>25.03.11</text:p>
          </table:table-cell>
          <table:table-cell table:style-name="ce27" office:value-type="float" office:value="36.375" calcext:value-type="float">
            <text:p>36,375</text:p>
          </table:table-cell>
          <table:table-cell table:style-name="ce29" office:value-type="percentage" office:value="0.0208176336519454" calcext:value-type="percentage">
            <text:p>2,08%</text:p>
          </table:table-cell>
          <table:table-cell/>
          <table:table-cell table:style-name="ce24" office:value-type="date" office:date-value="2011-03-25" calcext:value-type="date">
            <text:p>25.03.11</text:p>
          </table:table-cell>
          <table:table-cell table:style-name="ce27" office:value-type="float" office:value="14.5000000000001" calcext:value-type="float">
            <text:p>14,500</text:p>
          </table:table-cell>
          <table:table-cell table:style-name="ce29" office:value-type="percentage" office:value="0.0273090687332404" calcext:value-type="percentage">
            <text:p>2,73%</text:p>
          </table:table-cell>
          <table:table-cell/>
          <table:table-cell table:style-name="ce24" office:value-type="date" office:date-value="2011-03-25" calcext:value-type="date">
            <text:p>25.03.11</text:p>
          </table:table-cell>
          <table:table-cell table:style-name="ce27" office:value-type="float" office:value="14.5000000000001" calcext:value-type="float">
            <text:p>14,500</text:p>
          </table:table-cell>
          <table:table-cell table:style-name="ce29" office:value-type="percentage" office:value="0.0270435426056125" calcext:value-type="percentage">
            <text:p>2,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4" calcext:value-type="date">
            <text:p>24.03.11</text:p>
          </table:table-cell>
          <table:table-cell table:style-name="ce27" office:value-type="float" office:value="36.5" calcext:value-type="float">
            <text:p>36,500</text:p>
          </table:table-cell>
          <table:table-cell table:style-name="ce29" office:value-type="percentage" office:value="0.0208383955535013" calcext:value-type="percentage">
            <text:p>2,08%</text:p>
          </table:table-cell>
          <table:table-cell/>
          <table:table-cell table:style-name="ce24" office:value-type="date" office:date-value="2011-03-24" calcext:value-type="date">
            <text:p>24.03.11</text:p>
          </table:table-cell>
          <table:table-cell table:style-name="ce27" office:value-type="float" office:value="14.5500000000001" calcext:value-type="float">
            <text:p>14,550</text:p>
          </table:table-cell>
          <table:table-cell table:style-name="ce29" office:value-type="percentage" office:value="0.0272881399660511" calcext:value-type="percentage">
            <text:p>2,73%</text:p>
          </table:table-cell>
          <table:table-cell/>
          <table:table-cell table:style-name="ce24" office:value-type="date" office:date-value="2011-03-24" calcext:value-type="date">
            <text:p>24.03.11</text:p>
          </table:table-cell>
          <table:table-cell table:style-name="ce27" office:value-type="float" office:value="14.5500000000001" calcext:value-type="float">
            <text:p>14,550</text:p>
          </table:table-cell>
          <table:table-cell table:style-name="ce29" office:value-type="percentage" office:value="0.0269903044087108" calcext:value-type="percentage">
            <text:p>2,70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3" calcext:value-type="date">
            <text:p>23.03.11</text:p>
          </table:table-cell>
          <table:table-cell table:style-name="ce27" office:value-type="float" office:value="36.625" calcext:value-type="float">
            <text:p>36,625</text:p>
          </table:table-cell>
          <table:table-cell table:style-name="ce29" office:value-type="percentage" office:value="0.0208591320472661" calcext:value-type="percentage">
            <text:p>2,09%</text:p>
          </table:table-cell>
          <table:table-cell/>
          <table:table-cell table:style-name="ce24" office:value-type="date" office:date-value="2011-03-23" calcext:value-type="date">
            <text:p>23.03.11</text:p>
          </table:table-cell>
          <table:table-cell table:style-name="ce27" office:value-type="float" office:value="14.6000000000001" calcext:value-type="float">
            <text:p>14,600</text:p>
          </table:table-cell>
          <table:table-cell table:style-name="ce29" office:value-type="percentage" office:value="0.0272672111988618" calcext:value-type="percentage">
            <text:p>2,73%</text:p>
          </table:table-cell>
          <table:table-cell/>
          <table:table-cell table:style-name="ce24" office:value-type="date" office:date-value="2011-03-23" calcext:value-type="date">
            <text:p>23.03.11</text:p>
          </table:table-cell>
          <table:table-cell table:style-name="ce27" office:value-type="float" office:value="14.6000000000001" calcext:value-type="float">
            <text:p>14,600</text:p>
          </table:table-cell>
          <table:table-cell table:style-name="ce29" office:value-type="percentage" office:value="0.026934493448589" calcext:value-type="percentage">
            <text:p>2,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2" calcext:value-type="date">
            <text:p>22.03.11</text:p>
          </table:table-cell>
          <table:table-cell table:style-name="ce27" office:value-type="float" office:value="36.75" calcext:value-type="float">
            <text:p>36,750</text:p>
          </table:table-cell>
          <table:table-cell table:style-name="ce29" office:value-type="percentage" office:value="0.0208798375848995" calcext:value-type="percentage">
            <text:p>2,09%</text:p>
          </table:table-cell>
          <table:table-cell/>
          <table:table-cell table:style-name="ce24" office:value-type="date" office:date-value="2011-03-22" calcext:value-type="date">
            <text:p>22.03.11</text:p>
          </table:table-cell>
          <table:table-cell table:style-name="ce27" office:value-type="float" office:value="14.6500000000001" calcext:value-type="float">
            <text:p>14,650</text:p>
          </table:table-cell>
          <table:table-cell table:style-name="ce29" office:value-type="percentage" office:value="0.0272462824316726" calcext:value-type="percentage">
            <text:p>2,72%</text:p>
          </table:table-cell>
          <table:table-cell/>
          <table:table-cell table:style-name="ce24" office:value-type="date" office:date-value="2011-03-22" calcext:value-type="date">
            <text:p>22.03.11</text:p>
          </table:table-cell>
          <table:table-cell table:style-name="ce27" office:value-type="float" office:value="14.6500000000001" calcext:value-type="float">
            <text:p>14,650</text:p>
          </table:table-cell>
          <table:table-cell table:style-name="ce29" office:value-type="percentage" office:value="0.0268786824884672" calcext:value-type="percentage">
            <text:p>2,69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1" calcext:value-type="date">
            <text:p>21.03.11</text:p>
          </table:table-cell>
          <table:table-cell table:style-name="ce27" office:value-type="float" office:value="36.875" calcext:value-type="float">
            <text:p>36,875</text:p>
          </table:table-cell>
          <table:table-cell table:style-name="ce29" office:value-type="percentage" office:value="0.0209005066932931" calcext:value-type="percentage">
            <text:p>2,09%</text:p>
          </table:table-cell>
          <table:table-cell/>
          <table:table-cell table:style-name="ce24" office:value-type="date" office:date-value="2011-03-21" calcext:value-type="date">
            <text:p>21.03.11</text:p>
          </table:table-cell>
          <table:table-cell table:style-name="ce27" office:value-type="float" office:value="14.7000000000001" calcext:value-type="float">
            <text:p>14,700</text:p>
          </table:table-cell>
          <table:table-cell table:style-name="ce29" office:value-type="percentage" office:value="0.0272253536644833" calcext:value-type="percentage">
            <text:p>2,72%</text:p>
          </table:table-cell>
          <table:table-cell/>
          <table:table-cell table:style-name="ce24" office:value-type="date" office:date-value="2011-03-21" calcext:value-type="date">
            <text:p>21.03.11</text:p>
          </table:table-cell>
          <table:table-cell table:style-name="ce27" office:value-type="float" office:value="14.7000000000001" calcext:value-type="float">
            <text:p>14,700</text:p>
          </table:table-cell>
          <table:table-cell table:style-name="ce29" office:value-type="percentage" office:value="0.0268228715283455" calcext:value-type="percentage">
            <text:p>2,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20" calcext:value-type="date">
            <text:p>20.03.11</text:p>
          </table:table-cell>
          <table:table-cell table:style-name="ce27" office:value-type="float" office:value="37" calcext:value-type="float">
            <text:p>37,000</text:p>
          </table:table-cell>
          <table:table-cell table:style-name="ce29" office:value-type="percentage" office:value="0.0209211339732993" calcext:value-type="percentage">
            <text:p>2,09%</text:p>
          </table:table-cell>
          <table:table-cell/>
          <table:table-cell table:style-name="ce24" office:value-type="date" office:date-value="2011-03-20" calcext:value-type="date">
            <text:p>20.03.11</text:p>
          </table:table-cell>
          <table:table-cell table:style-name="ce27" office:value-type="float" office:value="14.7500000000001" calcext:value-type="float">
            <text:p>14,750</text:p>
          </table:table-cell>
          <table:table-cell table:style-name="ce29" office:value-type="percentage" office:value="0.027204424897294" calcext:value-type="percentage">
            <text:p>2,72%</text:p>
          </table:table-cell>
          <table:table-cell/>
          <table:table-cell table:style-name="ce24" office:value-type="date" office:date-value="2011-03-20" calcext:value-type="date">
            <text:p>20.03.11</text:p>
          </table:table-cell>
          <table:table-cell table:style-name="ce27" office:value-type="float" office:value="14.7500000000001" calcext:value-type="float">
            <text:p>14,750</text:p>
          </table:table-cell>
          <table:table-cell table:style-name="ce29" office:value-type="percentage" office:value="0.0267670605682237" calcext:value-type="percentage">
            <text:p>2,68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9" calcext:value-type="date">
            <text:p>19.03.11</text:p>
          </table:table-cell>
          <table:table-cell table:style-name="ce27" office:value-type="float" office:value="37.125" calcext:value-type="float">
            <text:p>37,125</text:p>
          </table:table-cell>
          <table:table-cell table:style-name="ce29" office:value-type="percentage" office:value="0.0209417140984863" calcext:value-type="percentage">
            <text:p>2,09%</text:p>
          </table:table-cell>
          <table:table-cell/>
          <table:table-cell table:style-name="ce24" office:value-type="date" office:date-value="2011-03-19" calcext:value-type="date">
            <text:p>19.03.11</text:p>
          </table:table-cell>
          <table:table-cell table:style-name="ce27" office:value-type="float" office:value="14.8000000000001" calcext:value-type="float">
            <text:p>14,800</text:p>
          </table:table-cell>
          <table:table-cell table:style-name="ce29" office:value-type="percentage" office:value="0.0271414786610666" calcext:value-type="percentage">
            <text:p>2,71%</text:p>
          </table:table-cell>
          <table:table-cell/>
          <table:table-cell table:style-name="ce24" office:value-type="date" office:date-value="2011-03-19" calcext:value-type="date">
            <text:p>19.03.11</text:p>
          </table:table-cell>
          <table:table-cell table:style-name="ce27" office:value-type="float" office:value="14.8000000000001" calcext:value-type="float">
            <text:p>14,800</text:p>
          </table:table-cell>
          <table:table-cell table:style-name="ce29" office:value-type="percentage" office:value="0.0267112496081019" calcext:value-type="percentage">
            <text:p>2,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8" calcext:value-type="date">
            <text:p>18.03.11</text:p>
          </table:table-cell>
          <table:table-cell table:style-name="ce27" office:value-type="float" office:value="37.25" calcext:value-type="float">
            <text:p>37,250</text:p>
          </table:table-cell>
          <table:table-cell table:style-name="ce29" office:value-type="percentage" office:value="0.0209622418139181" calcext:value-type="percentage">
            <text:p>2,10%</text:p>
          </table:table-cell>
          <table:table-cell/>
          <table:table-cell table:style-name="ce24" office:value-type="date" office:date-value="2011-03-18" calcext:value-type="date">
            <text:p>18.03.11</text:p>
          </table:table-cell>
          <table:table-cell table:style-name="ce27" office:value-type="float" office:value="14.8500000000001" calcext:value-type="float">
            <text:p>14,850</text:p>
          </table:table-cell>
          <table:table-cell table:style-name="ce29" office:value-type="percentage" office:value="0.0270615638315739" calcext:value-type="percentage">
            <text:p>2,71%</text:p>
          </table:table-cell>
          <table:table-cell/>
          <table:table-cell table:style-name="ce24" office:value-type="date" office:date-value="2011-03-18" calcext:value-type="date">
            <text:p>18.03.11</text:p>
          </table:table-cell>
          <table:table-cell table:style-name="ce27" office:value-type="float" office:value="14.8500000000001" calcext:value-type="float">
            <text:p>14,850</text:p>
          </table:table-cell>
          <table:table-cell table:style-name="ce29" office:value-type="percentage" office:value="0.0266554386479801" calcext:value-type="percentage">
            <text:p>2,67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7" calcext:value-type="date">
            <text:p>17.03.11</text:p>
          </table:table-cell>
          <table:table-cell table:style-name="ce27" office:value-type="float" office:value="37.375" calcext:value-type="float">
            <text:p>37,375</text:p>
          </table:table-cell>
          <table:table-cell table:style-name="ce29" office:value-type="percentage" office:value="0.0209827119349588" calcext:value-type="percentage">
            <text:p>2,10%</text:p>
          </table:table-cell>
          <table:table-cell/>
          <table:table-cell table:style-name="ce24" office:value-type="date" office:date-value="2011-03-17" calcext:value-type="date">
            <text:p>17.03.11</text:p>
          </table:table-cell>
          <table:table-cell table:style-name="ce27" office:value-type="float" office:value="14.9000000000001" calcext:value-type="float">
            <text:p>14,900</text:p>
          </table:table-cell>
          <table:table-cell table:style-name="ce29" office:value-type="percentage" office:value="0.0269816490020813" calcext:value-type="percentage">
            <text:p>2,70%</text:p>
          </table:table-cell>
          <table:table-cell/>
          <table:table-cell table:style-name="ce24" office:value-type="date" office:date-value="2011-03-17" calcext:value-type="date">
            <text:p>17.03.11</text:p>
          </table:table-cell>
          <table:table-cell table:style-name="ce27" office:value-type="float" office:value="14.9000000000001" calcext:value-type="float">
            <text:p>14,900</text:p>
          </table:table-cell>
          <table:table-cell table:style-name="ce29" office:value-type="percentage" office:value="0.0265996276878584" calcext:value-type="percentage">
            <text:p>2,66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6" calcext:value-type="date">
            <text:p>16.03.11</text:p>
          </table:table-cell>
          <table:table-cell table:style-name="ce27" office:value-type="float" office:value="37.5" calcext:value-type="float">
            <text:p>37,500</text:p>
          </table:table-cell>
          <table:table-cell table:style-name="ce29" office:value-type="percentage" office:value="0.021003119346101" calcext:value-type="percentage">
            <text:p>2,10%</text:p>
          </table:table-cell>
          <table:table-cell/>
          <table:table-cell table:style-name="ce24" office:value-type="date" office:date-value="2011-03-16" calcext:value-type="date">
            <text:p>16.03.11</text:p>
          </table:table-cell>
          <table:table-cell table:style-name="ce27" office:value-type="float" office:value="14.9500000000001" calcext:value-type="float">
            <text:p>14,9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16" calcext:value-type="date">
            <text:p>16.03.11</text:p>
          </table:table-cell>
          <table:table-cell table:style-name="ce27" office:value-type="float" office:value="14.9500000000001" calcext:value-type="float">
            <text:p>14,950</text:p>
          </table:table-cell>
          <table:table-cell table:style-name="ce29" office:value-type="percentage" office:value="0.0265438167277366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5" calcext:value-type="date">
            <text:p>15.03.11</text:p>
          </table:table-cell>
          <table:table-cell table:style-name="ce27" office:value-type="float" office:value="37.625" calcext:value-type="float">
            <text:p>37,625</text:p>
          </table:table-cell>
          <table:table-cell table:style-name="ce29" office:value-type="percentage" office:value="0.0210234589998174" calcext:value-type="percentage">
            <text:p>2,10%</text:p>
          </table:table-cell>
          <table:table-cell/>
          <table:table-cell table:style-name="ce24" office:value-type="date" office:date-value="2011-03-15" calcext:value-type="date">
            <text:p>15.03.11</text:p>
          </table:table-cell>
          <table:table-cell table:style-name="ce27" office:value-type="float" office:value="15.0000000000001" calcext:value-type="float">
            <text:p>15,0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15" calcext:value-type="date">
            <text:p>15.03.11</text:p>
          </table:table-cell>
          <table:table-cell table:style-name="ce27" office:value-type="float" office:value="15.0000000000001" calcext:value-type="float">
            <text:p>15,000</text:p>
          </table:table-cell>
          <table:table-cell table:style-name="ce29" office:value-type="percentage" office:value="0.0264880057676148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4" calcext:value-type="date">
            <text:p>14.03.11</text:p>
          </table:table-cell>
          <table:table-cell table:style-name="ce27" office:value-type="float" office:value="37.75" calcext:value-type="float">
            <text:p>37,750</text:p>
          </table:table-cell>
          <table:table-cell table:style-name="ce29" office:value-type="percentage" office:value="0.0210437259154354" calcext:value-type="percentage">
            <text:p>2,10%</text:p>
          </table:table-cell>
          <table:table-cell/>
          <table:table-cell table:style-name="ce24" office:value-type="date" office:date-value="2011-03-14" calcext:value-type="date">
            <text:p>14.03.11</text:p>
          </table:table-cell>
          <table:table-cell table:style-name="ce27" office:value-type="float" office:value="15.0500000000001" calcext:value-type="float">
            <text:p>15,0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14" calcext:value-type="date">
            <text:p>14.03.11</text:p>
          </table:table-cell>
          <table:table-cell table:style-name="ce27" office:value-type="float" office:value="15.0500000000001" calcext:value-type="float">
            <text:p>15,0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3" calcext:value-type="date">
            <text:p>13.03.11</text:p>
          </table:table-cell>
          <table:table-cell table:style-name="ce27" office:value-type="float" office:value="37.875" calcext:value-type="float">
            <text:p>37,875</text:p>
          </table:table-cell>
          <table:table-cell table:style-name="ce29" office:value-type="percentage" office:value="0.0210639151780339" calcext:value-type="percentage">
            <text:p>2,11%</text:p>
          </table:table-cell>
          <table:table-cell/>
          <table:table-cell table:style-name="ce24" office:value-type="date" office:date-value="2011-03-13" calcext:value-type="date">
            <text:p>13.03.11</text:p>
          </table:table-cell>
          <table:table-cell table:style-name="ce27" office:value-type="float" office:value="15.1000000000001" calcext:value-type="float">
            <text:p>15,1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13" calcext:value-type="date">
            <text:p>13.03.11</text:p>
          </table:table-cell>
          <table:table-cell table:style-name="ce27" office:value-type="float" office:value="15.1000000000001" calcext:value-type="float">
            <text:p>15,1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2" calcext:value-type="date">
            <text:p>12.03.11</text:p>
          </table:table-cell>
          <table:table-cell table:style-name="ce27" office:value-type="float" office:value="38" calcext:value-type="float">
            <text:p>38,000</text:p>
          </table:table-cell>
          <table:table-cell table:style-name="ce29" office:value-type="percentage" office:value="0.0210840219373617" calcext:value-type="percentage">
            <text:p>2,11%</text:p>
          </table:table-cell>
          <table:table-cell/>
          <table:table-cell table:style-name="ce24" office:value-type="date" office:date-value="2011-03-12" calcext:value-type="date">
            <text:p>12.03.11</text:p>
          </table:table-cell>
          <table:table-cell table:style-name="ce27" office:value-type="float" office:value="15.1500000000001" calcext:value-type="float">
            <text:p>15,1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12" calcext:value-type="date">
            <text:p>12.03.11</text:p>
          </table:table-cell>
          <table:table-cell table:style-name="ce27" office:value-type="float" office:value="15.1500000000001" calcext:value-type="float">
            <text:p>15,1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1" calcext:value-type="date">
            <text:p>11.03.11</text:p>
          </table:table-cell>
          <table:table-cell table:style-name="ce27" office:value-type="float" office:value="38.125" calcext:value-type="float">
            <text:p>38,125</text:p>
          </table:table-cell>
          <table:table-cell table:style-name="ce29" office:value-type="percentage" office:value="0.0211040414067777" calcext:value-type="percentage">
            <text:p>2,11%</text:p>
          </table:table-cell>
          <table:table-cell/>
          <table:table-cell table:style-name="ce24" office:value-type="date" office:date-value="2011-03-11" calcext:value-type="date">
            <text:p>11.03.11</text:p>
          </table:table-cell>
          <table:table-cell table:style-name="ce27" office:value-type="float" office:value="15.2000000000001" calcext:value-type="float">
            <text:p>15,2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11" calcext:value-type="date">
            <text:p>11.03.11</text:p>
          </table:table-cell>
          <table:table-cell table:style-name="ce27" office:value-type="float" office:value="15.2000000000001" calcext:value-type="float">
            <text:p>15,2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10" calcext:value-type="date">
            <text:p>10.03.11</text:p>
          </table:table-cell>
          <table:table-cell table:style-name="ce27" office:value-type="float" office:value="38.25" calcext:value-type="float">
            <text:p>38,250</text:p>
          </table:table-cell>
          <table:table-cell table:style-name="ce29" office:value-type="percentage" office:value="0.021123968862211" calcext:value-type="percentage">
            <text:p>2,11%</text:p>
          </table:table-cell>
          <table:table-cell/>
          <table:table-cell table:style-name="ce24" office:value-type="date" office:date-value="2011-03-10" calcext:value-type="date">
            <text:p>10.03.11</text:p>
          </table:table-cell>
          <table:table-cell table:style-name="ce27" office:value-type="float" office:value="15.2500000000001" calcext:value-type="float">
            <text:p>15,2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10" calcext:value-type="date">
            <text:p>10.03.11</text:p>
          </table:table-cell>
          <table:table-cell table:style-name="ce27" office:value-type="float" office:value="15.2500000000001" calcext:value-type="float">
            <text:p>15,2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9" calcext:value-type="date">
            <text:p>09.03.11</text:p>
          </table:table-cell>
          <table:table-cell table:style-name="ce27" office:value-type="float" office:value="38.375" calcext:value-type="float">
            <text:p>38,375</text:p>
          </table:table-cell>
          <table:table-cell table:style-name="ce29" office:value-type="percentage" office:value="0.0211437996411422" calcext:value-type="percentage">
            <text:p>2,11%</text:p>
          </table:table-cell>
          <table:table-cell/>
          <table:table-cell table:style-name="ce24" office:value-type="date" office:date-value="2011-03-09" calcext:value-type="date">
            <text:p>09.03.11</text:p>
          </table:table-cell>
          <table:table-cell table:style-name="ce27" office:value-type="float" office:value="15.3000000000001" calcext:value-type="float">
            <text:p>15,3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9" calcext:value-type="date">
            <text:p>09.03.11</text:p>
          </table:table-cell>
          <table:table-cell table:style-name="ce27" office:value-type="float" office:value="15.3000000000001" calcext:value-type="float">
            <text:p>15,3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8" calcext:value-type="date">
            <text:p>08.03.11</text:p>
          </table:table-cell>
          <table:table-cell table:style-name="ce27" office:value-type="float" office:value="38.5" calcext:value-type="float">
            <text:p>38,500</text:p>
          </table:table-cell>
          <table:table-cell table:style-name="ce29" office:value-type="percentage" office:value="0.0211635291416042" calcext:value-type="percentage">
            <text:p>2,12%</text:p>
          </table:table-cell>
          <table:table-cell/>
          <table:table-cell table:style-name="ce24" office:value-type="date" office:date-value="2011-03-08" calcext:value-type="date">
            <text:p>08.03.11</text:p>
          </table:table-cell>
          <table:table-cell table:style-name="ce27" office:value-type="float" office:value="15.3500000000001" calcext:value-type="float">
            <text:p>15,3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8" calcext:value-type="date">
            <text:p>08.03.11</text:p>
          </table:table-cell>
          <table:table-cell table:style-name="ce27" office:value-type="float" office:value="15.3500000000001" calcext:value-type="float">
            <text:p>15,3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7" calcext:value-type="date">
            <text:p>07.03.11</text:p>
          </table:table-cell>
          <table:table-cell table:style-name="ce27" office:value-type="float" office:value="38.625" calcext:value-type="float">
            <text:p>38,625</text:p>
          </table:table-cell>
          <table:table-cell table:style-name="ce29" office:value-type="percentage" office:value="0.0211831528212021" calcext:value-type="percentage">
            <text:p>2,12%</text:p>
          </table:table-cell>
          <table:table-cell/>
          <table:table-cell table:style-name="ce24" office:value-type="date" office:date-value="2011-03-07" calcext:value-type="date">
            <text:p>07.03.11</text:p>
          </table:table-cell>
          <table:table-cell table:style-name="ce27" office:value-type="float" office:value="15.4000000000001" calcext:value-type="float">
            <text:p>15,4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7" calcext:value-type="date">
            <text:p>07.03.11</text:p>
          </table:table-cell>
          <table:table-cell table:style-name="ce27" office:value-type="float" office:value="15.4000000000001" calcext:value-type="float">
            <text:p>15,4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6" calcext:value-type="date">
            <text:p>06.03.11</text:p>
          </table:table-cell>
          <table:table-cell table:style-name="ce27" office:value-type="float" office:value="38.75" calcext:value-type="float">
            <text:p>38,750</text:p>
          </table:table-cell>
          <table:table-cell table:style-name="ce29" office:value-type="percentage" office:value="0.0212026661961528" calcext:value-type="percentage">
            <text:p>2,12%</text:p>
          </table:table-cell>
          <table:table-cell/>
          <table:table-cell table:style-name="ce24" office:value-type="date" office:date-value="2011-03-06" calcext:value-type="date">
            <text:p>06.03.11</text:p>
          </table:table-cell>
          <table:table-cell table:style-name="ce27" office:value-type="float" office:value="15.4500000000001" calcext:value-type="float">
            <text:p>15,4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6" calcext:value-type="date">
            <text:p>06.03.11</text:p>
          </table:table-cell>
          <table:table-cell table:style-name="ce27" office:value-type="float" office:value="15.4500000000001" calcext:value-type="float">
            <text:p>15,4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5" calcext:value-type="date">
            <text:p>05.03.11</text:p>
          </table:table-cell>
          <table:table-cell table:style-name="ce27" office:value-type="float" office:value="38.875" calcext:value-type="float">
            <text:p>38,875</text:p>
          </table:table-cell>
          <table:table-cell table:style-name="ce29" office:value-type="percentage" office:value="0.0212220648403421" calcext:value-type="percentage">
            <text:p>2,12%</text:p>
          </table:table-cell>
          <table:table-cell/>
          <table:table-cell table:style-name="ce24" office:value-type="date" office:date-value="2011-03-05" calcext:value-type="date">
            <text:p>05.03.11</text:p>
          </table:table-cell>
          <table:table-cell table:style-name="ce27" office:value-type="float" office:value="15.5000000000001" calcext:value-type="float">
            <text:p>15,5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5" calcext:value-type="date">
            <text:p>05.03.11</text:p>
          </table:table-cell>
          <table:table-cell table:style-name="ce27" office:value-type="float" office:value="15.5000000000001" calcext:value-type="float">
            <text:p>15,5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4" calcext:value-type="date">
            <text:p>04.03.11</text:p>
          </table:table-cell>
          <table:table-cell table:style-name="ce27" office:value-type="float" office:value="39" calcext:value-type="float">
            <text:p>39,000</text:p>
          </table:table-cell>
          <table:table-cell table:style-name="ce29" office:value-type="percentage" office:value="0.0212413443844012" calcext:value-type="percentage">
            <text:p>2,12%</text:p>
          </table:table-cell>
          <table:table-cell/>
          <table:table-cell table:style-name="ce24" office:value-type="date" office:date-value="2011-03-04" calcext:value-type="date">
            <text:p>04.03.11</text:p>
          </table:table-cell>
          <table:table-cell table:style-name="ce27" office:value-type="float" office:value="15.5500000000001" calcext:value-type="float">
            <text:p>15,5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4" calcext:value-type="date">
            <text:p>04.03.11</text:p>
          </table:table-cell>
          <table:table-cell table:style-name="ce27" office:value-type="float" office:value="15.5500000000001" calcext:value-type="float">
            <text:p>15,5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3" calcext:value-type="date">
            <text:p>03.03.11</text:p>
          </table:table-cell>
          <table:table-cell table:style-name="ce27" office:value-type="float" office:value="39.125" calcext:value-type="float">
            <text:p>39,125</text:p>
          </table:table-cell>
          <table:table-cell table:style-name="ce29" office:value-type="percentage" office:value="0.0212605005147996" calcext:value-type="percentage">
            <text:p>2,13%</text:p>
          </table:table-cell>
          <table:table-cell/>
          <table:table-cell table:style-name="ce24" office:value-type="date" office:date-value="2011-03-03" calcext:value-type="date">
            <text:p>03.03.11</text:p>
          </table:table-cell>
          <table:table-cell table:style-name="ce27" office:value-type="float" office:value="15.6000000000001" calcext:value-type="float">
            <text:p>15,6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3" calcext:value-type="date">
            <text:p>03.03.11</text:p>
          </table:table-cell>
          <table:table-cell table:style-name="ce27" office:value-type="float" office:value="15.6000000000001" calcext:value-type="float">
            <text:p>15,6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2" calcext:value-type="date">
            <text:p>02.03.11</text:p>
          </table:table-cell>
          <table:table-cell table:style-name="ce27" office:value-type="float" office:value="39.25" calcext:value-type="float">
            <text:p>39,250</text:p>
          </table:table-cell>
          <table:table-cell table:style-name="ce29" office:value-type="percentage" office:value="0.0212795289729565" calcext:value-type="percentage">
            <text:p>2,13%</text:p>
          </table:table-cell>
          <table:table-cell/>
          <table:table-cell table:style-name="ce24" office:value-type="date" office:date-value="2011-03-02" calcext:value-type="date">
            <text:p>02.03.11</text:p>
          </table:table-cell>
          <table:table-cell table:style-name="ce27" office:value-type="float" office:value="15.6500000000001" calcext:value-type="float">
            <text:p>15,6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2" calcext:value-type="date">
            <text:p>02.03.11</text:p>
          </table:table-cell>
          <table:table-cell table:style-name="ce27" office:value-type="float" office:value="15.6500000000001" calcext:value-type="float">
            <text:p>15,6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3-01" calcext:value-type="date">
            <text:p>01.03.11</text:p>
          </table:table-cell>
          <table:table-cell table:style-name="ce27" office:value-type="float" office:value="39.375" calcext:value-type="float">
            <text:p>39,375</text:p>
          </table:table-cell>
          <table:table-cell table:style-name="ce29" office:value-type="percentage" office:value="0.0212984255543681" calcext:value-type="percentage">
            <text:p>2,13%</text:p>
          </table:table-cell>
          <table:table-cell/>
          <table:table-cell table:style-name="ce24" office:value-type="date" office:date-value="2011-03-01" calcext:value-type="date">
            <text:p>01.03.11</text:p>
          </table:table-cell>
          <table:table-cell table:style-name="ce27" office:value-type="float" office:value="15.7000000000001" calcext:value-type="float">
            <text:p>15,7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3-01" calcext:value-type="date">
            <text:p>01.03.11</text:p>
          </table:table-cell>
          <table:table-cell table:style-name="ce27" office:value-type="float" office:value="15.7000000000001" calcext:value-type="float">
            <text:p>15,7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8" calcext:value-type="date">
            <text:p>28.02.11</text:p>
          </table:table-cell>
          <table:table-cell table:style-name="ce27" office:value-type="float" office:value="39.5" calcext:value-type="float">
            <text:p>39,500</text:p>
          </table:table-cell>
          <table:table-cell table:style-name="ce29" office:value-type="percentage" office:value="0.0213171861077521" calcext:value-type="percentage">
            <text:p>2,13%</text:p>
          </table:table-cell>
          <table:table-cell/>
          <table:table-cell table:style-name="ce24" office:value-type="date" office:date-value="2011-02-28" calcext:value-type="date">
            <text:p>28.02.11</text:p>
          </table:table-cell>
          <table:table-cell table:style-name="ce27" office:value-type="float" office:value="15.7500000000001" calcext:value-type="float">
            <text:p>15,7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2-28" calcext:value-type="date">
            <text:p>28.02.11</text:p>
          </table:table-cell>
          <table:table-cell table:style-name="ce27" office:value-type="float" office:value="15.7500000000001" calcext:value-type="float">
            <text:p>15,7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7" calcext:value-type="date">
            <text:p>27.02.11</text:p>
          </table:table-cell>
          <table:table-cell table:style-name="ce27" office:value-type="float" office:value="39.625" calcext:value-type="float">
            <text:p>39,625</text:p>
          </table:table-cell>
          <table:table-cell table:style-name="ce29" office:value-type="percentage" office:value="0.0213358065342087" calcext:value-type="percentage">
            <text:p>2,13%</text:p>
          </table:table-cell>
          <table:table-cell/>
          <table:table-cell table:style-name="ce24" office:value-type="date" office:date-value="2011-02-27" calcext:value-type="date">
            <text:p>27.02.11</text:p>
          </table:table-cell>
          <table:table-cell table:style-name="ce27" office:value-type="float" office:value="15.8000000000001" calcext:value-type="float">
            <text:p>15,8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2-27" calcext:value-type="date">
            <text:p>27.02.11</text:p>
          </table:table-cell>
          <table:table-cell table:style-name="ce27" office:value-type="float" office:value="15.8000000000001" calcext:value-type="float">
            <text:p>15,8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6" calcext:value-type="date">
            <text:p>26.02.11</text:p>
          </table:table-cell>
          <table:table-cell table:style-name="ce27" office:value-type="float" office:value="39.75" calcext:value-type="float">
            <text:p>39,750</text:p>
          </table:table-cell>
          <table:table-cell table:style-name="ce29" office:value-type="percentage" office:value="0.0213542827863962" calcext:value-type="percentage">
            <text:p>2,14%</text:p>
          </table:table-cell>
          <table:table-cell/>
          <table:table-cell table:style-name="ce24" office:value-type="date" office:date-value="2011-02-26" calcext:value-type="date">
            <text:p>26.02.11</text:p>
          </table:table-cell>
          <table:table-cell table:style-name="ce27" office:value-type="float" office:value="15.8500000000001" calcext:value-type="float">
            <text:p>15,8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2-26" calcext:value-type="date">
            <text:p>26.02.11</text:p>
          </table:table-cell>
          <table:table-cell table:style-name="ce27" office:value-type="float" office:value="15.8500000000001" calcext:value-type="float">
            <text:p>15,8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5" calcext:value-type="date">
            <text:p>25.02.11</text:p>
          </table:table-cell>
          <table:table-cell table:style-name="ce27" office:value-type="float" office:value="39.875" calcext:value-type="float">
            <text:p>39,875</text:p>
          </table:table-cell>
          <table:table-cell table:style-name="ce29" office:value-type="percentage" office:value="0.0213726108677235" calcext:value-type="percentage">
            <text:p>2,14%</text:p>
          </table:table-cell>
          <table:table-cell/>
          <table:table-cell table:style-name="ce24" office:value-type="date" office:date-value="2011-02-25" calcext:value-type="date">
            <text:p>25.02.11</text:p>
          </table:table-cell>
          <table:table-cell table:style-name="ce27" office:value-type="float" office:value="15.9000000000001" calcext:value-type="float">
            <text:p>15,9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2-25" calcext:value-type="date">
            <text:p>25.02.11</text:p>
          </table:table-cell>
          <table:table-cell table:style-name="ce27" office:value-type="float" office:value="15.9000000000001" calcext:value-type="float">
            <text:p>15,9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4" calcext:value-type="date">
            <text:p>24.02.11</text:p>
          </table:table-cell>
          <table:table-cell table:style-name="ce27" office:value-type="float" office:value="40" calcext:value-type="float">
            <text:p>40,000</text:p>
          </table:table-cell>
          <table:table-cell table:style-name="ce29" office:value-type="percentage" office:value="0.0213907868315566" calcext:value-type="percentage">
            <text:p>2,14%</text:p>
          </table:table-cell>
          <table:table-cell/>
          <table:table-cell table:style-name="ce24" office:value-type="date" office:date-value="2011-02-24" calcext:value-type="date">
            <text:p>24.02.11</text:p>
          </table:table-cell>
          <table:table-cell table:style-name="ce27" office:value-type="float" office:value="15.9500000000001" calcext:value-type="float">
            <text:p>15,95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2-24" calcext:value-type="date">
            <text:p>24.02.11</text:p>
          </table:table-cell>
          <table:table-cell table:style-name="ce27" office:value-type="float" office:value="15.9500000000001" calcext:value-type="float">
            <text:p>15,95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date" office:date-value="2011-02-23" calcext:value-type="date">
            <text:p>23.02.11</text:p>
          </table:table-cell>
          <table:table-cell table:style-name="ce27" office:value-type="float" office:value="40.275" calcext:value-type="float">
            <text:p>40,275</text:p>
          </table:table-cell>
          <table:table-cell table:style-name="ce29" office:value-type="percentage" office:value="0.0214" calcext:value-type="percentage">
            <text:p>2,14%</text:p>
          </table:table-cell>
          <table:table-cell/>
          <table:table-cell table:style-name="ce24" office:value-type="date" office:date-value="2011-02-23" calcext:value-type="date">
            <text:p>23.02.11</text:p>
          </table:table-cell>
          <table:table-cell table:style-name="ce27" office:value-type="float" office:value="16.0000000000001" calcext:value-type="float">
            <text:p>16,000</text:p>
          </table:table-cell>
          <table:table-cell table:style-name="ce29" office:value-type="percentage" office:value="0.0269" calcext:value-type="percentage">
            <text:p>2,69%</text:p>
          </table:table-cell>
          <table:table-cell/>
          <table:table-cell table:style-name="ce24" office:value-type="date" office:date-value="2011-02-23" calcext:value-type="date">
            <text:p>23.02.11</text:p>
          </table:table-cell>
          <table:table-cell table:style-name="ce27" office:value-type="float" office:value="16.0000000000001" calcext:value-type="float">
            <text:p>16,000</text:p>
          </table:table-cell>
          <table:table-cell table:style-name="ce29" office:value-type="percentage" office:value="0.0265" calcext:value-type="percentage">
            <text:p>2,65%</text:p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121">
          <table:table-cell table:number-columns-repeated="1024"/>
        </table:table-row>
        <table:table-row table:style-name="ro4" table:number-rows-repeated="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lets and Caps" table:style-name="ta2">
        <office:forms form:automatic-focus="false" form:apply-design-mode="false"/>
        <table:table-column table:style-name="co8" table:default-cell-style-name="ce32"/>
        <table:table-column table:style-name="co5" table:number-columns-repeated="6" table:default-cell-style-name="ce20"/>
        <table:table-column table:style-name="co5" table:default-cell-style-name="ce38"/>
        <table:table-column table:style-name="co5" table:number-columns-repeated="4" table:default-cell-style-name="ce20"/>
        <table:table-column table:style-name="co5" table:default-cell-style-name="ce38"/>
        <table:table-column table:style-name="co5" table:number-columns-repeated="1011" table:default-cell-style-name="ce20"/>
        <table:table-row table:style-name="ro5">
          <table:table-cell table:number-columns-repeated="1024"/>
        </table:table-row>
        <table:table-row table:style-name="ro5">
          <table:table-cell/>
          <table:table-cell table:style-name="ce16" office:value-type="string" calcext:value-type="string">
            <text:p>Definition of CapletVolatilities Object</text:p>
          </table:table-cell>
          <table:table-cell table:number-columns-repeated="6"/>
          <table:table-cell table:style-name="ce16" office:value-type="string" calcext:value-type="string">
            <text:p>Conversion to other Quoting Conventions</text:p>
          </table:table-cell>
          <table:table-cell table:number-columns-repeated="4"/>
          <table:table-cell table:style-name="ce16" office:value-type="string" calcext:value-type="string">
            <text:p>Some Valuations using the CapletVolatilities Object (e.g. of Caps).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5" office:value-type="string" calcext:value-type="string">
            <text:p>Create Object</text:p>
          </table:table-cell>
          <table:table-cell table:style-name="ce15"/>
          <table:table-cell/>
          <table:table-cell table:style-name="ce15" office:value-type="string" calcext:value-type="string">
            <text:p>Schedule (maturities)</text:p>
          </table:table-cell>
          <table:table-cell table:style-name="ce15"/>
          <table:table-cell table:number-columns-repeated="7"/>
          <table:table-cell table:style-name="ce15" office:value-type="string" calcext:value-type="string">
            <text:p>Create Model with Volatility Surface</text:p>
          </table:table-cell>
          <table:table-cell table:style-name="ce15"/>
          <table:table-cell table:number-columns-repeated="1009"/>
        </table:table-row>
        <table:table-row table:style-name="ro5">
          <table:table-cell/>
          <table:table-cell table:style-name="ce14" table:number-columns-repeated="2"/>
          <table:table-cell table:number-columns-repeated="1021"/>
        </table:table-row>
        <table:table-row table:style-name="ro5">
          <table:table-cell/>
          <table:table-cell table:style-name="ce18" office:value-type="string" calcext:value-type="string">
            <text:p>Parameters</text:p>
          </table:table-cell>
          <table:table-cell table:style-name="ce18"/>
          <table:table-cell/>
          <table:table-cell table:style-name="ce18" office:value-type="string" calcext:value-type="string">
            <text:p>Parameters</text:p>
          </table:table-cell>
          <table:table-cell table:style-name="ce18"/>
          <table:table-cell table:number-columns-repeated="2"/>
          <table:table-cell office:value-type="string" calcext:value-type="string">
            <text:p>VOLATILITYLOGNORMAL</text:p>
          </table:table-cell>
          <table:table-cell/>
          <table:table-cell office:value-type="string" calcext:value-type="string">
            <text:p>VOLATILITYLOGNORMAL</text:p>
          </table:table-cell>
          <table:table-cell table:number-columns-repeated="2"/>
          <table:table-cell table:style-name="ce18" office:value-type="string" calcext:value-type="string">
            <text:p>Parameters</text:p>
          </table:table-cell>
          <table:table-cell table:style-name="ce1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Curve Name</text:p>
          </table:table-cell>
          <table:table-cell table:style-name="ce25" office:value-type="string" calcext:value-type="string">
            <text:p>capletVol</text:p>
          </table:table-cell>
          <table:table-cell/>
          <table:table-cell table:style-name="ce14" table:formula="of:=INFO.OBBA.OBBA.OBMAKE(&quot;baseDate-cap&quot;;&quot;LocalDate&quot;;[.F7])" office:value-type="string" office:string-value="baseDate-cap &#10;[2905]" calcext:value-type="string">
            <text:p>baseDate-cap </text:p>
            <text:p>[2905]</text:p>
          </table:table-cell>
          <table:table-cell table:style-name="ce30" office:value-type="date" office:date-value="2012-01-10" calcext:value-type="date">
            <text:p>10.01.2012</text:p>
          </table:table-cell>
          <table:table-cell table:number-columns-repeated="2"/>
          <table:table-cell table:style-name="ce39" office:value-type="string" calcext:value-type="string">
            <text:p>VOLATILITYNORMAL</text:p>
          </table:table-cell>
          <table:table-cell/>
          <table:table-cell table:style-name="ce39" office:value-type="string" calcext:value-type="string">
            <text:p>VOLATILITYNORMAL</text:p>
          </table:table-cell>
          <table:table-cell table:number-columns-repeated="2"/>
          <table:table-cell table:style-name="ce14" table:formula="of:=['Curves Definition'.F8]" office:value-type="string" office:string-value="modelWithForwardAndDiscountingCurves &#10;[3205]" calcext:value-type="string">
            <text:p>modelWithForwardAndDiscountingCurves </text:p>
            <text:p>[3205]</text:p>
          </table:table-cell>
          <table:table-cell table:number-columns-repeated="1010"/>
        </table:table-row>
        <table:table-row table:style-name="ro5">
          <table:table-cell/>
          <table:table-cell table:style-name="ce21" table:formula="of:=INFO.OBBA.OBBA.OBMAKE(&quot;referenceDate &quot;&amp;COLUMN();&quot;LocalDate&quot;;[.C8])" office:value-type="string" office:string-value="referenceDate 2 &#10;[2891]" calcext:value-type="string">
            <text:p>referenceDate 2 </text:p>
            <text:p>[2891]</text:p>
          </table:table-cell>
          <table:table-cell table:style-name="ce30" office:value-type="date" office:date-value="2012-01-10" calcext:value-type="date">
            <text:p>10.01.2012</text:p>
          </table:table-cell>
          <table:table-cell/>
          <table:table-cell table:style-name="ce14" table:formula="of:=INFO.OBBA.OBBA.OBMAKE(&quot;shortPeriod-cap&quot;;&quot;String&quot;;[.F8])" office:value-type="string" office:string-value="shortPeriod-cap &#10;[2904]" calcext:value-type="string">
            <text:p>shortPeriod-cap </text:p>
            <text:p>[2904]</text:p>
          </table:table-cell>
          <table:table-cell table:style-name="ce35" office:value-type="string" calcext:value-type="string">
            <text:p>first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PRICE</text:p>
          </table:table-cell>
          <table:table-cell table:number-columns-repeated="2"/>
          <table:table-cell table:style-name="ce34"/>
          <table:table-cell/>
          <table:table-cell table:style-name="ce14" table:number-columns-repeated="2"/>
          <table:table-cell table:number-columns-repeated="1007"/>
        </table:table-row>
        <table:table-row table:style-name="ro5">
          <table:table-cell/>
          <table:table-cell office:value-type="string" calcext:value-type="string">
            <text:p>Forward Curve</text:p>
          </table:table-cell>
          <table:table-cell table:style-name="ce14" table:formula="of:=['Curves Definition'.F28]" office:value-type="string" office:string-value="forward-EUR-3M &#10;[3203]" calcext:value-type="string">
            <text:p>forward-EUR-3M </text:p>
            <text:p>[3203]</text:p>
          </table:table-cell>
          <table:table-cell/>
          <table:table-cell table:style-name="ce34" table:formula="of:=INFO.OBBA.OBBA.OBMAKE(&quot;businessDayCal-cap&quot;;obLibs&amp;&quot;net.finmath.time.businessdaycalendar.&quot;&amp;[.F9])" office:value-type="string" office:string-value="businessDayCal-cap &#10;[2903]" calcext:value-type="string">
            <text:p>businessDayCal-cap </text:p>
            <text:p>[2903]</text:p>
          </table:table-cell>
          <table:table-cell table:style-name="ce36" office:value-type="string" calcext:value-type="string">
            <text:p>BusinessdayCalendarExcludingTARGETHolidays</text:p>
          </table:table-cell>
          <table:table-cell table:number-columns-repeated="7"/>
          <table:table-cell table:style-name="ce18" office:value-type="string" calcext:value-type="string">
            <text:p>Object (of type AnalyticModel)</text:p>
          </table:table-cell>
          <table:table-cell table:style-name="ce18"/>
          <table:table-cell table:style-name="ce14" table:number-columns-repeated="2"/>
          <table:table-cell table:number-columns-repeated="1007"/>
        </table:table-row>
        <table:table-row table:style-name="ro5">
          <table:table-cell/>
          <table:table-cell table:formula="of:=INFO.OBBA.OBBA.OBCALL(&quot;quotingConvention &quot;&amp;COLUMN();obLibs&amp;&quot;net.finmath.marketdata.model.volatilities.VolatilitySurface$QuotingConvention&quot;;&quot;valueOf&quot;;INFO.OBBA.OBBA.OBMAKE(&quot;&quot;;&quot;String&quot;;[.C10]))" office:value-type="string" office:string-value="quotingConvention 2 &#10;[2893]" calcext:value-type="string">
            <text:p>quotingConvention 2 </text:p>
            <text:p>[2893]</text:p>
          </table:table-cell>
          <table:table-cell table:style-name="ce25" office:value-type="string" calcext:value-type="string">
            <text:p>VOLATILITYLOGNORMAL</text:p>
          </table:table-cell>
          <table:table-cell/>
          <table:table-cell office:value-type="string" calcext:value-type="string">
            <text:p>start</text:p>
          </table:table-cell>
          <table:table-cell table:style-name="ce37" office:value-type="date" office:date-value="2012-01-12" calcext:value-type="date">
            <text:p>12.01.12</text:p>
          </table:table-cell>
          <table:table-cell table:number-columns-repeated="7"/>
          <table:table-cell table:style-name="ce34" table:formula="of:=INFO.OBBA.OBBA.OBCALL(&quot;modelWithVolSurface&quot;;[.N7];&quot;addVolatilitySurface&quot;;[.B14])" office:value-type="string" office:string-value="modelWithVolSurface &#10;[3361]" calcext:value-type="string">
            <text:p>modelWithVolSurface </text:p>
            <text:p>[3361]</text:p>
          </table:table-cell>
          <table:table-cell/>
          <table:table-cell table:style-name="ce14" table:number-columns-repeated="2"/>
          <table:table-cell table:number-columns-repeated="1007"/>
        </table:table-row>
        <table:table-row table:style-name="ro5">
          <table:table-cell/>
          <table:table-cell office:value-type="string" calcext:value-type="string">
            <text:p>Discount Curve</text:p>
          </table:table-cell>
          <table:table-cell table:style-name="ce14" table:formula="of:=['Curves Definition'.B28]" office:value-type="string" office:string-value="curveObject-discount-EUR-OIS-curveDef &#10;[3189]" calcext:value-type="string">
            <text:p>curveObject-discount-EUR-OIS-curveDef </text:p>
            <text:p>[3189]</text:p>
          </table:table-cell>
          <table:table-cell/>
          <table:table-cell office:value-type="string" calcext:value-type="string">
            <text:p>end</text:p>
          </table:table-cell>
          <table:table-cell table:style-name="ce37" office:value-type="date" office:date-value="2022-01-12" calcext:value-type="date">
            <text:p>12.01.22</text:p>
          </table:table-cell>
          <table:table-cell table:number-columns-repeated="21"/>
          <table:table-cell table:style-name="ce45" office:value-type="string" calcext:value-type="string">
            <text:p>quoting convention: </text:p>
          </table:table-cell>
          <table:table-cell table:style-name="ce25" office:value-type="string" calcext:value-type="string">
            <text:p>VOLATILITYLOGNORMAL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4"/>
          <table:table-cell/>
          <table:table-cell office:value-type="string" calcext:value-type="string">
            <text:p>frequency</text:p>
          </table:table-cell>
          <table:table-cell table:style-name="ce35" office:value-type="string" calcext:value-type="string">
            <text:p>quarterly</text:p>
          </table:table-cell>
          <table:table-cell table:number-columns-repeated="22"/>
          <table:table-cell table:style-name="ce21" table:formula="of:=INFO.OBBA.OBBA.OBCALL(&quot;quotingConventionResult &quot;&amp;COLUMN();obLibs&amp;&quot;net.finmath.marketdata.model.volatilities.VolatilitySurface$QuotingConvention&quot;;&quot;valueOf&quot;;INFO.OBBA.OBBA.OBMAKE(&quot;&quot;;&quot;String&quot;;[.AC11]))" office:value-type="string" office:string-value="quotingConventionResult 29 &#10;[3148]" calcext:value-type="string">
            <text:p>quotingConventionResult 29 </text:p>
            <text:p>[3148]</text:p>
          </table:table-cell>
          <table:table-cell table:number-columns-repeated="995"/>
        </table:table-row>
        <table:table-row table:style-name="ro5">
          <table:table-cell/>
          <table:table-cell table:style-name="ce18" office:value-type="string" calcext:value-type="string">
            <text:p>Object (of type VolatilitySurface)</text:p>
          </table:table-cell>
          <table:table-cell table:style-name="ce18"/>
          <table:table-cell/>
          <table:table-cell office:value-type="string" calcext:value-type="string">
            <text:p>dcc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capletVolatility&quot;;obLibs&amp;&quot;net.finmath.marketdata.model.volatilities.CapletVolatilities&quot;;INFO.OBBA.OBBA.OBMAKE(&quot;&quot;;&quot;String&quot;;[.C7]);[.B8];[.C9];INFO.OBBA.OBBA.OBMAKE(&quot;&quot;;&quot;double[]&quot;;[.B34:.B60]);INFO.OBBA.OBBA.OBMAKE(&quot;&quot;;&quot;double[]&quot;;[.C34:.C60]);INFO.OBBA.OBBA.OBMAKE(&quot;&quot;;&quot;double[]&quot;;[.D34:.D60]);[.B10];[.C11])" office:value-type="string" office:string-value="capletVolatility &#10;[3210]" calcext:value-type="string">
            <text:p>capletVolatility </text:p>
            <text:p>[3210]</text:p>
          </table:table-cell>
          <table:table-cell table:style-name="ce14"/>
          <table:table-cell/>
          <table:table-cell office:value-type="string" calcext:value-type="string">
            <text:p>bdc</text:p>
          </table:table-cell>
          <table:table-cell table:style-name="ce35" office:value-type="string" calcext:value-type="string">
            <text:p>following</text:p>
          </table:table-cell>
          <table:table-cell table:number-columns-repeated="8"/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maturity</text:p>
          </table:table-cell>
          <table:table-cell table:style-name="ce23" office:value-type="string" calcext:value-type="string">
            <text:p>frequency</text:p>
          </table:table-cell>
          <table:table-cell table:style-name="ce23" office:value-type="string" calcext:value-type="string">
            <text:p>daycounting</text:p>
          </table:table-cell>
          <table:table-cell table:style-name="ce23" office:value-type="string" calcext:value-type="string">
            <text:p>bus. day adj.</text:p>
          </table:table-cell>
          <table:table-cell table:style-name="ce23" office:value-type="string" calcext:value-type="string">
            <text:p>fixing offset</text:p>
          </table:table-cell>
          <table:table-cell table:style-name="ce23" office:value-type="string" calcext:value-type="string">
            <text:p>pay offset</text:p>
          </table:table-cell>
          <table:table-cell table:style-name="ce42" office:value-type="string" calcext:value-type="string">
            <text:p>forward curve</text:p>
          </table:table-cell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isStrikeMoneyness</text:p>
          </table:table-cell>
          <table:table-cell table:style-name="ce42" office:value-type="string" calcext:value-type="string">
            <text:p>discount curve</text:p>
          </table:table-cell>
          <table:table-cell office:value-type="string" calcext:value-type="string">
            <text:p>volatilty surface</text:p>
          </table:table-cell>
          <table:table-cell/>
          <table:table-cell table:style-name="ce32" office:value-type="string" calcext:value-type="string">
            <text:p>value</text:p>
          </table:table-cell>
          <table:table-cell office:value-type="string" calcext:value-type="string">
            <text:p>implied volatility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string" calcext:value-type="string">
            <text:p>fixing offset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&quot;LocalDate&quot;;[.O15]);INFO.OBBA.OBBA.OBMAKE(&quot;&quot;;&quot;LocalDate&quot;;[.P15]);INFO.OBBA.OBBA.OBMAKE(&quot;&quot;;&quot;String&quot;;[.Q15]);INFO.OBBA.OBBA.OBMAKE(&quot;&quot;;&quot;String&quot;;[.R15]);[.$E$8];INFO.OBBA.OBBA.OBMAKE(&quot;&quot;;&quot;String&quot;;[.S15]);[.$E$9];INFO.OBBA.OBBA.OBMAKE(&quot;&quot;;&quot;int&quot;;[.T15]);INFO.OBBA.OBBA.OBMAKE(&quot;&quot;;&quot;int&quot;;[.U15]));INFO.OBBA.OBBA.OBMAKE(&quot;&quot;;&quot;String&quot;;[.V15]);INFO.OBBA.OBBA.OBMAKE(&quot;&quot;;&quot;double&quot;;[.W15]);INFO.OBBA.OBBA.OBMAKE(&quot;&quot;;&quot;boolean&quot;;[.X15]);INFO.OBBA.OBBA.OBMAKE(&quot;&quot;;&quot;String&quot;;[.Y15]);INFO.OBBA.OBBA.OBMAKE(&quot;&quot;;&quot;String&quot;;[.Z15]))" office:value-type="string" office:string-value="cap-15 &#10;[3090]" calcext:value-type="string">
            <text:p>cap-15 </text:p>
            <text:p>[3090]</text:p>
          </table:table-cell>
          <table:table-cell table:style-name="ce37" office:value-type="date" office:date-value="2012-03-12" calcext:value-type="date">
            <text:p>12.03.12</text:p>
          </table:table-cell>
          <table:table-cell table:style-name="ce37" office:value-type="date" office:date-value="2012-06-12" calcext:value-type="date">
            <text:p>12.06.12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4" table:formula="of:=TRUE()" office:value-type="boolean" office:boolean-value="true" calcext:value-type="boolean">
            <text:p>WAHR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5];&quot;getValue&quot;;[.$N$10]))" office:value-type="percentage" office:value="0.0000827525289628695" calcext:value-type="percentage">
            <text:p>0,008%</text:p>
          </table:table-cell>
          <table:table-cell table:style-name="ce40" table:formula="of:=INFO.OBBA.OBBA.OBGET(INFO.OBBA.OBBA.OBCALL(&quot;&quot;;[.N15];&quot;getImpliedVolatility&quot;;INFO.OBBA.OBBA.OBMAKE(&quot;&quot;;&quot;double&quot;;0);[.$N$10];[.$AC$12]))" office:value-type="percentage" office:value="0.7" calcext:value-type="percentage">
            <text:p>70,000%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string" calcext:value-type="string">
            <text:p>payment offset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&quot;LocalDate&quot;;[.O16]);INFO.OBBA.OBBA.OBMAKE(&quot;&quot;;&quot;LocalDate&quot;;[.P16]);INFO.OBBA.OBBA.OBMAKE(&quot;&quot;;&quot;String&quot;;[.Q16]);INFO.OBBA.OBBA.OBMAKE(&quot;&quot;;&quot;String&quot;;[.R16]);[.$E$8];INFO.OBBA.OBBA.OBMAKE(&quot;&quot;;&quot;String&quot;;[.S16]);[.$E$9];INFO.OBBA.OBBA.OBMAKE(&quot;&quot;;&quot;int&quot;;[.T16]);INFO.OBBA.OBBA.OBMAKE(&quot;&quot;;&quot;int&quot;;[.U16]));INFO.OBBA.OBBA.OBMAKE(&quot;&quot;;&quot;String&quot;;[.V16]);INFO.OBBA.OBBA.OBMAKE(&quot;&quot;;&quot;double&quot;;[.W16]);INFO.OBBA.OBBA.OBMAKE(&quot;&quot;;&quot;boolean&quot;;[.X16]);INFO.OBBA.OBBA.OBMAKE(&quot;&quot;;&quot;String&quot;;[.Y16]);INFO.OBBA.OBBA.OBMAKE(&quot;&quot;;&quot;String&quot;;[.Z16]))" office:value-type="string" office:string-value="cap-16 &#10;[3104]" calcext:value-type="string">
            <text:p>cap-16 </text:p>
            <text:p>[3104]</text:p>
          </table:table-cell>
          <table:table-cell table:style-name="ce37" office:value-type="date" office:date-value="2012-02-12" calcext:value-type="date">
            <text:p>12.02.12</text:p>
          </table:table-cell>
          <table:table-cell table:style-name="ce37" office:value-type="date" office:date-value="2013-02-12" calcext:value-type="date">
            <text:p>12.02.13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4" table:formula="of:=TRUE()" office:value-type="boolean" office:boolean-value="true" calcext:value-type="boolean">
            <text:p>WAHR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6];&quot;getValue&quot;;[.$N$10]))" office:value-type="percentage" office:value="0.000497086089180296" calcext:value-type="percentage">
            <text:p>0,050%</text:p>
          </table:table-cell>
          <table:table-cell table:style-name="ce40" table:formula="of:=INFO.OBBA.OBBA.OBGET(INFO.OBBA.OBBA.OBCALL(&quot;&quot;;[.N16];&quot;getImpliedVolatility&quot;;INFO.OBBA.OBBA.OBMAKE(&quot;&quot;;&quot;double&quot;;0);[.$N$10];[.$AC$12]))" office:value-type="percentage" office:value="0.53195696496019" calcext:value-type="percentage">
            <text:p>53,196%</text:p>
          </table:table-cell>
          <table:table-cell table:number-columns-repeated="995"/>
        </table:table-row>
        <table:table-row table:style-name="ro5">
          <table:table-cell table:number-columns-repeated="5"/>
          <table:table-cell table:style-name="ce14"/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&quot;LocalDate&quot;;[.O17]);INFO.OBBA.OBBA.OBMAKE(&quot;&quot;;&quot;LocalDate&quot;;[.P17]);INFO.OBBA.OBBA.OBMAKE(&quot;&quot;;&quot;String&quot;;[.Q17]);INFO.OBBA.OBBA.OBMAKE(&quot;&quot;;&quot;String&quot;;[.R17]);[.$E$8];INFO.OBBA.OBBA.OBMAKE(&quot;&quot;;&quot;String&quot;;[.S17]);[.$E$9];INFO.OBBA.OBBA.OBMAKE(&quot;&quot;;&quot;int&quot;;[.T17]);INFO.OBBA.OBBA.OBMAKE(&quot;&quot;;&quot;int&quot;;[.U17]));INFO.OBBA.OBBA.OBMAKE(&quot;&quot;;&quot;String&quot;;[.V17]);INFO.OBBA.OBBA.OBMAKE(&quot;&quot;;&quot;double&quot;;[.W17]);INFO.OBBA.OBBA.OBMAKE(&quot;&quot;;&quot;boolean&quot;;[.X17]);INFO.OBBA.OBBA.OBMAKE(&quot;&quot;;&quot;String&quot;;[.Y17]);INFO.OBBA.OBBA.OBMAKE(&quot;&quot;;&quot;String&quot;;[.Z17]))" office:value-type="string" office:string-value="cap-17 &#10;[3118]" calcext:value-type="string">
            <text:p>cap-17 </text:p>
            <text:p>[3118]</text:p>
          </table:table-cell>
          <table:table-cell table:style-name="ce37" office:value-type="date" office:date-value="2012-01-12" calcext:value-type="date">
            <text:p>12.01.12</text:p>
          </table:table-cell>
          <table:table-cell table:style-name="ce37" office:value-type="date" office:date-value="2014-01-12" calcext:value-type="date">
            <text:p>12.01.14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4" table:formula="of:=TRUE()" office:value-type="boolean" office:boolean-value="true" calcext:value-type="boolean">
            <text:p>WAHR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7];&quot;getValue&quot;;[.$N$10]))" office:value-type="percentage" office:value="0.00133169614825809" calcext:value-type="percentage">
            <text:p>0,133%</text:p>
          </table:table-cell>
          <table:table-cell table:style-name="ce40" table:formula="of:=INFO.OBBA.OBBA.OBGET(INFO.OBBA.OBBA.OBCALL(&quot;&quot;;[.N17];&quot;getImpliedVolatility&quot;;INFO.OBBA.OBBA.OBMAKE(&quot;&quot;;&quot;double&quot;;0);[.$N$10];[.$AC$12]))" office:value-type="percentage" office:value="0.375244720850359" calcext:value-type="percentage">
            <text:p>37,524%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14"/>
          <table:table-cell table:style-name="ce18" office:value-type="string" calcext:value-type="string">
            <text:p>Object (of type Schedule)</text:p>
          </table:table-cell>
          <table:table-cell table:style-name="ce18"/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&quot;LocalDate&quot;;[.O18]);INFO.OBBA.OBBA.OBMAKE(&quot;&quot;;&quot;LocalDate&quot;;[.P18]);INFO.OBBA.OBBA.OBMAKE(&quot;&quot;;&quot;String&quot;;[.Q18]);INFO.OBBA.OBBA.OBMAKE(&quot;&quot;;&quot;String&quot;;[.R18]);[.$E$8];INFO.OBBA.OBBA.OBMAKE(&quot;&quot;;&quot;String&quot;;[.S18]);[.$E$9];INFO.OBBA.OBBA.OBMAKE(&quot;&quot;;&quot;int&quot;;[.T18]);INFO.OBBA.OBBA.OBMAKE(&quot;&quot;;&quot;int&quot;;[.U18]));INFO.OBBA.OBBA.OBMAKE(&quot;&quot;;&quot;String&quot;;[.V18]);INFO.OBBA.OBBA.OBMAKE(&quot;&quot;;&quot;double&quot;;[.W18]);INFO.OBBA.OBBA.OBMAKE(&quot;&quot;;&quot;boolean&quot;;[.X18]);INFO.OBBA.OBBA.OBMAKE(&quot;&quot;;&quot;String&quot;;[.Y18]);INFO.OBBA.OBBA.OBMAKE(&quot;&quot;;&quot;String&quot;;[.Z18]))" office:value-type="string" office:string-value="cap-18 &#10;[3132]" calcext:value-type="string">
            <text:p>cap-18 </text:p>
            <text:p>[3132]</text:p>
          </table:table-cell>
          <table:table-cell table:style-name="ce37" office:value-type="date" office:date-value="2012-01-12" calcext:value-type="date">
            <text:p>12.01.12</text:p>
          </table:table-cell>
          <table:table-cell table:style-name="ce37" office:value-type="date" office:date-value="2015-01-12" calcext:value-type="date">
            <text:p>12.01.15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4" table:formula="of:=TRUE()" office:value-type="boolean" office:boolean-value="true" calcext:value-type="boolean">
            <text:p>WAHR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8];&quot;getValue&quot;;[.$N$10]))" office:value-type="percentage" office:value="0.00269496631306311" calcext:value-type="percentage">
            <text:p>0,269%</text:p>
          </table:table-cell>
          <table:table-cell table:style-name="ce40" table:formula="of:=INFO.OBBA.OBBA.OBGET(INFO.OBBA.OBBA.OBCALL(&quot;&quot;;[.N18];&quot;getImpliedVolatility&quot;;INFO.OBBA.OBBA.OBMAKE(&quot;&quot;;&quot;double&quot;;0);[.$N$10];[.$AC$12]))" office:value-type="percentage" office:value="0.28357866512318" calcext:value-type="percentage">
            <text:p>28,358%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14"/>
          <table:table-cell table:style-name="ce19" table:formula="of:=INFO.OBBA.OBBA.OBCALL(&quot;schedule&quot;;obLibs&amp;&quot;net.finmath.time.ScheduleGenerator&quot;;&quot;createScheduleFromConventions&quot;;[.$E$7];INFO.OBBA.OBBA.OBMAKE(&quot;&quot;;&quot;LocalDate&quot;;[.F10]);INFO.OBBA.OBBA.OBMAKE(&quot;&quot;;&quot;LocalDate&quot;;[.F11]);INFO.OBBA.OBBA.OBMAKE(&quot;&quot;;&quot;String&quot;;[.F12]);INFO.OBBA.OBBA.OBMAKE(&quot;&quot;;&quot;String&quot;;[.F13]);[.$E$8];INFO.OBBA.OBBA.OBMAKE(&quot;&quot;;&quot;String&quot;;[.F14]);[.$E$9];INFO.OBBA.OBBA.OBMAKE(&quot;&quot;;&quot;int&quot;;[.F15]);INFO.OBBA.OBBA.OBMAKE(&quot;&quot;;&quot;int&quot;;[.F16]))" office:value-type="string" office:string-value="schedule &#10;[2906]" calcext:value-type="string">
            <text:p>schedule </text:p>
            <text:p>[2906]</text:p>
          </table:table-cell>
          <table:table-cell table:style-name="ce14"/>
          <table:table-cell table:number-columns-repeated="2"/>
          <table:table-cell table:style-name="ce21"/>
          <table:table-cell/>
          <table:table-cell table:style-name="ce21"/>
          <table:table-cell table:number-columns-repeated="2"/>
          <table:table-cell table:style-name="ce41" table:formula="of:=INFO.OBBA.OBBA.OBMAKE(&quot;cap-&quot;&amp;ROW();obLibs&amp;&quot;net.finmath.marketdata.products.Cap&quot;;INFO.OBBA.OBBA.OBCALL(&quot;&quot;;obLibs&amp;&quot;net.finmath.time.ScheduleGenerator&quot;;&quot;createScheduleFromConventions&quot;;[.$E$7];INFO.OBBA.OBBA.OBMAKE(&quot;&quot;;&quot;LocalDate&quot;;[.O19]);INFO.OBBA.OBBA.OBMAKE(&quot;&quot;;&quot;LocalDate&quot;;[.P19]);INFO.OBBA.OBBA.OBMAKE(&quot;&quot;;&quot;String&quot;;[.Q19]);INFO.OBBA.OBBA.OBMAKE(&quot;&quot;;&quot;String&quot;;[.R19]);[.$E$8];INFO.OBBA.OBBA.OBMAKE(&quot;&quot;;&quot;String&quot;;[.S19]);[.$E$9];INFO.OBBA.OBBA.OBMAKE(&quot;&quot;;&quot;int&quot;;[.T19]);INFO.OBBA.OBBA.OBMAKE(&quot;&quot;;&quot;int&quot;;[.U19]));INFO.OBBA.OBBA.OBMAKE(&quot;&quot;;&quot;String&quot;;[.V19]);INFO.OBBA.OBBA.OBMAKE(&quot;&quot;;&quot;double&quot;;[.W19]);INFO.OBBA.OBBA.OBMAKE(&quot;&quot;;&quot;boolean&quot;;[.X19]);INFO.OBBA.OBBA.OBMAKE(&quot;&quot;;&quot;String&quot;;[.Y19]);INFO.OBBA.OBBA.OBMAKE(&quot;&quot;;&quot;String&quot;;[.Z19]))" office:value-type="string" office:string-value="cap-19 &#10;[3146]" calcext:value-type="string">
            <text:p>cap-19 </text:p>
            <text:p>[3146]</text:p>
          </table:table-cell>
          <table:table-cell table:style-name="ce37" office:value-type="date" office:date-value="2012-01-12" calcext:value-type="date">
            <text:p>12.01.12</text:p>
          </table:table-cell>
          <table:table-cell table:style-name="ce37" office:value-type="date" office:date-value="2016-01-12" calcext:value-type="date">
            <text:p>12.01.16</text:p>
          </table:table-cell>
          <table:table-cell table:style-name="ce35" office:value-type="string" calcext:value-type="string">
            <text:p>quarterly</text:p>
          </table:table-cell>
          <table:table-cell table:style-name="ce35" table:formula="of:=&quot;act/365&quot;" office:value-type="string" office:string-value="act/365" calcext:value-type="string">
            <text:p>act/365</text:p>
          </table:table-cell>
          <table:table-cell table:style-name="ce35" office:value-type="string" calcext:value-type="string">
            <text:p>following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string" calcext:value-type="string">
            <text:p>forward-EUR-3M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4" table:formula="of:=TRUE()" office:value-type="boolean" office:boolean-value="true" calcext:value-type="boolean">
            <text:p>WAHR</text:p>
          </table:table-cell>
          <table:table-cell table:style-name="ce36" office:value-type="string" calcext:value-type="string">
            <text:p>discount-EUR-OIS</text:p>
          </table:table-cell>
          <table:table-cell table:style-name="ce44" table:formula="of:=[.$C$7]" office:value-type="string" office:string-value="capletVol" calcext:value-type="string">
            <text:p>capletVol</text:p>
          </table:table-cell>
          <table:table-cell/>
          <table:table-cell table:style-name="ce40" table:formula="of:=INFO.OBBA.OBBA.OBGET(INFO.OBBA.OBBA.OBCALL(&quot;&quot;;[.N19];&quot;getValue&quot;;[.$N$10]))" office:value-type="percentage" office:value="0.00591267761614396" calcext:value-type="percentage">
            <text:p>0,591%</text:p>
          </table:table-cell>
          <table:table-cell table:style-name="ce40" table:formula="of:=INFO.OBBA.OBBA.OBGET(INFO.OBBA.OBBA.OBCALL(&quot;&quot;;[.N19];&quot;getImpliedVolatility&quot;;INFO.OBBA.OBBA.OBMAKE(&quot;&quot;;&quot;double&quot;;0);[.$N$10];[.$AC$12]))" office:value-type="percentage" office:value="0.23546027831091" calcext:value-type="percentage">
            <text:p>23,546%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14"/>
          <table:table-cell table:number-columns-repeated="4"/>
          <table:table-cell table:style-name="ce21"/>
          <table:table-cell/>
          <table:table-cell table:style-name="ce21"/>
          <table:table-cell table:number-columns-repeated="1013"/>
        </table:table-row>
        <table:table-row table:style-name="ro5" table:number-rows-repeated="5">
          <table:table-cell table:number-columns-repeated="8"/>
          <table:table-cell table:style-name="ce21"/>
          <table:table-cell/>
          <table:table-cell table:style-name="ce21"/>
          <table:table-cell table:number-columns-repeated="1013"/>
        </table:table-row>
        <table:table-row table:style-name="ro5">
          <table:table-cell/>
          <table:table-cell table:style-name="ce33" office:value-type="string" calcext:value-type="string">
            <text:p>Input data (volatility surface)</text:p>
          </table:table-cell>
          <table:table-cell table:style-name="ce33" table:number-columns-repeated="2"/>
          <table:table-cell table:number-columns-repeated="4"/>
          <table:table-cell table:style-name="ce33" office:value-type="string" calcext:value-type="string">
            <text:p>Converting to other quoting convention</text:p>
          </table:table-cell>
          <table:table-cell table:style-name="ce33" table:number-columns-repeated="2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3"/>
          <table:table-cell table:style-name="ce31" office:value-type="string" calcext:value-type="string">
            <text:p>Notes:</text:p>
          </table:table-cell>
          <table:table-cell table:number-columns-repeated="1010"/>
        </table:table-row>
        <table:table-row table:style-name="ro5">
          <table:table-cell table:number-columns-repeated="8"/>
          <table:table-cell table:style-name="ce25" office:value-type="string" calcext:value-type="string">
            <text:p>VOLATILITYNORMAL</text:p>
          </table:table-cell>
          <table:table-cell/>
          <table:table-cell table:style-name="ce25" office:value-type="string" calcext:value-type="string">
            <text:p>PRICE</text:p>
          </table:table-cell>
          <table:table-cell table:number-columns-repeated="2"/>
          <table:table-cell table:style-name="ce31" office:value-type="string" calcext:value-type="string">
            <text:p>Note that a flat implied lognormal caplet vol is not the same as a flat implied normal caplet vol.</text:p>
          </table:table-cell>
          <table:table-cell table:number-columns-repeated="1010"/>
        </table:table-row>
        <table:table-row table:style-name="ro5">
          <table:table-cell table:number-columns-repeated="8"/>
          <table:table-cell table:style-name="ce21" table:formula="of:=INFO.OBBA.OBBA.OBCALL(&quot;quotingConventionResult &quot;&amp;COLUMN();obLibs&amp;&quot;net.finmath.marketdata.model.volatilities.VolatilitySurface$QuotingConvention&quot;;&quot;valueOf&quot;;INFO.OBBA.OBBA.OBMAKE(&quot;&quot;;&quot;String&quot;;[.I29]))" office:value-type="string" office:string-value="quotingConventionResult 9 &#10;[2976]" calcext:value-type="string">
            <text:p>quotingConventionResult 9 </text:p>
            <text:p>[2976]</text:p>
          </table:table-cell>
          <table:table-cell/>
          <table:table-cell table:style-name="ce21" table:formula="of:=INFO.OBBA.OBBA.OBCALL(&quot;quotingConventionResult &quot;&amp;COLUMN();obLibs&amp;&quot;net.finmath.marketdata.model.volatilities.VolatilitySurface$QuotingConvention&quot;;&quot;valueOf&quot;;INFO.OBBA.OBBA.OBMAKE(&quot;&quot;;&quot;String&quot;;[.K29]))" office:value-type="string" office:string-value="quotingConventionResult 11 &#10;[3024]" calcext:value-type="string">
            <text:p>quotingConventionResult 11 </text:p>
            <text:p>[3024]</text:p>
          </table:table-cell>
          <table:table-cell table:number-columns-repeated="2"/>
          <table:table-cell table:style-name="ce31" office:value-type="string" calcext:value-type="string">
            <text:p>Hence, cap implied lognormal vol will differ in the two situations even though caplet prices are identical.</text:p>
          </table:table-cell>
          <table:table-cell table:number-columns-repeated="1010"/>
        </table:table-row>
        <table:table-row table:style-name="ro5">
          <table:table-cell/>
          <table:table-cell table:style-name="ce14" table:number-columns-repeated="2"/>
          <table:table-cell table:number-columns-repeated="5"/>
          <table:table-cell table:style-name="ce21"/>
          <table:table-cell/>
          <table:table-cell table:style-name="ce21"/>
          <table:table-cell table:number-columns-repeated="2"/>
          <table:table-cell table:style-name="ce31" office:value-type="string" calcext:value-type="string">
            <text:p>This is due to caps having a different ATM strike than caplets.</text:p>
          </table:table-cell>
          <table:table-cell table:number-columns-repeated="1010"/>
        </table:table-row>
        <table:table-row table:style-name="ro5">
          <table:table-cell table:number-columns-repeated="8"/>
          <table:table-cell table:style-name="ce21"/>
          <table:table-cell/>
          <table:table-cell table:style-name="ce21"/>
          <table:table-cell table:number-columns-repeated="1013"/>
        </table:table-row>
        <table:table-row table:style-name="ro5">
          <table:table-cell/>
          <table:table-cell table:style-name="ce23" office:value-type="string" calcext:value-type="string">
            <text:p>maturity</text:p>
          </table:table-cell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value</text:p>
          </table:table-cell>
          <table:table-cell table:number-columns-repeated="4"/>
          <table:table-cell table:style-name="ce23" office:value-type="string" calcext:value-type="string">
            <text:p>value</text:p>
          </table:table-cell>
          <table:table-cell table:style-name="ce32"/>
          <table:table-cell table:style-name="ce23" office:value-type="string" calcext:value-type="string">
            <text:p>value</text:p>
          </table:table-cell>
          <table:table-cell table:number-columns-repeated="1013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INFO.OBBA.OBBA.OBGET(INFO.OBBA.OBBA.OBCALL(&quot;&quot;;[.$E$19];&quot;getFixing&quot;;INFO.OBBA.OBBA.OBMAKE(&quot;&quot;;&quot;int&quot;;[.A34])))" office:value-type="float" office:value="0.00547945205479452" calcext:value-type="float">
            <text:p>0,005479452054795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7" calcext:value-type="percentage">
            <text:p>7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4]);INFO.OBBA.OBBA.OBMAKE(&quot;&quot;;&quot;double&quot;;[.$C34]);[.I$30]))" office:value-type="percentage" office:value="0.00160769279269806" calcext:value-type="percentage">
            <text:p>0,16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4]);INFO.OBBA.OBBA.OBMAKE(&quot;&quot;;&quot;double&quot;;[.$C34]);[.K$30]))" office:value-type="percentage" office:value="0.000155039805435761" calcext:value-type="percentage">
            <text:p>0,016%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NFO.OBBA.OBBA.OBGET(INFO.OBBA.OBBA.OBCALL(&quot;&quot;;[.$E$19];&quot;getFixing&quot;;INFO.OBBA.OBBA.OBMAKE(&quot;&quot;;&quot;int&quot;;[.A35])))" office:value-type="float" office:value="0.254794520547945" calcext:value-type="float">
            <text:p>0,254794520547945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7" calcext:value-type="percentage">
            <text:p>7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5]);INFO.OBBA.OBBA.OBMAKE(&quot;&quot;;&quot;double&quot;;[.$C35]);[.I$30]))" office:value-type="percentage" office:value="0.00171372988656638" calcext:value-type="percentage">
            <text:p>0,17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5]);INFO.OBBA.OBBA.OBMAKE(&quot;&quot;;&quot;double&quot;;[.$C35]);[.K$30]))" office:value-type="percentage" office:value="0.000259792084194246" calcext:value-type="percentage">
            <text:p>0,026%</text:p>
          </table:table-cell>
          <table:table-cell table:number-columns-repeated="1013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NFO.OBBA.OBBA.OBGET(INFO.OBBA.OBBA.OBCALL(&quot;&quot;;[.$E$19];&quot;getFixing&quot;;INFO.OBBA.OBBA.OBMAKE(&quot;&quot;;&quot;int&quot;;[.A36])))" office:value-type="float" office:value="0.504109589041096" calcext:value-type="float">
            <text:p>0,504109589041096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7" calcext:value-type="percentage">
            <text:p>7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6]);INFO.OBBA.OBBA.OBMAKE(&quot;&quot;;&quot;double&quot;;[.$C36]);[.I$30]))" office:value-type="percentage" office:value="0.00181443881058325" calcext:value-type="percentage">
            <text:p>0,1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6]);INFO.OBBA.OBBA.OBMAKE(&quot;&quot;;&quot;double&quot;;[.$C36]);[.K$30]))" office:value-type="percentage" office:value="0.000365528573070474" calcext:value-type="percentage">
            <text:p>0,037%</text:p>
          </table:table-cell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NFO.OBBA.OBBA.OBGET(INFO.OBBA.OBBA.OBCALL(&quot;&quot;;[.$E$19];&quot;getFixing&quot;;INFO.OBBA.OBBA.OBMAKE(&quot;&quot;;&quot;int&quot;;[.A37])))" office:value-type="float" office:value="0.756164383561644" calcext:value-type="float">
            <text:p>0,75616438356164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7" calcext:value-type="percentage">
            <text:p>7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7]);INFO.OBBA.OBBA.OBMAKE(&quot;&quot;;&quot;double&quot;;[.$C37]);[.I$30]))" office:value-type="percentage" office:value="0.00191160644796541" calcext:value-type="percentage">
            <text:p>0,1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7]);INFO.OBBA.OBBA.OBMAKE(&quot;&quot;;&quot;double&quot;;[.$C37]);[.K$30]))" office:value-type="percentage" office:value="0.000476734173290348" calcext:value-type="percentage">
            <text:p>0,048%</text:p>
          </table:table-cell>
          <table:table-cell table:number-columns-repeated="1013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NFO.OBBA.OBBA.OBGET(INFO.OBBA.OBBA.OBCALL(&quot;&quot;;[.$E$19];&quot;getFixing&quot;;INFO.OBBA.OBBA.OBMAKE(&quot;&quot;;&quot;int&quot;;[.A38])))" office:value-type="float" office:value="1.01369863013699" calcext:value-type="float">
            <text:p>1,0136986301369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5" calcext:value-type="percentage">
            <text:p>25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8]);INFO.OBBA.OBBA.OBMAKE(&quot;&quot;;&quot;double&quot;;[.$C38]);[.I$30]))" office:value-type="percentage" office:value="0.000729550265202076" calcext:value-type="percentage">
            <text:p>0,07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8]);INFO.OBBA.OBBA.OBMAKE(&quot;&quot;;&quot;double&quot;;[.$C38]);[.K$30]))" office:value-type="percentage" office:value="0.000523486665475814" calcext:value-type="percentage">
            <text:p>0,052%</text:p>
          </table:table-cell>
          <table:table-cell table:number-columns-repeated="1013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NFO.OBBA.OBBA.OBGET(INFO.OBBA.OBBA.OBCALL(&quot;&quot;;[.$E$19];&quot;getFixing&quot;;INFO.OBBA.OBBA.OBMAKE(&quot;&quot;;&quot;int&quot;;[.A39])))" office:value-type="float" office:value="1.25479452054795" calcext:value-type="float">
            <text:p>1,25479452054795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5" calcext:value-type="percentage">
            <text:p>25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39]);INFO.OBBA.OBBA.OBMAKE(&quot;&quot;;&quot;double&quot;;[.$C39]);[.I$30]))" office:value-type="percentage" office:value="0.0007638396745147" calcext:value-type="percentage">
            <text:p>0,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39]);INFO.OBBA.OBBA.OBMAKE(&quot;&quot;;&quot;double&quot;;[.$C39]);[.K$30]))" office:value-type="percentage" office:value="0.000611436526055632" calcext:value-type="percentage">
            <text:p>0,061%</text:p>
          </table:table-cell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NFO.OBBA.OBBA.OBGET(INFO.OBBA.OBBA.OBCALL(&quot;&quot;;[.$E$19];&quot;getFixing&quot;;INFO.OBBA.OBBA.OBMAKE(&quot;&quot;;&quot;int&quot;;[.A40])))" office:value-type="float" office:value="1.5041095890411" calcext:value-type="float">
            <text:p>1,5041095890411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5" calcext:value-type="percentage">
            <text:p>25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0]);INFO.OBBA.OBBA.OBMAKE(&quot;&quot;;&quot;double&quot;;[.$C40]);[.I$30]))" office:value-type="percentage" office:value="0.000798419216227324" calcext:value-type="percentage">
            <text:p>0,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0]);INFO.OBBA.OBBA.OBMAKE(&quot;&quot;;&quot;double&quot;;[.$C40]);[.K$30]))" office:value-type="percentage" office:value="0.000725407102920933" calcext:value-type="percentage">
            <text:p>0,073%</text:p>
          </table:table-cell>
          <table:table-cell table:number-columns-repeated="1013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NFO.OBBA.OBBA.OBGET(INFO.OBBA.OBBA.OBCALL(&quot;&quot;;[.$E$19];&quot;getFixing&quot;;INFO.OBBA.OBBA.OBMAKE(&quot;&quot;;&quot;int&quot;;[.A41])))" office:value-type="float" office:value="1.76164383561644" calcext:value-type="float">
            <text:p>1,7616438356164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5" calcext:value-type="percentage">
            <text:p>25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1]);INFO.OBBA.OBBA.OBMAKE(&quot;&quot;;&quot;double&quot;;[.$C41]);[.I$30]))" office:value-type="percentage" office:value="0.000833845688648265" calcext:value-type="percentage">
            <text:p>0,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1]);INFO.OBBA.OBBA.OBMAKE(&quot;&quot;;&quot;double&quot;;[.$C41]);[.K$30]))" office:value-type="percentage" office:value="0.000806136541195741" calcext:value-type="percentage">
            <text:p>0,081%</text:p>
          </table:table-cell>
          <table:table-cell table:number-columns-repeated="1013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NFO.OBBA.OBBA.OBGET(INFO.OBBA.OBBA.OBCALL(&quot;&quot;;[.$E$19];&quot;getFixing&quot;;INFO.OBBA.OBBA.OBMAKE(&quot;&quot;;&quot;int&quot;;[.A42])))" office:value-type="float" office:value="2.01095890410959" calcext:value-type="float">
            <text:p>2,0109589041095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5" calcext:value-type="percentage">
            <text:p>25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2]);INFO.OBBA.OBBA.OBMAKE(&quot;&quot;;&quot;double&quot;;[.$C42]);[.I$30]))" office:value-type="percentage" office:value="0.000881225036063523" calcext:value-type="percentage">
            <text:p>0,0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2]);INFO.OBBA.OBBA.OBMAKE(&quot;&quot;;&quot;double&quot;;[.$C42]);[.K$30]))" office:value-type="percentage" office:value="0.000927200790294761" calcext:value-type="percentage">
            <text:p>0,093%</text:p>
          </table:table-cell>
          <table:table-cell table:number-columns-repeated="1013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NFO.OBBA.OBBA.OBGET(INFO.OBBA.OBBA.OBCALL(&quot;&quot;;[.$E$19];&quot;getFixing&quot;;INFO.OBBA.OBBA.OBMAKE(&quot;&quot;;&quot;int&quot;;[.A43])))" office:value-type="float" office:value="2.26027397260274" calcext:value-type="float">
            <text:p>2,2602739726027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5" calcext:value-type="percentage">
            <text:p>25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3]);INFO.OBBA.OBBA.OBMAKE(&quot;&quot;;&quot;double&quot;;[.$C43]);[.I$30]))" office:value-type="percentage" office:value="0.000927853730379747" calcext:value-type="percentage">
            <text:p>0,0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3]);INFO.OBBA.OBBA.OBMAKE(&quot;&quot;;&quot;double&quot;;[.$C43]);[.K$30]))" office:value-type="percentage" office:value="0.00105813240705327" calcext:value-type="percentage">
            <text:p>0,106%</text:p>
          </table:table-cell>
          <table:table-cell table:number-columns-repeated="1013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NFO.OBBA.OBBA.OBGET(INFO.OBBA.OBBA.OBCALL(&quot;&quot;;[.$E$19];&quot;getFixing&quot;;INFO.OBBA.OBBA.OBMAKE(&quot;&quot;;&quot;int&quot;;[.A44])))" office:value-type="float" office:value="2.50958904109589" calcext:value-type="float">
            <text:p>2,5095890410958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4]);INFO.OBBA.OBBA.OBMAKE(&quot;&quot;;&quot;double&quot;;[.$C44]);[.I$30]))" office:value-type="percentage" office:value="0.000780473905937697" calcext:value-type="percentage">
            <text:p>0,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4]);INFO.OBBA.OBBA.OBMAKE(&quot;&quot;;&quot;double&quot;;[.$C44]);[.K$30]))" office:value-type="percentage" office:value="0.00120154264675958" calcext:value-type="percentage">
            <text:p>0,120%</text:p>
          </table:table-cell>
          <table:table-cell table:number-columns-repeated="1013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NFO.OBBA.OBBA.OBGET(INFO.OBBA.OBBA.OBCALL(&quot;&quot;;[.$E$19];&quot;getFixing&quot;;INFO.OBBA.OBBA.OBMAKE(&quot;&quot;;&quot;int&quot;;[.A45])))" office:value-type="float" office:value="2.75890410958904" calcext:value-type="float">
            <text:p>2,7589041095890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5]);INFO.OBBA.OBBA.OBMAKE(&quot;&quot;;&quot;double&quot;;[.$C45]);[.I$30]))" office:value-type="percentage" office:value="0.000818041235138853" calcext:value-type="percentage">
            <text:p>0,08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5]);INFO.OBBA.OBBA.OBMAKE(&quot;&quot;;&quot;double&quot;;[.$C45]);[.K$30]))" office:value-type="percentage" office:value="0.00133926385040416" calcext:value-type="percentage">
            <text:p>0,134%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INFO.OBBA.OBBA.OBGET(INFO.OBBA.OBBA.OBCALL(&quot;&quot;;[.$E$19];&quot;getFixing&quot;;INFO.OBBA.OBBA.OBMAKE(&quot;&quot;;&quot;int&quot;;[.A46])))" office:value-type="float" office:value="3.00821917808219" calcext:value-type="float">
            <text:p>3,0082191780821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6]);INFO.OBBA.OBBA.OBMAKE(&quot;&quot;;&quot;double&quot;;[.$C46]);[.I$30]))" office:value-type="percentage" office:value="0.000908541430659449" calcext:value-type="percentage">
            <text:p>0,09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6]);INFO.OBBA.OBBA.OBMAKE(&quot;&quot;;&quot;double&quot;;[.$C46]);[.K$30]))" office:value-type="percentage" office:value="0.00166391992052714" calcext:value-type="percentage">
            <text:p>0,166%</text:p>
          </table:table-cell>
          <table:table-cell table:number-columns-repeated="1013"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INFO.OBBA.OBBA.OBGET(INFO.OBBA.OBBA.OBCALL(&quot;&quot;;[.$E$19];&quot;getFixing&quot;;INFO.OBBA.OBBA.OBMAKE(&quot;&quot;;&quot;int&quot;;[.A47])))" office:value-type="float" office:value="3.25753424657534" calcext:value-type="float">
            <text:p>3,2575342465753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7]);INFO.OBBA.OBBA.OBMAKE(&quot;&quot;;&quot;double&quot;;[.$C47]);[.I$30]))" office:value-type="percentage" office:value="0.000996884786728986" calcext:value-type="percentage">
            <text:p>0,10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7]);INFO.OBBA.OBBA.OBMAKE(&quot;&quot;;&quot;double&quot;;[.$C47]);[.K$30]))" office:value-type="percentage" office:value="0.00200779433987459" calcext:value-type="percentage">
            <text:p>0,201%</text:p>
          </table:table-cell>
          <table:table-cell table:number-columns-repeated="1013"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INFO.OBBA.OBBA.OBGET(INFO.OBBA.OBBA.OBCALL(&quot;&quot;;[.$E$19];&quot;getFixing&quot;;INFO.OBBA.OBBA.OBMAKE(&quot;&quot;;&quot;int&quot;;[.A48])))" office:value-type="float" office:value="3.50684931506849" calcext:value-type="float">
            <text:p>3,5068493150684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8]);INFO.OBBA.OBBA.OBMAKE(&quot;&quot;;&quot;double&quot;;[.$C48]);[.I$30]))" office:value-type="percentage" office:value="0.00108208114671201" calcext:value-type="percentage">
            <text:p>0,1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8]);INFO.OBBA.OBBA.OBMAKE(&quot;&quot;;&quot;double&quot;;[.$C48]);[.K$30]))" office:value-type="percentage" office:value="0.00237542158948314" calcext:value-type="percentage">
            <text:p>0,238%</text:p>
          </table:table-cell>
          <table:table-cell table:number-columns-repeated="1013"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INFO.OBBA.OBBA.OBGET(INFO.OBBA.OBBA.OBCALL(&quot;&quot;;[.$E$19];&quot;getFixing&quot;;INFO.OBBA.OBBA.OBMAKE(&quot;&quot;;&quot;int&quot;;[.A49])))" office:value-type="float" office:value="3.75616438356164" calcext:value-type="float">
            <text:p>3,7561643835616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49]);INFO.OBBA.OBBA.OBMAKE(&quot;&quot;;&quot;double&quot;;[.$C49]);[.I$30]))" office:value-type="percentage" office:value="0.00116386718154296" calcext:value-type="percentage">
            <text:p>0,12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49]);INFO.OBBA.OBBA.OBMAKE(&quot;&quot;;&quot;double&quot;;[.$C49]);[.K$30]))" office:value-type="percentage" office:value="0.00271529757120363" calcext:value-type="percentage">
            <text:p>0,272%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INFO.OBBA.OBBA.OBGET(INFO.OBBA.OBBA.OBCALL(&quot;&quot;;[.$E$19];&quot;getFixing&quot;;INFO.OBBA.OBBA.OBMAKE(&quot;&quot;;&quot;int&quot;;[.A50])))" office:value-type="float" office:value="4.00821917808219" calcext:value-type="float">
            <text:p>4,0082191780821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0]);INFO.OBBA.OBBA.OBMAKE(&quot;&quot;;&quot;double&quot;;[.$C50]);[.I$30]))" office:value-type="percentage" office:value="0.00120984118171014" calcext:value-type="percentage">
            <text:p>0,12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0]);INFO.OBBA.OBBA.OBMAKE(&quot;&quot;;&quot;double&quot;;[.$C50]);[.K$30]))" office:value-type="percentage" office:value="0.00287508484787618" calcext:value-type="percentage">
            <text:p>0,288%</text:p>
          </table:table-cell>
          <table:table-cell table:number-columns-repeated="1013"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INFO.OBBA.OBBA.OBGET(INFO.OBBA.OBBA.OBCALL(&quot;&quot;;[.$E$19];&quot;getFixing&quot;;INFO.OBBA.OBBA.OBMAKE(&quot;&quot;;&quot;int&quot;;[.A51])))" office:value-type="float" office:value="4.25753424657534" calcext:value-type="float">
            <text:p>4,2575342465753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1]);INFO.OBBA.OBBA.OBMAKE(&quot;&quot;;&quot;double&quot;;[.$C51]);[.I$30]))" office:value-type="percentage" office:value="0.00125388252909655" calcext:value-type="percentage">
            <text:p>0,13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1]);INFO.OBBA.OBBA.OBMAKE(&quot;&quot;;&quot;double&quot;;[.$C51]);[.K$30]))" office:value-type="percentage" office:value="0.00305695138131661" calcext:value-type="percentage">
            <text:p>0,306%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INFO.OBBA.OBBA.OBGET(INFO.OBBA.OBBA.OBCALL(&quot;&quot;;[.$E$19];&quot;getFixing&quot;;INFO.OBBA.OBBA.OBMAKE(&quot;&quot;;&quot;int&quot;;[.A52])))" office:value-type="float" office:value="4.50684931506849" calcext:value-type="float">
            <text:p>4,5068493150684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2]);INFO.OBBA.OBBA.OBMAKE(&quot;&quot;;&quot;double&quot;;[.$C52]);[.I$30]))" office:value-type="percentage" office:value="0.00129732133635518" calcext:value-type="percentage">
            <text:p>0,13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2]);INFO.OBBA.OBBA.OBMAKE(&quot;&quot;;&quot;double&quot;;[.$C52]);[.K$30]))" office:value-type="percentage" office:value="0.00327214912620599" calcext:value-type="percentage">
            <text:p>0,327%</text:p>
          </table:table-cell>
          <table:table-cell table:number-columns-repeated="1013"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INFO.OBBA.OBBA.OBGET(INFO.OBBA.OBBA.OBCALL(&quot;&quot;;[.$E$19];&quot;getFixing&quot;;INFO.OBBA.OBBA.OBMAKE(&quot;&quot;;&quot;int&quot;;[.A53])))" office:value-type="float" office:value="4.75890410958904" calcext:value-type="float">
            <text:p>4,7589041095890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3]);INFO.OBBA.OBBA.OBMAKE(&quot;&quot;;&quot;double&quot;;[.$C53]);[.I$30]))" office:value-type="percentage" office:value="0.00134142207961588" calcext:value-type="percentage">
            <text:p>0,13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3]);INFO.OBBA.OBBA.OBMAKE(&quot;&quot;;&quot;double&quot;;[.$C53]);[.K$30]))" office:value-type="percentage" office:value="0.003456951022592" calcext:value-type="percentage">
            <text:p>0,346%</text:p>
          </table:table-cell>
          <table:table-cell table:number-columns-repeated="1013"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INFO.OBBA.OBBA.OBGET(INFO.OBBA.OBBA.OBCALL(&quot;&quot;;[.$E$19];&quot;getFixing&quot;;INFO.OBBA.OBBA.OBMAKE(&quot;&quot;;&quot;int&quot;;[.A54])))" office:value-type="float" office:value="5.01095890410959" calcext:value-type="float">
            <text:p>5,0109589041095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4]);INFO.OBBA.OBBA.OBMAKE(&quot;&quot;;&quot;double&quot;;[.$C54]);[.I$30]))" office:value-type="percentage" office:value="0.00140910370276051" calcext:value-type="percentage">
            <text:p>0,14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4]);INFO.OBBA.OBBA.OBMAKE(&quot;&quot;;&quot;double&quot;;[.$C54]);[.K$30]))" office:value-type="percentage" office:value="0.00366658560599757" calcext:value-type="percentage">
            <text:p>0,367%</text:p>
          </table:table-cell>
          <table:table-cell table:number-columns-repeated="1013"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INFO.OBBA.OBBA.OBGET(INFO.OBBA.OBBA.OBCALL(&quot;&quot;;[.$E$19];&quot;getFixing&quot;;INFO.OBBA.OBBA.OBMAKE(&quot;&quot;;&quot;int&quot;;[.A55])))" office:value-type="float" office:value="5.25753424657534" calcext:value-type="float">
            <text:p>5,25753424657534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5]);INFO.OBBA.OBBA.OBMAKE(&quot;&quot;;&quot;double&quot;;[.$C55]);[.I$30]))" office:value-type="percentage" office:value="0.00147488468742649" calcext:value-type="percentage">
            <text:p>0,15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5]);INFO.OBBA.OBBA.OBMAKE(&quot;&quot;;&quot;double&quot;;[.$C55]);[.K$30]))" office:value-type="percentage" office:value="0.00398859530804219" calcext:value-type="percentage">
            <text:p>0,399%</text:p>
          </table:table-cell>
          <table:table-cell table:number-columns-repeated="1013"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INFO.OBBA.OBBA.OBGET(INFO.OBBA.OBBA.OBCALL(&quot;&quot;;[.$E$19];&quot;getFixing&quot;;INFO.OBBA.OBBA.OBMAKE(&quot;&quot;;&quot;int&quot;;[.A56])))" office:value-type="float" office:value="5.50684931506849" calcext:value-type="float">
            <text:p>5,50684931506849</text:p>
          </table:table-cell>
          <table:table-cell table:style-name="ce29" office:value-type="percentage" office:value="0.002" calcext:value-type="percentage">
            <text:p>0,2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6]);INFO.OBBA.OBBA.OBMAKE(&quot;&quot;;&quot;double&quot;;[.$C56]);[.I$30]))" office:value-type="percentage" office:value="0.00154032749987766" calcext:value-type="percentage">
            <text:p>0,15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6]);INFO.OBBA.OBBA.OBMAKE(&quot;&quot;;&quot;double&quot;;[.$C56]);[.K$30]))" office:value-type="percentage" office:value="0.00431660837570987" calcext:value-type="percentage">
            <text:p>0,432%</text:p>
          </table:table-cell>
          <table:table-cell table:number-columns-repeated="1013"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INFO.OBBA.OBBA.OBGET(INFO.OBBA.OBBA.OBCALL(&quot;&quot;;[.$E$19];&quot;getFixing&quot;;INFO.OBBA.OBBA.OBMAKE(&quot;&quot;;&quot;int&quot;;[.A57])))" office:value-type="float" office:value="5.75890410958904" calcext:value-type="float">
            <text:p>5,75890410958904</text:p>
          </table:table-cell>
          <table:table-cell table:style-name="ce29" office:value-type="percentage" office:value="0.004" calcext:value-type="percentage">
            <text:p>0,4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7]);INFO.OBBA.OBBA.OBMAKE(&quot;&quot;;&quot;double&quot;;[.$C57]);[.I$30]))" office:value-type="percentage" office:value="0.00203449896982186" calcext:value-type="percentage">
            <text:p>0,20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7]);INFO.OBBA.OBBA.OBMAKE(&quot;&quot;;&quot;double&quot;;[.$C57]);[.K$30]))" office:value-type="percentage" office:value="0.00411190098699607" calcext:value-type="percentage">
            <text:p>0,411%</text:p>
          </table:table-cell>
          <table:table-cell table:number-columns-repeated="1013"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INFO.OBBA.OBBA.OBGET(INFO.OBBA.OBBA.OBCALL(&quot;&quot;;[.$E$19];&quot;getFixing&quot;;INFO.OBBA.OBBA.OBMAKE(&quot;&quot;;&quot;int&quot;;[.A58])))" office:value-type="float" office:value="6.01095890410959" calcext:value-type="float">
            <text:p>6,01095890410959</text:p>
          </table:table-cell>
          <table:table-cell table:style-name="ce29" office:value-type="percentage" office:value="0.004" calcext:value-type="percentage">
            <text:p>0,4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8]);INFO.OBBA.OBBA.OBMAKE(&quot;&quot;;&quot;double&quot;;[.$C58]);[.I$30]))" office:value-type="percentage" office:value="0.00205436871110871" calcext:value-type="percentage">
            <text:p>0,2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8]);INFO.OBBA.OBBA.OBMAKE(&quot;&quot;;&quot;double&quot;;[.$C58]);[.K$30]))" office:value-type="percentage" office:value="0.00408360586952498" calcext:value-type="percentage">
            <text:p>0,408%</text:p>
          </table:table-cell>
          <table:table-cell table:number-columns-repeated="1013"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INFO.OBBA.OBBA.OBGET(INFO.OBBA.OBBA.OBCALL(&quot;&quot;;[.$E$19];&quot;getFixing&quot;;INFO.OBBA.OBBA.OBMAKE(&quot;&quot;;&quot;int&quot;;[.A59])))" office:value-type="float" office:value="6.25753424657534" calcext:value-type="float">
            <text:p>6,25753424657534</text:p>
          </table:table-cell>
          <table:table-cell table:style-name="ce29" office:value-type="percentage" office:value="0.004" calcext:value-type="percentage">
            <text:p>0,4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59]);INFO.OBBA.OBBA.OBMAKE(&quot;&quot;;&quot;double&quot;;[.$C59]);[.I$30]))" office:value-type="percentage" office:value="0.00207207852686038" calcext:value-type="percentage">
            <text:p>0,2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59]);INFO.OBBA.OBBA.OBMAKE(&quot;&quot;;&quot;double&quot;;[.$C59]);[.K$30]))" office:value-type="percentage" office:value="0.00418113526512091" calcext:value-type="percentage">
            <text:p>0,418%</text:p>
          </table:table-cell>
          <table:table-cell table:number-columns-repeated="1013"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INFO.OBBA.OBBA.OBGET(INFO.OBBA.OBBA.OBCALL(&quot;&quot;;[.$E$19];&quot;getFixing&quot;;INFO.OBBA.OBBA.OBMAKE(&quot;&quot;;&quot;int&quot;;[.A60])))" office:value-type="float" office:value="6.50684931506849" calcext:value-type="float">
            <text:p>6,50684931506849</text:p>
          </table:table-cell>
          <table:table-cell table:style-name="ce29" office:value-type="percentage" office:value="0.004" calcext:value-type="percentage">
            <text:p>0,40%</text:p>
          </table:table-cell>
          <table:table-cell table:style-name="ce29" office:value-type="percentage" office:value="0.2" calcext:value-type="percentage">
            <text:p>20,00%</text:p>
          </table:table-cell>
          <table:table-cell table:number-columns-repeated="4"/>
          <table:table-cell table:style-name="ce29" table:formula="of:=INFO.OBBA.OBBA.OBGET(INFO.OBBA.OBBA.OBCALL(&quot;&quot;;[.$B$14];&quot;getValue&quot;;INFO.OBBA.OBBA.OBMAKE(&quot;&quot;;&quot;double&quot;;[.$B60]);INFO.OBBA.OBBA.OBMAKE(&quot;&quot;;&quot;double&quot;;[.$C60]);[.I$30]))" office:value-type="percentage" office:value="0.0020899051353283" calcext:value-type="percentage">
            <text:p>0,21%</text:p>
          </table:table-cell>
          <table:table-cell table:style-name="ce32"/>
          <table:table-cell table:style-name="ce40" table:formula="of:=INFO.OBBA.OBBA.OBGET(INFO.OBBA.OBBA.OBCALL(&quot;&quot;;[.$B$14];&quot;getValue&quot;;INFO.OBBA.OBBA.OBMAKE(&quot;&quot;;&quot;double&quot;;[.$B60]);INFO.OBBA.OBBA.OBMAKE(&quot;&quot;;&quot;double&quot;;[.$C60]);[.K$30]))" office:value-type="percentage" office:value="0.00427903647978509" calcext:value-type="percentage">
            <text:p>0,428%</text:p>
          </table:table-cell>
          <table:table-cell table:number-columns-repeated="1013"/>
        </table:table-row>
        <table:table-row table:style-name="ro5" table:number-rows-repeated="25">
          <table:table-cell table:number-columns-repeated="8"/>
          <table:table-cell table:style-name="ce32" table:number-columns-repeated="3"/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5">
      <number:number number:decimal-places="3" loext:min-decimal-places="3" number:min-integer-digits="1"/>
      <number:text>%</number:text>
    </number:percentage-style>
    <number:number-style style:name="N136">
      <number:number number:decimal-places="11" loext:min-decimal-places="11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€ </number:text>
      <number:number number:decimal-places="0" loext:min-decimal-places="0" number:min-integer-digits="1" number:grouping="true"/>
    </number:number-style>
    <number:number-style style:name="N162">
      <number:text>-€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€ 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€ </number:text>
      <number:number number:decimal-places="2" loext:min-decimal-places="2" number:min-integer-digits="1" number:grouping="true"/>
    </number:number-style>
    <number:number-style style:name="N165">
      <number:text>-€ 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€ 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€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€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8P2" style:volatile="true"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4" loext:min-decimal-places="4" number:min-integer-digits="1"/>
    </number:number-style>
    <number:percentage-style style:name="N182">
      <number:number number:decimal-places="1" loext:min-decimal-places="1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5" loext:min-decimal-places="5" number:min-integer-digits="1"/>
      <number:text>%</number:text>
    </number:percentage-style>
    <number:percentage-style style:name="N185">
      <number:number number:decimal-places="6" loext:min-decimal-places="6" number:min-integer-digits="1"/>
      <number:text>%</number:text>
    </number:percentage-style>
    <number:number-style style:name="N186">
      <number:number number:decimal-places="4" loext:min-decimal-places="4" number:min-integer-digits="1" number:grouping="true"/>
    </number:number-style>
    <number:date-style style:name="N187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8P0"/>
    </number:number-style>
    <number:number-style style:name="N189">
      <number:text>$</number:text>
      <number:number number:decimal-places="2" loext:min-decimal-places="2" number:min-integer-digits="1" number:grouping="true"/>
    </number:number-style>
    <number:number-style style:name="N190">
      <number:number number:decimal-places="2" loext:min-decimal-places="2" number:min-integer-digits="1"/>
      <number:text> </number:text>
    </number:number-style>
    <number:number-style style:name="N192P0" style:volatile="true">
      <number:number number:decimal-places="1" loext:min-decimal-places="1" number:min-integer-digits="1" number:grouping="true"/>
    </number:number-style>
    <number:number-style style:name="N192">
      <number:number number:decimal-places="1" loext:min-decimal-places="1" number:min-integer-digits="1" number:grouping="true"/>
      <style:map style:condition="value()&gt;=0" style:apply-style-name="N192P0"/>
    </number:number-style>
    <number:number-style style:name="N194P0" style:volatile="true">
      <number:text>+</number:text>
      <number:number number:decimal-places="2" loext:min-decimal-places="2" number:min-integer-digits="1" number:grouping="true"/>
    </number:number-style>
    <number:number-style style:name="N194">
      <number:text>-</number:text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6P0" style:volatile="true">
      <number:number number:decimal-places="0" loext:min-decimal-places="0" number:min-integer-digits="1" number:grouping="true"/>
      <number:text>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6P2" style:volatile="true">
      <number:text>-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loext:min-decimal-places="0" number:min-integer-digits="1" number:grouping="true"/>
      <number:text>  </number:text>
    </number:number-style>
    <number:number-style style:name="N20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00P2" style:volatile="true">
      <number:text>- 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4P2" style:volatile="true">
      <number:text>-</number:text>
      <number:number number:decimal-places="0" loext:min-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loext:min-decimal-places="0" number:min-integer-digits="1" number:grouping="true"/>
      <number:text> €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6P2" style:volatile="true">
      <number:text>-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number number:decimal-places="0" loext:min-decimal-places="0" number:min-integer-digits="1" number:grouping="true"/>
      <number:text> </number:text>
    </number:number-style>
    <number:number-style style:name="N20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09P2" style:volatile="true"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£</number:text>
      <number:number number:decimal-places="0" loext:min-decimal-places="0" number:min-integer-digits="1" number:grouping="true"/>
    </number:number-style>
    <number:number-style style:name="N213">
      <number:text>-£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P0" style:volatile="true">
      <number:text>£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6P0" style:volatile="true">
      <number:text>£</number:text>
      <number:number number:decimal-places="2" loext:min-decimal-places="2" number:min-integer-digits="1" number:grouping="true"/>
    </number:number-style>
    <number:number-style style:name="N216">
      <number:text>-£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21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1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1P2" style:volatile="true">
      <number:text> £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2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26P2" style:volatile="true">
      <number:text> £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number number:decimal-places="2" loext:min-decimal-places="2" number:min-integer-digits="1" number:grouping="true"/>
      <number:text>  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30P2" style:volatile="true">
      <number:text>-</number:text>
      <number:number number:decimal-places="0" loext:min-decimal-places="0" number:min-integer-digits="0"/>
      <number:text>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loext:min-decimal-places="0" number:min-integer-digits="1" number:grouping="true"/>
      <number:text>  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34P2" style:volatile="true">
      <number:text>-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loext:min-decimal-places="2" number:min-integer-digits="1" number:grouping="true"/>
      <number:text>€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38P2" style:volatile="true">
      <number:text>-</number:text>
      <number:number number:decimal-places="0" loext:min-decimal-places="0" number:min-integer-digits="0"/>
      <number:text>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0" loext:min-decimal-places="0" number:min-integer-digits="1" number:grouping="true"/>
      <number:text>€ </number:text>
    </number:number-style>
    <number:number-style style:name="N242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42P2" style:volatile="true">
      <number:text>-€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5" loext:min-decimal-places="5" number:min-integer-digits="1"/>
    </number:number-style>
    <number:number-style style:name="N244">
      <number:number number:decimal-places="9" loext:min-decimal-places="9" number:min-integer-digits="1"/>
    </number:number-style>
    <number:number-style style:name="N245">
      <number:number number:decimal-places="8" loext:min-decimal-places="8" number:min-integer-digits="1"/>
    </number:number-style>
    <number:number-style style:name="N246">
      <number:number number:decimal-places="7" loext:min-decimal-places="7" number:min-integer-digits="1"/>
    </number:number-style>
    <number:number-style style:name="N247">
      <number:number number:decimal-places="6" loext:min-decimal-places="6" number:min-integer-digits="1"/>
    </number:number-style>
    <number:percentage-style style:name="N248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.00.0000</text:date>, <text:time style:data-style-name="N2" text:time-value="19:59:09.4116979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aluation" style:display-name="PageStyle_Valu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ve Calibration</dc:title>
    <dc:subject>Calibration of Discount and Forward Curves</dc:subject>
    <meta:keyword>Rate Curve</meta:keyword>
    <meta:keyword>Tenor Basis Spread</meta:keyword>
    <meta:keyword>Cross Currency Spread</meta:keyword>
    <meta:creation-date>2012-11-30T18:44:25</meta:creation-date>
    <dc:date>2019-01-27T20:00:43.726185028</dc:date>
    <meta:editing-cycles>393</meta:editing-cycles>
    <meta:editing-duration>P6DT9H18M49S</meta:editing-duration>
    <meta:generator>LibreOffice/6.1.2.1$MacOSX_X86_64 LibreOffice_project/65905a128db06ba48db947242809d14d3f9a93fe</meta:generator>
    <meta:document-statistic meta:table-count="3" meta:cell-count="33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